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6.168cm" fo:margin-left="0cm" fo:margin-top="0cm" fo:margin-bottom="0cm" table:align="left" style:writing-mode="lr-tb"/>
    </style:style>
    <style:style style:name="Tableau1.A" style:family="table-column">
      <style:table-column-properties style:column-width="2.03cm"/>
    </style:style>
    <style:style style:name="Tableau1.B" style:family="table-column">
      <style:table-column-properties style:column-width="2.295cm"/>
    </style:style>
    <style:style style:name="Tableau1.C" style:family="table-column">
      <style:table-column-properties style:column-width="1.843cm"/>
    </style:style>
    <style:style style:name="Tableau1.1" style:family="table-row">
      <style:table-row-properties style:min-row-height="0.471cm" fo:keep-together="auto"/>
    </style:style>
    <style:style style:name="Tableau1.A1" style:family="table-cell">
      <style:table-cell-properties style:vertical-align="" fo:padding="0cm" fo:border="none" style:writing-mode="lr-tb"/>
    </style:style>
    <style:style style:name="Tableau1.2" style:family="table-row">
      <style:table-row-properties style:min-row-height="0.436cm" fo:keep-together="auto"/>
    </style:style>
    <style:style style:name="Tableau1.3" style:family="table-row">
      <style:table-row-properties style:min-row-height="0.377cm" fo:keep-together="auto"/>
    </style:style>
    <style:style style:name="Tableau1.A3" style:family="table-cell">
      <style:table-cell-properties style:vertical-align="bottom" fo:padding="0cm" fo:border="none" style:writing-mode="lr-tb"/>
    </style:style>
    <style:style style:name="Tableau1.4" style:family="table-row">
      <style:table-row-properties style:min-row-height="0.356cm" fo:keep-together="auto"/>
    </style:style>
    <style:style style:name="Tableau2" style:family="table">
      <style:table-properties style:width="6.336cm" fo:margin-left="0cm" fo:margin-top="0cm" fo:margin-bottom="0cm" table:align="left" style:writing-mode="lr-tb"/>
    </style:style>
    <style:style style:name="Tableau2.A" style:family="table-column">
      <style:table-column-properties style:column-width="1.939cm"/>
    </style:style>
    <style:style style:name="Tableau2.B" style:family="table-column">
      <style:table-column-properties style:column-width="2.431cm"/>
    </style:style>
    <style:style style:name="Tableau2.C" style:family="table-column">
      <style:table-column-properties style:column-width="1.967cm"/>
    </style:style>
    <style:style style:name="Tableau2.1" style:family="table-row">
      <style:table-row-properties style:min-row-height="0.429cm" fo:keep-together="auto"/>
    </style:style>
    <style:style style:name="Tableau2.A1" style:family="table-cell">
      <style:table-cell-properties style:vertical-align="" fo:padding="0cm" fo:border="none" style:writing-mode="lr-tb"/>
    </style:style>
    <style:style style:name="Tableau2.2" style:family="table-row">
      <style:table-row-properties style:min-row-height="0.464cm" fo:keep-together="auto"/>
    </style:style>
    <style:style style:name="Tableau2.A2" style:family="table-cell">
      <style:table-cell-properties style:vertical-align="bottom" fo:padding="0cm" fo:border="none" style:writing-mode="lr-tb"/>
    </style:style>
    <style:style style:name="Tableau2.3" style:family="table-row">
      <style:table-row-properties style:min-row-height="0.37cm" fo:keep-together="auto"/>
    </style:style>
    <style:style style:name="Tableau2.4" style:family="table-row">
      <style:table-row-properties style:min-row-height="0.363cm" fo:keep-together="auto"/>
    </style:style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cm" fo:margin-right="0cm" fo:text-indent="0.635cm" style:auto-text-indent="false">
        <style:tab-stops>
          <style:tab-stop style:position="3.279cm"/>
          <style:tab-stop style:position="5.803cm"/>
        </style:tab-stops>
      </style:paragraph-properties>
    </style:style>
    <style:style style:name="P5" style:family="paragraph" style:parent-style-name="Normal">
      <style:paragraph-properties fo:margin-left="0cm" fo:margin-right="0cm" fo:text-indent="0.635cm" style:auto-text-indent="false">
        <style:tab-stops>
          <style:tab-stop style:position="5.803cm"/>
        </style:tab-stops>
      </style:paragraph-properties>
    </style:style>
    <style:style style:name="P6" style:family="paragraph" style:parent-style-name="Normal">
      <style:paragraph-properties fo:margin-left="0cm" fo:margin-right="0cm" fo:text-indent="0.635cm" style:auto-text-indent="false">
        <style:tab-stops>
          <style:tab-stop style:position="3.057cm"/>
          <style:tab-stop style:position="5.503cm"/>
        </style:tab-stops>
      </style:paragraph-properties>
    </style:style>
    <style:style style:name="P7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8" style:family="paragraph" style:parent-style-name="Heading_20_1" style:master-page-name="MP0">
      <style:paragraph-properties style:page-number="auto"/>
    </style:style>
    <style:style style:name="P9" style:family="paragraph" style:parent-style-name="Heading_20_1"/>
    <style:style style:name="P10" style:family="paragraph" style:parent-style-name="Heading_20_1">
      <style:paragraph-properties fo:break-before="page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Normal">
      <style:paragraph-properties fo:margin-left="0cm" fo:margin-right="0cm" fo:text-indent="0.635cm" style:auto-text-indent="false"/>
      <style:text-properties officeooo:paragraph-rsid="0014c3e9"/>
    </style:style>
    <style:style style:name="P13" style:family="paragraph" style:parent-style-name="Normal">
      <style:paragraph-properties fo:break-before="page"/>
    </style:style>
    <style:style style:name="P14" style:family="paragraph" style:parent-style-name="Normal">
      <style:paragraph-properties fo:margin-left="0cm" fo:margin-right="0cm" fo:text-indent="0cm" style:auto-text-indent="false" fo:break-before="page">
        <style:tab-stops>
          <style:tab-stop style:position="3.648cm"/>
        </style:tab-stops>
      </style:paragraph-properties>
    </style:style>
    <style:style style:name="P15" style:family="paragraph" style:parent-style-name="Normal">
      <style:paragraph-properties fo:margin-left="0cm" fo:margin-right="0cm" fo:text-indent="0.635cm" style:auto-text-indent="false">
        <style:tab-stops>
          <style:tab-stop style:position="3.279cm"/>
          <style:tab-stop style:position="5.803cm"/>
          <style:tab-stop style:position="7.382cm"/>
        </style:tab-stops>
      </style:paragraph-properties>
    </style:style>
    <style:style style:name="P16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3.057cm"/>
          <style:tab-stop style:position="5.503cm"/>
        </style:tab-stops>
      </style:paragraph-properties>
    </style:style>
    <style:style style:name="P17" style:family="paragraph" style:parent-style-name="Normal">
      <style:paragraph-properties fo:margin-left="0cm" fo:margin-right="0cm" fo:text-indent="0.635cm" style:auto-text-indent="false"/>
      <style:text-properties officeooo:paragraph-rsid="00168fa4"/>
    </style:style>
    <style:style style:name="P18" style:family="paragraph" style:parent-style-name="Standard">
      <style:paragraph-properties fo:margin-top="0cm" fo:margin-bottom="0cm" style:contextual-spacing="false"/>
    </style:style>
    <style:style style:name="P1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21" style:family="paragraph" style:parent-style-name="Standard">
      <style:paragraph-properties fo:margin-top="0cm" fo:margin-bottom="0cm" style:contextual-spacing="false">
        <style:tab-stops/>
      </style:paragraph-properties>
    </style:style>
    <style:style style:name="P22" style:family="paragraph" style:parent-style-name="Standard">
      <style:paragraph-properties fo:margin-left="0cm" fo:margin-right="0cm" fo:text-indent="0.635cm" style:auto-text-indent="false">
        <style:tab-stops>
          <style:tab-stop style:position="3.279cm"/>
          <style:tab-stop style:position="5.803cm"/>
          <style:tab-stop style:position="7.382cm"/>
        </style:tab-stops>
      </style:paragraph-properties>
    </style:style>
    <style:style style:name="P23" style:family="paragraph" style:parent-style-name="Standard">
      <style:paragraph-properties fo:margin-left="0cm" fo:margin-right="0cm" fo:text-indent="0.635cm" style:auto-text-indent="false">
        <style:tab-stops>
          <style:tab-stop style:position="3.057cm"/>
          <style:tab-stop style:position="5.503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language-asian="el" style:country-asian="GR" style:font-weight-asian="bold" style:language-complex="el" style:country-complex="GR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5" style:family="text">
      <style:text-properties fo:font-style="italic" style:language-asian="el" style:country-asian="GR" style:font-style-asian="italic" style:language-complex="el" style:country-complex="GR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9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0" style:family="text">
      <style:text-properties style:language-asian="el" style:country-asian="GR" style:language-complex="el" style:country-complex="GR"/>
    </style:style>
    <style:style style:name="T11" style:family="text">
      <style:text-properties fo:language="el" fo:country="GR"/>
    </style:style>
    <style:style style:name="T12" style:family="text">
      <style:text-properties fo:language="el" fo:country="GR" style:language-asian="el" style:country-asian="GR" style:language-complex="el" style:country-complex="GR"/>
    </style:style>
    <style:style style:name="T13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14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  <style:style style:name="T15" style:family="text">
      <style:text-properties fo:language="el" fo:country="GR" officeooo:rsid="0014c3e9"/>
    </style:style>
    <style:style style:name="T16" style:family="text">
      <style:text-properties style:language-asian="en" style:country-asian="US" style:language-complex="en" style:country-complex="US"/>
    </style:style>
    <style:style style:name="T17" style:family="text">
      <style:text-properties fo:language="fr" fo:country="FR" style:language-asian="el" style:country-asian="GR" style:language-complex="el" style:country-complex="GR"/>
    </style:style>
    <style:style style:name="T18" style:family="text">
      <style:text-properties fo:language="fr" fo:country="FR" officeooo:rsid="0014c3e9"/>
    </style:style>
    <style:style style:name="T19" style:family="text">
      <style:text-properties fo:language="it" fo:country="IT" style:language-asian="el" style:country-asian="GR" style:language-complex="el" style:country-complex="GR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officeooo:rsid="0014c3e9"/>
    </style:style>
    <style:style style:name="T22" style:family="text">
      <style:text-properties fo:font-variant="normal" fo:text-transform="none" style:text-line-through-style="none" style:text-line-through-type="none" fo:font-size="8pt" fo:font-style="italic" style:text-underline-style="none" fo:font-weight="bold" style:font-size-asian="8pt" style:font-style-asian="italic" style:font-weight-asian="bold"/>
    </style:style>
    <style:style style:name="T23" style:family="text">
      <style:text-properties fo:font-variant="normal" fo:text-transform="none" style:text-line-through-style="none" style:text-line-through-type="none" fo:font-size="8pt" fo:font-style="italic" style:text-underline-style="none" fo:font-weight="bold" style:font-size-asian="8pt" style:font-style-asian="italic" style:font-weight-asian="bold" style:font-style-complex="italic"/>
    </style:style>
    <style:style style:name="T24" style:family="text">
      <style:text-properties fo:font-variant="normal" fo:text-transform="none" style:text-line-through-style="none" style:text-line-through-type="none" fo:font-size="8.5pt" fo:font-style="italic" style:text-underline-style="none" fo:font-weight="normal" style:font-size-asian="8.5pt" style:font-style-asian="italic" style:font-weight-asian="normal"/>
    </style:style>
    <style:style style:name="T25" style:family="text">
      <style:text-properties fo:font-variant="normal" fo:text-transform="none" style:text-line-through-style="none" style:text-line-through-type="none" fo:font-size="8.5pt" fo:font-style="italic" style:text-underline-style="none" fo:font-weight="normal" style:font-size-asian="8.5pt" style:font-style-asian="italic" style:font-weight-asian="normal" style:font-style-complex="italic"/>
    </style:style>
    <style:style style:name="T26" style:family="text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/>
    </style:style>
    <style:style style:name="T27" style:family="text">
      <style:text-properties fo:font-variant="normal" fo:text-transform="none" fo:color="#201f1f" loext:opacity="100%" style:text-line-through-style="none" style:text-line-through-type="none" fo:font-size="8.5pt" fo:font-style="normal" style:text-underline-style="none" fo:font-weight="normal" style:font-size-asian="8.5pt" style:font-style-asian="normal" style:font-weight-asian="normal"/>
    </style:style>
    <style:style style:name="T2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bookmark-start text:name="bookmark0"/><text:span text:style-name="Default_20_Paragraph_20_Font">GALENI DE DIGNOSCENDIS PVLSIBVS</text:span><text:bookmark-end text:name="bookmark0"/></text:h>
      <text:h text:style-name="Heading_20_1" text:outline-level="1"><text:span text:style-name="Default_20_Paragraph_20_Font">LIBER I.</text:span></text:h>
      <text:h text:style-name="Heading_20_2" text:outline-level="2">Cap. I. </text:h>
      <text:p text:style-name="P12">De pulsibus commentationem lu quatuor<text:line-break/>partes <text:span text:style-name="Default_20_Paragraph_20_Font"><text:span text:style-name="T3">t</text:span></text:span>umus partiti. Prima specierum et generum illorum<text:line-break/>differentias recenset. Altera, quae est haec ipstt, quam nunc<text:line-break/>in manibus habemus, agit de iis dignoscendis. Tertia cau-<text:line-break/>fas aperit a quibus quisque generatur. Quarta et postrema,<text:line-break/>quid denunciare solent, medicis <text:span text:style-name="Default_20_Paragraph_20_Font"><text:span text:style-name="T3">t</text:span></text:span>ane prae caeteris honora-<text:line-break/>tissima, quo sit ut reliquas partes hujus nomine tractent, et<text:line-break/>a philosophis, qui scientiam naturalem investigartnrt, non</text:p>
      <text:p text:style-name="P2">pla<text:span text:style-name="Default_20_Paragraph_20_Font"><text:span text:style-name="T3">n</text:span></text:span>e neglectu. Quamobrem merito omnium prima pars<text:line-break/>ad medicos juxta et ad philosophus pertinet, sed secunda et<text:line-break/>quarta medicis est propria magis, ut tertia philosophis.<text:line-break/>- Quocirca magnopere utrique in tertia elaborarunt, quod hi<text:line-break/>honoratissimam partem esse censerent, illi pr<text:span text:style-name="Default_20_Paragraph_20_Font"><text:span text:style-name="T3">o</text:span></text:span>ximam sta-<text:line-break/>tuerent honoratissimae. lu quarta non perinde quidem ac<text:line-break/>in hac, eo quod soli de ea messim scripserunt, plus tamen<text:line-break/>quam in reliquis laboratum esu At lu prima sophistis<text:line-break/>plus satis, melicis qui magis artis opera spectant quam nu-<text:line-break/>gas, <text:span text:style-name="Default_20_Paragraph_20_Font"><text:span text:style-name="T3">t</text:span></text:span>atis inter disputandum laboris suit. Rest quam fiecun-<text:line-break/>dam partem nec philosophorum, neque enim ad tertium,<text:line-break/><text:span text:style-name="Default_20_Paragraph_20_Font"><text:span text:style-name="T3">t</text:span></text:span>ed ad quartam faciebat, nec melicorum praeter Archige-.<text:line-break/>nem, idque plane leviter ,. attigit quisquam. Flagitat autem<text:line-break/>haec non prolixam quidem orationem , <text:span text:style-name="Default_20_Paragraph_20_Font"><text:span text:style-name="T3">t</text:span></text:span>ed tempus aliis fi-<text:line-break/>tnul omnibus longius. Nam quum tactu nobis opus est<text:line-break/>exercitato , ut parvam etiam exacte differentiam sentiamus,<text:line-break/>tum non est in manu nostra ejus exercitatio. Nam compa-<text:line-break/>ginum usum et instrumentorum, et vero dissertiones, usum-.</text:p>
      <text:p text:style-name="P3">que fasriarum et laqueorum, praeterea reliquas chirurgiae<text:line-break/>medico necessarias, citra tuam operam fortasse discas. Et<text:line-break/>Pane multa ipsi hoc pacto obimus , imitamenta molientes, per<text:line-break/>quae etsi ad summam pervenire non possumus, at plurimum<text:line-break/>tamen progressi ac prope finem pervenire possumus. In<text:line-break/>meditando vero ad pulsus, quid invenias, quod caprisan-<text:line-break/>tem, vel vermiculantem, vel omnino quenquam imitetur<text:line-break/>nunus frequentium, n<text:span text:style-name="Default_20_Paragraph_20_Font"><text:span text:style-name="T3">o</text:span></text:span>n vulgarem tamen rem indicantium?<text:line-break/>nihil hercle , nec quod accedat quidem. Sed ad naturam<text:line-break/>eorum estus usio praestat oratione declarandam: ut exer-<text:line-break/>ceas. autem te ad quempiam facillime simul et exacte dignos-<text:line-break/>nendum , nisi ipse tuam operam naves , nihil reperias ma-<text:line-break/>chinae a melicis ita commentum, ut in caeteris fecerunt<text:line-break/>operibus manu obeundis. Itaque quum ob id tempus re-<text:line-break/>quirit longum, tum ob absolutam naturae rerum scientiam.<text:line-break/>Nam si figuli pictoresque visum , si caupones et cori gustum,<text:line-break/>olfactum unguentarii , auditum musici, tametsi artis habent<text:line-break/>ubique promptam materiam, mult<text:span text:style-name="Default_20_Paragraph_20_Font"><text:span text:style-name="T3">o</text:span></text:span>s non sues suco, aut nren-</text:p>
      <text:p text:style-name="P3">fes, sed muros, ut accuratu artem calleant, exercent, ad<text:line-break/>tactum exercendum quantum scilicet censeas temporis me-<text:line-break/>dicum quaerere? cui plurimi uno tempore affectus arteriae<text:line-break/><text:span text:style-name="Default_20_Paragraph_20_Font"><text:span text:style-name="T3">t</text:span></text:span>unt attendendi, non ut figulis solae figurae, aut ut pictori-<text:line-break/>bus colores , sed primum distentionis quantitas , dei<text:span text:style-name="Default_20_Paragraph_20_Font"><text:span text:style-name="T3">n</text:span></text:span>de qua-<text:line-break/>litas et tempus. motus, tum moventis eam contentio saculta-<text:line-break/>tis, p<text:span text:style-name="Default_20_Paragraph_20_Font"><text:span text:style-name="T3">o</text:span></text:span>stea ipsius tunicae arteriae status. Haec simul atque<text:line-break/>illa attollitur, omnia <text:span text:style-name="Default_20_Paragraph_20_Font"><text:span text:style-name="T3">t</text:span></text:span>uus cognoscenda. Quinetiam caloris<text:line-break/>qualitatem occurfus arteriae motu excitatus apertius indi-<text:line-break/>cat, et etiam aequaliter an inaequaliter illa quae memora-<text:line-break/>vhnus omnia una in parte et lu. diversis fiunt. Atque in<text:line-break/>distenti<text:span text:style-name="Default_20_Paragraph_20_Font"><text:span text:style-name="T3">o</text:span></text:span>ne haec cousideranda sunt. In contracti<text:span text:style-name="Default_20_Paragraph_20_Font"><text:span text:style-name="T3">o</text:span></text:span>ne <text:span text:style-name="Default_20_Paragraph_20_Font"><text:span text:style-name="T3">t</text:span></text:span>une<text:line-break/>similia illis, praeterea tempus inter utramque medium , quo<text:line-break/>quiescit, duplex illud, unum a distentione ante contractio-<text:line-break/>nem, asserun<text:span text:style-name="Default_20_Paragraph_20_Font"><text:span text:style-name="T3">t</text:span></text:span> a contractione ante distentio<text:span text:style-name="Default_20_Paragraph_20_Font"><text:span text:style-name="T3">n</text:span></text:span>em, et horum<text:line-break/>mutuam proportionem , temporis motus ad tempus motus,</text:p>
      <text:p text:style-name="P3">temporis quietis ad tempus quietis et utriusque simul ad<text:line-break/>utrumque: quae sunt universa ante alterum arteriae ictum<text:line-break/>cognoscenda consecto primo pulsu. Nam quum jam alter<text:line-break/>inceperit, quum haec ipsa sunt attendenda, quae declarata<text:line-break/>jam primo sunt, tum vero, quo aequalitatem eorum et in-<text:line-break/>aequalitatem perspicias , omnesque differentias , quae in illo<text:line-break/>runt exposita cum iis quae in hoc conserenda sunt. Inde<text:line-break/>tres , quatuor , quinque atque adeo multi deinceps pulsus<text:line-break/>sunt ridendi, ut .ordo tibi atque confusio fit explorata.<text:line-break/>Quid haec quantae census esse omnia exercitationis ? Equi-<text:line-break/>dem ut verum dicam , ad exactissimam quidem et absulutissi-<text:line-break/>mani cognitionem requiri totam humanam vitam putem : ut<text:line-break/>autem tantam assequaris, quantam nunc putarimus nobis,<text:line-break/>non sex menses tantum, quibus universam medicinam pro-<text:line-break/>silentur sapientissimi se isti methodici tradi tutus, sed aunos<text:line-break/>permultos. Mihi quidem certe, ut primum medicis coepi<text:line-break/>operam dare, primis adhuc aetatis temporibus mirifica cupi-<text:line-break/>litus incessit artis de pulsibus cognoscendae : atque lude us-</text:p>
      <text:p text:style-name="P3">que in hanc diem , eam commentatus , haud dum mihi om-<text:line-break/>nem artem videor assecutus. Siquidem multos annos etiam<text:line-break/>dignoscerene esset tactu clare arteriae contractionem , incer-<text:line-break/>tus eram<text:span text:style-name="Default_20_Paragraph_20_Font"><text:span text:style-name="T3">m</text:span></text:span> Quin .incertum missi erat, an Archigenes, Hero-<text:line-break/>philus et qui Agathini temporibus erant, omnesque prope<text:line-break/>empirici vera licerent; tantum aberat ut plane scirem,<text:line-break/>possetite tota sentiri, an pars aliqua, eaque quanta. Jam<text:line-break/>in distentione de similibus perinde implicatus tenebar, quum<text:line-break/>tamen haec fundamenta sint et veluti elementa totius de pul-<text:line-break/>sibus artis : quibus incognitis nihil esset praeterea quicquam,<text:line-break/>quod cognosci certo possit. Tantum sensu noveram ni-<text:line-break/>gnoscere distendi arteriam, non ascendere et descendere;<text:line-break/>quod confirmant isti, qui empirici vocantur, p<text:span text:style-name="Default_20_Paragraph_20_Font"><text:span text:style-name="T3">r</text:span></text:span>obari, at-<text:line-break/>que id esse verum. Neque enim distentionem, fed ictum<text:line-break/>tantum percipere tactum: ascendentisne cuiuspiam, andis-<text:line-break/>lenti, non item animadverti. Hoc quidem multis annis<text:line-break/>prope solum assecutus sum, postea unum etiam, vehemen-</text:p>
      <text:p text:style-name="P3">tem pulsum: alia. me omnia adhuc sugiebant. Itaque in<text:line-break/>profunda haesitatione multos annos volutatus, nihilo magis<text:line-break/>indagare destiti: fed quum acrius etiam, atque etiam in id<text:line-break/>incubui, tandem aliquando species contractionis tactus aper-<text:line-break/>te repraesentata esu Delude quum i<text:span text:style-name="Default_20_Paragraph_20_Font"><text:span text:style-name="T3">n</text:span></text:span> ea meditatione diu-<text:line-break/>tius immorarer, non speciem adhuc obscuram , sied clarissi-<text:line-break/>man. notitiam ejus non concedentem dissentionis notitiae<text:line-break/>consecutus sum. Postea quid commemorem, quam esta sim<text:line-break/>ci..- assecutus? Omnia enim ultro <text:span text:style-name="Default_20_Paragraph_20_Font"><text:span text:style-name="T3">t</text:span></text:span>e offerebant et plane<text:line-break/>posthac perspicua erunt, ut quum in summis tenebris lux<text:line-break/>subito splendida eluxit. Quod si quis haec aeripiat ut ve-<text:line-break/>ruet non. ut fabulam, magnum fructum capit, ne eum de-<text:line-break/>speratur subeat inveniendi quae indagat: neque eo deterrea-<text:line-break/>tur; quod multis etiam annis iirquirendo nilul dum profece-<text:line-break/>iit. - Nam quidam in quaerendo clam obducitur callus,<text:line-break/>ususque comparatur, qui progreditur pedctentim, neque<text:line-break/>prius quam absolutus sit unquam coepisse apparet. Simul<text:line-break/>atque completus est, cumulate fert omnium exhaustorum la-</text:p>
      <text:p text:style-name="P3">horum quam citissime fructum, adeo que ut rudius dicam<text:line-break/>cnm ipsa. usura. Jam quum posteris nostris non mediocre -<text:line-break/>momentum accesserit promptitudo nostra atque industria in<text:line-break/>hisce rebus, qui non dubitaverim velips<text:span text:style-name="Default_20_Paragraph_20_Font"><text:span text:style-name="T3">o</text:span></text:span>s affectus .tactus<text:line-break/>aperire oratione, breviore tempore adar t em fe exerceant^<text:line-break/>pulsuum et minore cum labore. Faciam enim ut praeter^<text:line-break/>aliam viam muniam qua votum assequaris potissimum : li-<text:line-break/>ceat lentum ab immensa divitiarum atque gloriae siti, quae<text:line-break/>nunc dominatur, mortales abducere., Neque sane quicquam<text:line-break/>erit profectum hac lucubratione , si veritatis studiosus desse<text:line-break/>derabit: quos scilicet hactenus desiderabit,- dum voluptas<text:line-break/>fuperior sit et regnet, honestas autem nulli curae, nullo<text:line-break/>numero sit; neque enim voluptarios haec commentatio ; sed<text:line-break/>egregie gnavos induslriosque quaerit. At talis quotusquis-<text:line-break/>que est? Sed enim, ut dixit Heraclitus, Unus mihi iusiar<text:line-break/>est mille. Profecto libe<text:span text:style-name="Default_20_Paragraph_20_Font"><text:span text:style-name="T3">n</text:span></text:span>tius cum u<text:span text:style-name="Default_20_Paragraph_20_Font"><text:span text:style-name="T3">n</text:span></text:span>o. illo egero ac cum<text:line-break/>istis mille, qui unum veh etiam nullum valent: nam non<text:line-break/>numero veritas, fed sapientia aestimatur. Ergo ad unum</text:p>
      <text:p text:style-name="P3">hunc verba nunc facimus cupidum veritatis, quisquis ille sive<text:line-break/>nunc sit sive posthac existet. Primum multa ad scu<text:span text:style-name="Default_20_Paragraph_20_Font"><text:span text:style-name="T3">t</text:span></text:span>um<text:line-break/>pertinentia fieri nun posse ut verbis explanentur: dein-<text:line-break/>de tametsi non possit fieri, .nihil eo tamen causae esse, quam-<text:line-break/>obrem nostrae te diligentiae poeniteat. Nam si minus unde-<text:line-break/>quaque accurate scrmone ad eorum notitiam, pr<text:span text:style-name="Default_20_Paragraph_20_Font"><text:span text:style-name="T3">o</text:span></text:span>pius tamen<text:line-break/>quam nihil asperaveris.. Nam quis tandem famem cujusque<text:line-break/>hominis depingere oratione exacte possit? haud sane quis-<text:line-break/>quaor: tamen ferves fugitivos quotidie ex notis faciei pro<text:line-break/>clamant, adeo que fuit, cui hoc esset fatis tantum exau-<text:line-break/>disse :</text:p>
      <text:p text:style-name="P1"><text:span text:style-name="Default_20_Paragraph_20_Font"><text:span text:style-name="T3">Crast</text:span></text:span><text:span text:style-name="T3">tis </text:span><text:span text:style-name="Default_20_Paragraph_20_Font"><text:span text:style-name="T3">erat, n</text:span></text:span><text:span text:style-name="T3">i</text:span><text:span text:style-name="Default_20_Paragraph_20_Font"><text:span text:style-name="T3">gri</text:span></text:span><text:span text:style-name="T3">s </text:span><text:span text:style-name="Default_20_Paragraph_20_Font"><text:span text:style-name="T3">humeri</text:span></text:span><text:span text:style-name="T3">s, </text:span><text:span text:style-name="Default_20_Paragraph_20_Font"><text:span text:style-name="T3">cri</text:span></text:span><text:span text:style-name="T3">s</text:span><text:span text:style-name="Default_20_Paragraph_20_Font"><text:span text:style-name="T3">pi</text:span></text:span><text:span text:style-name="T3">s</text:span><text:span text:style-name="Default_20_Paragraph_20_Font"><text:span text:style-name="T3">que capillis.</text:span></text:span></text:p>
      <text:p text:style-name="Normal">Atque ego qunmprius quam Romam prolectus essem dulce<text:line-break/>Falernum nunquam gustassem, tamen me, quum est primum<text:line-break/>oblatum mihi, non fefellit, qu<text:span text:style-name="Default_20_Paragraph_20_Font"><text:span text:style-name="T3">o</text:span></text:span>d signis deprehenderem ea<text:line-break/>quae legeram. Quidam etiam meus familiaris vinum, quod<text:line-break/>crescit lu <text:span text:style-name="T11">Lyd</text:span><text:span text:style-name="T15">ι</text:span><text:span text:style-name="T11">a</text:span> dulce Caryinum vocatur ab incolis] facile</text:p>
      <text:p text:style-name="P3">cognorit, hoc duntaxat a me admonitus, dulce vinum Cre-<text:line-break/>ticum et quod Scybellite appellant, colore repraesentare et<text:line-break/>dulcedine crassitieque, praeterea mirificam quandam ju-<text:line-break/>cundissimamque adstringendi vim praeter illa habere. Hu-<text:line-break/>juscemodi nos quoque signa recipimus pulsuum dignoscen-<text:line-break/>dorum tradituros : ad haec manus quanam ratione erit<text:line-break/>cuique pulsui admovenda, siquidem lue firmius iirsigenda<text:line-break/>est, istic lenius applicanda, ut in vehementi et languido<text:line-break/>pulsu. Nam illum nisi premas arteriam, non dignoscas:<text:line-break/>hu<text:span text:style-name="Default_20_Paragraph_20_Font"><text:span text:style-name="T3">n</text:span></text:span>c tantum abest ut cognoscas premendo, ut semel etiam,<text:line-break/>si ita sarias , videatur imm<text:span text:style-name="Default_20_Paragraph_20_Font"><text:span text:style-name="T3">o</text:span></text:span>tus. Nec vero magnorum simul<text:line-break/>et languidorum pulsuum , quos lethargici habent , c<text:span text:style-name="Default_20_Paragraph_20_Font"><text:span text:style-name="T3">o</text:span></text:span>gn<text:span text:style-name="Default_20_Paragraph_20_Font"><text:span text:style-name="T3">o</text:span></text:span>ve-<text:line-break/>ris magnitudinem, nisi admodum attingas m<text:span text:style-name="Default_20_Paragraph_20_Font"><text:span text:style-name="T3">o</text:span></text:span>lliter. Quod<text:line-break/>autem a turgidis et magnis et duris veliementibusque alt<text:span text:style-name="Default_20_Paragraph_20_Font"><text:span text:style-name="T3">o</text:span></text:span>s<text:line-break/>discernere oratio possit docere , si magnum dicam tibi hunc<text:line-break/>esse qui increvit ex aequo in tres elimensiones , in longitudi-<text:line-break/>nem; latitudinem pr<text:span text:style-name="Default_20_Paragraph_20_Font"><text:span text:style-name="T3">o</text:span></text:span>funditatemque , turgidum autem qui<text:line-break/>in duas tantum, latitudinem et pr<text:span text:style-name="Default_20_Paragraph_20_Font"><text:span text:style-name="T3">o</text:span></text:span>funditatem, altum qui ut</text:p>
      <text:p text:style-name="P3">unam tantum, alsam, et durum violentum ictum efficere<text:line-break/>qualitate arteriae tunicae , vehementem vitalis robore con-<text:line-break/>tentionis, haud dixeris prudentem virum atque guavum<text:line-break/>omnino ab his initiis ingressum. non posse dignoscendorum<text:line-break/>illorum confirmatam scientiam parare, modo ad principia et<text:line-break/>veluti elementa artis hujus probe exercitatus fit. De qui-<text:line-break/>bus nos primo loco dicemus, deinde congruo ordlue ad re-<text:line-break/>liqua progrediemur.</text:p>
      <text:h text:style-name="Heading_20_2" text:outline-level="2">Cap. H. </text:h>
      <text:p text:style-name="P12">Sunt haec quatuor. omnium primum,<text:line-break/>quod empiricos diximus contentiose potius quam vere asse-<text:line-break/>rere, ictum <text:span text:style-name="Default_20_Paragraph_20_Font"><text:span text:style-name="T3">t</text:span></text:span>e tantum sentire, distentionem autem ignorare<text:line-break/>arteriae. Quocirca pulsum quidam ex illis definiunt, me-<text:line-break/>moriam affectuum tactus ex arteriarum motu. Nam non ex<text:line-break/>distentione arteriae, fed ex motu dixerunt, nulla de re alia<text:line-break/>quum quod distentionem se negant sentire. Verum ratione,<text:line-break/>inquiunt, constituas eam licet, non percipit tamen eant</text:p>
      <text:p text:style-name="P3">tactus. Contra vero debebant omnino dicere , si id tantum<text:line-break/>agebant ut co<text:span text:style-name="Default_20_Paragraph_20_Font"><text:span text:style-name="T3">n</text:span></text:span>tenderent, tactum arteriae distentionem <text:span text:style-name="Default_20_Paragraph_20_Font"><text:span text:style-name="T3">t</text:span></text:span>en-<text:line-break/>tire, fied verene distendatur, hoc fe non plane scire ; nam<text:line-break/>cousirmare non percipi mentientium est de sensu. Etenim<text:line-break/>si istos roges , quis tandem convulsivus pulsus rideatur, quid<text:line-break/>aliud respondeant ac intentae utroque arteriae quasi sistis<text:line-break/>quendam occursum illum efficere tactui, quae ne pristinam<text:line-break/>quidem <text:span text:style-name="Default_20_Paragraph_20_Font"><text:span text:style-name="T3">t</text:span></text:span>edem plane retineat, fied sensim sursum deorsum-<text:line-break/>que jactetm? Jam etiam si de vibrato requiramus, late-<text:line-break/>buntur hunc quoque, si quidem illis certe tactus affectus<text:line-break/>non exciderunt, fieri quum destruit arteria suam <text:span text:style-name="Default_20_Paragraph_20_Font"><text:span text:style-name="T3">t</text:span></text:span>edem.<text:line-break/>Nam ni iis pulsibus sursum ferri arteriam atque deor<text:span text:style-name="Default_20_Paragraph_20_Font"><text:span text:style-name="T3">s</text:span></text:span>um<text:line-break/>sumimus plane. Quinimo pulsus luaequalitatem eum, in<text:line-break/>qua arteriae quaedam partes editiore loco appareant, quae-<text:line-break/>dam humiliore , si nefcice fe dicant , experientiae deprehen-<text:line-break/>dentur inanes, quam semper venditant. Neque enim de<text:line-break/>illis hoc est, quae ratione ostenduntur; caeterum tactus id</text:p>
      <text:p text:style-name="P2">percipit dilucide, in cujus quaerenda causa medici qui v<text:span text:style-name="Default_20_Paragraph_20_Font"><text:span text:style-name="T3">o--<text:line-break/></text:span></text:span>ca<text:span text:style-name="Default_20_Paragraph_20_Font"><text:span text:style-name="T3">n</text:span></text:span>tur dogmatici dissentiunt mutuo, dissensuri etiam in eo,<text:line-break/>an .percipiatur , nisi ea fit rei evidentia. Qui<text:span text:style-name="Default_20_Paragraph_20_Font"><text:span text:style-name="T3">n</text:span></text:span>etiam est<text:line-break/>quum magnitudine inaequalis pulsus fiat lu una dlltentione,<text:line-break/>quum ejus partes quaedam plus , quaedam nunus distendan-<text:line-break/>tur, qui non fieret, nisi distendi arteriam revera rideremus.<text:line-break/>At intessigo producere illis me ingeniosius fortasse fermo-<text:line-break/>nem , quam aperte agere; nam fatis hoc fit dixisse , longum<text:line-break/>vel brevem, altum vel humilem i latum vel angustum, ma-<text:line-break/>guum vel parvum, crassem vel gracilem, et praeterea h<text:span text:style-name="Default_20_Paragraph_20_Font"><text:span text:style-name="T3">o</text:span></text:span>rum<text:line-break/>medi<text:span text:style-name="Default_20_Paragraph_20_Font"><text:span text:style-name="T3">o</text:span></text:span>s fieri non posse, quum non omni ex parte distendi<text:line-break/>arteria conspiciatur, qu<text:span text:style-name="Default_20_Paragraph_20_Font"><text:span text:style-name="T3">o</text:span></text:span>niam fotum fieri motum arbitrati-<text:line-break/>tur; tantum vel altus, vel humilis fieret, vel eorum ne-<text:line-break/>.dius , alius nullus. igitur questa convulsivus pulsus est qui<text:line-break/>raro contingit, tales contendunt qui nega<text:span text:style-name="Default_20_Paragraph_20_Font"><text:span text:style-name="T3">n</text:span></text:span>t fenfibilem iis-<text:line-break/>tentionem esse, femper omnes rideri, revera enim in con-<text:line-break/>vulfivo aut nequaquam fentitm distentio, aut purum et</text:p>
      <text:p text:style-name="P3">obscure arteria lu fidis modum sursum deorsumque j ac lata.<text:line-break/>At ve<text:span text:style-name="Default_20_Paragraph_20_Font"><text:span text:style-name="T3">r</text:span></text:span>o quod tradit A<text:span text:style-name="Default_20_Paragraph_20_Font"><text:span text:style-name="T3">r</text:span></text:span>chrgenes, hominum gracilium in<text:line-break/>partibus non carnosis ocusis cerni arterias distendi et con-<text:line-break/>trahi, apud homines quidem verecundos recte dicitur, apud<text:line-break/>eos vero qui de rebus conspicuis , qua<text:span text:style-name="Default_20_Paragraph_20_Font"><text:span text:style-name="T3">n</text:span></text:span>do sibi ipsis libuerit,<text:line-break/>non laborant secus. -Etenim vel conspici negabunt hoc,<text:line-break/>quod quidem e<text:span text:style-name="Default_20_Paragraph_20_Font"><text:span text:style-name="T3">a</text:span></text:span>rumdem sit illorum hoc quoque inficias ire,<text:line-break/>aut si etiam annuant, ocusis videri dicent arteriam distendi,<text:line-break/>tactu non item ; atqui de hoc quaestionem esse. Quere non<text:line-break/>ad alsum sermonem derivemus, verum propositis sus quae<text:line-break/>tactu percipiuntur, placere homines conemur. Atque ut<text:line-break/>verum dicam, non tam istorum nomine, quam ut veram<text:line-break/>traderem rationem dignoscendi tironibus hujus meditationis<text:line-break/>affectus sensibiles , memini pulsuum manifestam distentionem<text:line-break/>arteriae obtinentium et obscuram, de quibus convulsivi sunt ;<text:line-break/>praete<text:span text:style-name="Default_20_Paragraph_20_Font"><text:span text:style-name="T3">r</text:span></text:span>ea ut pulsuum qui lu quantitate positi dissentionis<text:line-break/>runt ne con<text:span text:style-name="Default_20_Paragraph_20_Font"><text:span text:style-name="T3">t</text:span></text:span>undant considerationem, sed semper in me-</text:p>
      <text:p text:style-name="P3">moria habitis tribus dimeusionibus contendere praesentem<text:line-break/>pulsum cum superiori valeant in tribusne dimensionibus<text:line-break/>illi, an in eorum aliquibus,. vel aliqua respondeat. Nam<text:line-break/>qui ex diste<text:span text:style-name="Default_20_Paragraph_20_Font"><text:span text:style-name="T3">n</text:span></text:span>tionis quantitate viginti feptem pulsus constant,<text:line-break/>quos in tabella libro primo De pulsuum differentiis propo-<text:line-break/><text:span text:style-name="Default_20_Paragraph_20_Font"><text:span text:style-name="T3">t</text:span></text:span>ui, hac maxime ratione cognoscas, si dimensionum quanti-<text:line-break/>talem singularum teneas memoria. Porro autem tum haec<text:line-break/>ipfa quae nunc commemoravimus, tum reliqua quae posthac<text:line-break/>dicenda <text:span text:style-name="Default_20_Paragraph_20_Font"><text:span text:style-name="T3">t</text:span></text:span>uor, omnia praecedere ille liber debet, ut initio<text:line-break/>statim hujus libri admonuimus. Itaque prius huc qui si-<text:line-break/>conserat quam illa edidicerit, errat planissime ; atque hoc sit<text:line-break/>in toto sermone constitutum. Nunc quod instituimus, ex-<text:line-break/>igamus : aperte distentionem arteriae a tactu , non ictum<text:line-break/>modo (quod qui cum omnibus disceptant, affirmant empi-<text:line-break/>ricij animadverti. Quere adducti rationibus meis contra<text:line-break/>ac prius dicentes , fateantur (ni sophistae certe et arguti ge-<text:line-break/>sitiant haberi) arteriae unimadverti quidem a tactu distentio-</text:p>
      <text:p text:style-name="P3">nem, tame<text:span text:style-name="Default_20_Paragraph_20_Font"><text:span text:style-name="T3">n</text:span></text:span> itane revera habeat, <text:span text:style-name="Default_20_Paragraph_20_Font"><text:span text:style-name="T3">t</text:span></text:span>e haesitare; sime enim<text:line-break/>haec consentanea magis sint cum eorum <text:span text:style-name="Default_20_Paragraph_20_Font"><text:span text:style-name="T3">t</text:span></text:span>ecta. Aut quum-<text:line-break/>obrem cum omnibus aliis in disputationibus, quod cernunt,<text:line-break/>constituunt, de natura vero haerent, lue non sariunt idem ?<text:line-break/>Atqui si hoc faciant , non est quod dicant , distenditur for-<text:line-break/>tassis arteria, fed non est conspicuum. Verum e diversio,<text:line-break/>fortassis non distenditur illa, tamen percipitur; siquidem<text:line-break/>consentit hoc cum illis qui quod cernunt tantum et non<text:line-break/>quod cohaeret, cum platito <text:span text:style-name="Default_20_Paragraph_20_Font"><text:span text:style-name="T3">t</text:span></text:span>uo po<text:span text:style-name="Default_20_Paragraph_20_Font"><text:span text:style-name="T3">n</text:span></text:span>unt. <text:span text:style-name="Default_20_Paragraph_20_Font"><text:span text:style-name="T3">siquidem qu</text:span></text:span>o<text:span text:style-name="Default_20_Paragraph_20_Font"><text:span text:style-name="T3">d<text:line-break/>conspicimu</text:span></text:span>s, <text:span text:style-name="Default_20_Paragraph_20_Font"><text:span text:style-name="T3">ubique loc</text:span></text:span>o<text:span text:style-name="Default_20_Paragraph_20_Font"><text:span text:style-name="T3">ru</text:span></text:span>m, ut dixit Timon, <text:span text:style-name="Default_20_Paragraph_20_Font"><text:span text:style-name="T3">valet</text:span></text:span>, qui<text:line-break/>fit igitur, quo minus nunc quod cernitur valeat? Atqui<text:line-break/>siquidem valet ubique, pro communi igitur principio aperte<text:line-break/>dilatari arteriam sumpto, quum scilicet non convulsione<text:line-break/>moveatur, inde dissentiamus fortasse luter nos, an sidem illi<text:line-break/>nos habebimus , illi non habebunt. Fortassis lue quoque, si<text:line-break/>sitam illis auctoritatem fubjiriamus, ad co<text:span text:style-name="Default_20_Paragraph_20_Font"><text:span text:style-name="T3">n</text:span></text:span>cordiam lu com-<text:line-break/>muni ineundam auctores fuerimus. Quidnam igitur vo-<text:line-break/>sunt? nihil aliud, quam sutgula evidentia conspici et sinu-</text:p>
      <text:p text:style-name="P3">pulum habere maximum, an, qualia ridentur, etiam sint,<text:line-break/>deinde an usia etiam ratione sint. Sumpserint sane et id a<text:line-break/>nobis consessum, nihil enim illis denegatum volumus. Quin<text:line-break/>nec ecquid omnino sit sol, luna, terra, nec an mare, neque<text:line-break/>an vigilemus, sed uo an sapiamus quidem, vel vivamus,<text:line-break/>nec quicquam nobis prorsus qua sit natura cousiare. Equi-<text:line-break/>dem haud sciam , hac quam desiderent majorem haesitatio-<text:line-break/>nem. obtinuerunt hanc a nobis libentibus, supersedeant<text:line-break/>hoc labore orationis, ut demonstrent, habeant suam natu-<text:line-break/>rae ignorationem, ac abunde fruantur licet, tantum re-<text:line-break/>spondeant nobis rem non sane prolixam , an simul de usu<text:line-break/>nos rerum ad ritam pertinentium haesitare velint, neque<text:line-break/>ubi solem perspicue oriri cernamus, obire solita nos neg<text:span text:style-name="Default_20_Paragraph_20_Font"><text:span text:style-name="T3">o-<text:line-break/></text:span></text:span>tia, quae quum dies est, an in grabato conquiescere, dubi- .<text:line-break/>fantes nonne etiam an dies, nec quum navem conscende-<text:line-break/>rimus ac simus lu alto lioc agere, sed nihil credentes au-<text:line-break/>dere in mere prosilire, quasi id fortassis ma<text:span text:style-name="Default_20_Paragraph_20_Font"><text:span text:style-name="T3">r</text:span></text:span>e, fortassis non</text:p>
      <text:p text:style-name="P3">sit , neque ubi in portum ex alto invehamur appellaturque<text:line-break/>navis ad terram omnesque rideamus lu terram exire , fidem<text:line-break/>dere sieusibus usque ad ipsium usum, caeterum intus nos con-<text:line-break/>tinere haesitantes et dubitantes dicentesque, Forte quidem vi-<text:line-break/>detur nobisterra, non esitantem Atque omnia illa ipsis illis au-<text:line-break/>ctoribus ad experientiam usque fidem habent, at de natura in<text:line-break/>dubitationem adducuntur. Quin hoc nos scilicet ipsi volumus,<text:line-break/>ut eis pro certis utamur: quod vero excessit usum, superfluum<text:line-break/>dicimus esse. Quamobrem si quod cupimus nobis dant, de<text:line-break/>quo amplius dissideamus invenio nihil. Quod ad naturam<text:line-break/>pertinet, de eo scilicet i<text:span text:style-name="Default_20_Paragraph_20_Font"><text:span text:style-name="T3">n</text:span></text:span>quiunt. Desine quaesi,, nec de eo<text:line-break/>verbum unquam satiemus, si voles. Imo veI ad foedus fe-<text:line-break/>rieudum te adhortemur et procedant posthac, si vultis, non<text:line-break/>mimus nobis quam aliis mortalibus, qua res, qua verba,<text:line-break/>quando vos etiam ipsius animadverto laborare, ne quid de<text:line-break/>illis, quae omnibus hominibus testata lu vita sunt, evertatis.<text:line-break/>Proinde sicut illi negotia obeu<text:span text:style-name="Default_20_Paragraph_20_Font"><text:span text:style-name="T3">n</text:span></text:span>t, et item nos obeamus , nec</text:p>
      <text:p text:style-name="P3">curiosi simus ulla in re, quae aperte conspicitur, sied statim<text:line-break/>credamus et assentiamur , ut si quis annunciet ab imbribus<text:line-break/>qui deciderunt fluvium auctum evertisse pontem, hic quis-<text:line-break/>piam de vobis praesto ita vetet absolute ab imbribus<text:line-break/>qui deciderunt dicere, sed qui visi sunt decidere: neque flu-<text:line-break/>vium, sed qui ridetur et apparet; neque auctum, verum,<text:line-break/>qui ridebatur auctus esse, neque diruisse pontem, sed vi-<text:line-break/>deni diruisse, quis hunc sanum dicat? Quid igitur, quan-<text:line-break/>do cum caeteris omnibus mortalibus alio modo disputatis,<text:line-break/>negotia <text:span text:style-name="Default_20_Paragraph_20_Font"><text:span text:style-name="T3">t</text:span></text:span>olis nobis lacessitis, quum iisdem utamur sensibus<text:line-break/>tam lu arte medica quam reliqua in nisa? Et utrem verbi<text:line-break/>gratia et vesicam , culeum , atque fabrorum folles quid dis-<text:line-break/>tenui dicitis ac contrahi, videri praetermittitis, arteriae<text:line-break/>vero foli innocenti estis molesti, atque in ea de apparentibus<text:line-break/>scrupulum iiijicitis, quominus absolute pronuntietis, distenta<text:line-break/>est et distenditur, contracta est et contrahitur, sid ridetur</text:p>
      <text:p text:style-name="P3">diftendi, ver<text:span text:style-name="Default_20_Paragraph_20_Font"><text:span text:style-name="T3">o</text:span></text:span>ne. distendatur me latet? Desistite per deos<text:line-break/>tandem aliquando inanibus nugis artem onerare, vel sua<text:line-break/><text:span text:style-name="Default_20_Paragraph_20_Font"><text:span text:style-name="T3">t</text:span></text:span>ponte longam. Si otiamini et ritam non labefactare, sed<text:line-break/>esse usui instituistis, arlemque non interpellare, sed augere<text:line-break/>conamini, rebus hunc. commodioribus contentionem retis-<text:line-break/>vate. Multa offendetis lu medicina, quae magnae sint quae-<text:line-break/>stionis, huc conferte vim vestiam, lue ingenium ostendite et<text:line-break/>dubitationem de rebus evidentibus tandem abjicite , quando<text:line-break/>nihil ea re profectus sitis facturi. Compellemini enim , ve-<text:line-break/>litis nolitis, evidentia pro certis habere, aut ne hiscere qui-<text:line-break/>dem vobis potestas erit; nam quum, sive quaeramus, sive non<text:line-break/>quaeramus, idem consequitur usus, ne quicquam inquiramus:<text:line-break/>Sunt vero permultae usiae hominibus tum sensus, tum rationis<text:line-break/>exercitationes, lue laborate, in his tempus ponite, res autem<text:line-break/>evidentes citra scrupulum pro iis, quae esse illae videantur,<text:line-break/>munerate. Facite itaque ut mihi arteriam concedatis in lon-</text:p>
      <text:p text:style-name="P2">gum, latum et profundum distendi: postea jam dispicite, an<text:line-break/>fentire contractionem, necne possitis. Vos vero, ut nec<text:line-break/>hoc; nec aliud inquireretis quicquam, statue omnino res<text:line-break/>evid entes, i<text:span text:style-name="Default_20_Paragraph_20_Font"><text:span text:style-name="T3">n</text:span></text:span> dubium vocastis; unde vobis suppeditat ma-<text:line-break/>gnus quidem verborum acervus , sed qui non possit labesa-<text:line-break/>ctare tamen neque convellere usum evidentium. N<text:span text:style-name="Default_20_Paragraph_20_Font"><text:span text:style-name="T3">o</text:span></text:span>s igi-<text:line-break/>tur contra faciemus ac vos. omnibus quae clare cemun-<text:line-break/>tur, utemur citra ullam haesitantiam et credemus talia esse<text:line-break/>qualia videntur, quae obscurius, haec in quaestionem v<text:span text:style-name="Default_20_Paragraph_20_Font"><text:span text:style-name="T3">o</text:span></text:span>ca-<text:line-break/>bimus, atque partim ratione, partim sensibus, partim etiam<text:line-break/>amborum ope aggrediemur eruere. Verum horum viam<text:line-break/>inveniendi alio loco amplius tradimus; lue tantum qu<text:span text:style-name="Default_20_Paragraph_20_Font"><text:span text:style-name="T3">o</text:span></text:span>d ad<text:line-break/>. institutum nostrum interest reseremus.</text:p>
      <text:h text:style-name="Heading_20_2" text:outline-level="2">Cap. HI. </text:h>
      <text:p text:style-name="P12">Nam quum Agathinus dicat arteriae n<text:span text:style-name="Default_20_Paragraph_20_Font"><text:span text:style-name="T3">on<text:line-break/></text:span></text:span>p<text:span text:style-name="Default_20_Paragraph_20_Font"><text:span text:style-name="T3">o</text:span></text:span>sse c<text:span text:style-name="Default_20_Paragraph_20_Font"><text:span text:style-name="T3">o</text:span></text:span>ntracti<text:span text:style-name="Default_20_Paragraph_20_Font"><text:span text:style-name="T3">o</text:span></text:span>nem sentiri, Herophilus autem constantis-<text:line-break/>sime ut de re sensibili disserat, res hercle plena erat dissi-<text:line-break/>cultatis uni magis quam alteri accedere, praesertim quo-<text:line-break/>rum tantum uterque studii quum ad alias partes medicinae</text:p>
      <text:p text:style-name="P3">contulisset tum ad artem de pulsibus augendam, ac etiam<text:line-break/>rationem multis annis ienfumque mire exercitasseti Itaque<text:line-break/>operae pretium esse duri, p<text:span text:style-name="Default_20_Paragraph_20_Font"><text:span text:style-name="T3">r</text:span></text:span>imum quidem ita tactum exe<text:span text:style-name="Default_20_Paragraph_20_Font"><text:span text:style-name="T3">r-<text:line-break/></text:span></text:span>cere, ut parum abesset quin <text:span text:style-name="Default_20_Paragraph_20_Font"><text:span text:style-name="T3">pu</text:span></text:span>l<text:span text:style-name="Default_20_Paragraph_20_Font"><text:span text:style-name="T3">suum</text:span></text:span> differentias sentiret,<text:line-break/>ut si quando nobis ipsis manlleste contractio appareret,<text:line-break/>alium ne testem desideraremus ; deinde ut veterum scripta<text:line-break/>revolveremus. Nam si plurimi hanc atque probatissimi -<text:line-break/>fentiri confirmarent, si ne quam diutissime quidem connnen-<text:line-break/>tantibus haud dum videretur tamen nobis sentiri , defistere-<text:line-break/>mus et deponeremus suem inveniendi. Sin autem nullus<text:line-break/>alius, aut plane pauci ac leves hoc assererent, n<text:span text:style-name="Default_20_Paragraph_20_Font"><text:span text:style-name="T3">o</text:span></text:span>bisque<text:line-break/>i<text:span text:style-name="Default_20_Paragraph_20_Font"><text:span text:style-name="T3">n</text:span></text:span> hoc incumbentibus non dignosc ivideretur posse, abjicere-<text:line-break/>mus jam tum ejus spem inveniendae, atque non lentiri posse<text:line-break/>fateremur. Ergo quum familiam inveni<text:span text:style-name="Default_20_Paragraph_20_Font"><text:span text:style-name="T3">r</text:span></text:span>emus Herophili<text:line-break/>prope omnem sentiri affirmantem, scholam autem Erasistra-<text:line-break/>tuorum partim annuentem, partim euntem inficias, ac ter-<text:line-break/>flos illos ab Athenae<text:span text:style-name="Default_20_Paragraph_20_Font"><text:span text:style-name="T3">o</text:span></text:span> Attalenfi, de quibus Agathinus erat,</text:p>
      <text:p text:style-name="P3">inter <text:span text:style-name="Default_20_Paragraph_20_Font"><text:span text:style-name="T3">t</text:span></text:span>e eodem modo dissidentes , nihil nos sane ex veterum<text:line-break/>scriptis quidem confequuti opis firmus, quod numero et ni-<text:line-break/>gustate qui affirmarent et negarent p<text:span text:style-name="Default_20_Paragraph_20_Font"><text:span text:style-name="T3">r</text:span></text:span>opemodum aequarent.<text:line-break/>Itaque apud me adhibitis praeceptoribus considerabam, qui<text:line-break/>etiam <text:span text:style-name="Default_20_Paragraph_20_Font"><text:span text:style-name="T3">t</text:span></text:span>e negabant ipsius in apertam cognitionem venisse un-<text:line-break/>quam contractionis. Jam haec etiam nonnullos ratio, ut<text:line-break/>fit, movebat, ac iis probabatur omnibus, ut recedentem<text:line-break/>tactus arteriam sentiat fieri nun posse: quippe aut motum<text:line-break/>ip<text:span text:style-name="Default_20_Paragraph_20_Font"><text:span text:style-name="T3">t</text:span></text:span>um in distentione, aut coniunctum cum eo ictum, nos<text:line-break/>sientire; atqui .neque ictum jam nos, ubi recipiat <text:span text:style-name="Default_20_Paragraph_20_Font"><text:span text:style-name="T3">t</text:span></text:span>e illa<text:line-break/>contrahiturque , neque sentire motum : scilicet ea illum,<text:line-break/>quae consuetudinem habent secum , ademrtque ac contin-<text:line-break/>gunt, non quae discedunt, dignoscere ;. alioqui ad remoto-<text:line-break/>rum aspirare notitiam posse, si hoc sit ei sumet concessum,<text:line-break/>quae non tangantm, sentire. His et talibus me verbis fa-<text:line-break/>cilo in suam sententiam adduxerunt, ut qur testem a se, ut<text:line-break/>iactabant, tactu haberent; neque enim contractionem sen-</text:p>
      <text:p text:style-name="P3">fiebam arteriae. Sic nihil factum est propius , quam ut ab<text:line-break/>illa me removerem, ut ea, quae sentiri non posset, nisi mi.-<text:line-break/>lu tandem veluti ex assidua collisione ignis incensus et elu-<text:line-break/>eens dure veritatem monstrasset, ut alios jam testes non<text:line-break/>quaererem , nec arbitros , fed mihi ipse satisfacerem. Sed<text:line-break/>rem omnem explicabo, hinc adeo exorsus, unde me ipsum<text:line-break/>rati<text:span text:style-name="Default_20_Paragraph_20_Font"><text:span text:style-name="T3">o</text:span></text:span> duxit. Qua<text:span text:style-name="Default_20_Paragraph_20_Font"><text:span text:style-name="T3">n</text:span></text:span>d<text:span text:style-name="Default_20_Paragraph_20_Font"><text:span text:style-name="T3">o</text:span></text:span> c<text:span text:style-name="Default_20_Paragraph_20_Font"><text:span text:style-name="T3">o</text:span></text:span>rpora tange<text:span text:style-name="Default_20_Paragraph_20_Font"><text:span text:style-name="T3">n</text:span></text:span>tia partim leniter sese<text:line-break/>mutu<text:span text:style-name="Default_20_Paragraph_20_Font"><text:span text:style-name="T3">o</text:span></text:span> tangunt, palpantia tantum , partim ver<text:span text:style-name="Default_20_Paragraph_20_Font"><text:span text:style-name="T3">o</text:span></text:span> urgent, im-<text:line-break/>pellunt, evertuntque, itaque qu<text:span text:style-name="Default_20_Paragraph_20_Font"><text:span text:style-name="T3">o</text:span></text:span>d <text:span text:style-name="Default_20_Paragraph_20_Font"><text:span text:style-name="T3">t</text:span></text:span>ertius est et durius,<text:line-break/>veluti subit imbecillius et m<text:span text:style-name="Default_20_Paragraph_20_Font"><text:span text:style-name="T3">o</text:span></text:span>llius, alterum autem cedit ever-<text:line-break/>titurque ac veluti amplectitur id, qu<text:span text:style-name="Default_20_Paragraph_20_Font"><text:span text:style-name="T3">o</text:span></text:span>d urget, discessus<text:line-break/>e<text:span text:style-name="Default_20_Paragraph_20_Font"><text:span text:style-name="T3">o</text:span></text:span>rum mutuus n<text:span text:style-name="Default_20_Paragraph_20_Font"><text:span text:style-name="T3">o</text:span></text:span>n p<text:span text:style-name="Default_20_Paragraph_20_Font"><text:span text:style-name="T3">o</text:span></text:span>test e<text:span text:style-name="Default_20_Paragraph_20_Font"><text:span text:style-name="T3">o</text:span></text:span>dem m<text:span text:style-name="Default_20_Paragraph_20_Font"><text:span text:style-name="T3">o</text:span></text:span>d<text:span text:style-name="Default_20_Paragraph_20_Font"><text:span text:style-name="T3">o</text:span></text:span> effici Caeterum,<text:line-break/>quae in superficie. tangunt, discedunt subito; at quae ce-<text:line-break/>dente m<text:span text:style-name="Default_20_Paragraph_20_Font"><text:span text:style-name="T3">o</text:span></text:span>lli<text:span text:style-name="Default_20_Paragraph_20_Font"><text:span text:style-name="T3">o</text:span></text:span>re longius pr<text:span text:style-name="Default_20_Paragraph_20_Font"><text:span text:style-name="T3">o</text:span></text:span>gressa illud veluti intrant, n<text:span text:style-name="Default_20_Paragraph_20_Font"><text:span text:style-name="T3">o</text:span></text:span>n<text:line-break/>revertuntur item subit<text:span text:style-name="Default_20_Paragraph_20_Font"><text:span text:style-name="T3">o</text:span></text:span> , sed quanto a prim<text:span text:style-name="Default_20_Paragraph_20_Font"><text:span text:style-name="T3">o o</text:span></text:span>ccursu pro-<text:line-break/>gressa penitius urgebant, tantum illis discedentibus scnfi-<text:line-break/>bile superest. Tempus namque intercedet luter primum</text:p>
      <text:p text:style-name="P3">impetum discede<text:span text:style-name="Default_20_Paragraph_20_Font"><text:span text:style-name="T3">n</text:span></text:span>di et extremum finem secundum quem<text:line-break/>non discedere amplius, fed discessisse jam dicentur. Quo<text:line-break/>tempore toto, paulatim discedente altero, paulatim etiam<text:line-break/>alterius remisso pressu, utriusque sentietur motus. iam si<text:line-break/>hoc accedat, ut quod ab imo movetur, feratur fur<text:span text:style-name="Default_20_Paragraph_20_Font"><text:span text:style-name="T3">t</text:span></text:span>um,<text:line-break/>et quod tangit, superne incumbat; praeter quod com-<text:line-break/>pressio ei quod incumbit detrahetur, etiam accidet ei ut<text:line-break/>veluti subsidat , quis quod prius excipiebat et sursum rm-<text:line-break/>pellebat nunc defertur.</text:p>
      <text:h text:style-name="Heading_20_2" text:outline-level="2">Cap. IV. </text:h>
      <text:p text:style-name="P12">Haec ex vestris, utribus, follibus et id ge-<text:line-break/>nus instrumentis experientia ducta ei licet ediscere, cui non<text:line-break/>fatis perspicua est ex oratione declaratio. Nam in omnibus<text:line-break/>invenies, ubi languidus est tangentium co<text:span text:style-name="Default_20_Paragraph_20_Font"><text:span text:style-name="T3">n</text:span></text:span>cursus, ibi<text:line-break/>mome<text:span text:style-name="Default_20_Paragraph_20_Font"><text:span text:style-name="T3">n</text:span></text:span>to temporis fieri discessionem: at alterum si validius<text:line-break/>sit, quanto fpatio impellebatur infirmius , tanto movebitur,<text:line-break/>scilicet ubi <text:span text:style-name="Default_20_Paragraph_20_Font"><text:span text:style-name="T3">t</text:span></text:span>e, quod urgeret, recipiat; atvero, si ex infe-<text:line-break/>riore loco etiam premens ascendat, longe time proclivius</text:p>
      <text:p text:style-name="P3">sime et citius tunc imbecillius sequetur, id quod validius,<text:line-break/>focio ad persequendum adjuncto momento ad inferna. Po-.<text:line-break/>teris autem, si humida materia, vel aere utrem, vel vesicam,<text:line-break/>vel fi mil e vas impleveris, leniter attingere, auferendis ac<text:line-break/>rursum admovendis digitis; deinde etiam trudere et impel-<text:line-break/>lore prensum, admovendis hic quoque vicissim applicari-<text:line-break/>disque digitis. Profecto alterum discessum, quum tantum<text:line-break/>palpaveris, clarissime animadvertes momento temporis<text:line-break/>fieri, alterum a compressione, nunquam citra aliquod fpa-<text:line-break/>tium. Praeterea in priore nihil moveri conspexeris , five<text:line-break/>admoveas digitum, sive removeas, atvero in altero move-<text:line-break/>ri, non modo fi imprimas digitum, fed et fi retrahas. Age<text:line-break/>jam compares arteriam digito et vasi corpus, quod arte-<text:line-break/>riam contingit, ac eo, quod arteriam contingit, de loco suo<text:line-break/>nihil moto, arteria mota accedat et recedat. Ac nunc occur-<text:line-break/>rat arteria corpori, quod foris eam tangit, quali palpet con-</text:p>
      <text:p text:style-name="P3">trectetque, quod in languidis pulsibus usu venit, nunc non<text:line-break/>palpet tantum, sed et in altum impellat, ut in vehementibus.<text:line-break/>Hic in priore occursu necesse est, ubi arteria contrahitur, hoc<text:line-break/>possis dicere, recessisse illam ab eo, quod eam foris tangebat:<text:line-break/>hoc non possis, nunc recedere ; tempus enim ea cognitio po-<text:line-break/>ilulat; discedunt autem Iubilo quae leviter fele corpora tan- .<text:line-break/>gunt, momentoque temporis, quod nequeas attendere: fed iit<text:line-break/>altero arteriae occursu lu vehementibus pulsibus, a quo fit ut<text:line-break/>tactus noster repellatur, prius recedere <text:span text:style-name="Default_20_Paragraph_20_Font"><text:span text:style-name="T3">s</text:span></text:span>entimus, deinde<text:line-break/>recessisse jam dig<text:span text:style-name="Default_20_Paragraph_20_Font"><text:span text:style-name="T3">n</text:span></text:span>oscimus : id quod non sensus etiam atri-<text:line-break/>nradvertit, sed mens ibi ex eo, quod assectus abiit ipfius<text:line-break/>sensus, colligit quod tum recederet nunc recessisse. At<text:line-break/>leviter attingentis animadvertere discessum non possis, dis-<text:line-break/>cessisse etiam ibi conjiclas.</text:p>
      <text:h text:style-name="Heading_20_2" text:outline-level="2">Cap. V.</text:h>
      <text:p text:style-name="P12"><text:s/>Porro autem non accedentis, vel prementis,<text:line-break/>vel tangentis, vel repulsi primum nos sensum habere, sed asse-</text:p>
      <text:p text:style-name="P3">ctuum corporis nostri, neminem etiam esse puto, quem fugiat.<text:line-break/>Sentimus enim ab impressione vehementium pulsuum carnem<text:line-break/>nostram una cum ambiente illam cute impelli ; huic autem est:<text:line-break/>adjuncta moti et prementis cognitio. Quinetiam recedente ar-<text:line-break/>teria sentimus lu ipfo corpore nostro motum, siquidem intro<text:line-break/>compressa, sive ea cutis est, sive camis pars, arteriam disce-<text:line-break/>dentem comitatur, pristinam sedem, qua detecta erat, oc-<text:line-break/>cupans, limulque fit ut in recessus cognitionem veniamus.<text:line-break/>Nam sentimus primos. omnium affectus corporum nostro-<text:line-break/>rum , delude quae hos induxerunt foris objecta. Quare<text:line-break/>quum recedit a premendo arteria, quia fecundum partes<text:line-break/>nostras attingentes eam motam sentimus primum in vehe-<text:line-break/>mentibus pulsibus, ea dicimus ratione contractionem etiam<text:line-break/>occurrere sensui, concesso scilicet ut, quae affectus nobis<text:line-break/>creant, sensibilia appellemus, atque compressionis iuaequa-<text:line-break/>litas prementis a<text:span text:style-name="Default_20_Paragraph_20_Font"><text:span text:style-name="T3">nn</text:span></text:span>unciat reditum; neque enim vel robur,<text:line-break/>vel motum ejus quicquam erat quo cognosceremus, nisi</text:p>
      <text:p text:style-name="P3">compressio inaequalis. Nam veheme<text:span text:style-name="Default_20_Paragraph_20_Font"><text:span text:style-name="T3">n</text:span></text:span>tibus pulsibus, ubi<text:line-break/>digitos inlicimus, primus occursus admodum impellit parum<text:line-break/>tactum, ab hoc etiam atque etiam ad finem usque comprimit<text:line-break/>magis, unde sane motus arguitur et robur ejus, quod re-<text:line-break/>pellitur. Mira enim res est, quonam modo languidi pulsus,<text:line-break/>ut sint maximi, non parvi tantum, fi premas, videantur,<text:line-break/>verum etiam omnino sensum sugiant. Qu<text:span text:style-name="Default_20_Paragraph_20_Font"><text:span text:style-name="T3">o</text:span></text:span>d si quis leniter<text:line-break/>esse illos tangendos ignoret, sortassis abolitum homini pus-<text:line-break/>sum dicat esse, qui quidem mentiatur inde , quod non recte<text:line-break/>eos tetigerit. Contra plane vehementes, quo ipsorum de-<text:line-break/>prehendatur robur, requirunt ut qui tangunt digitos<text:line-break/>valide infigunt ; repelli enim hoc tibi tum magis videbun-<text:line-break/>tur, quo eos urgeas magis. Unde etiam contractionem om-<text:line-break/>nes vehementes pullus sensibilem habent, languidorum vero<text:line-break/>nullus; atque inter vehementes alius alio magis, prout ma-<text:line-break/>jor, vel minor sit vehementia , aut pro magnitudlue et par-<text:line-break/>vitate, aut pro duritie et mollitie, aut pro celeritate et tar..</text:p>
      <text:p text:style-name="P3">ditate. Nam qui maximus simul et vehementissimus du-<text:line-break/>rusque fit, quatenus coniungi cum magnitudine durities va-<text:line-break/>leat, atque non velox, hic apertissimam habet contractio-<text:line-break/>nem. omnes alii, quatenus plus vel minus de illo<text:span text:style-name="Default_20_Paragraph_20_Font"><text:span text:style-name="T3">r</text:span></text:span>um<text:line-break/>aliqu<text:span text:style-name="Default_20_Paragraph_20_Font"><text:span text:style-name="T3">o</text:span></text:span> habeant adjunctum, hactenus facilius percipientur<text:line-break/>vel aegrius. Addidimus autem eo in commiscenda duritie<text:line-break/>et magnitudine, quatenus valeat, ne adducatu<text:span text:style-name="Default_20_Paragraph_20_Font"><text:span text:style-name="T3">r</text:span></text:span> quis p<text:span text:style-name="Default_20_Paragraph_20_Font"><text:span text:style-name="T3">o</text:span></text:span>sse<text:line-break/>unquam fieri , ut idem simul pulsus tum maximus et vehe-<text:line-break/>mentissimus tum evadat durissimus ; neque enim c<text:span text:style-name="Default_20_Paragraph_20_Font"><text:span text:style-name="T3">o</text:span></text:span>njun-<text:line-break/>gatur sicut cum vehementia magnitudo, ita cum duritie.<text:line-break/>Maximos enim et vehementissimos pulsus subinde invenias,<text:line-break/>at durissimos eosdemque maximos nunquam reperias, ac ne<text:line-break/>duros quidem pariter et maxim<text:span text:style-name="Default_20_Paragraph_20_Font"><text:span text:style-name="T3">o</text:span></text:span>s : caete<text:span text:style-name="Default_20_Paragraph_20_Font"><text:span text:style-name="T3">r</text:span></text:span>um , qui lute<text:span text:style-name="Default_20_Paragraph_20_Font"><text:span text:style-name="T3">r</text:span></text:span> du-<text:line-break/>rum et mollem medius est pulsus , qui et moderatus est sc-<text:line-break/>cundum naturam , cum maximo connexus frequenter inve -<text:line-break/>nitur. Etiam durum simul ac vehementem non raro eu<text:span text:style-name="Default_20_Paragraph_20_Font"><text:span text:style-name="T3">n-<text:line-break/></text:span></text:span>dem cernas, adeoque durus idemque vehementissimus non-</text:p>
      <text:p text:style-name="P3">nunquam existit, at vehementissimum et durissimum nun-<text:line-break/>quam eundem invenias : neque etiam qui maximus et idem<text:line-break/>vehementissimus tardissimus que sit, sed maximi et vehe-<text:line-break/>mentissimi plurimum etiam celeres funt; sin minus, at non<text:line-break/>lardi. Atqui si idem posset pulsus vehementissimus fieri et<text:line-break/>maximus et durissimus et tardissimus , appareret in talibus<text:line-break/>pulsibus omnium apertissima contractio. Quae quando non<text:line-break/>potest mixtio fieri , vehementissimus adhuc et malimus , qui<text:line-break/>neque mollis, <text:span text:style-name="Default_20_Paragraph_20_Font"><text:span text:style-name="T3">n</text:span></text:span>eque velox sit, clarissimum adducet contra-<text:line-break/>ctionem. Claram etiam veheme<text:span text:style-name="Default_20_Paragraph_20_Font"><text:span text:style-name="T3">n</text:span></text:span>tissimus certe et magnus et<text:line-break/>durus; et etiam vehementes sumsi et magni et duri, quo-<text:line-break/>ru<text:span text:style-name="Default_20_Paragraph_20_Font"><text:span text:style-name="T3">n</text:span></text:span>r minus quidem quum superiorum , manifesta adhuc satis<text:line-break/>tamen contractio est: praeterea his minus, fed evidens<text:line-break/>tamen contractio vehementis, magni et messis: manifesta<text:line-break/>adhuc vehementis simul et moderati magnitudine et duritie;<text:line-break/>fed hoc obscuriorem habet contractionem, non tamen quin<text:line-break/>possit dignosci magnus et moderatus in reliquis duabus diste-<text:line-break/>rentiis. Imo vero qui tribus differentiis est moderatus,</text:p>
      <text:p text:style-name="P2">perspicuum adhuc contractionem habet. . Verum non <text:span text:style-name="Default_20_Paragraph_20_Font"><text:span text:style-name="T3">t</text:span></text:span>acite<text:line-break/>vehementis et parui contractio cognoscitur, qui omnino<text:line-break/>etiam durus est. Ac parui durique, sied contentione nto-<text:line-break/>derata, etiam est obscurior. Jam si parvus, nec durus<text:line-break/>sit et moderato robore, ut deprehendatur is , sensum ilagi-<text:line-break/>tat probe exercitatum, atque adhuc magis, qui parvus et<text:line-break/>mollis c<text:span text:style-name="Default_20_Paragraph_20_Font"><text:span text:style-name="T3">o</text:span></text:span>ntentusque moderate siti At languidus pulsus,<text:line-break/>neque cum magno coniunctus , neque cum parvo , apertum<text:line-break/>-obtinet contractionem. omnino is cum maximo unquam<text:line-break/>commiscetur; nec vero cum durissimo; cum magno fit ut<text:line-break/>commisceatur, ied protius eum mollem oportet esse; quod,<text:line-break/>si. cum duro coniungatur, is necesse est sit minimus.<text:line-break/>Quare qui exercitare tactum volet ad manifeste sentiendam<text:line-break/>contractionem, hoc in primis sitire debet, quod praeteritum<text:line-break/>ab antiquis esit, non cujus vis pulsus posse contractionem seu-<text:line-break/>tui, nec quortnn possit perinde omnium esse Merum. Ad<text:line-break/>haec distinctiones quas tradidi modo memoria sunt tenear-</text:p>
      <text:p text:style-name="P3">dae , ut ne, ubi sentiri nequeat, invenire avens, deinde de-<text:line-break/>posita spe, omnem tandem, ut non sensibilem, relinquat,<text:line-break/>neque ubi possit sentiri, non aperte tamen, hos primo ag-<text:line-break/>grediens, quum horum desperet inventionem, tum alios<text:line-break/>eum plane pigeat investigare. Verum in quibus apertissi-<text:line-break/>ma cerni contractio solet, ab his initium fumat, atque ma-<text:line-break/>num, ut praescripsimus , applicet, cum memoria prop<text:span text:style-name="Default_20_Paragraph_20_Font"><text:span text:style-name="T3">a</text:span></text:span>ssio-<text:line-break/>rum, quae tradidimus, plane vel vehementem, vel non<text:line-break/>languidum certe oportere esse, qui sensibilem tangentibus<text:line-break/>sit reprensentaturus co<text:span text:style-name="Default_20_Paragraph_20_Font"><text:span text:style-name="T3">n</text:span></text:span>tractionem , atque hoc habere fixum<text:line-break/>debet et certum: ad clariorem autem notitiam non parum<text:line-break/>magnitudinem referre, accidere item a duritie nonnullam<text:line-break/>opem et hercle a tarditate etiam. Proinde nec in languido<text:line-break/>unquam pul<text:span text:style-name="Default_20_Paragraph_20_Font"><text:span text:style-name="T3">t</text:span></text:span>o fientiri contractionem, nec in vehementi non<text:line-break/>sentiri,. idque magis et minus clare; prout ipsa vitalis, ut .<text:line-break/>vocant, contentio major sit vel minor et pro distentionis<text:line-break/>quantitate ac pro qualitate arteriae tunicae et motus.</text:p>
      <text:h text:style-name="P11" text:outline-level="2">Cap. VI. </text:h>
      <text:p text:style-name="P12">Quere ut studiosi absolutam exercitandi<text:line-break/>riam habeant , non solum generale praeceptum explicavisse<text:line-break/>contenti simus, a quibusnam initium ordiendum sit tactus<text:line-break/>in contractione indaganda exercendi, sed etiam quibus hi<text:line-break/>insint in aeg<text:span text:style-name="Default_20_Paragraph_20_Font"><text:span text:style-name="T3">r</text:span></text:span>otis et valentibus, deinceps aperiamus. Nam<text:line-break/>hoc si etiam didicerint, minori negotio votum, arbitror,<text:line-break/>assequentur. Ac de sanis quidem qui moderato sunt habi-<text:line-break/>tu et natura temperata, in vigore aetatis, maxime vero ex<text:line-break/>anni temporibus, regionemque incolunt temperatam, robu-<text:line-break/>stique sunt et omni moerore, metu, saturitate, motu vacui,<text:line-break/>lu pulsum vehementem et magnum omnes habent. Qui se<text:line-break/>moderate si exereitaverint , sotique sint modicis balucis, vel<text:line-break/>vini non permultum hauserint, vel irati sint, vel operam<text:line-break/>strenuam aliquam n<text:span text:style-name="Default_20_Paragraph_20_Font"><text:span text:style-name="T3">o</text:span></text:span>verint, non magnos jam et vehementes<text:line-break/>ta<text:span text:style-name="Default_20_Paragraph_20_Font"><text:span text:style-name="T3">n</text:span></text:span>tum, fed.quam maximos vehementissimosque pulsus ha-<text:line-break/>bebunt. ltidem, si laborent sutcera tertiana, vel malente<text:line-break/>miti et simplici,. aut qua usia magnopere calida et veluti</text:p>
      <text:p text:style-name="P3">fervente febre , praeterea diariarum aliqua , quae ex b ubone<text:line-break/>proficiscuntur et ex adustionibus , modicisque lassitudluibus,<text:line-break/>maximos etiam tum et vehementissimos pulsus habebunt.<text:line-break/>Porro si quaedam horum quae retuli, eos teneant, quae-<text:line-break/>dam non , vehementes quidem et magnos vel tum obtine-<text:line-break/>bunt, non perinde tamen. Exempli gratia, si cujus ju-<text:line-break/>venis,. qui. fartus sit, non tamen habitu moderato, sied vel<text:line-break/>pinguis , vel gracilis , loci suculae frigidi pulsus tangas , ve-<text:line-break/>frementes eos et magnos nrvenies, at non similes tamen<text:line-break/>prioribus. Verum enimvero lu iis omnibus, in quibus pus-<text:line-break/>fas adhuc manet vehemens et magnus , si quo dirim us modo<text:line-break/>tangas arterias, senties contractionem clarissime autem in<text:line-break/>illis, quibus maximum esse et vehementissimum diximus.<text:line-break/>Atque si sit Vehementissimus , facere majorem eum sic in<text:line-break/>tactu impressionem, .itaque manifestiorem este ejus impetum,<text:line-break/>fuperius explicavimus. Quin etiam si maximus sit , hac<text:line-break/>facillime via cognoscas , si intelligas tantum in contractioni-<text:line-break/>bus solere arteriam descendere, quantum in distentionibus</text:p>
      <text:p text:style-name="P3">asce<text:span text:style-name="Default_20_Paragraph_20_Font"><text:span text:style-name="T3">n</text:span></text:span>derit. Quod si est, non potest m<text:span text:style-name="Default_20_Paragraph_20_Font"><text:span text:style-name="T8">axim</text:span></text:span>is intervallis<text:line-break/>non .ferri uterque motus, sursum, dum distenditur, duru<text:line-break/>contrahitur, deorsum, ita ut ille quam longissime sursum<text:line-break/>currat, hic recedat. Diximus autem nos sentire recedere<text:line-break/>arteriam, non recessisse, itaque ut maximum recessus spa-<text:line-break/>tium et tempus erit, ita ejus erit apertissima cogniti o. Quod<text:line-break/>fuit in causa cur dicerem esse primam tactus exercitatio-<text:line-break/>nem, non in vehementissimis tutum, sed et lu marinus<text:line-break/>simul pulsibus subeundam , qui non perinde moveantur ve-<text:line-break/>lociter. Dicimus etiam nonnihil ad contractionem perei-<text:line-break/>piendam facere duritiem : cujus tamen illic causam praeter-<text:line-break/>inimus, quam hoc loco nisui caulae est quin adscribamus;<text:line-break/>nam ad vim ictus magnopere refert durities quoque arteriae<text:line-break/>tunicae. Id etiam lu rebus extra corpus politis aperte per-<text:line-break/>fpexeris , fi aequis viribus vel lapidem cuipiam durissimum<text:line-break/>impegeris, vel lignum, vel aliud, quod molle. sit. Sane<text:line-break/>multo citius et magis prematur necesse est a lapide et ever-</text:p>
      <text:p text:style-name="P3">fatur . quod impetum sustinet quam a ligno. Jam quod<text:line-break/>violentiae distentionis semper respondeat contractionis fen-<text:line-break/>fus, hoc contractiones clarius dign<text:span text:style-name="Default_20_Paragraph_20_Font"><text:span text:style-name="T3">o</text:span></text:span>scentur, quo vi<text:span text:style-name="Default_20_Paragraph_20_Font"><text:span text:style-name="T3">o</text:span></text:span>lentio-<text:line-break/>riscus succedant distentionibus. At non facile magnus pul-<text:line-break/>fus commiscetur cum. duro, et assectus, in quibus co<text:span text:style-name="Default_20_Paragraph_20_Font"><text:span text:style-name="T3">n</text:span></text:span>gre-<text:line-break/>diuntur, in opere de causis pulsuum et in opere de praesa-<text:line-break/>grtione. per eos explicabimus : hoc loco tantum satis sit ti-<text:line-break/>ronihus exempli gratia didicisse: quibus valida facultas<text:line-break/>vitalis est, quam eandem quidam medici vitalem contentio-<text:line-break/>nem appellant,.sed in rictu offendunt et n<text:span text:style-name="Default_20_Paragraph_20_Font"><text:span text:style-name="T3">o</text:span></text:span>nnullis i<text:span text:style-name="Default_20_Paragraph_20_Font"><text:span text:style-name="T3">n</text:span></text:span> estis, in<text:line-break/>primis in vini intempestivo potu, his tales pulsus accidunt<text:line-break/>Itaque in sus, ita ut in prioribus, aperta est arteriae contractio.<text:line-break/>Jam etiam tarditatem,.- quantum tempus auget recessus, ta<text:span text:style-name="Default_20_Paragraph_20_Font"><text:span text:style-name="T3">nto<text:line-break/></text:span></text:span>ostensur<text:span text:style-name="Default_20_Paragraph_20_Font"><text:span text:style-name="T3">u</text:span></text:span>m esse manifestiorem motum, ne id quidem col-<text:line-break/>lectu est difficile;. quam ob rem et haec usum ad cog<text:span text:style-name="Default_20_Paragraph_20_Font"><text:span text:style-name="T3">n</text:span></text:span>itionem<text:line-break/>aliquem praestat i At qui debeat pulsus esse qui sensibilem<text:line-break/>contractio<text:span text:style-name="Default_20_Paragraph_20_Font"><text:span text:style-name="T3">n</text:span></text:span>em est redditurus, abunde declaravimus.</text:p>
      <text:h text:style-name="P11" text:outline-level="2">Cap. ITI. </text:h>
      <text:p text:style-name="P12">Deinceps quo modo sit applicanda munus,<text:line-break/>nobis inquirendum est , an perpetuo super arteriam, an sub-<text:line-break/>ter , aliquando hoc modo , aliquando illo , et utrum compri-<text:line-break/>mendo, an palpando, an applicando tantum, an interdum .<text:line-break/>hoc modo , interdum illo , ut natura pullus ferat ; nam nec<text:line-break/>de his quicquam majores nostri explicarunt. Nos autem<text:line-break/>his inquirendis, quae ratione .et usu consecuti sumus, in<text:line-break/>messium proferemus ; quo , si sufficere quidem videantur,<text:line-break/>omnibus suis partibus et numeris doctrina a nobis sit absu-<text:line-break/>luta: sin minus, complurium quidem et utilium invento-<text:line-break/>rum certe ope alius atque estus quod reliquum est nive:-<text:line-break/>nerit. ^Itaque si comprimendo applicemus tactum nulla<text:line-break/>disserentis sensibilis ex munus super arteriam vel subter ap-<text:line-break/>plicatioue inveniatur : vel, si palpando tantum, veluti .sus-.<text:line-break/>pensis digitis , ne. tum quidem usiam animadvertamus diffe-<text:line-break/>rentiam. Ac tertius applicandi modus, qui medius est in-<text:line-break/>ter compressionem et. palpitationem levem, ne obiri quidem</text:p>
      <text:p text:style-name="P3">potest; si inferne tangas arteriam, siquidem liberare oportet<text:line-break/>tum manum omnibus voluntariis motibus et veluti langui-.<text:line-break/>datu admovere: quod si fecerimus, ne arteriam contrectet,<text:line-break/>a gravitate depressa delabetur. Proinde hoc modo attin-<text:line-break/>genui fuperne tantum licebit, in<text:span text:style-name="Default_20_Paragraph_20_Font"><text:span text:style-name="T3">t</text:span></text:span>erne nunquam tangere. In<text:line-break/>eo autem frequenter contractio multum aperte patet, saepe<text:line-break/>etiam obscuta existit, non tamen quin exercitatis animad-<text:line-break/>verti possit<text:span text:style-name="Default_20_Paragraph_20_Font"><text:span text:style-name="T3">r</text:span></text:span> In vehementibus et magnis, nec velocibus ma-<text:line-break/>nifesta est. In mode<text:span text:style-name="Default_20_Paragraph_20_Font"><text:span text:style-name="T3">r</text:span></text:span>atis per omnia haec dicta genera ob-<text:line-break/>suara. Natu si vehementes .et magnos vel veloces pulsus<text:line-break/>comprimamus, fore manifestissimam omnium contractionem<text:line-break/>nupe<text:span text:style-name="Default_20_Paragraph_20_Font"><text:span text:style-name="T3">r</text:span></text:span> diximus. Quorum causas ex iis. quae de illis narra-<text:line-break/>vimsis facile invenies. Nam quatenus tactum ab arteriae<text:line-break/>distentione^ accidit repelli, hactenus recedente ea sensibilis<text:line-break/>contractio fiat necesse est ; qui repellitur , - si - compresseris<text:line-break/>majorem rn modum, in pulsibus quidem commemoratis : sin<text:line-break/>palpaveris tantum, perinde ac- nihil nat in manus applica-</text:p>
      <text:p text:style-name="P3">tionibus meniis inter illas, quas fleri quasi remissa. manu diu<text:line-break/>ximus, moderate repellitur. Quo magis contractionem<text:line-break/>comprimendo quam tantum attingendo senties, nec mi-<text:line-break/>nus, si inferne tangamus , quam li. superne; quod perinde-<text:line-break/>utrohique arteriae contractionem tactus sequatur. At enim<text:line-break/>manus, quae tangat, non modo prompte sentiat oportet,.<text:line-break/>verum etiam. mollis sit : nam sic demum facile consequatur<text:line-break/>ut motus vel minimos animadvertat. Num hoc sane<text:line-break/>quemadmodum natura est comparatum , ut esto alius videa-t<text:line-break/>fur melius deteriusque et audiamus, ita etiam tangere .nos,;<text:line-break/>equidem sugere neminem. puto. .Huc jam si flatus quidam<text:line-break/>mustis accedat carnosae digitorum naturae , promptius et.<text:line-break/>magis in occursu arteriae eversae, intervallo majore, dum<text:line-break/>contrahitur illa, lore ut ablegetur, nec hoc puto ante di-<text:line-break/>etorum memori obscurum esse. Nec vero etiam quum per<text:line-break/>longius scitur intervallum, clarius sensuram esse contra-<text:line-break/>dionem; h<text:span text:style-name="Default_20_Paragraph_20_Font"><text:span text:style-name="T3">o</text:span></text:span>c sugit quenquanu Quare molliorem matrum-</text:p>
      <text:p text:style-name="P3">duriore, si reliquorum aequa fors sit, ratio dictat exactius<text:line-break/>contractionem sentire. Itaque si summam orationis feceris<text:line-break/>mus , esto transibimus. Quandoquidem luter medicos con-<text:line-break/>troverfia est de arteriae contractione, quorum pars eam<text:line-break/>fe<text:span text:style-name="Default_20_Paragraph_20_Font"><text:span text:style-name="T3">n</text:span></text:span>tiri consumat, pars non sentiri, ostendimus nos neque<text:line-break/>perpetuo seusibileur, neque perpetuo insensibilem esse; ubi<text:line-break/>primum pulsus, in quibus sentitur; aperuimus, delude sta-<text:line-break/>tus, lu quibus illos indagabimus pulsus: denique, qui sen-<text:line-break/>tire plane contractionem cupiat, quomodo tangere ille de-<text:line-break/>beat, qualemque esse manum conveniat applicandam.</text:p>
      <text:h text:style-name="Heading_20_2" text:outline-level="2">Cap. VHI.: </text:h>
      <text:p text:style-name="P12">His constitutis, deinceps erit explicau-<text:line-break/>dum, totamne scntiamus distentionem atque contractionem,<text:line-break/>an pars nos utriusque fugiat, et si fugiat, quae haec sit et<text:line-break/>quanta. Atque hujus etiam restituemus orationis initium a<text:line-break/>motu distentionis. Ac primum nobiscum repetemus saepe-<text:line-break/>numero in multis aegrotis, quibus pulsus pa<text:span text:style-name="Default_20_Paragraph_20_Font"><text:span text:style-name="T3">r</text:span></text:span>vi sunt lau-<text:line-break/>guidique (quales habent prae .caeteris ii, qui syncope corii-</text:p>
      <text:p text:style-name="P3">aluntur et qui de vita decedunt prope omnes] quosdam<text:line-break/>medicos motum aliquantisper sentire, estes haudquaquam:<text:line-break/>secundo loco , prout accurate et sedulo , vel segniter atque<text:line-break/>negligenter tangit, eundem medicum i<text:span text:style-name="Default_20_Paragraph_20_Font"><text:span text:style-name="T3">n</text:span></text:span>terdum motum scn-<text:line-break/>tire , interdum non sentire. Proinde , quum eundem arte-<text:line-break/>riam quidam medicus non pulsare , alius pulsare etiamnum<text:line-break/>dicat, atque idem frequenter medicus eodem tempore pro<text:line-break/>divertis manus applicationibus virissim co<text:span text:style-name="Default_20_Paragraph_20_Font"><text:span text:style-name="T3">n</text:span></text:span>traria dicat, par-<text:line-break/>tem m<text:span text:style-name="Default_20_Paragraph_20_Font"><text:span text:style-name="T3">o</text:span></text:span>tus fugere conflet tactum. Dices, praeclarissima na-<text:line-break/>tirra praeditum et manum rectissime applicanlem experien-<text:line-break/>que totam dentire distentionenr. At hunc quomodo iuve-<text:line-break/>mentus ? Quis nobis humanam naturam spondebit eam in-<text:line-break/>tegritatem sensus assecutam, ut nihil issem ne subtilissimum<text:line-break/>quidem praetereat? Ego quidem certe nec exteriorum cor-<text:line-break/>pormn horum, quae licet praeter ullum impedimentum<text:line-break/>ipsa tangas , jactem consummatam notitiam esse , nedum<text:line-break/>corporis, quod adeps, membranae, cutis munit crassior</text:p>
      <text:p text:style-name="P3"><text:span text:style-name="Default_20_Paragraph_20_Font"><text:span text:style-name="T10"><text:s/></text:span></text:span>subinde corpore arteriae Quod si quis tam fit audax<text:line-break/>et arrogans, ut dictitet in distentionibus arteriae primum<text:line-break/><text:span text:style-name="Default_20_Paragraph_20_Font"><text:span text:style-name="T3">t</text:span></text:span>e motus cognoscere impetum, libenter de isto quaesierim,<text:line-break/>quanam ip<text:span text:style-name="Default_20_Paragraph_20_Font"><text:span text:style-name="T3">t</text:span></text:span>e hu<text:span text:style-name="Default_20_Paragraph_20_Font"><text:span text:style-name="T3">n</text:span></text:span>c manus applicatione deprehendat, utrum<text:line-break/>leviter palpando, an premendo, an nulla ri admovendo.<text:line-break/>Sane si de magnis ille sophistis forte sit, qui lu operibus ar-<text:line-break/>tis hactenus versati fiunt, ut omnino an homo febricitet<text:line-break/>ignorent, verborumqne iactatione ipfam veritatem superent,<text:line-break/>haud iste scilicet, nec an plures sint applicandae manus ra-<text:line-break/>tiones, nec an inter <text:span text:style-name="Default_20_Paragraph_20_Font"><text:span text:style-name="T3">t</text:span></text:span>e illae mutuo distent, noverit, nostra-<text:line-break/>que stomachum issi feceri<text:span text:style-name="Default_20_Paragraph_20_Font"><text:span text:style-name="T3">n</text:span></text:span>t, nec usio modo me sustinuerit<text:line-break/>audire. . Verum enimvero uti alia, quae ante tradidimus,<text:line-break/>ita haec veritatis studiosi;, etiam si siclus sit, dictemus.<text:line-break/>Nempe messia applicatio quae citra ullam vim fit, hactenus<text:line-break/>motum sentiet lu pulsibus certe non languidis , quatenus vi-<text:line-break/><text:span text:style-name="Default_20_Paragraph_20_Font"><text:span text:style-name="T3">t</text:span></text:span>us : in languidis vero sentiendis etiam visui concedet. Al-</text:p>
      <text:p text:style-name="P3">tera,. quum premimus, in languidis <text:span text:style-name="Default_20_Paragraph_20_Font"><text:span text:style-name="T3">t</text:span></text:span>upra primam motum<text:line-break/>arteriae obscurabit : lu vehementibus prae caeteris percipiet.<text:line-break/>At tertia, qua veluti suspendimus manum, motum sane<text:line-break/>quam brevissimum sentiet. Sed haec faciamus quoque ut<text:line-break/>demonstrationibus consumemus, ab rebus evidentibus ex-<text:line-break/>orsu Quid vero clarius hoc sit, quam omnium arteriarum<text:line-break/>nec visu nec tactu motum rideri, fed earum duntaxat,<text:line-break/>quas cutis contegit, neque ea crnssior , at sub carne abdi-<text:line-break/>tas, aut <text:span text:style-name="Default_20_Paragraph_20_Font"><text:span text:style-name="T3">t</text:span></text:span>ub aliis corporibus, occultum habere motum, nisi<text:line-break/>quando magnopere intabuerint quibus sunt illae suspectae<text:line-break/>corpora, itaque sentiuntur? Imo vero quarum sentitur<text:line-break/>motus, quo funt arteriarum nudiores partes ipsi suspectae<text:line-break/>cuti, hoc visui clariorem motum tactuique repraesentant.<text:line-break/>At maxima quidem arteria, quae secundum dorsum sita est,<text:line-break/>cujus fugit pridem motus, simul atque contabuit animal, ad<text:line-break/>abdomen motus apparet. Unde liquet leniora corpora ar-<text:line-break/>sarias facile, ubi distenduntur, una sucum attollere, gra-</text:p>
      <text:p text:style-name="P3">viora aegrius , praegravis vero non movere prorsus. . Quod<text:line-break/>dico multo animadvertes manifestius, si arteriis praeditis<text:line-break/>illustra motu foris corpus aliud subtile ad cutem imponas,<text:line-break/>ut folium, membranam, linteum, panniculum, aut aliud<text:line-break/>tale quid : scilicet una cum arteria distenta moveri cernes t<text:line-break/>si iterum priori tantundem apponas; jam multo amborum<text:line-break/>obscurior motus erit : si vero tertium addas , adhuc longe<text:line-break/>obscurior: itidem si quartum et quintum, tandem impofi-<text:line-break/>torum motum omnino abolitum putabis. Jam si vehe-<text:line-break/>mentior pulsus sit , plurium onus corporum feret : sin mi-<text:line-break/>nus vehemens , pauciorum : quod si nequaquam sit veste-<text:line-break/>mens, fieri potest ut nullo onerari corpore sustineat. At<text:line-break/>vero li praeterea languidum esse finxeris, non modo foris<text:line-break/>cuti co<text:span text:style-name="Default_20_Paragraph_20_Font"><text:span text:style-name="T3">r</text:span></text:span>pus impositum non movebit, sed nec ipsam inter-<text:line-break/>dum cutem. Id quod sic constat habere : nam arteria quam<text:line-break/>suerit contentissima, tam maxime cutem conspicies moveri;<text:line-break/>contra quum exoleta multum contentio sit, plane non uro-</text:p>
      <text:p text:style-name="P3">veri videbis. Quum igitur arteriae validior motits etiam<text:line-break/>multa corpora extrinsecus imposita, nedum cutem, secum<text:line-break/>movere valuit , languidior autem tantum cutem , et qui sit<text:line-break/>multo hoc imbecillior, ne cutem quidem, quid habet admi-<text:line-break/>rationis, si alius etiam hoc infirmior existat, qui neque<text:line-break/>membranas, quae arterias contegunt, neque adipem subve-<text:line-break/>here possit? At quis tanget hunc motum tactus? nempe<text:line-break/>nullus. Neque vero ad haec illud respondeant, comprle<text:line-break/>mendam digitis cutem esse quae arteriam tegit, ut pulsui non<text:line-break/>satis ascendenti occurramus; quum iit his, quorum sentitur<text:line-break/>motus, sed languidis tamen, si cutem comprimas, omnino<text:line-break/>pulsus consistat : quid jam illa, cedo, arteria fiet, quae ne<text:line-break/>cutem quidem potest movere, si digitis eam insuper premas?<text:line-break/>annon reliquam q,artem motus etiam amittet?- omnem igno-<text:line-break/>rare mihi videntur isti arteriarum sedem, quae ex dissectione<text:line-break/>perspicitur, qui primam distentio mis partem sensibilem pu-<text:line-break/>tant esse, quum cutem nulla ex illis attingat. loro fi quae</text:p>
      <text:p text:style-name="P3">admodum ridentur conspicuae esse , eique propinquae , has<text:line-break/>velis excoriatae utrinque inspicere, multum cernes spatii in-<text:line-break/>ter cutem et tunicam arteriarum interpositum. Etenim te-<text:line-break/>mere hoc natura unum condidisset , quae tamen citra ratio-<text:line-break/>nem molile nihil est, si instrumentum creasset quod. in om-<text:line-break/>nem partem posset distendi, neque locum ei ubi movere-<text:line-break/>tur destinasset ullum. Atqui aliter res <text:span text:style-name="Default_20_Paragraph_20_Font"><text:span text:style-name="T3">t</text:span></text:span>e habet, et longe<text:line-break/>quidem. Siquidem mo<text:span text:style-name="Default_20_Paragraph_20_Font"><text:span text:style-name="T3">n</text:span></text:span>strant dissectiones circum arteriam<text:line-break/>spatium esse fatis amplum , quod cero , dum ejus moles au-<text:line-break/>getur immodice quum subeat, ne distendatur vas , quantum<text:line-break/>sidet, interpellati Unde fit, ut .crasse parvus pulsus fit, quod<text:line-break/>longitudo ejus imminuatur et latitudo fiat angustior, quum a<text:line-break/>multa carne constringatur; ascensus item ubertate corpo-.<text:line-break/>rttm incumbentium depressus inhibetur. Illorum vero qui<text:line-break/>gracili corpore sunt, alioqui robusti, insignem latitudinem et<text:line-break/>longitudinem pulsus habet, insignem etiam ascensum. Ac<text:line-break/>magis etiam in bis , quibus cutis laxa est, perspicuum niter-</text:p>
      <text:p text:style-name="P3">vallum est inteream et arteriae tunicam. Nam ejus, qui<text:line-break/>i<text:span text:style-name="Default_20_Paragraph_20_Font"><text:span text:style-name="T3">n</text:span></text:span> statu illo est, si vehemens pulsus, aut non languidus certe<text:line-break/>sit, poteris membro co<text:span text:style-name="Default_20_Paragraph_20_Font"><text:span text:style-name="T3">n</text:span></text:span>vertendo, atque interim supino, in-<text:line-break/>terim prono figurando; differentias, quas nunc retuli arte-<text:line-break/>riae dimensionum , manifeste premendo assequi ; nam longi-<text:line-break/>tudine et latitudine pronam figuram attendes praestare, alti-<text:line-break/>tudiue et tempore fupinam. Cau<text:span text:style-name="Default_20_Paragraph_20_Font"><text:span text:style-name="T3">t</text:span></text:span>a utriusque cutis est laxi-<text:line-break/>tas, ut quae in supinis manus figuris superne incumbat et<text:line-break/>decidat in arteriam , in pronis deor<text:span text:style-name="Default_20_Paragraph_20_Font"><text:span text:style-name="T3">ta</text:span></text:span>m vergat et dependeat<text:line-break/>plurimumque distet. Quamobrem in supinis figuris , quum<text:line-break/>distenditur arteria, in obliquum ex altioribus circumfluens<text:line-break/>complicatur et quasi rugas agit , atque hic in magnum acer-<text:line-break/>vum collecta, magnitudini pulsus in -luis maxime partibus<text:line-break/>obsistit, in pronis vero, quia minime deprimit, nec inter-<text:line-break/>pellat arteriae motum , nisui quoque de pulsus detrahit tua-.<text:line-break/>guitutline. Quomodo ergo non et hic plus in profunditate<text:line-break/>item distendi pulsus ridetu<text:span text:style-name="Default_20_Paragraph_20_Font"><text:span text:style-name="T3">r</text:span></text:span> , aut fi non amplius, at aeque</text:p>
      <text:p text:style-name="P3">ut in fupina figura? quod scilicet fusi latitudinis longitudi-<text:line-break/>nisque incremento latet profunditas.. Et alioqui, quum<text:line-break/>(cujus haec omnia nomine commemorantur^ longiori tempe-<text:line-break/>re videatur, - quantum ad conspectum , arteria moveri, quae<text:line-break/>in superioribus artus regionibus locata est, simul intelligitur<text:line-break/>major in altum etiam ascensius fieri. Quod enim in ascen-<text:line-break/>dendo longius tempus ridetur ponere, hoc facile vi<text:span text:style-name="Default_20_Paragraph_20_Font"><text:span text:style-name="T3">t</text:span></text:span>um i<text:span text:style-name="Default_20_Paragraph_20_Font"><text:span text:style-name="T3">n</text:span></text:span>du-<text:line-break/>cit longiore fe spatio profectum este. Atqui hoc venitur<text:line-break/>per aequale spatium, ut vult quidem veritas, quomodocunque<text:line-break/>locata arteria sit: fed quia prior nimirum in lupinis figuris<text:line-break/>motus sub cutem fuit dissipatus , tempus a<text:span text:style-name="Default_20_Paragraph_20_Font"><text:span text:style-name="T3">n</text:span></text:span>etum distentionis,<text:line-break/>quantum villis judicat, speciem simul auget profundisatis.<text:line-break/>Atque haec quidem evidentia exempla aliaque id ge<text:span text:style-name="Default_20_Paragraph_20_Font"><text:span text:style-name="T3">n</text:span></text:span>us de-<text:line-break/>clarant distentionis primas partes effugere aciem. Quantum<text:line-break/>autem hoc in motu a ri<text:span text:style-name="Default_20_Paragraph_20_Font"><text:span text:style-name="T3">t</text:span></text:span>u fentitur, tantundem etiam in non<text:line-break/>violenta lectione iu vehementibus certe pulsibus: nam in<text:line-break/>la<text:span text:style-name="Default_20_Paragraph_20_Font"><text:span text:style-name="T3">n</text:span></text:span>guidis quidem fubinde minus. Siquidem in conspicuo est</text:p>
      <text:p text:style-name="P3">non esse eo attingendi modo primas distentionis partes sim-<text:line-break/>tiendas, ac ne si palpes quidem leniter, velut fuspenfama-<text:line-break/>nu. Restat igitur, si modo possit, ut manibus. cum com-<text:line-break/>p<text:span text:style-name="Default_20_Paragraph_20_Font"><text:span text:style-name="T3">r</text:span></text:span>essione applicatis sentiri primae partes dissentionis possint.<text:line-break/>Atqui non in omnibus pulsibus posse, sed, siquidem possint,<text:line-break/>tum in <text:span text:style-name="Default_20_Paragraph_20_Font"><text:span text:style-name="T3">t</text:span></text:span>olis vehementibus; si quam memoriam habemus fu-.<text:line-break/>periurum, plane testatum est. Ac hoc quidem hactenus du-<text:line-break/>ctum est, eo quod aliam manus applicationem <text:span text:style-name="Default_20_Paragraph_20_Font"><text:span text:style-name="T3">n</text:span></text:span>u<text:span text:style-name="Default_20_Paragraph_20_Font"><text:span text:style-name="T8">llam</text:span></text:span> in<text:line-break/>consessu fit, nec alium pulsum (si a manus applicatione, quae<text:line-break/>compressione in vehementibus pulsibus obitur, discessum sit).<text:line-break/>distentionis initium offerre sensibus posse. Deinceps vero<text:line-break/>rideamus, an id, quod praestari videtur posse, plane sit.<text:line-break/>verum, an. verisimile tantum. Equidem vel in his latere.<text:line-break/>nos censeo distentionis principium , sed non perinde . tamen<text:line-break/>atque aliis in pulsibus :. verum esse . quod fugiat quam mr-<text:line-break/>nimrun. Id intelliges, si cum animo tuo cogitaveris motum<text:line-break/>quem arteria orditur, impertiri necessario primum corpori-<text:line-break/>bus, quae illatu cingunt, deinde universae cuti, tum digitis</text:p>
      <text:p text:style-name="P3">nostris denique. Quamobrem non potest in illa distrihutio-<text:line-break/>ne motus nihil poni temporis. Et si hoc vere dictum est,<text:line-break/>necesse^ est motus initium lateat. Imo etiam (quia tactus<text:line-break/>quietem percipit, quae postquam consederit arteria, ante dis-<text:line-break/>tentionem fit, multo illa quiete longiorem, quae a disten-<text:line-break/>tione prius, quam consident, fisi recte putes hoc eo con<text:span text:style-name="Default_20_Paragraph_20_Font"><text:span text:style-name="T3">t</text:span></text:span>e-<text:line-break/>qui, quod interni motus nos aliquae praetereant partes. Ne-<text:line-break/>que enim hoc obscurum est, si initium deprehendi distentio.<text:line-break/>nis non potest, quin contractionis quoque incognitus finis<text:line-break/>sit. Etenim ampliorem nunquam, aut majorem motum in<text:line-break/>contractione sentiat arteria , praeclare enim agitur scilicet,<text:line-break/>si parem liceat ac in distentione sentire. Testes huic rei<text:line-break/>illi sunt, qui plane illam negant percipi posse sensu; quo-.<text:line-break/>tum numerus late patet, virorum sane lu artis commenta-<text:line-break/>tione non contemnendorum. Nos vero sentiri illam et<text:line-break/>quando potissimum , jamdudum docuimus, simulque demon-<text:line-break/>stravimus ampliori motui non esse tactum sentiendo incon-<text:line-break/>tractionibus , quam in. dissentionibus, nisi fiat ut quantitas</text:p>
      <text:p text:style-name="P3">distentionis , vel contractionis incidat in mutationem , quod<text:line-break/>.quidem in collectivis i<text:span text:style-name="Default_20_Paragraph_20_Font"><text:span text:style-name="T3">n</text:span></text:span>aequalitatibus usu venit. Age jam<text:line-break/>hoc constitutum etiam esto , sensum aliquando ob internae<text:line-break/>quietis magnitudinem tunt finem sugere contractionis tum<text:line-break/>distenti<text:span text:style-name="Default_20_Paragraph_20_Font"><text:span text:style-name="T3">o</text:span></text:span>nis initium, sicqne jam altera nobis quaestio recte<text:line-break/>atque ordine esto c<text:span text:style-name="Default_20_Paragraph_20_Font"><text:span text:style-name="T3">o</text:span></text:span>nsecta. Nam quaesti<text:span text:style-name="Default_20_Paragraph_20_Font"><text:span text:style-name="T3">o</text:span></text:span>ni quam de .diflen-<text:line-break/>tione, an tota sentiatur, habuimus proximum erat de con- -<text:line-break/>tracti<text:span text:style-name="Default_20_Paragraph_20_Font"><text:span text:style-name="T3">o</text:span></text:span>ne similiter quaerere; sed quum tractaverim de dis-<text:line-break/>tentione , ride<text:span text:style-name="Default_20_Paragraph_20_Font"><text:span text:style-name="T3">o</text:span></text:span>r mihi etiam quod de c<text:span text:style-name="Default_20_Paragraph_20_Font"><text:span text:style-name="T3">o</text:span></text:span>ntractione erat di-<text:line-break/>cendum assecutus esse. Nam majorenr motum si in c<text:span text:style-name="Default_20_Paragraph_20_Font"><text:span text:style-name="T3">o</text:span></text:span>ntra-<text:line-break/>cti<text:span text:style-name="Default_20_Paragraph_20_Font"><text:span text:style-name="T3">o</text:span></text:span>nibus n<text:span text:style-name="Default_20_Paragraph_20_Font"><text:span text:style-name="T3">o</text:span></text:span>n lentimus , sed vel parem ac in distenti<text:span text:style-name="Default_20_Paragraph_20_Font"><text:span text:style-name="T3">o</text:span></text:span>nibus,<text:line-break/>velqnod vertunt est, min<text:span text:style-name="Default_20_Paragraph_20_Font"><text:span text:style-name="T3">o</text:span></text:span>rem, omnem autem in distenti<text:span text:style-name="Default_20_Paragraph_20_Font"><text:span text:style-name="T3">o</text:span></text:span>nis<text:line-break/>bus n<text:span text:style-name="Default_20_Paragraph_20_Font"><text:span text:style-name="T3">o</text:span></text:span>n percipimus, planum est nec totum nos in contractio-<text:line-break/>nibus sensuros.</text:p>
      <text:h text:style-name="Heading_20_2" text:outline-level="2">Cap. X: </text:h>
      <text:p text:style-name="P12">P<text:span text:style-name="Default_20_Paragraph_20_Font"><text:span text:style-name="T3">o</text:span></text:span>rr<text:span text:style-name="Default_20_Paragraph_20_Font"><text:span text:style-name="T3">o</text:span></text:span> de duabus quaestionibus, quae etiam<text:line-break/>restabant, ut quanta distentionis pa<text:span text:style-name="Default_20_Paragraph_20_Font"><text:span text:style-name="T3">r</text:span></text:span>s non sentiatur expli-<text:line-break/>caremus et quanta contractionis, videmur ex antedictis sum-</text:p>
      <text:p text:style-name="P3">mam jam consecuti. Tantam scilicet partem ostendit oratio<text:line-break/>non sentiri distentionis, quanta inter arteriae primum im-<text:line-break/>petitur motus et ictus usque ad nostrum tactum distributio-<text:line-break/>nem intercedit. Quam si speciatim dissecemus, plurimam<text:line-break/>in languidis simul et magnis , quos tangimus leviter , repe-<text:line-break/>riemus, minimam in vehementibus , quos comprimendo di-<text:line-break/>gnoscimus, mediam inter utramque in munus mediis .appli-<text:line-break/>nationibus, in susque prout vehemens erit, veI non vehe-<text:line-break/>mens pulsus, imparem. Iani quando tantam se<text:span text:style-name="Default_20_Paragraph_20_Font"><text:span text:style-name="T3">n</text:span></text:span>timus con-<text:line-break/>tractionis partem , quantam distentionis, aut paulo minorem,<text:line-break/>erit etiam contractionis pars illa, quae non sentitur, par dis-<text:line-break/>tentionis parti, aut aliquanto major. - Habes .de primis<text:line-break/>quaestionibus et veluti elementis disputationis. ..</text:p>
      <text:h text:style-name="Heading_20_2" text:outline-level="2">Cap. XI.</text:h>
      <text:p text:style-name="P12"><text:s/>Quae de pulsus principibus partibus dr-<text:line-break/>cenda erant, pene jam -percurrimus, nam duae quae resi-<text:line-break/>quae sunt per accidens potius, non proprie, nec per <text:span text:style-name="Default_20_Paragraph_20_Font"><text:span text:style-name="T3">t</text:span></text:span>e<text:line-break/>paries pulsus sunt,- arteriae externa et interna quies; sed</text:p>
      <text:p text:style-name="P3">quoniam quaedam denuncia<text:span text:style-name="Default_20_Paragraph_20_Font"><text:span text:style-name="T3">n</text:span></text:span>t, de iis dignoscendis operae<text:line-break/>pretium est ut verba satiamus. Ac externam quidem quie-<text:line-break/>tum, simpliciter manum admovens, maxime quanta sit<text:line-break/>percipias, aut fi premere etiam libeat, lu vehementibus qui-<text:line-break/>dem pultibus hactenus urgendo , ut ne motui obfis , inter-<text:line-break/>nam autem li premas quoad tibi per praestentem vehentem-<text:line-break/>tiam liceat, ita maxime dignosces. Externam certe lotam<text:line-break/>quietem , si ordine attingas , plane animadvertes , internam,<text:line-break/>quod etiam aule dictum est, una cum partibus, quae non<text:line-break/>possint sientiri, utriusque motus , fine contractionis et luitio<text:line-break/>distentionis. Quorum causas non magno negotio etiam qui-<text:line-break/>libet inveniat, si attente auscultavit superiora, faciam ta-.<text:line-break/>men ut summatim ipsis quoque explicem. Nam postea<text:line-break/>quam fieri non possit, ut cognoscamus, quantam pulsus ex-<text:line-break/>ternam quietem effecturus sit, si moveri arteriam, quatenus<text:line-break/>potest, prohibeamus (prohibemus porro, ubi nimium com-<text:line-break/>prmramus) pro<text:span text:style-name="Default_20_Paragraph_20_Font"><text:span text:style-name="T3">t</text:span></text:span>ecto , quam magna sit externa quies si prae-<text:line-break/>terquam concedit nobis praesens vehementia premamus,</text:p>
      <text:p text:style-name="P3">non percipiemus perspicue unquam. At fortasse dices dis-<text:line-break/>tentionis magnitudinem compressione prohiberis motum ta-<text:line-break/>men .perpetu<text:span text:style-name="Default_20_Paragraph_20_Font"><text:span text:style-name="T3">o</text:span></text:span> apparere , rejici e<text:span text:style-name="Default_20_Paragraph_20_Font"><text:span text:style-name="T3">n</text:span></text:span>im ab ascendente arteria<text:line-break/>tactum, ubique desistere primum impelli ab ea moverique,<text:line-break/>ubi illa simul quieverit Sed hoc salsum esse, si universe<text:line-break/>dicatur, ac requirere distinctionem sarisa perspiciemus, si<text:line-break/>quid priorum meminimus, quum dice<text:span text:style-name="Default_20_Paragraph_20_Font"><text:span text:style-name="T3">r</text:span></text:span>emus, arteria dum<text:line-break/>movetur, fleri interim ut secum incumbentis sibi corp<text:span text:style-name="Default_20_Paragraph_20_Font"><text:span text:style-name="T3">o</text:span></text:span>ra<text:line-break/>non moveat, e<text:span text:style-name="Default_20_Paragraph_20_Font"><text:span text:style-name="T3">o</text:span></text:span>rum oppressa pondere.. Quare nec quum<text:line-break/>premamus ratio dictet tam dui sensum durare ejus motus in<text:line-break/>omnibus pulsibus , quamdiu, quum non premeretur, vel ur-<text:line-break/>geretur , . pr<text:span text:style-name="Default_20_Paragraph_20_Font"><text:span text:style-name="T3">o</text:span></text:span>grediebatur. Pr<text:span text:style-name="Default_20_Paragraph_20_Font"><text:span text:style-name="T3">o</text:span></text:span>inde quum arteria <text:span text:style-name="Default_20_Paragraph_20_Font"><text:span text:style-name="T3">t</text:span></text:span>ua ipsius<text:line-break/>rati<text:span text:style-name="Default_20_Paragraph_20_Font"><text:span text:style-name="T3">on</text:span></text:span>e m<text:span text:style-name="Default_20_Paragraph_20_Font"><text:span text:style-name="T3">o</text:span></text:span>vetur, quiescere jam nos subi<text:span text:style-name="Default_20_Paragraph_20_Font"><text:span text:style-name="T3">n</text:span></text:span>de arbitrabimur<text:line-break/>pulsirs, atque e<text:span text:style-name="Default_20_Paragraph_20_Font"><text:span text:style-name="T3">o</text:span></text:span> quietem ocyus ingredi, quo sensibili motu<text:line-break/>pr<text:span text:style-name="Default_20_Paragraph_20_Font"><text:span text:style-name="T3">o</text:span></text:span>hibiti fuerunt. Quum vero quantum pulsus tactum in<text:line-break/>distentione arteriae impellit, tantum, dum c<text:span text:style-name="Default_20_Paragraph_20_Font"><text:span text:style-name="T3">o</text:span></text:span>ntrahitur, sen-<text:line-break/>fiatur, omnin<text:span text:style-name="Default_20_Paragraph_20_Font"><text:span text:style-name="T3">o</text:span></text:span> necesse est, quum finis non sentiatur tlisten-</text:p>
      <text:p text:style-name="P3">tinnis, nec contractionis mitium sentiri. Qui ergo non<text:line-break/>convenienter:tangit; quomodo dignoscere plane externam<text:line-break/>quietem possit? Nam quantitas compressionis ad robur me-<text:line-break/>fienda arteriae est, ut eatenus comprimamus, quatenus ex-<text:line-break/>trema motus pars nulla sensum effugiat. Unde constat non<text:line-break/>esse in quibusuis premendum, sed solis in vehementibus:<text:line-break/>neque hic tamen adeo , ut vi applicatae munus arteriae su-<text:line-break/>peretur robur. Quere cautissimum erit, ubi dignoscere ex-<text:line-break/>ternum quietem voles , citra ullam vim applicare tactum,<text:line-break/>co<text:span text:style-name="Default_20_Paragraph_20_Font"><text:span text:style-name="T3">n</text:span></text:span>tra inter<text:span text:style-name="Default_20_Paragraph_20_Font"><text:span text:style-name="T3">n</text:span></text:span>am , <text:span text:style-name="Default_20_Paragraph_20_Font"><text:span text:style-name="T3">n</text:span></text:span>i urgeas comprimasque , non cognoscas,<text:line-break/>nam contractioni arteriae constantissime tactus adhaerere de-<text:line-break/>bet, premere vero nisi in vehementibus non licet. Ita li-<text:line-break/>quet in sus etiam solis dignosci posse inter<text:span text:style-name="Default_20_Paragraph_20_Font"><text:span text:style-name="T3">n</text:span></text:span>am quietem , imo<text:line-break/>ne lue quidem exacte, sed nunc multo majorem quam re.<text:line-break/>vera est, nunc paulo attamen adhuc eam majorem animad-<text:line-break/>vertes. Necessario enim duo ei tempora accedu<text:span text:style-name="Default_20_Paragraph_20_Font"><text:span text:style-name="T3">n</text:span></text:span>t partium<text:line-break/>insensibilium utriusque motus, et quod ad finem contractio- ,</text:p>
      <text:p text:style-name="P14">nis est et quod in principio distentionis : quae quum aliam<text:line-break/>estas longitudinem habeant, ut aule explicarimus, neque<text:line-break/>parem semper accessionem tempus internae quietis habe-<text:line-break/>bit, neque exacte unquam dignoscetur.</text:p>
      <text:h text:style-name="P10" text:outline-level="1"><text:span text:style-name="Default_20_Paragraph_20_Font"><text:span text:style-name="T21">G</text:span></text:span><text:bookmark-start text:name="bookmark3"/><text:span text:style-name="Default_20_Paragraph_20_Font">ALENI DE DIGNOSCENDIS PVLSIBVS<text:line-break/>LIBER II.</text:span><text:bookmark-end text:name="bookmark3"/></text:h>
      <text:h text:style-name="Heading_20_2" text:outline-level="2">Cap. I. </text:h>
      <text:p text:style-name="P12">Superiore commentario de partibus pul-<text:line-break/>fuum dignosce<text:span text:style-name="Default_20_Paragraph_20_Font"><text:span text:style-name="T3">n</text:span></text:span>dis egimus; nunc. explicabimus rationem,<text:line-break/>qualo partibus ipsis , quae insunt, possis perspicere, adeo-<text:line-break/>que initio ducto orationis a distensione, quod maxime prin-.<text:line-break/>ceps haec pulsus partium sit et plurimam habeat cognitionis<text:line-break/>varietatem , plurimum etiam ad praesagiendum ex fe prae-<text:line-break/>stet usum. Nam quando complura sunt, . quae distentio<text:span text:style-name="Default_20_Paragraph_20_Font"><text:span text:style-name="T3">nis<text:line-break/></text:span></text:span>bus insunt, praeter caetera est peculiaris proprieque ad</text:p>
      <text:p text:style-name="P3">eas ex ratione substantiae pulsuum motus pertinet. om-<text:line-break/>nis porro motus tempus habet quo fit, et celeritatem, vel<text:line-break/>tarditatem et aequalitatem, vel inaequalitatem , ad haec ubi<text:line-break/>feratur spatium. Quare de his dicamus primum. Neque<text:line-break/>enim putarit medicorum maxima pars , distinctam rationem<text:line-break/>esse tempus motus dignoscendi et celeritatis tarditatisque ;<text:line-break/>num si quantum tempus est, perspectum sit, statim etiam ce-<text:line-break/>Ierne, an tardus, an moderatus motus sit, planum ajunt<text:line-break/>esse. Misti vero aliter tempus videtur dignosci, aliter tar-<text:line-break/>ditas et celeritas a neque enim si motus sit brevius tempus,<text:line-break/>continuo pulsum dixero celeriorem esse. Sane quod illis<text:line-break/>imposuit, qui lu illa opinio<text:span text:style-name="Default_20_Paragraph_20_Font"><text:span text:style-name="T3">n</text:span></text:span>e sunt, ego definitio<text:span text:style-name="Default_20_Paragraph_20_Font"><text:span text:style-name="T3">n</text:span></text:span>em esse<text:line-break/>celeris et tardi pulsus duco: quae si ut illi accipiunt, ita<text:line-break/>significat, non valet; fur ut eam nos intelligimus, haec<text:line-break/>constat, issi parum bene assequuntur. Definitio haec est;<text:line-break/>celer pulsus est qui pauco tempore motum finit, tardus<text:line-break/>qui mullo. Nam quum paucum et multum ad aliquid refe-</text:p>
      <text:p text:style-name="P3">rantur, hi pulsuum tempora luter fe mutuo arbitrantur con-<text:line-break/>ferri. At res fe ita non habet, quia motus longlore tum-<text:line-break/>pure praediti pulsus est non raro velocior eo qui brevius<text:line-break/>obtinet. Sane multas res et praeclaras, quae ex praesagi-<text:line-break/>tione per pulsus aperiuntur, nisi hoc probe dignoscas, igno-<text:line-break/>rabis. At qui quidem nostri fecerunt periculum, quum iit<text:line-break/>ipsis aegrotis saepe locos affectos prius declararemus quam<text:line-break/>partes suspexissemus, praeterea unamquamque caulam et<text:line-break/>symptomata, quae consequebantur anlecesserantque, his <text:span text:style-name="Default_20_Paragraph_20_Font"><text:span text:style-name="T8">nihi</text:span></text:span>l,<text:line-break/>fiat fero, eorum quae <text:span text:style-name="Default_20_Paragraph_20_Font"><text:span text:style-name="T3">n</text:span></text:span>unc narrabo novum ridebitur, nam<text:line-break/>lu habuerint fidem omnium certissimam , adducti praedicto-<text:line-break/>runa veritate, aliis autem primo suspecta erit oratio et te-<text:line-break/>meraria ridebitur, si tot talesque medicos lu pulsu celari et<text:line-break/>tardo dignoscendo lapsos dicemus Quod si quis sustineat<text:line-break/>et animum inducat, quae dicam audire, profecto si non<text:line-break/>omnino fidem faciam illi, eum dimovebo certe ne omnibus<text:line-break/>quae a me dicentur fidem deneget, neque enim quae apud</text:p>
      <text:p text:style-name="P3">multos consessu janrdru et certa habita sunt, de sus facile est<text:line-break/>quempiam abducere, rdque maxime, quum adeo multam<text:line-break/>speculationem accmatamque postulent. Quin si speculatio-<text:line-break/>ne etiam ea assequaris, ut experientia tamen aestimes, onr-<text:line-break/>inno- multum desideres tactum exercitatum. Nam pulsus,<text:line-break/>qui fornicans appellatur, quum <text:span text:style-name="Default_20_Paragraph_20_Font"><text:span text:style-name="T3">s</text:span></text:span>ensum, quo dignoscatur,<text:line-break/>exactum quaerat, quippe qui in extremam recidat imbecilli-<text:line-break/>talem parvitatemque, semel lateat lu tangendo rudes adeo,<text:line-break/>ut homlues frequenter consument, in quibus talem pulsum<text:line-break/>animadvertunt, pulsum .non habere. Itaque si hos qui ce-<text:line-break/>lerem eum defendunt esse refutem et unde factum sit decla-<text:line-break/>rem ut errarint, quemnam feram judicem? Nam eos qui<text:line-break/>ne hoc quidem dignoscere valent, adsitne omnino luic pul-<text:line-break/>fus aegroto , qua ratione qualis sit docebo ? Quamobrem<text:line-break/>non famam, ut de istiusmodi speculatione narrem, fatis est<text:line-break/>enim , si operibus comprobem esse eum. At vero quod ini-<text:line-break/>tio testati fumus , quia hosce libros vulgo non paramus , fed<text:line-break/>unum qui instar sit mille expectant, commentationem ejus</text:p>
      <text:p text:style-name="P3">nomine scriptis mandabimus, quae prius ut absurda et iulo-<text:line-break/>lentis sexcentis convitiis conscindantur quum incident iit<text:line-break/>dignum. Talem vero ego in praesentia, qualis Arehigenes<text:line-break/>erat, desiderem auditorem, ut ita hominem appellem;<text:line-break/>Quid tu haec tandem vir egregie in libro tiro de pulsibus<text:line-break/>scribis, qumn de pulsu formicante his verbis disseris ? Con-<text:line-break/>stare mihi ex parvitate, imbecillitate, crebritate videtur et<text:line-break/>vero necessario ex celeritate. Non enim extremum illud<text:line-break/>omnium satis quid velit capio , nam priora assequor pro-<text:line-break/>boque verissima esse et personam tuam decere: hoc vero,<text:line-break/>cum scrrnicante coniunctam necessario celeritatem esse, quo-<text:line-break/>modo interpreteris quaero. Nam plus valet ac si absolute<text:line-break/>dictum sit, non addito necessario; tamen sit mendacium ni-<text:line-break/>hilominus ; sied si nihil esset adjectum , error manassc ex tu-<text:line-break/>ctus offensione videatur; nunc quando additum, necessario,<text:line-break/>est, rationalem prae <text:span text:style-name="Default_20_Paragraph_20_Font"><text:span text:style-name="T3">t</text:span></text:span>e fert aliquam suspicionem Quae au-<text:line-break/>lem haec sit discere optarem. Equidem nullam video ne-<text:line-break/>cessitatem, qua adductus imbecillum, crebrum et partum</text:p>
      <text:p text:style-name="P3">motum. statim putum celerem esse. Neque vero ipsa, de<text:line-break/>qua nomen pulsus invenit; formica celeriter movetur: sed<text:line-break/>breves ejus esse et languidos motus crebrosque conspicimus v<text:line-break/>celeres autem nequaquam. Quam autem harum celeritas<text:line-break/>necessario comitatur ?- imbecillitatemne ? imo vero mirabor,<text:line-break/>fi quicquam, quum caetera omnino pari momento sint, ob<text:line-break/>virium imbecillitatem movebitur velociter, quum plane<text:line-break/>contra aliis simili in forte positis robur facultatis conjun--<text:line-break/>etum motum celerem reddat, quod in causis pulsuum oste<text:span text:style-name="Default_20_Paragraph_20_Font"><text:span text:style-name="T3">n-<text:line-break/></text:span></text:span>dimus. Quin nec crebritas causa celeritatis est, nam quis<text:line-break/>Athenis iter Piraerun crebro faciens continuo etiam currat<text:line-break/>necessario? etenim crebrae actionis aliae funt causae, aliae<text:line-break/>celeris. Sed parvitatem fortasse dicet esse in causa, cur<text:line-break/>necessario formicans pulsus celer sit, nam quid aliud exeo-<text:line-break/>gites? Habet farte hoc certam quandam rationem, fedve-<text:line-break/>rtuune etiam sit, hic quaerimus, nam fieri non potest, quin<text:line-break/>arteria quae brevissimo vehatur intervallo, minus consumat</text:p>
      <text:p text:style-name="P3">temporis quam quum feratur maximo ,.nihilo magis tamen<text:line-break/>qui pauco tempore motus circumscribitur, simul celer is ne-<text:line-break/>cessario erit. Quid tu, quaeres, num ergo; qui. multo tem-<text:line-break/>p<text:span text:style-name="Default_20_Paragraph_20_Font"><text:span text:style-name="T3">o</text:span></text:span>re fiat , esse sucis celerem ? Ego vero neque hunc di-<text:line-break/>eo , omnin<text:span text:style-name="Default_20_Paragraph_20_Font"><text:span text:style-name="T3">o</text:span></text:span> enim no<text:span text:style-name="Default_20_Paragraph_20_Font"><text:span text:style-name="T3">n</text:span></text:span> modo dico rationem habe<text:span text:style-name="Default_20_Paragraph_20_Font"><text:span text:style-name="T3">n</text:span></text:span>dam quam-<text:line-break/>ditatis temporis, sed et spatii. Quum jam motum, qui pau-<text:line-break/>co obitur tempore, de me quaeras, qualem dicam esse, quo<text:line-break/>respo<text:span text:style-name="Default_20_Paragraph_20_Font"><text:span text:style-name="T3">n</text:span></text:span>sum tibi dem , conti<text:span text:style-name="Default_20_Paragraph_20_Font"><text:span text:style-name="T3">n</text:span></text:span>uo quantitatem fac spatii addas.<text:line-break/>Si supprimas, addam ego, atque distincte dicam, cauteque<text:line-break/>motus, qui brevi tempore obeu<text:span text:style-name="Default_20_Paragraph_20_Font"><text:span text:style-name="T3">n</text:span></text:span>tur, non esse pr<text:span text:style-name="Default_20_Paragraph_20_Font"><text:span text:style-name="T3">o</text:span></text:span>rsus Iris<text:line-break/>citatio<text:span text:style-name="Default_20_Paragraph_20_Font"><text:span text:style-name="T3">r</text:span></text:span>es , qui majore efficiuntur. At si proportio<text:span text:style-name="Default_20_Paragraph_20_Font"><text:span text:style-name="T3">n</text:span></text:span>i tem-<text:line-break/>p<text:span text:style-name="Default_20_Paragraph_20_Font"><text:span text:style-name="T3">a</text:span></text:span>rum spatiorum respo<text:span text:style-name="Default_20_Paragraph_20_Font"><text:span text:style-name="T3">n</text:span></text:span>deat proportio, neuter alterum an-<text:line-break/>tevertit ; si vero aut temporis ad tempus , aut i<text:span text:style-name="Default_20_Paragraph_20_Font"><text:span text:style-name="T3">n</text:span></text:span>tervalli ad<text:line-break/>lutervallum major proportio sit, tum unum celeriorem fore,<text:line-break/>alterum tardiorem motum dico. Habes rem universam:<text:line-break/>quam tu si es assecutus , recte forsitan hic finem famam ora-<text:line-break/><text:span text:style-name="Default_20_Paragraph_20_Font"><text:span text:style-name="T3">tio</text:span></text:span>nis, si non intellexisti, accipe prolixius quod pantis</text:p>
      <text:p text:style-name="P3">perstrinxi. Qui pari tempore par spatium conficiunt, mo-<text:line-break/>tus hos appellamus aeque diuturnos et celeres , qui vero<text:line-break/>pari tempore majora intervalla emetiuntur, hos celeriores;<text:line-break/>haud aliter qui par spatium, fed minore tempore. Atque<text:line-break/>exempli gratia, duo quidam homines stadia quinquaginta<text:line-break/>una hora percurrunt , aeque veloces hos dixeris. Sin alter<text:line-break/>una hora haec confecerit, alter triginta horis, liquet cele-<text:line-break/>rius fe priorem movisse, qui majus pari tempore spatium<text:line-break/>percurrerit. At vero fi quinquaginta. stadia lue una hora,<text:line-break/>alter tribus perficiat, plane prior celerior est, fi quidem par<text:line-break/>fpatium conserit citius. Nihil sic difficulsatis inest, fed post-<text:line-break/>hac erit fortasse, nisi animum intendas: nam nihilo secius<text:line-break/>attendentibus illa non secus atque haec aperta erunt. Er- .<text:line-break/>go faciamus in duobus motibus alterum una hora quinqua-<text:line-break/>ginta conficere stadia, quid hos, nonne aeque celeres este<text:line-break/>dicemus? Verum. Nam si ille, qui confecerat una hora,</text:p>
      <text:p text:style-name="P3">stadia quinquaginta, tres sit horas motus , <text:span text:style-name="Default_20_Paragraph_20_Font"><text:span text:style-name="T3">o</text:span></text:span>mnino etiam su-<text:line-break/>pra quinquaginta confecisset centum. Si item qui tri-<text:line-break/>bus horis haec percurreret, unam tantum horam fuisset<text:line-break/>motus, lue scilicet quoque quinquaginta fala progressus es-<text:line-break/>set. - Sic aeque erunt celeres qui paria spatia paribus<text:line-break/>temporibus obeunt. Quere advertendae spatiorum sunt<text:line-break/>longitudines et temporum, ut si quomodo spatium spatio,<text:line-break/>ile tempori respondeat tempus, aeque celeres esse dicamus<text:line-break/>motus. Si vero majorem proportionem habet spatium ad<text:line-break/>spatium quam tempus ad tempus, vel tempus ad tempus<text:line-break/>quam spatium ad spatium, non amplius aeque celeres hos<text:line-break/>motus esse existimamus. Nam sit spatium spatii quadr<text:span text:style-name="Default_20_Paragraph_20_Font"><text:span text:style-name="T3">o-<text:line-break/></text:span></text:span>plum, tempus vero temporis duplum , certum est spani pro-<text:line-break/>portionem ad spatium majorem esse quam temporis ad tem-<text:line-break/>pus. Itaque alter motus velocior erit. Jam illius esto spa-<text:line-break/>tium cubitorum quadringent<text:span text:style-name="Default_20_Paragraph_20_Font"><text:span text:style-name="T3">o</text:span></text:span>rum, hujus centum, ac tempus</text:p>
      <text:p text:style-name="P3">prioris duarum , alterius unius horae , si jam duabus horis<text:line-break/>alter motus cubita quadringenta consederit, alter centum<text:line-break/>una, constat, si priorem centum tantum cubita moveri sin-<text:line-break/>gamus, hora dimidia confecturum: itaque altero erit cele-<text:line-break/>rior, quod par spatium breviori tempore emensus sit. Si<text:line-break/>vero secundum quadraginta sacramus prog<text:span text:style-name="Default_20_Paragraph_20_Font"><text:span text:style-name="T3">r</text:span></text:span>edi , quatuor lue<text:line-break/>horas requiret, quo nomine erit priore tardior, quippe par<text:line-break/>spatium percurret longiore tempore. In conspicuo igitur<text:line-break/>est , ubi spatii cum spatio collati major sit proportio quam<text:line-break/>temporis comparati cum tempore, eum motum necessario<text:line-break/>celeriorem esse. Contra si prioris motus spatium minorem<text:line-break/>habeat proportionem ad spatium alterius quam tempus ad<text:line-break/>tempus, priorem necesse sit tardiorem esse. Atque hujus<text:line-break/>etiam exemplum proponam. Fac mihi prioris motus spa-<text:line-break/>tium spatii secundi motus duplum esse, tempus autem tem-<text:line-break/>poris quadruplum. Si jam prior quatuor cubita p<text:span text:style-name="Default_20_Paragraph_20_Font"><text:span text:style-name="T3">r</text:span></text:span>ogredia-<text:line-break/>tur quatuor horis, alter una hora duo, planum est, si duo</text:p>
      <text:p text:style-name="P3">tantum cubita priorem fingamus progredi, duabus ea horis<text:line-break/>confecturum, quo tardior altero erit, qui eadem duo cubita<text:line-break/>percurreret una hora-: et alterum, si quatuor cubita eme-<text:line-break/>tiatur, duabus id horis facturum; unde illo, qui .quatuor<text:line-break/>cubita quatuor . progressus horis est, velocior erit, si qui-<text:line-break/>dem par spatium ocyus confecerit. Quo quidem constituto,<text:line-break/>duos jam fingamus afcenfu impares pulsus, nani hanc. in<text:line-break/>prunis dimensionem .in hac disputatione quaerimus,. ac facia-<text:line-break/>mus, si lubet, exempli. gratia, esse prosun dilatem prosun-<text:line-break/>dilatis decuplam et tempus temporis duplum , non<text:span text:style-name="Default_20_Paragraph_20_Font"><text:span text:style-name="T3">n</text:span></text:span>e aperte<text:line-break/>perfpicies, modo superiorum memineris, pulsum cujus de-<text:line-break/>cupla est altitudo multo. fore altero celeriorem? Nam hu-<text:line-break/>milis, fi i<text:span text:style-name="Default_20_Paragraph_20_Font"><text:span text:style-name="T3">n</text:span></text:span> eodem- co<text:span text:style-name="Default_20_Paragraph_20_Font"><text:span text:style-name="T3">n</text:span></text:span>stans- motu,. decuplo in pr<text:span text:style-name="Default_20_Paragraph_20_Font"><text:span text:style-name="T3">o</text:span></text:span>funditatis<text:line-break/>dimensione increverit, fiet ille quidem aeque ac alter altus,<text:line-break/>fed tempore longe. rnajore quam ille. Inventus igiturqui-<text:line-break/>dam est humilis pulsus. brevi tempore. durans,. qui alto. diu-</text:p>
      <text:p text:style-name="P3">tunro sit tardior, id quod est, de quo initio agebatur, usiam<text:line-break/>rationem dignoscendi temporis. esse motus, aliam temporis<text:line-break/>celeritatis. At enim haec verbotenus fortassis finguntur, a<text:line-break/>vero autem absunt. lino si juvenis valentis compares pul-<text:line-break/>funi cum pueri fornicante , decuplum ascensum ostendes.<text:line-break/>Quod si hunc ipsum juve<text:span text:style-name="Default_20_Paragraph_20_Font"><text:span text:style-name="T3">n</text:span></text:span>em excalfactas moderate, vel bal-<text:line-break/>neis, vel frictionibus, exercitationibusve , ac tum bilem<text:line-break/>moveas illi, et stomachum facias , non decuplam, fed quin-<text:line-break/>decuplam ejus prosunditatem iirveneris humilis dimensionis<text:line-break/>pulsus in puero formicantis. Verum in puero formicans,<text:line-break/>ne sit semel tardus, subsidium ab aetate habet, at in sene<text:line-break/>fornicantem; si pulsum nosti tangere, celerem non magis<text:line-break/>dicas quam vermiculantem. Nam hoc haud scio , an tar.<text:line-break/>dior clare ullus pulsus rideatur. Formicans enim qua est<text:line-break/>brevitate, aperiam cognitionem fugit, vermiculans non ob-<text:line-break/>scure quidem est tardus, fed siquis alius, abunde perfpi-<text:line-break/>onus. Quid igitur lute<text:span text:style-name="Default_20_Paragraph_20_Font"><text:span text:style-name="T3">r</text:span></text:span> celeres hunc quoque plerique re-</text:p>
      <text:p text:style-name="P3">serunt, nisi consensionem cum fornicante .studentes servare<text:line-break/>eos non sentiri statuunt? Nam quando in se facile hi pul-<text:line-break/>sus mutuo convertuntur et vermiculantis facile extremus<text:line-break/>delapsus sormicantem gignit, similiter primum formicantis<text:line-break/>incrementum vcrmiculantem , plane illi novum putaverunt,<text:line-break/>si eorum alterum dicerent celerem, tardum alterum. Ac<text:line-break/>quia semel non probe celerem appellarunt sormicantem, id-<text:line-break/>circo rem ex consequenti tam falsam, tam etiam plane .dissio-<text:line-break/>nam sustinuerunt admittere, vermiculanlem etiam celerem<text:line-break/>esse. Et quidem vermis eum gressui comparant et foruli- -<text:line-break/>cantem item formicae, animantium ride quam velocium,<text:line-break/>et qui simul ita comparant, simulasse celeres contendunt,<text:line-break/>nec animadve<text:span text:style-name="Default_20_Paragraph_20_Font"><text:span text:style-name="T3">r</text:span></text:span>tunt, quam <text:span text:style-name="Default_20_Paragraph_20_Font"><text:span text:style-name="T3">t</text:span></text:span>ecum pugnent. Postquam vero<text:line-break/>in tantus fe errores semel detorserunt, non dubitant etiam<text:line-break/>in stomachicis affectibus cousirmare omnes esse pulsus cele-<text:line-break/>res , quum ne lu quidem sint celeres omnes , ac vero alios<text:line-break/>etiam sexcentos, de. quibus alio loco dicere magis convenit.</text:p>
      <text:p text:style-name="P3">Qui err<text:span text:style-name="Default_20_Paragraph_20_Font"><text:span text:style-name="T3">o</text:span></text:span>res mutuo consecuti illos funt ob notionem non lis-<text:line-break/>tributam, nec distinctam celeritatis, prorsusque confusam.<text:line-break/>Nam quum illi de celari pulsu ex sula temporis existimarent<text:line-break/>brevitate , neque etiam de ejus magnitudine statuerent, quae<text:line-break/>falso illis in mentem venerant, haec in errorem ipsius in di-<text:line-break/>grroscendo impulerunt. Sed nos olere, ni fallor, estum<text:line-break/>ostendimus brevi tempore durantem esse, ut sic appellem pul-<text:line-break/>sum , alium celerem , similiter contrarios sus estum tliutur-<text:line-break/>nui<text:span text:style-name="Default_20_Paragraph_20_Font"><text:span text:style-name="T3">n, </text:span></text:span>alium tardum^ esse. Hic lu putas fortasse absolutam<text:line-break/>omnibus partibus este disputatio<text:span text:style-name="Default_20_Paragraph_20_Font"><text:span text:style-name="T3">n</text:span></text:span>em, teque manifesto eo-<text:line-break/>gnoscere, celerem pulsum differre a tardo. Ego vero ni-<text:line-break/>lili magis in votis habeam, quam ut de commentatione tan-<text:line-break/>ta disputatio detrahatur. At re vera ita non habet, sed est<text:line-break/>habita oratio ad celerem pulsum et tardum dignoscendum,<text:line-break/>veluti quoddam praeludium. Nam per totam hanc quidem<text:line-break/>habitam orationem: duobus luter se motibus conferendis<text:line-break/>unum tardiorem esse, alterum celeriorem ostendimus : nus-<text:line-break/>quam verba fecimus tamen de sardo et celeris <text:span text:style-name="Default_20_Paragraph_20_Font"><text:span text:style-name="T3">r</text:span></text:span> Sane quam-</text:p>
      <text:p text:style-name="P3">plurimum interest, tardiorem dicas motum an tardum, nec<text:line-break/>non celeriorem an celerem; Exempli - gratia , siquis. ali-:<text:line-break/>quem dicat motum tardiorem esse, . quaerimus, quonam dicat<text:line-break/>esse tardiorem eum, semper enim qui tardior est, alio dici-<text:line-break/>tur tardior: sin tardum dicat aliquem motum esse, haud-<text:line-break/>quaquam interr<text:span text:style-name="Default_20_Paragraph_20_Font"><text:span text:style-name="T3">o</text:span></text:span>gamus quonam, nam- ridicusi habeamur.<text:line-break/>Sic si pulsum tareliorem esse dicamus aut celeriorem, erit<text:line-break/>omnino qui de nobis, quonam tardiorem dicamus, vel ce-<text:line-break/>leriorem , requiret ; sed tardum quum dicimus , veI cele-:<text:line-break/>rem., nullus jam rogat quonam. Nunquid igitur celer et<text:line-break/>tardus. abs<text:span text:style-name="Default_20_Paragraph_20_Font"><text:span text:style-name="T3">o</text:span></text:span>luto serm<text:span text:style-name="Default_20_Paragraph_20_Font"><text:span text:style-name="T3">o</text:span></text:span>ne pr<text:span text:style-name="Default_20_Paragraph_20_Font"><text:span text:style-name="T3">ot</text:span></text:span>eruntu<text:span text:style-name="Default_20_Paragraph_20_Font"><text:span text:style-name="T3">r, </text:span></text:span>at celerior vero tar-.: -<text:line-break/>diorque referuntur ad alterum? .Sane hoc sortasse quis<text:line-break/>prompte pro vero probabit. Mea vero longe alia ratio. esu<text:line-break/>Adeo multae est res cogitationis deliberationisque , quum<text:line-break/>aliis de causis, .tum quod ad plures res pertinet ea- specula-<text:line-break/>tio, neque enim de celari. et tardo, vel celeriore et tardiore,<text:line-break/>distinctu et definito est opus, de magno autem parvoque et<text:line-break/>majore atque. minore aliisque quorum idem usus est negli-</text:p>
      <text:p text:style-name="P3">gere par esu Imo attendendum est, perindeue sit, sima-<text:line-break/>jorem dicas ac magnum pulsum, et item minorem ac par-<text:line-break/>vum, au diversae res sub his nominibus .lateam. Majorem<text:line-break/>quidem semper accipimus minore majorem, atque minorem<text:line-break/>majore minoretu<text:span text:style-name="Default_20_Paragraph_20_Font"><text:span text:style-name="T3">r</text:span></text:span> magnum vero nullo magnum, sedabso-<text:line-break/>lute, .itemque. parvum nullo parvum,. caeterum absolute.<text:line-break/>Eodem modo de breviore et brevi, longiore et longo, latiore<text:line-break/>atque lato, angustiore angustoque et hercle etiam de molliore<text:line-break/>et. mosti, duriore et duro, denique de omnibus aliis, quae<text:line-break/>meum usurpantur. modum, distinctione est opus. Quippe<text:line-break/>haec consideratio pene pertinet quum ad totam medicinam,<text:line-break/>tum vero ad alias. artes omnes : etenim calidius dicimus et<text:line-break/>calidum ..frigidius et frigidum, siccius et siccum, humidius<text:line-break/>ethumidum, denique plus et multum, similiterque minus et<text:line-break/>parum. Una igitur in re sermonem pro exemplo explora-<text:line-break/>bimus, ubi si indagando nobis quid profectum sit, ad alia<text:line-break/>tutu omnia viam et rationem hanc faciemus, ut traduca-</text:p>
      <text:p text:style-name="P3">mus, sin haereamus, ap<text:span text:style-name="Default_20_Paragraph_20_Font"><text:span text:style-name="T3">t</text:span></text:span>am etiam hanc haesitationem trans-.<text:line-break/>feremus ad omnia. Alterutrum quidem certe,. aut riam<text:line-break/>rationemque invenerimus est. multa accommodissimum, aut<text:line-break/>inanem scientiae eorum persuasionem , quae ignoramus , de;<text:line-break/>posuerimus. Age jam sumamus. .in manus magnum etpar-.<text:line-break/>vum, ut expendamus, quatenus a majore et minore distent<text:span text:style-name="Default_20_Paragraph_20_Font"><text:span text:style-name="T3">i<text:line-break/></text:span></text:span>Et primum de rebus omnibus mundi. in quibus.quidem ver-;<text:line-break/>fati <text:span text:style-name="Default_20_Paragraph_20_Font"><text:span text:style-name="T3">t</text:span></text:span>umus et educati, quid intelligamus magnum- et .quid<text:line-break/>parvum, nobis ipsis subiiciamus:; simili modo, quid malus<text:line-break/>et minus. Nonne majus, ut quisquam absolute dicat f non<text:line-break/>ferimus, nisi addat, quo dicat majus; magnum autem. ab-<text:span text:style-name="Default_20_Paragraph_20_Font"><text:span text:style-name="T3">r<text:line-break/></text:span></text:span>soluto fermone et ipsi proferimus -et alios citra additio-<text:line-break/>nem audimus? Nunquid igitur per fe dicuntur et absoluto.<text:line-break/>siermone magnum et parvum? At si est, nimirum vel sub-<text:line-break/>stantiam scilicet denotabunt, vel qualitatem, vel aliquod<text:line-break/>aliud praedicamentum ? . Atqui substantiam non significant;<text:line-break/>ut Socrates, Plato, equus, homo. Nec vero etiam quali-</text:p>
      <text:p text:style-name="P3">ta tem ullam, neque figuram igitur, neque c<text:span text:style-name="Default_20_Paragraph_20_Font"><text:span text:style-name="T3">o</text:span></text:span>lorem, neque<text:line-break/><text:span text:style-name="Default_20_Paragraph_20_Font"><text:span text:style-name="T1">p</text:span></text:span><text:span text:style-name="Default_20_Paragraph_20_Font"><text:span text:style-name="T3">o</text:span></text:span>sitionem , neque conformationem et paucis nihil istius ge-<text:line-break/>neris. Quin nec ubi indicare vel quando p<text:span text:style-name="Default_20_Paragraph_20_Font"><text:span text:style-name="T3">o</text:span></text:span>ssint, nec item<text:line-break/>situm, nec habitum, <text:span text:style-name="Default_20_Paragraph_20_Font"><text:span text:style-name="T3">n</text:span></text:span>ec acti<text:span text:style-name="Default_20_Paragraph_20_Font"><text:span text:style-name="T3">o</text:span></text:span>nem , nec passionem. Sed in<text:line-break/>illis haec s<text:span text:style-name="Default_20_Paragraph_20_Font"><text:span text:style-name="T3">o</text:span></text:span>lis sunt quaerenda, quae in praedicamento. quan-<text:line-break/>titatis, aut ad aliquid fiunt. . Atque si; quae nuper n<text:span text:style-name="Default_20_Paragraph_20_Font"><text:span text:style-name="T3">o</text:span></text:span>stra<text:line-break/>sententia erat , non videantur ad praedicamentum relationis<text:line-break/>pertinere, su .quantitatis erunt quae<text:span text:style-name="Default_20_Paragraph_20_Font"><text:span text:style-name="T3">r</text:span></text:span>enda. P<text:span text:style-name="Default_20_Paragraph_20_Font"><text:span text:style-name="T3">o</text:span></text:span>rro plenum<text:line-break/><text:span text:style-name="Default_20_Paragraph_20_Font"><text:span text:style-name="T1">est </text:span></text:span>difficultatis statuere, quantum intelligere utcunque op<text:span text:style-name="Default_20_Paragraph_20_Font"><text:span text:style-name="T3">o</text:span></text:span>r-<text:line-break/>teat,:. anne instar stadii magnum, et cubitale parvum.<text:line-break/>Atqui m<text:span text:style-name="Default_20_Paragraph_20_Font"><text:span text:style-name="T3">o</text:span></text:span>ntem, etiam si magnitudine sit stadii, parvum dici-<text:line-break/>mus , et s<text:span text:style-name="Default_20_Paragraph_20_Font"><text:span text:style-name="T3">o</text:span></text:span>rmicam mag<text:span text:style-name="Default_20_Paragraph_20_Font"><text:span text:style-name="T3">n</text:span></text:span>am, .longe quidem cubit<text:span text:style-name="Default_20_Paragraph_20_Font"><text:span text:style-name="T3">o</text:span></text:span> min<text:span text:style-name="Default_20_Paragraph_20_Font"><text:span text:style-name="T3">o</text:span></text:span>rem.<text:line-break/>Dices fortasse, quod familiari cuidam meo satisfecit, quan-<text:line-break/>titatem quidem ab iis significari, n<text:span text:style-name="Default_20_Paragraph_20_Font"><text:span text:style-name="T3">o</text:span></text:span>n certum tamen illam,<text:line-break/>ut pedale, caeterum ut ille dicebat, latam et indefinitam.<text:line-break/>Nu<text:span text:style-name="Default_20_Paragraph_20_Font"><text:span text:style-name="T3">n</text:span></text:span>quid igitur finibus altitudinem e<text:span text:style-name="Default_20_Paragraph_20_Font"><text:span text:style-name="T3">o</text:span></text:span>rum c<text:span text:style-name="Default_20_Paragraph_20_Font"><text:span text:style-name="T3">o</text:span></text:span>mplecti p<text:span text:style-name="Default_20_Paragraph_20_Font"><text:span text:style-name="T3">ositu-<text:line-break/></text:span></text:span>mus, ut alia id genus, nimirum ch<text:span text:style-name="Default_20_Paragraph_20_Font"><text:span text:style-name="T3">o</text:span></text:span>ri, civitatis, montis,<text:line-break/>exercitus, stagni? quippe quae cum quantitate incerta onr-</text:p>
      <text:p text:style-name="P3">mia dicantur. Possumus dicere non tres nos, a<text:span text:style-name="Default_20_Paragraph_20_Font"><text:span text:style-name="T3">n</text:span></text:span>ti quatuor<text:line-break/>saltatores chorum intelligere, non tamen jam mille: nec<text:line-break/>etiam. civitatem , si qua tribus constet domibus , nec quae<text:line-break/>mille stadiis exporrecta est; neque m<text:span text:style-name="Default_20_Paragraph_20_Font"><text:span text:style-name="T3">o</text:span></text:span>ntem, qui cubitalis<text:line-break/>fit, sied qui major, neque tamen qui lunam attingat : neque<text:line-break/>stagnum collectionem aquae trium amphorarum , non tamen<text:line-break/>ut universam terram inundet. Nam. uuiuscujusque horum<text:line-break/>quanquam adamussim nequeas quantitatem constituere, multa<text:line-break/>tamen invenias c<text:span text:style-name="Default_20_Paragraph_20_Font"><text:span text:style-name="T3">o</text:span></text:span>rpora, quae ab eorum notione utrinque<text:line-break/>deflexeru<text:span text:style-name="Default_20_Paragraph_20_Font"><text:span text:style-name="T3">n</text:span></text:span>t, haec quod nondum, illa quod non amplius sint<text:line-break/>talia.</text:p>
      <text:h text:style-name="Heading_20_2" text:outline-level="2">Cap. li. </text:h>
      <text:p text:style-name="P12">Qui ergo termini magno et parvo statuan-<text:line-break/>fur, ut commemoratis omnibus, non est. quid dicamus; imo<text:line-break/>vero adeo intelligentia patet late magni, ut ipsi, etiam uni-<text:line-break/>versio mundo, verbi gratia, si quid excogitari majus possit,<text:line-break/>hoc magni sit obtenturum nomen. Nihilominus sinmica,<text:line-break/>culex; allium, et si quod hoc minus sit animal, yeI gra-</text:p>
      <text:p text:style-name="P3">num , accipiat magni nomen : neque enim formica tantum,<text:line-break/>sed et mistum et culex magnus dicitur. Tantum ergo c<text:span text:style-name="Default_20_Paragraph_20_Font"><text:span text:style-name="T3">o</text:span></text:span>n-<text:line-break/>stat, unamquanque rem cum ejusdem generis rebus colla-<text:line-break/>tam vel parvam vel magnam dici, abs<text:span text:style-name="Default_20_Paragraph_20_Font"><text:span text:style-name="T3">o</text:span></text:span>lute j nihil. Atque<text:line-break/>hoc quidem inter majus interest et magnum , qu<text:span text:style-name="Default_20_Paragraph_20_Font"><text:span text:style-name="T3">o</text:span></text:span>d malus<text:line-break/>omni minore possit majus dici , magnum vero non quolibet<text:line-break/>majus , sed tantum eis , quae sunt ejusdem generis. Eadem<text:line-break/>de min<text:span text:style-name="Default_20_Paragraph_20_Font"><text:span text:style-name="T3">o</text:span></text:span>re et parvo distinctio est, necnon de celari et ce-<text:line-break/>leri<text:span text:style-name="Default_20_Paragraph_20_Font"><text:span text:style-name="T3">o</text:span></text:span>re, nec secus de tardo et tardi<text:span text:style-name="Default_20_Paragraph_20_Font"><text:span text:style-name="T3">o</text:span></text:span>re, siquidem equus<text:line-break/>quispiam tardus dicatur et formica velox. Simili rati<text:span text:style-name="Default_20_Paragraph_20_Font"><text:span text:style-name="T3">o</text:span></text:span>ne<text:line-break/>.alia cuncta videbis appellata esse quum in pulsuum omnibus<text:line-break/>generibus tum per totam medicinam, et hercle per totam<text:line-break/>m<text:span text:style-name="Default_20_Paragraph_20_Font"><text:span text:style-name="T3">o</text:span></text:span>rtalium vitam, durum durius, m<text:span text:style-name="Default_20_Paragraph_20_Font"><text:span text:style-name="T3">o</text:span></text:span>lle m<text:span text:style-name="Default_20_Paragraph_20_Font"><text:span text:style-name="T3">o</text:span></text:span>llius, crebrum<text:line-break/>crebrius , breviter alia id genus omnia partim cum altero<text:line-break/>qu<text:span text:style-name="Default_20_Paragraph_20_Font"><text:span text:style-name="T3">o</text:span></text:span>libet c<text:span text:style-name="Default_20_Paragraph_20_Font"><text:span text:style-name="T3">o</text:span></text:span>mparata, partim cum lis leniunt, cum quibus<text:line-break/>conveniunt genere. Quid jam igitur fummamne assecuti<text:line-break/>sumus, an vero hic etiam ferino postulat distinctionem?</text:p>
      <text:p text:style-name="P3">neque enim si cum omnibus, quae sunt ejusdem generis;<text:line-break/>magnum comparemus, statim sic nominamus. Neque enim<text:line-break/>simul Achilles et Aiax dicentur magni, nec Polydamus et<text:line-break/>Mllo, si quidem Ajace.Achilles, Milone erat major Polyda-<text:line-break/>mas, sed plane cum medio et mediocri atque moderato,<text:line-break/>quod vocant, unoquoque in genere, veluti cum regula<text:line-break/>arbitroque caetera conferemus: tum quae illud excedunt,<text:line-break/>magna esse dicemus omnia; quae contra, parva. Id quod<text:line-break/>usu venit in omni vita, lu artibus quidem utique maxime,<text:line-break/>nam ad moderati omnes examen referuntur: atque hoc sup-<text:line-break/>perlita<text:span text:style-name="Default_20_Paragraph_20_Font"><text:span text:style-name="T3">r</text:span></text:span>e essentiis, lu quibus versantur, studenti Ac multum<text:line-break/>cibi dicit messicus sumpsisse quempiam, ubi corporis natu-<text:line-break/>ram nutriendi excedat, rursus parum, ubi infra mediocrita-<text:line-break/>tem ejus fit. . Nam ea ratione athletae duas ruinas carnis<text:line-break/>parum dicimus esse, et frequenter aegroto hrterdicimus ere-<text:line-break/>moris ptisanae pelvim exorbere, ut stupra mediocritatem.<text:line-break/>ita magnum etiam pullina et parvum dicimus, qui a medio-</text:p>
      <text:p text:style-name="P3">critate destertit, atque hujus utriusque magnum numerum<text:line-break/>este, moderatum unum, qui indagandus nobis et ob metuo-<text:line-break/>riam ponendus, <text:span text:style-name="Default_20_Paragraph_20_Font"><text:span text:style-name="T3">o</text:span></text:span>muibusque aliis applicandus . est veluti<text:line-break/>mensura quaedam aequa ab ipsa constituta natura. Quem<text:line-break/>quomodo invenire possimus .<text:span text:style-name="Default_20_Paragraph_20_Font"><text:span text:style-name="T3">r</text:span></text:span>eliquum est ut consideremus;<text:line-break/>nam eo tota <text:span text:style-name="Default_20_Paragraph_20_Font"><text:span text:style-name="T3">o</text:span></text:span>ratio properat, cujus quidem nomine. retuli-<text:line-break/>mus quicquid ante dictum est. Invenerimus autem ilo<text:line-break/>lnm, modo ^possimus, via et ratione. Quippe hoc ad il-<text:line-break/>Iud interest, ut unam viam ad omnia moderata unam-<text:line-break/>que rationem habeamus , nec . denuo necesse habeamus<text:line-break/>quaerere , quo pacto . inveniendus fit in motu mode<text:span text:style-name="Default_20_Paragraph_20_Font"><text:span text:style-name="T3">r</text:span></text:span>atus,<text:line-break/>quo pacto ur quiete, vel in contentione, veh in arte-:<text:line-break/>riae corpore. Ac prunum hoc videamus , utrum finguli in<text:line-break/>lingusis .generibus quaerendi pulsus moderati sint, an plu-<text:line-break/>res, alius pro aetate moderatus, alius pro habitibus corpo-<text:line-break/>ris, alius pro temperamentis, estus pro anni temporibus,<text:line-break/>alius pro locis, statibus, vitae i<text:span text:style-name="Default_20_Paragraph_20_Font"><text:span text:style-name="T3">n</text:span></text:span>stitutis, vel animi affectibus.<text:line-break/>Pro his enim om<text:span text:style-name="Default_20_Paragraph_20_Font"><text:span text:style-name="T3">n</text:span></text:span>ibus alios magnos, alios parvos, alios mo-</text:p>
      <text:p text:style-name="P3">derasus dicimus pulsus esse:. jam hos celeres, illos tardos,<text:line-break/>quosdam moderatos, parique modo lu caeteris differen-<text:line-break/>tiis. Forsan autem hoc probabilius alicui videbitur tua-<text:line-break/>gisque . consonum usui , si cuilibet generi unum assignemus<text:line-break/>m<text:span text:style-name="Default_20_Paragraph_20_Font"><text:span text:style-name="T3">o</text:span></text:span>deratum. - Ergo accuratius hoc disceptemus, atque unum<text:line-break/>sumamus genus pulsuum pro exemplo , scilicet magnorum et<text:line-break/>parvorum, de quibus egimus paulo superius; ac medimni<text:line-break/>eo<text:span text:style-name="Default_20_Paragraph_20_Font"><text:span text:style-name="T3">r</text:span></text:span>um et moderatum demus ope<text:span text:style-name="Default_20_Paragraph_20_Font"><text:span text:style-name="T3">r</text:span></text:span>am ut inveniamus, sigilla-<text:line-break/>tim pro aetatibus , sigillatim pro anni temporibus , regioni-.<text:line-break/>bus, naturis, temperamentis, aliisque id genus omnibus t<text:line-break/>nam hoc - nihil desideremus ad ulum amplius , si inventum<text:line-break/>sit, sive proprium instituamus cujusque memoratorum pus-<text:line-break/><text:span text:style-name="Default_20_Paragraph_20_Font"><text:span text:style-name="T3">t</text:span></text:span>um si<text:span text:style-name="Default_20_Paragraph_20_Font"><text:span text:style-name="T3">t</text:span></text:span>ire, sive etiam ejus a natura recessus dignoscere.<text:line-break/>Quod praesens nobis doctrina ridetur suppeditare. Quare<text:line-break/>etiam atque etiam rideamus, possitne hoc inveniri. Mihi<text:line-break/>quidem sime difficillimum videtur atque adeo non posse<text:line-break/>fortasse inveniri; ac difficultas quidem in eo est, quod nihil<text:line-break/>ex his, quae commemoravimus, separatim licet et iulum</text:p>
      <text:p text:style-name="P3">sumere. Nam quando separatim et solam cernas p<text:span text:style-name="Default_20_Paragraph_20_Font"><text:span text:style-name="T8">uls</text:span></text:span>uum<text:line-break/>pro temporibus unus differentiam citra corpus, quod jam<text:line-break/>suum temperamentum habeat et habitum et aetatem et alia<text:line-break/>quae diximus? Itaque fit ut non possis dicere, hic pulsus<text:line-break/>peculiaris veri est, ille aestati : nam te quis roget, quo tu nam<text:line-break/>lu corpore dicas, in calidiore temperatura, an frigidiore,<text:line-break/>gracili an corpulento, juvenis an senis, in frigida regione<text:line-break/>an calida, et viri an mulieris, nec secus in reliquis diffe-<text:line-break/>rentiis. Quocirca in omni natura ridetur propositum cor-<text:line-break/>porum proprius esse animadvertendus pulsus et non proprius<text:line-break/>quo sciamus Dionis verbi gratia pulsus talis natura est, Theo-<text:line-break/>uls talis. At hoc absurdum sit, non tantum quia necesse<text:line-break/>esset, qui peculiares singulis hominibus pulsus sint et qui<text:line-break/>non peculiares , separatim meminisse, et nihil nos posse de<text:line-break/>quoquam, nisi usus nobis cumeo intercessisset, cognoscere;<text:line-break/>verum etiam quod ne in ipso Dione quidem verbi gratia<text:line-break/>unum hunc proprium pulsum lu uuoquoque genere separa-</text:p>
      <text:p text:style-name="P3">tim possemus et praeter rerum externas circumstantias si<text:span text:style-name="Default_20_Paragraph_20_Font"><text:span text:style-name="T3">n-<text:line-break/></text:span></text:span>mere. Nam quando firmes tandem? Dionisne bieme,<text:line-break/>an Dionis aestate, et utrum Dionis Romae, au in Africa;<text:line-break/>jam gracilioris , a<text:span text:style-name="Default_20_Paragraph_20_Font"><text:span text:style-name="T3">n</text:span></text:span> corpulentioris ? praeterea ejus qui otio-<text:line-break/>sius egerit, an Iaboriofius, durius an lautius vixerit? tum<text:line-break/>vinum, an aquam potaverit, an litaverit? Neque enim<text:line-break/>est ab sus aliisque circumstantiis sexce<text:span text:style-name="Default_20_Paragraph_20_Font"><text:span text:style-name="T3">n</text:span></text:span>tis separatum <text:span text:style-name="Default_20_Paragraph_20_Font"><text:span text:style-name="T3">t</text:span></text:span>u-<text:line-break/>mere et finium corpus Dionis. Itaque nondum explicata<text:line-break/>prima dubitatio est, siquidem pulsum toti naturae propositi<text:line-break/>corporis proprium, quem quidem moderatum,. hoc est me-<text:line-break/>dicerem appellavimus, non valemus invenire. Praestiterit<text:line-break/>igitur non ambire hac ratione. pulsuum notitiam, fed ut<text:line-break/>praescripsi tironibus, in singulis quas narrari causis edisce-<text:line-break/>re variationem. Nam aliquam. possis ejus viam atque ra-<text:line-break/>tionem invenire, quam hoc loco prius adnotabimus ; dei<text:span text:style-name="Default_20_Paragraph_20_Font"><text:span text:style-name="T3">n</text:span></text:span>de<text:line-break/>inspiciemus utrum omnia praestare queat, an aliqua ex<text:line-break/>parte etiam claudicet. Porro via ratioque haec, uterer-</text:p>
      <text:p text:style-name="P3">pli gratia riam sumamus de causis quae asserendis fiunt pus-<text:line-break/>silius, ut exercitationem. Nam si considerandum ve<text:span text:style-name="Default_20_Paragraph_20_Font"><text:span text:style-name="T3">n</text:span></text:span>it,<text:line-break/>quemadmodum pulsus exercitatio immutet , delige hominem,<text:line-break/>cujus attendas prius omnes pulsus, inde exercitos, tumque<text:line-break/>de integro atte<text:span text:style-name="Default_20_Paragraph_20_Font"><text:span text:style-name="T3">n</text:span></text:span>das , qui illorum sit intonsus et quis exolu-<text:line-break/>tus et quantum, atque sic invenies, quantum exercitatio pul-<text:line-break/>sius possit immutare. Haud aliter in balneis, potu cibisque<text:line-break/>omnibus factu de singulis hominibus periculo , facile altera-<text:line-break/>tiones inve<text:span text:style-name="Default_20_Paragraph_20_Font"><text:span text:style-name="T3">n</text:span></text:span>iemus. Haec facillima. experientia est; verum<text:line-break/>quae ab experientia ineundae rationes funt, non perinde fa-<text:line-break/>ciles. Nam quod est i<text:span text:style-name="Default_20_Paragraph_20_Font"><text:span text:style-name="T3">n</text:span></text:span> omni experientia, .id lue item, ne,<text:line-break/>dum nihil distinguimus et confuse rem tractamus, offendamus<text:line-break/>periculum esu Quod fit bifariam, ut res non distributa, vel<text:line-break/>disti<text:span text:style-name="Default_20_Paragraph_20_Font"><text:span text:style-name="T3">n</text:span></text:span>cta sit, partim quod commune non dispertiamus lu si<text:span text:style-name="Default_20_Paragraph_20_Font"><text:span text:style-name="T3">n</text:span></text:span>as<text:line-break/>omnes partes , partim quod alterantibus causis non attenda-<text:line-break/>mus, quae praecipue, vel primo vel quocunque velis no-<text:line-break/>mine vocare , et quae .per accidens successerunt. Atque<text:line-break/>commune non fec<text:span text:style-name="Default_20_Paragraph_20_Font"><text:span text:style-name="T3">e</text:span></text:span>re in omnes suas differentias tale esu</text:p>
      <text:p text:style-name="P3">nempe requirit oratio ad claritatem exemplum. Si quis<text:line-break/>exercitatorum tales dicat esse pulsus, neque distinxerit, nec<text:line-break/>cuinam dicat exercitato, neque quando, <text:span text:style-name="Default_20_Paragraph_20_Font"><text:span text:style-name="T3">n</text:span></text:span>eque quantum,<text:line-break/>hic eo quod non divisit commune in differentias lapsus esu<text:line-break/>Cuinam exercitato inquam, qua aetate, quo robore,. ani in-<text:line-break/>sicmitate, quibus humoribus praestito, quo corpore, qua^<text:line-break/>compage corporis partium , quam ad exercitationem consue-<text:line-break/>to : scilicet in tot membra dividitur cuinam. Jam quomodo<text:line-break/>exercitatus est in .estas etiam differentias scinditur, an valide,<text:line-break/>necne; celeriter, necne; aequaliter, necne; in quibus omnibus<text:line-break/>non eodem modomutabitur. Jam etiam diversam esseprotem-<text:line-break/>pore alterationem oportet; neque enim a cibo subire exer—<text:line-break/>citationem perinde est ac jejunum;. nec perinde est .tristem<text:line-break/>atque hilarem, alacrem acefegnem, rigidunr ac excalfactum,<text:line-break/>item eum qui plus justo ac qui intra modum vel mediocri-<text:line-break/>ter dormivit. Similes immutationis differentiae manabunt<text:line-break/>ex quantitate exercitationum, siquidem moderatae aliter,</text:p>
      <text:p text:style-name="P3">atque plures, vel pauriores, commutant pulsus. At per ac-<text:line-break/>cideus, an per su, mutatio fiat, ita est distinguendum ; ec-<text:line-break/>quid fuisset excrementis plenus et quum coepit exercitari,<text:line-break/>fluente in ventrem .vitiosorum humorum copia, vellicari<text:line-break/>contigit os ventriculi humorum vitio , aut copia opprimi,<text:line-break/>aut everti, ac nauseare, eoque vel fatiscere hominem, vel<text:line-break/>languescere, vel refrigerari, vel suffocari; horum enim al-<text:line-break/>terat quodque pulsus , quos aliquis forsitan ab exercitatione<text:line-break/>existimabit profectus. Nam si qui plethoricus sit ac tho,<text:line-break/>race et pulmone affectu , simul ut coepit velociter exerti-<text:line-break/>tari, in dyspnoeam inciderit, pro dyspnoea variabunt pul-<text:line-break/>sus, et tu- putabis fortassis pro exercitationibus. Ergo ut hr<text:line-break/>experiundo non fallaris quomodo sit distinguendum, effi<text:line-break/>alio loco .sim longius perfecutus , summatim lue tamen per-<text:line-break/>stringam. Omnes commemoratas differentias ad tres. has<text:line-break/>reducemus generales; corpus propositam designabimus ad<text:line-break/>experientiam , quam fanum sit ac nulli obnoxium externae</text:p>
      <text:p text:style-name="P3">alterationi, tum exercitationem, qua ad id utemur, mode-<text:line-break/>ratam quantitate servabimus , atque in mutatione hoc atten-<text:line-break/>dimus, ecquid cnsu inciderit , non ex ipsa natura exercita-<text:line-break/>tionis. Si enim tria haec respicias , nullo negoti<text:span text:style-name="Default_20_Paragraph_20_Font"><text:span text:style-name="T3">o</text:span></text:span> iuvene-<text:line-break/>ris, quemadm<text:span text:style-name="Default_20_Paragraph_20_Font"><text:span text:style-name="T3">o</text:span></text:span>dum et quatenus adventitia causa immutet.<text:line-break/>Itaque si <text:span text:style-name="Default_20_Paragraph_20_Font"><text:span text:style-name="T3">o</text:span></text:span>mni in genere causae, alle<text:span text:style-name="Default_20_Paragraph_20_Font"><text:span text:style-name="T3">v</text:span></text:span>ationem experiundo<text:line-break/>addidiceris, utendi tibi ad dignoscend<text:span text:style-name="Default_20_Paragraph_20_Font"><text:span text:style-name="T3">o</text:span></text:span>s in m<text:span text:style-name="Default_20_Paragraph_20_Font"><text:span text:style-name="T3">o</text:span></text:span>rbis pulsus fa-<text:line-break/>cultas erit , facile quantum ab externis causis alterati pulsus<text:line-break/>sunt, expl<text:span text:style-name="Default_20_Paragraph_20_Font"><text:span text:style-name="T3">o</text:span></text:span>ranti, quantum item a morb<text:span text:style-name="Default_20_Paragraph_20_Font"><text:span text:style-name="T3">o. </text:span></text:span>Itaque nihil<text:line-break/>erit quod labores, ut qualis sit qui natura m<text:span text:style-name="Default_20_Paragraph_20_Font"><text:span text:style-name="T3">o</text:span></text:span>deratus est,<text:line-break/>praescias ; sed si qui sit singulis, de quibus agitur, pecusia-<text:line-break/>ris, teneas, quatenus mutatus lue est, cum ab aliis causis,<text:line-break/>tum vero ab ipso morbo, n<text:span text:style-name="Default_20_Paragraph_20_Font"><text:span text:style-name="T3">o</text:span></text:span>sse p<text:span text:style-name="Default_20_Paragraph_20_Font"><text:span text:style-name="T3">o</text:span></text:span>teris. Atqui nisi ad<text:line-break/>haec usus nobis moderati pulsus erit, nequicquam eum quae-<text:line-break/>remus. Qua igitur ratione aliquem magnum dicemus, vel<text:line-break/>celerem incognito moderato ? nam manere etiamnum ride-<text:line-break/>tur prima dubitatio. Quid autem magnum nobis <text:span text:style-name="Default_20_Paragraph_20_Font"><text:span text:style-name="T3">o</text:span></text:span>pus est,<text:line-break/>aut celerem dicere, cum alterati<text:span text:style-name="Default_20_Paragraph_20_Font"><text:span text:style-name="T3">o</text:span></text:span>num n<text:span text:style-name="Default_20_Paragraph_20_Font"><text:span text:style-name="T3">o</text:span></text:span>bis tantummodo</text:p>
      <text:p text:style-name="P3">latus sit meminisse , ut dicamus in hunc modum :- Exerti-:<text:line-break/>taliones moderatae pulsus in magnitudinem, celeritatem, ve-<text:line-break/>hemeutiam et crebritatem convertunt ? Quod dicemus alios<text:line-break/>quoque, quum id significare volunt, in exercitationibus di-<text:line-break/>cere, magnos, celeres, vehementes, crebrosque fieri pulsus.<text:line-break/>Nos vero primum. non absolute in exercitationibus dicemus,<text:line-break/>sini -.in moderatis addemus... Nam naturam quae corporis<text:line-break/>exercitati excedunt , pulsus in aliud vertunt genus mutatio-<text:line-break/>uls. Deinde non ita dicemus absoluto sermone mag<text:span text:style-name="Default_20_Paragraph_20_Font"><text:span text:style-name="T3">n</text:span></text:span>os et<text:line-break/>celeres, : sed majores, celeriores, vehementiores, crebriores,<text:line-break/>aliaque dicemus ita esse omnia usurpanda, ut, pro aetatibus,<text:line-break/>maximos juvenum esse,. senum minimos; eorum quorum<text:line-break/>inclinat aetas majores: quidem quam senum,- tamen mino-<text:line-break/>tes quam juvenum.- <text:span text:style-name="Default_20_Paragraph_20_Font"><text:span text:style-name="T3">e</text:span></text:span> Pro regionibus eodem modo et pro<text:line-break/>reliquis omnibus idem praescribemus , inter se omni iit ge-<text:line-break/>ritere pulsus conferentes,. non absolute dedis decernentes. Ao<text:line-break/>empirico forsitan satisfaciat haec institutio; de qua accura-</text:p>
      <text:p text:style-name="P3">tius nos paulo p<text:span text:style-name="Default_20_Paragraph_20_Font"><text:span text:style-name="T3">o</text:span></text:span>st viderimus. At qui primas studeat et c<text:span text:style-name="Default_20_Paragraph_20_Font"><text:span text:style-name="T3">o</text:span></text:span>ri-<text:line-break/>tinentes quas v<text:span text:style-name="Default_20_Paragraph_20_Font"><text:span text:style-name="T3">o</text:span></text:span>cant, causas. investiga<text:span text:style-name="Default_20_Paragraph_20_Font"><text:span text:style-name="T3">r</text:span></text:span>e cujusque pulsus et<text:line-break/>rati<text:span text:style-name="Default_20_Paragraph_20_Font"><text:span text:style-name="T3">o</text:span></text:span>ne artem xiaque tractet, huic cujusque ge<text:span text:style-name="Default_20_Paragraph_20_Font"><text:span text:style-name="T3">n</text:span></text:span>eris m<text:span text:style-name="Default_20_Paragraph_20_Font"><text:span text:style-name="T3">o</text:span></text:span>dera-<text:line-break/>tum <text:span text:style-name="Default_20_Paragraph_20_Font"><text:span text:style-name="T3">o</text:span></text:span>perae pretium est n<text:span text:style-name="Default_20_Paragraph_20_Font"><text:span text:style-name="T3">o</text:span></text:span>sse. Quaeratur enim cur par-<text:line-break/>vus pueris sit pulsus, deinde causae n<text:span text:style-name="Default_20_Paragraph_20_Font"><text:span text:style-name="T3">o</text:span></text:span>s pr<text:span text:style-name="Default_20_Paragraph_20_Font"><text:span text:style-name="T3">o</text:span></text:span>babiles deflemus,<text:line-break/>nempe enim n<text:span text:style-name="Default_20_Paragraph_20_Font"><text:span text:style-name="T3">o</text:span></text:span>s deficient, ni sedul<text:span text:style-name="Default_20_Paragraph_20_Font"><text:span text:style-name="T3">o</text:span></text:span> prius causas quae <text:span text:style-name="Default_20_Paragraph_20_Font"><text:span text:style-name="T8">ma</text:span></text:span>a<text:line-break/>gn<text:span text:style-name="Default_20_Paragraph_20_Font"><text:span text:style-name="T3">o</text:span></text:span>s pulsus et parvos gig<text:span text:style-name="Default_20_Paragraph_20_Font"><text:span text:style-name="T3">n</text:span></text:span>unt, expenderimus; neque enim<text:line-break/>lu pueris causas reperiamus, quae parv<text:span text:style-name="Default_20_Paragraph_20_Font"><text:span text:style-name="T3">o</text:span></text:span>s generent.. - Atqui<text:line-break/>si vel una in r e , quamvis levi , causae ratio claudicet , simul<text:line-break/>in reliquis, ubi videatur abundare, merito titubabit, ubique<text:line-break/>enim sibi, si quidem vera est, c<text:span text:style-name="Default_20_Paragraph_20_Font"><text:span text:style-name="T3">o</text:span></text:span>nstare illa debeti Quoma-<text:line-break/>gis necessarium est nosse m<text:span text:style-name="Default_20_Paragraph_20_Font"><text:span text:style-name="T3">o</text:span></text:span>deratum, nam potest etiam-.pueri<text:line-break/>pulsus m<text:span text:style-name="Default_20_Paragraph_20_Font"><text:span text:style-name="T3">o</text:span></text:span>deratum superare. Herophilus certe insigniter<text:line-break/>magnum interdum hunc pulsum v<text:span text:style-name="Default_20_Paragraph_20_Font"><text:span text:style-name="T3">o</text:span></text:span>cat. Quid tandem igitur;<text:line-break/>quaeres, parvum Archigenes illum nominat ? Fortasse ca<text:span text:style-name="Default_20_Paragraph_20_Font"><text:span text:style-name="T3">n-<text:line-break/></text:span></text:span>sum tibi distensionis aperiam, si noveris prius institutum pro-<text:line-break/>batum esse, debere ad commentandas pulsuum causas virum</text:p>
      <text:p text:style-name="P3">qui rationem sequatur et cum caulae consideratione omnia<text:line-break/>instituat sicire, pulsum moderatum tenere. Sed hoc levius<text:line-break/><text:span text:style-name="Default_20_Paragraph_20_Font"><text:span text:style-name="T1">est </text:span></text:span>fortasse , dices enim nolle rationalem te esse. Quod ve-<text:line-break/>ro paulo ante rejecimus, ut rem magnae considerationis,<text:line-break/>nunc discutiamus , nisi vere moderatum prius pulsum inve-<text:line-break/>nerit, nemi<text:span text:style-name="Default_20_Paragraph_20_Font"><text:span text:style-name="T3">n</text:span></text:span>em posse empiricum diligenter observationem<text:line-break/>et accurate instituere. Nam posteaquam propositum est<text:line-break/>illi, non modo an mutet in celeritatem pulsus, vel magui-<text:line-break/>tudinem,. vel quid aliud, praesens circumstantia, ut cognos-<text:line-break/>cat, verum etiam quatenus asseret (nam praefagiendi ex pul-<text:line-break/>sibus in hoc potissimum omnis usus vertitur] quatenus au-<text:line-break/>tcm niteret , nisi naturam perspexerit , nulla ratione cogno-<text:line-break/>sicut, necesse erit, cujusque aegroti naturam praesciat, modo<text:line-break/>nosse magnitudinem velit praesentis alterationis. At enim<text:line-break/>non omnium aegrotorum usus est consuetudine per sanisa-<text:line-break/>tem, quo experie<text:span text:style-name="Default_20_Paragraph_20_Font"><text:span text:style-name="T3">n</text:span></text:span>tia eam j addisceret, et lude memor, illius<text:line-break/>cum aegrota<text:span text:style-name="Default_20_Paragraph_20_Font"><text:span text:style-name="T3">n</text:span></text:span>tibus compararet naturam. Qua igitur ratio-<text:line-break/>ne poterit etiam experientia quo intendi t nspicare? an his</text:p>
      <text:p text:style-name="P3">etiam ex communitatibus quibusdam erit observatio? At<text:line-break/>quomodo et quonam pacto? neque enim ^perinde lue atque<text:line-break/>in caulis externis, alia fixa ferves, unum quod observas<text:line-break/>immutes. Quippe colores, figurae, odores, longitudines,<text:line-break/>latitudines, prosunditates corporum, gracilitates, corpulen-<text:line-break/>tiae , differentia generum , aetatum , regionum , temporum<text:line-break/>anni, praesentis etiam status, necessario omnibus adsunt ho-<text:line-break/>muribus. Quere quandoquidem quin habeat haec reperias<text:line-break/>neminem , dissiculterque sub pauca illa, quae paulo ante re-<text:line-break/>censui , reducas horum observationem , i<text:span text:style-name="Default_20_Paragraph_20_Font"><text:span text:style-name="T3">n</text:span></text:span> externarum can-<text:line-break/>sarum mutationibus alia nobis opus est via et ratione. Jam<text:line-break/>quam ardua sit horum observatio, cognosce<text:span text:style-name="Default_20_Paragraph_20_Font"><text:span text:style-name="T3">t</text:span></text:span>, si non ratione<text:line-break/>tantum, sed et velis experiundo investigare duos viros sum-<text:line-break/>per una aliqua iure differentes, in aliis omnibus eonve-<text:line-break/>urentes ; sane enim aegre invenias, ut omittam quam multae<text:line-break/>exisse<text:span text:style-name="Default_20_Paragraph_20_Font"><text:span text:style-name="T3">n</text:span></text:span>t allocutionum coniugationes et quantum observatio<text:line-break/>temporis requirat, quantam autem memoriam et quam prae-</text:p>
      <text:p text:style-name="P3">claram Num praeter alia etiam quae nihil referunt ad pul-<text:line-break/>fuum mutationem, observare empiricos quam diutissime<text:line-break/>oportet, ut hoc falsem , interesse nihil , certo sciant; atque<text:line-break/>hoc illud est quod inprimis observationem istam a ratione<text:line-break/>et compendio remotam in immensam prolixitatem temporis<text:line-break/>producit . Quod est cur semper clamemus , ut etiam alias<text:line-break/>docuimus, ut observatione tantum artem constituas, remota<text:line-break/>ratione , fieri minime posse. Et ut ista omnis admittantur<text:line-break/>certe, quod nullum habeamus certum modum, ad quem ex-<text:line-break/>cessus et defectus referamus , magnitudinem alterationis in<text:line-break/>iis singulis nunquam complectetur memoria. . Qui enim<text:line-break/>possit quisquam memoria haec omnia tenere, connexis inter<text:line-break/>sule his, quae corporibus necessario comitantur una cum<text:line-break/>quantitate singulorum ? Omnino connexio hujuscemodi. erit;<text:line-break/>albo eatenus, lato pectore eatenus, item corpulento hactenus,<text:line-break/>corporis latitudlue et profunditate tanta; masculo et puero,<text:line-break/>tempore aestivo , in Ioco natura frigido , in fletu sicco talis</text:p>
      <text:p text:style-name="P3">pulsus erit. Eas enim complicationes insinitas numero<text:line-break/>(quas nemo mortalium nec observaverit, nec complexus me-<text:line-break/>moria suerit, sied in disputando tantum comparari posse lo-<text:line-break/>phistae jactent, in arte vero administranda inanes deprehen-<text:line-break/>dantur , nec usia posse simultate parari] erit contexere ne-<text:line-break/>cesse. Jam secundum magis et minus in omnibus, quae<text:line-break/><text:span text:style-name="Default_20_Paragraph_20_Font"><text:span text:style-name="T3">n</text:span></text:span>arravimus, istae inter <text:span text:style-name="Default_20_Paragraph_20_Font"><text:span text:style-name="T3">t</text:span></text:span>e coniugationes disserent, ut certe<text:line-break/>disserunt, ad quem stuporem observationem adducent aper-<text:line-break/>tum esse censeo. Proinde satius fortasse sit, ne lue longior<text:line-break/>sim, nec immorer in demonstranda difficultate empiricae<text:line-break/>observationis et immenfa longitudine, verum rationem ut<text:line-break/>aliquam et viam tradam , cujus praesidio omnem facile,<text:line-break/>quem experientia ostendit, fructum capiamus. Quaenam<text:line-break/>tandem est illa via? haec est. Ubi optimam constitutionem<text:line-break/>invenerimus corporis nostri, p t imum animadvertendum est,<text:line-break/>qui ejus pulsus sunt, neque obiter id vel negligenter , sed in<text:line-break/>eo fletu hommem accipiemus , ubi <text:span text:style-name="Default_20_Paragraph_20_Font"><text:span text:style-name="T3">t</text:span></text:span>uum proprium motum</text:p>
      <text:p text:style-name="P3">pulsus a nulla externa causa immutati retineant. Hoc fiat,<text:line-break/>si non ru longo otio sit versatus, nec recens exercitatus, nec<text:line-break/>vero etiam diu jejunaverit, vel modo comederit, aer prae-<text:line-break/>terea temperatus sit oportet, ipscque omnibus liber animi<text:line-break/>affectibus et tranquillissimam mentem habeat. Postea inve-<text:line-break/>stigandae sunt corp<text:span text:style-name="Default_20_Paragraph_20_Font"><text:span text:style-name="T3">o</text:span></text:span>rum vitiosae constitutiones, tumque pri-<text:line-break/>tuum carunt recensebis differentias , deinde quos in illis ex-<text:line-break/>cessus repereris atque defectus, hos ad moderatam et opti-<text:line-break/>mam conferes. Iamque quum animo reputabis primum,<text:line-break/>quantum oporteat istarum naturarum pulsus dissidere ab op-<text:line-break/>timae pulsu, deinde ab ipsa experientia rationem hanc, si<text:line-break/>constet veritati, explorabis. Quod qumn subinde feceris et<text:line-break/>longo usu rationem exercitaverit et tactum , tum putabis de-<text:line-break/>urum certo te moderatum tenere in omni genere pulsuum,<text:line-break/>illosque etiam qui aliquo modo ultra hmrc funt et citra.<text:line-break/>Habes summam. Proinde quicunque aut corporis nostii<text:line-break/>optimam naturam, aut vitiosas non novit, aut ratione qui-</text:p>
      <text:p text:style-name="P3">dem perspexit eas, sed usu ut dignosceret non laborarit,<text:line-break/>nihil huic fructus feret hic fermo , siquidem illa prius sunt<text:line-break/>ediscenda , postea huc veniendum. Etenim in non parvam<text:line-break/>incidet controversiam, quam veteres melici de his inter fe<text:line-break/>habuerunt, et juniores non fotum inter fe, fed cum veteri-<text:line-break/>bus etiam. Nam nec optima natura, quae sit inter omnes<text:line-break/>convenit; neque dunr vitiosarum est inventus numerus, et<text:line-break/>signa quibus vel optmras, vel pravas cognoscas, admodum<text:line-break/>pauci medici literis prodiderunt. Quod si vel haec omnia<text:line-break/>apud maj ores nostros confessa sint et ordine inventa, debe-<text:line-break/>rent tamen naturas discere prius experiundo, itaque ad ar-<text:line-break/>tem fe de pulsibus conferre. Erunt fortasse quibus longitu-<text:line-break/>do displicebit hujus, quam. induco, contemplationis. ..Nos<text:line-break/>vero .si institutum nostrum sugillent, non offendentur; ne-<text:line-break/>que eum probatum unquam iri speravimus omnibus, aut<text:line-break/>usui futurum. Nam quum admodum liquido et certo sci-<text:line-break/>rem, praeter unum veritatis amatorem, reliquos omnes</text:p>
      <text:p text:style-name="P3">pro nugis meris habituros quae doceo, tamen aggressus <text:span text:style-name="Default_20_Paragraph_20_Font"><text:span text:style-name="T3">t</text:span></text:span>um<text:line-break/>ad haec explicanda, ac unum illum multis praeposui. Por-<text:line-break/>ro autem si nos ipsius quis de aegrotis vidit praeterita et su--<text:line-break/>tura p<text:span text:style-name="Default_20_Paragraph_20_Font"><text:span text:style-name="T3">r</text:span></text:span>aedicere, hunc etiam puto, nisi plane sit sucus, etiam<text:line-break/>fi videatur longior , quum tam utilem exitum tamque prae-<text:line-break/>clerum polliceatur, hanc commentationem amplexatmum. .</text:p>
      <text:h text:style-name="Heading_20_2" text:outline-level="2">Cap. III. </text:h>
      <text:p text:style-name="P12">Qui ergo ante intellexit naturam corporis<text:line-break/>nostri optimam cognoscendam esse (cujus nos alio loco in-<text:line-break/>dicia prodidimus] hujus sciat pulsum esse inter omnes alios<text:line-break/>medium; et veluti mensuram quandam regulamque in.om-<text:line-break/>iiibus lucubrationibus de pulsibus hunc moderatum et me-<text:line-break/>dium a nobis meminerit appellari, cum quo ubi alios om-<text:line-break/>ues comparamus, celeres, tardos, magnos, parvos dicimus<text:line-break/>esse. At pulsum moderatae naturae et mrdequaque opti-<text:line-break/>mae non recte vocaveris magnum, parvunr, celerem, tar-<text:line-break/>dunr , nec etiam durum , vel mollem, nec quoquam alio no-<text:line-break/>mine, quod immoderationem interpretetur. Imo ut in</text:p>
      <text:p text:style-name="P3"><text:span text:style-name="Default_20_Paragraph_20_Font"><text:span text:style-name="T3">o</text:span></text:span>pere de temperamentis omnium optimam temperaturam<text:line-break/>nec calidam esse. docuimus, nec frigidam, nec siccam, nec<text:line-break/>humidam, neque mollem, neque duram, (quippe hasce om-<text:line-break/>nes quibusdam excessibus defectibusque constare unius illius<text:line-break/>temperatae et moderatae) sic nunc etiam nec magnum , nec<text:line-break/>parvum, nec celerem, nec tardum, nec quicquid aliud quod<text:line-break/>a mediocritate deflectit, pulsum optimae naturae vel appel-<text:line-break/>subimus vel intelligemus. Nec vero etiam ipsum hominem<text:line-break/>in quo eum pulsum reperimus , usio nomine quod quidem<text:line-break/>moderationem non significet, nominabimus. Non enim<text:line-break/>crassetur, non gracilem, non calidum, frigidum, humidum,<text:line-break/>siccum, nullo denique esto nomine, verum nominamus<text:line-break/>omnibus partibus corporis temperatum et moderatum. Ad<text:line-break/>quem quum dignoscere quidem illum didicisti, pulsuum om-<text:line-break/>nes differentiae perpensae cave excidunt, et ubi aestimes<text:line-break/>ad illas reliquos omnes pulsus, vel duros ita, vel molles,<text:line-break/>vel raros , vel crebros , vel alio nomine ad eundem modtun<text:line-break/>voca. - Nunc ergo, quando summam consecuti videmur esse,</text:p>
      <text:p text:style-name="P3">non fune incommodum erit si dubitationem quandam necessa-<text:line-break/>riam excitem ; quo si nihil dum lu ventum arbitremur, ex-<text:line-break/>plicationem sermoni apponere conemur, quae adducat nos,<text:line-break/>simulque doceat, primum summam nos jam obtinuisse;<text:line-break/>deinde ab<text:span text:style-name="Default_20_Paragraph_20_Font"><text:span text:style-name="T3">s</text:span></text:span>olutissimam eorum notitiam, de quibus agimus,<text:line-break/>commonstret. Ac exordienda quidem modo dubitatio est,<text:line-break/>dicendumque non posse omnes, quae in corpore sunt, arte-<text:line-break/>rias neque esse aequales i<text:span text:style-name="Default_20_Paragraph_20_Font"><text:span text:style-name="T3">n</text:span></text:span>ter fe, nec aequaliter distendi.<text:line-break/>Qui enim posset d<text:span text:style-name="Default_20_Paragraph_20_Font"><text:span text:style-name="T3">o</text:span></text:span>rsi arteria arteriis cossi, aut alorum et<text:line-break/>inguinum, vel ipsa per esse, vel ejus distentio illarum dis-<text:line-break/>tentionrbus? ac .mullo vero minus arteriis ulnarum atque<text:line-break/>poplitum, adhucque etiam minus arteriis carporum et tar-<text:line-break/>forum, adhucque minus arteriis temporum digitorumque.<text:line-break/>Non potest itaque pulsus unus in quantitate distentionis mo-<text:line-break/>deratus esse, ne si optima quidem sit natura, sed in motu<text:line-break/>et robore, caelerisque generibus usus esse per omnes. a<text:span text:style-name="Default_20_Paragraph_20_Font"><text:span text:style-name="T3">r</text:span></text:span>te-<text:line-break/>rias potest. Neque enim p<text:span text:style-name="Default_20_Paragraph_20_Font"><text:span text:style-name="T3">o</text:span></text:span>ssunt, dum in natura <text:span text:style-name="Default_20_Paragraph_20_Font"><text:span text:style-name="T3">t</text:span></text:span>ua con-</text:p>
      <text:p text:style-name="P3">flet homo, praesertim si optimam adeptus constitutionem<text:line-break/>sit, quaedam celerius arteriae, usiae tardius, veheme<text:span text:style-name="Default_20_Paragraph_20_Font"><text:span text:style-name="T3">n</text:span></text:span>tius,<text:line-break/>languidius, durius, messius, crebrius, rarius pul<text:span text:style-name="Default_20_Paragraph_20_Font"><text:span text:style-name="T3">t</text:span></text:span>a<text:span text:style-name="Default_20_Paragraph_20_Font"><text:span text:style-name="T3">r</text:span></text:span>e; fed<text:line-break/>similem quum inter fe mutuo , tum cum corde motum om-<text:line-break/>nes necesse est habeant; magnitudine vero, ut eorum dif-<text:line-break/>ferant corpora, ita distentiones par est esse diver<text:span text:style-name="Default_20_Paragraph_20_Font"><text:span text:style-name="T3">t</text:span></text:span>as. Puta-<text:line-break/>bis igitur ad manum esse solutionem haesitationis , qu<text:span text:style-name="Default_20_Paragraph_20_Font"><text:span text:style-name="T3">o</text:span></text:span>d nihil<text:line-break/>causae sit, qulu qui carporum tantum arterias femper tangat,<text:line-break/>quantus in optimis naturis sit pulsus eurum noscat, et vero<text:line-break/>etiam quantus in aliis quisque, si cum hoc comparetur. Et<text:line-break/>hercle si velis arterias etiam tersorum pedum tangere, aut<text:line-break/>partium aliarum corporis, distenti<text:span text:style-name="Default_20_Paragraph_20_Font"><text:span text:style-name="T3">o</text:span></text:span>nis retinenda quantitas<text:line-break/>est in optima quidem natura, quo p<text:span text:style-name="Default_20_Paragraph_20_Font"><text:span text:style-name="T3">o</text:span></text:span>ssis ad hos aestimare<text:line-break/>earundem partium pulsus, qui lu alias naturas incidunt;<text:line-break/>neque lue quicquam consecuturum absurditatis aut dissecui-<text:line-break/>fatis, neque multum laboris in cognoscendo fore. Verum<text:line-break/>haec qui dicit, lu libro De optima co<text:span text:style-name="Default_20_Paragraph_20_Font"><text:span text:style-name="T3">r</text:span></text:span>poris constitutione</text:p>
      <text:p text:style-name="P3">ignorat demonstratum esse, aeque in magnis corporibus. ac<text:line-break/>in parvis constare eam naturam posse. Quod si <text:span text:style-name="Default_20_Paragraph_20_Font"><text:span text:style-name="T3">t</text:span></text:span>erret, ne-<text:line-break/>quaquam neque ipsits arterias si<text:span text:style-name="Default_20_Paragraph_20_Font"><text:span text:style-name="T3">n</text:span></text:span>gularum partium putarat<text:line-break/>neque distentiones earum parem possidere in omnibus opti-<text:line-break/>mis naturis magnitudinem; caeterum prout magna sint cor-<text:line-break/>pora vel parva, ita vertare. U<text:span text:style-name="Default_20_Paragraph_20_Font"><text:span text:style-name="T3">n</text:span></text:span>de fit ut nondum discussa<text:line-break/>prima sit haesitatio , quia moderatum unum invenire i<text:span text:style-name="Default_20_Paragraph_20_Font"><text:span text:style-name="T3">n</text:span></text:span> dis-<text:line-break/>tentionis quantitate nun valemus. Pr<text:span text:style-name="Default_20_Paragraph_20_Font"><text:span text:style-name="T3">o</text:span></text:span>lude operae pretium<text:line-break/>est, quandoquidem hic prorsus haeremus, omnes melicos<text:line-break/>demirari, qui magnos temere appellant perpetuo et parvos<text:line-break/>pulsus; quantus autem moderatus sit, ex cujus compara-<text:line-break/>tioue asses reperiemus , non tradunt. Videantur enim pa-<text:line-break/>rum distincte illi ejuscemodi pulsum concepisse, sed referen-<text:line-break/>tes potius ad aliquid, magnum vel parvum dicere, perinde<text:line-break/>ut majorem et minorem. n Equidem etiam nost<text:span text:style-name="Default_20_Paragraph_20_Font"><text:span text:style-name="T3">r</text:span></text:span>ae memoriae<text:line-break/>soleo i praestantissimos medicos, ubi tangentes aliquem ma-<text:line-break/>guum vel parvum este dicant, frequenter rogare, quonam</text:p>
      <text:p text:style-name="P3">illum dicant majorem, aut quo minorem. lili naturali re-<text:line-break/>spo<text:span text:style-name="Default_20_Paragraph_20_Font"><text:span text:style-name="T3">n</text:span></text:span>dent. Iterum quum quaesivi, quo illo naturali? non<text:line-break/>modo existimant non dignam investigatione quaestionem,<text:line-break/>verum etiam demirantur, cujus putem eos alius ulcere ac<text:line-break/>ipsius aegroti, quem in prae<text:span text:style-name="Default_20_Paragraph_20_Font"><text:span text:style-name="T3">t</text:span></text:span>enti tetigerint. Quin h<text:span text:style-name="Default_20_Paragraph_20_Font"><text:span text:style-name="T3">o</text:span></text:span>c la-<text:line-break/>tere ne pueros quidem autumant, alio alium per cornuto-<text:line-break/>dam valetudinem majorem et minorem pulsum habere. .An<text:line-break/>sic quidem lu, qui vero his praestant, qui libros nobis de.<text:line-break/>pulsibus reliquerunt conscriptos, ahane sunt in opinione,<text:line-break/>an in eadem illa ? Hi quidem certe dicunt veris medium et<text:line-break/>autumni efficere maximos pulsus, hiemis et aestatis muti-.<text:line-break/>mos, quae luter haec tempora intercedunt, medios luter<text:line-break/>magnos et parvos. Nam ridentu<text:span text:style-name="Default_20_Paragraph_20_Font"><text:span text:style-name="T3">r</text:span></text:span> mihi ne lu quidem abso-<text:line-break/>luto sermone profante magnos, vel parvos, sed reserre ad<text:line-break/>aliquid. Itaque ex illis sunt quidam qui sermoni addant<text:line-break/>illud (pro auni temporibus] et scribant in hunc modutn, Ve-.<text:line-break/>ris.mellimn et autumni maximos, pro anni temporibus qui-.<text:line-break/>dem .pullus efficiunt. lidenr nec in aetatibus scribunt est-</text:p>
      <text:p text:style-name="P3">solute, ut assi magnos esse juveuum, puerorum pa<text:span text:style-name="Default_20_Paragraph_20_Font"><text:span text:style-name="T3">r</text:span></text:span>vos et.<text:line-break/>fenum ,. sed.. addunt hic quoque, pro aetatibus. Proinde sic<text:line-break/>pronunciant magnos et parvos, ut si m aj ores dicant et mi-<text:line-break/>nores;. nimirum eos inter se invicem conferentes, non cum<text:line-break/>ipsu moderato. Nam mutuo ipsam puto demonstrare re-<text:line-break/>rum, de quibus disserunt, naturam, nam nonmmnium mor-<text:line-break/>talium medio vere aeque pulsus maximi sunt, sed cujusque<text:line-break/>pro sua natura.. Porro id ipsum quoque crassa ratione om-<text:line-break/>nino indistinctum est et consulum , nugae enim sint merae,<text:line-break/>si censeas issi, .qui biliosa, sicca, calida et adusta natu<text:span text:style-name="Default_20_Paragraph_20_Font"><text:span text:style-name="T3">r</text:span></text:span>a est,<text:line-break/>aut contra, qui pituito.sa atque frigida , maximos messio vere<text:line-break/>pulsus esse. In disputationibus ile utique et verbotenus<text:line-break/>forsitan rideantur habere.; quod si periculum facias, non<text:line-break/>reperiuntur. .Quippe calidiores- et sicciores tempe<text:span text:style-name="Default_20_Paragraph_20_Font"><text:span text:style-name="T3">r</text:span></text:span>amento<text:line-break/>non expectare conspicias menium ver, sed multo habere-an—<text:line-break/><text:span text:style-name="Default_20_Paragraph_20_Font"><text:span text:style-name="T1">te </text:span></text:span>suos maximos pulsus , jam. contrarios sus humidiores et</text:p>
      <text:p text:style-name="P3">frigidiores longe ultra medium ver, ineunte jam aestate; soli<text:line-break/>vero, qui optimum sunt nacti constitutionem corporis, in-<text:line-break/>veniantur messio vere maximos suos pulsus obtinere. Ea-<text:line-break/>dem in aetatibus ratio est, inter quas temperatae medio ve-<text:line-break/>re, intemperatae ante vel post habent pulsus maximos: Ve-<text:line-break/>rum nullus haec quisquam medicus distinxit, adeo ut si omnes<text:line-break/>homines pa<text:span text:style-name="Default_20_Paragraph_20_Font"><text:span text:style-name="T3">r</text:span></text:span>em statum in unoquoque anni tempore haberent,<text:line-break/>ita respondeant. Tametsi Hippocratis scripta neminem puto<text:line-break/>latere, quae ille et quam multa de auni temporibus reliquerit;<text:line-break/>qui aperte ostendit, nec naturas, nec aetates ab iisdam anni<text:line-break/>temporibus perinde omnes affici, quosdam enim robustiores<text:line-break/>simul hiems sanioresque et in om<text:span text:style-name="Default_20_Paragraph_20_Font"><text:span text:style-name="T3">n</text:span></text:span>es partes meliores, ali-<text:line-break/>quos aestas reddit. Qui fiet igitur ut quod commodat juxta<text:line-break/>atque id quod officit, mutet pulsus? Quin autem illos pu-<text:line-break/>det adeo nobis nude scribere et praeter omnem distinctio-<text:line-break/>nem, medium ver pulsus creat maximos ; nam ni additum<text:line-break/>sit, quibusnam maximos, nihil didicerimus. Quin porro,</text:p>
      <text:p text:style-name="P3">qumn dicant, aestate et hieme parvos pulsus fieri, hoc cer-<text:line-break/>te, utrum tempus .reddat minores pulsus, non sustinent ad-<text:line-break/>juugere? Neque vero parvum fcilicet peccatum dicent,. si<text:line-break/>hieme putes aestatem minores pulsus efficere, haec vero<text:line-break/>forte majores efficiat, vel si hiemem aestate, quum contra<text:line-break/>fe res habeat. Nam quodcunque dicas denis tribus, sive<text:line-break/>aestatem hieme, sive hiemem aestate, sive pares utrobique<text:line-break/>pulfus esse.; nisi addas , quibus , mentieris. Sin apposueris<text:line-break/>et distinxeris pro naturis corporum et aetatibus, unumqu<text:span text:style-name="Default_20_Paragraph_20_Font"><text:span text:style-name="T3">o</text:span></text:span>d-<text:line-break/>que ex tribus verum fit, quemadmodum nos, ubi de his pri-<text:line-break/>vatini egimus, explicarimus. At neque fe ipsimi quisque,<text:line-break/>neque fesie illi mutuo potuerunt hic coarguere, quod tum<text:line-break/>multa falsa, tum mulsa indistincta dixerint; quod istis nulla<text:line-break/>alia re ufu venit, praeterquam quod moderatum cujusque<text:line-break/>generis pulsum ignorarent prorsus. Nam quamobrem,<text:line-break/>quum inter fe mutuo. tam decertent acerbe, de hoc ne ver-.</text:p>
      <text:p text:style-name="P3"><text:span text:style-name="Default_20_Paragraph_20_Font"><text:span text:style-name="T1">bum </text:span></text:span>quidem faciunt, scd praetermittunt misere ? Nullam<text:line-break/>rane aliam ob causam , nisi quis <text:span text:style-name="Default_20_Paragraph_20_Font"><text:span text:style-name="T16">usi.il </text:span></text:span>eorum quum intellige-<text:line-break/>rent liquido, fed confuse omnia etminime distincte, ultum<text:line-break/>scilicet qui primo hallucinatus est, fequuti omnes sunt; et<text:line-break/>de illis quae uilul prope artis administrationibus nec obsunt<text:line-break/>nec accommodant, acriter non mutuo tantum inter <text:span text:style-name="Default_20_Paragraph_20_Font"><text:span text:style-name="T3">t</text:span></text:span>e, sied<text:line-break/>cum Herophilo esiam digladlantur, idque quum contentio<text:line-break/>illis de rebus obscurius existat, quae longam quaerunt quo<text:line-break/>declarentur et prolixam orationem ; de rebus vero tam cla-<text:line-break/>ris, ut vel s<text:span text:style-name="Default_20_Paragraph_20_Font"><text:span text:style-name="T3">o</text:span></text:span>lo fertili deprehendi possint, neque scribunt<text:line-break/>elimate, neque reprehendunt errantes, nec ver<text:span text:style-name="Default_20_Paragraph_20_Font"><text:span text:style-name="T3">o</text:span></text:span> si quis ve-<text:line-break/>torum quicquam scripsit, quod a sita sententia abhorreat,<text:line-break/>meminerunt. Caeterum pueri esse confirmaverunt parvum<text:line-break/>pulsum et item fessis parvum, utrius autem sit eorum minor,<text:line-break/>praetereunt, tamessi de utroque Herophihrs plane, si disi-<text:line-break/>genter ejus libros revolvas, conscripsit. At ridiculus .sim,<text:line-break/>qui haec explicatu ab illis postulem, quum ne prima qui-<text:line-break/>dem, nec simplicissima recte atque ordine tradiderint. lta-</text:p>
      <text:p text:style-name="P3">que parvum dicunt pulsum pueri, quem nu<text:span text:style-name="Default_20_Paragraph_20_Font"><text:span text:style-name="T3">n</text:span></text:span>quam Herophi-<text:line-break/>Ius parvum. appellarit, sed modo fatis magnum, modolo-<text:line-break/>signiter, vel ejuscemodi quopiam nomine vocarit. .Tum<text:line-break/>quae causa sit, inquirunt, quae arterias moveat et eorum<text:line-break/>quae de hoc scripsit Heropbilus , praetermittunt <text:span text:style-name="Default_20_Paragraph_20_Font"><text:span text:style-name="T4">n</text:span></text:span><text:span text:style-name="Default_20_Paragraph_20_Font"><text:span text:style-name="T8">ihil</text:span></text:span> , de<text:line-break/>praeceptis vero quae ad artis opera intersunt , rectene He-<text:line-break/>rophilus, an secus tractaverit, verbum nullum, o Dii im-<text:line-break/>mortales, fecerunt. Atqui nonne longe praestiterat, si quod<text:line-break/>quatuor statuit Herophilus facultates , quae animalia guber-<text:line-break/>nant et moderantur, de hoc nihil quaererent , nec atrociter<text:line-break/>rixarentur, veI eum oppugnarent, fed si consulatum sicini-<text:line-break/>nem vellent et convictum inanium. stratum nugarum, ea<text:line-break/>proscrrent quae refragantur his quae sunt plane evidentia,<text:line-break/>idque quum adversus illum tantum possint cogere testium<text:line-break/><text:span text:style-name="Default_20_Paragraph_20_Font"><text:span text:style-name="T3">n</text:span></text:span>umerum? Etenim quum illos, qui post Herophili aeta-<text:line-break/>tem de pulsibus sunt commentati , tum superstites pene om-<text:line-break/>nes testes- habebunt, .pulsum puerorum minorem sanum. esse,<text:line-break/>atque adeo multo quidem minorem. Etiam quidam mihi</text:p>
      <text:p text:style-name="P3">nuper ridens , universitm quaestionem^ dictitabat non dignam<text:line-break/>esse rem, de qua disputaretur, longe siquidem puerorum<text:line-break/>minores esse, quo rectius nihil de bis p<text:span text:style-name="Default_20_Paragraph_20_Font"><text:span text:style-name="T3">r</text:span></text:span>oditum literis esse-<text:line-break/>Tales quum habeant sexcentos testes et alioqui Herophilum<text:line-break/>perpetuo oppugnent, ista miror, quid semel praeterierint,<text:line-break/>nec etiam an haec scripserit sciant. Nimirum non mul-<text:line-break/>tum de medicina laborant, . scd de his duntaxat sententiis<text:line-break/>quae nugas cumula<text:span text:style-name="Default_20_Paragraph_20_Font"><text:span text:style-name="T3">r</text:span></text:span>e in disputationibus possunt. Quare<text:line-break/>haec lentum ex Herophili scriptis capita decerpunt , caetera<text:line-break/>repudiant .prorsus, quod in causa est, cur ignorent Hero-<text:line-break/>phili scripta, si quae mirifice ad artis opera faciunt, fedre-<text:line-break/>pugnant suis decretis. Ideoque de rhythmis- etiam quae<text:line-break/>prima aetate debebant in musicis ludis addiscere; haec te-<text:line-break/>mere inferunt .libris medirinae. Quibus accidit quod fero<text:line-break/>discentibus solet. Nam tacere etiam si ad usiam artum fpe-<text:line-break/>ctet, non valent, rhythmus vero quae suppeditet signa, nul-<text:line-break/>lus illorum scripsit. At Herophilus, qui aliam riam ac illi</text:p>
      <text:p text:style-name="P3">loculus est, praetermittit quae discenda de musicis erant,<text:line-break/>imbutis probe in arte, mox, ut si ea te<text:span text:style-name="Default_20_Paragraph_20_Font"><text:span text:style-name="T3">n</text:span></text:span>eant, apud eos<text:line-break/>disserit, quod medicinae co<text:span text:style-name="Default_20_Paragraph_20_Font"><text:span text:style-name="T3">n</text:span></text:span>ducit ex iis accipiens. lili<text:line-break/>vero ut praeclaram istam , quemadmodum isti appellant,<text:line-break/><text:span text:style-name="Default_20_Paragraph_20_Font"><text:span text:style-name="T12">τεχνολογίαν</text:span></text:span><text:span text:style-name="Default_20_Paragraph_20_Font"><text:span text:style-name="T10"> </text:span></text:span>de rhythmis enarrarunt, nihil postea student<text:line-break/>ostendere , qua ratione ex illis praesagiendi quid , vel de-<text:line-break/>nunciandi compares facultatem. Itaque etiam puerorum<text:line-break/>esse ajunt parvum pulsum, contradicente Herophilo, nec<text:line-break/>vero hactenus student pe<text:span text:style-name="Default_20_Paragraph_20_Font"><text:span text:style-name="T3">r</text:span></text:span>pendere, ut quae apud mortales<text:line-break/>magna et parva distentio dicatur, queant assequi. Quippe<text:line-break/>vesicarum, follium fabrorum, utrium, uterorum, omnium<text:line-break/>denique rerum quae praedita cavitate aliqua sunt, magnas<text:line-break/>et parvas distentiones solemus vocare. Itaque parvum sue-<text:line-break/>pe esse rumorem ventris dicimus, magnum etiam, verbi<text:line-break/>gratia; vesicae et parvum utris, ventris magnum. Dicemus<text:line-break/>etiam interdum magnopere vesicam intumuisse et distentam<text:line-break/>esse maxime: utrem autem et saccum qui viginti ex ejusce-</text:p>
      <text:p text:style-name="P3">modi vesicas capiant , nondum maximum distentionem esse<text:line-break/>consecutos. Censemus enim, ni fallor, ad cujusque cavita-<text:line-break/>tem corporis esse distentionem aestimandam, non absolute<text:line-break/>pronuntiandam ad eundem ubique modum. Nam est certus<text:line-break/>in qualibet re modus, lu quo .nec intendi truncas, quae ca-<text:line-break/>vitalem ipsiun complectuntur , nec remitti contingit. Ergo<text:line-break/>ubi advertitur tensio et in illis, vel caritus, tum magnas di-<text:line-break/>cimus et parvas distentiones esse, quamdiu nec sensibilem<text:line-break/>etiam caritatem cernere possis, neque dum tunicae laborent<text:line-break/>distentae, modicam illam et moderatam et nativam co<text:span text:style-name="Default_20_Paragraph_20_Font"><text:span text:style-name="T3">r</text:span></text:span>poris<text:line-break/>distentionem dirimus esse. Quid ergo est difficultatis ex<text:line-break/>his progressos arteriam intelligere , quum sit corpus et hoc<text:line-break/>concavum, habere terminos oportere motus fui lu utramque<text:line-break/>partem, nec nimium distendi (rumperetur eum) neque ru<text:line-break/>arcti sumunt confidere; obstare scilicet naturam tunicarum<text:line-break/>duram, quae aegre contrahitur ?</text:p>
      <text:h text:style-name="P11" text:outline-level="2">Cap. IV. </text:h>
      <text:p text:style-name="P12">Quere est quaedam justa arteriae distentio,<text:line-break/>ut neque contendatur, neque .laxam . quampiam sitam par-<text:line-break/>tem relinquat, quam esse moderatam et naturalem dicemus;<text:line-break/>sin minus., .in uno eodemque homine dicamus necesse erit<text:line-break/>magnos, parvos et moderatos pulsus esse. Atqui in optima<text:line-break/>natura. absurdum . est -non omnes moderatos esse ; et longe<text:line-break/>hercle absurdius, si idem sit pulsus magnus simul et parvus<text:line-break/>ae moderatus, magnus, sucum miiroribus comparetu<text:span text:style-name="Default_20_Paragraph_20_Font"><text:span text:style-name="T3">r, si<text:line-break/></text:span></text:span>cum maj oribus, parvus, utrisque simul moderatus. opor-<text:line-break/>tebat vero,.quum minori confertur, eum majorem appel-<text:line-break/>lare, quum. majorihus, .nun orem, quum utrisque , .messium.<text:line-break/>Eo enim pactu nubis vocare licet optimarum naturarum<text:line-break/>pulsus, iutor fe illos quidem majores et minores, omnes<text:line-break/>tamen moderatus, siquid a<text:span text:style-name="Default_20_Paragraph_20_Font"><text:span text:style-name="T3">n</text:span></text:span>tedictorum meminimus, quum<text:line-break/>naturam diceremus propositi corporis spectandam esse , ubi<text:line-break/>indagare moderatum,. magnum et parvum instituimus. Quod<text:line-break/>si corporum inter fe simpliciter comparemus magnitudines,</text:p>
      <text:p text:style-name="P3">majus, nunus, medium inter utrumque nominabimus; ma-<text:line-break/>gnunr autem, vel parvum, vel moderatum haudquaquam;<text:line-break/>majus enim est quod minus excedit, at magnum quod mo-<text:line-break/>derutum fui generis. Itaque refertur utrumque ad aliquid,<text:line-break/><text:span text:style-name="Default_20_Paragraph_20_Font"><text:span text:style-name="T1">sed </text:span></text:span>majus ad cuncta minora comparamus, magnum ad<text:line-break/>unum duntaxat ejusdem generis moderatum, quo si majus<text:line-break/>sit, vocatur magnum. Idem vice versa in minore et parvo<text:line-break/>accipiendum esu Moderatum et mediocre esse dicendum^<text:line-break/>est quod in sua propria natura constat, et immoderatum <text:span text:style-name="Default_20_Paragraph_20_Font"><text:span text:style-name="T1">ita-<text:line-break/></text:span></text:span>modicumque quod naturam suam relinquit. Quando igi-<text:line-break/>tur corpus est cavum arteriae, distentio ejus necesse est in-:<text:line-break/>terim proprie et moderate, ut postulat usus, cuius gratia<text:line-break/>creata a natura talis est, praeterea ut ejus postulant tunicae,<text:line-break/>interim immodice perficiatur. Ostendi autem alio loco hac-<text:line-break/>tenus eam in optimis naturis solere dilatari, quoad ul<text:span text:style-name="Default_20_Paragraph_20_Font"><text:span text:style-name="T3">n</text:span></text:span>a<text:line-break/>abunde impleatur et nihil offenda<text:span text:style-name="Default_20_Paragraph_20_Font"><text:span text:style-name="T3">n</text:span></text:span>tur tunicae. Proinde qui<text:line-break/>regulam vesti attendere in magnis pulsibus et parvis digno-</text:p>
      <text:p text:style-name="P3"><text:span text:style-name="Default_20_Paragraph_20_Font"><text:span text:style-name="T1">c</text:span></text:span><text:span text:style-name="Default_20_Paragraph_20_Font"><text:span text:style-name="T3">o</text:span></text:span>ndis, optima natura inventa , eognitoque unius lo illa ar-<text:line-break/>terrae cuiuscunque tumore , corporis atque distentionis , re-<text:line-break/>constandum illi et aestimandum est, arteriam hac majorem<text:line-break/>quanto oporteat majorem habere distentionem m optimis na-<text:line-break/>turis. Quae si tanta reperiatur esse, quantam fore conjr-<text:line-break/>ciebat, sic 1no derutum .pulsum appellabit: sin vel majorem<text:line-break/>hac, veI minorem, magnum, vel parvum. Arteriae .dep<text:span text:style-name="Default_20_Paragraph_20_Font"><text:span text:style-name="T3">r</text:span></text:span>e-<text:line-break/>hendat lu optima natura magnitudinem , aut per dissectio-<text:line-break/>nem, sive ea casu, sive de industria fiat, aut colligendo ex<text:line-break/>signis, quae in libello de optima corporis constitutione pro-<text:line-break/>didimus. Quod si nesciat etiam quanta sit arteris praeditis<text:line-break/>optima natura, pulsus quidem certe eorum memori si in<text:line-break/>alterum postea incidat et colligere possit, utrum per sit ma-<text:line-break/>jores hunc, an minores quam illum habere arterias, cum<text:line-break/>tumore jam distentionis conserte poterit; atque coniectare,<text:line-break/>an magnus, an parvus, an moderatus pulsus sit. Etenim<text:line-break/>si quo ridetur arterias majores habere homo qui compara-</text:p>
      <text:p text:style-name="P3">tur, hoc majorem etiam habeat distentionem, moderatum<text:line-break/>dicemus pulsum esse. Quod si arteriae magnitudo rideatur<text:line-break/>superare magnitudinem distentionis, aut sit minor, magnum<text:line-break/>tunc .vel parvum vocabimus; si arteriae appareat majus<text:line-break/>corpus esse quam pulsus, parvum; sin arteriae minus et<text:line-break/>pulsus major , magnum. Haud aliter in reliquis generibus<text:line-break/>pulsurum, ut in genere ipsius motus, in quo celeritatem et<text:line-break/>tarditatem dignoscimus; in genere quietis, in quo crebrita-<text:line-break/>tem et raritatem ; contentionis, in quo vehementiam et re-<text:line-break/>missionem; ad haec corporis arteriae, in quo duritiem et<text:line-break/>mollitiem. Nam per haec omnia tum moderatum iuvenie-<text:line-break/>mus in optima natura tum immoderatos vel ob excessum;.<text:line-break/>vel ob defectum, non inter se, sed cum moderato c<text:span text:style-name="Default_20_Paragraph_20_Font"><text:span text:style-name="T3">o</text:span></text:span>mpara- <text:span text:style-name="Default_20_Paragraph_20_Font"><text:span text:style-name="T3">j<text:line-break/></text:span></text:span>bimus.</text:p>
      <text:h text:style-name="P10" text:outline-level="1"><text:bookmark-start text:name="bookmark5"/><text:span text:style-name="Default_20_Paragraph_20_Font">GALENI DE DIGNOSCENDIS PVLSIBVS<text:line-break/>LIBER III.</text:span><text:bookmark-end text:name="bookmark5"/></text:h>
      <text:h text:style-name="Heading_20_2" text:outline-level="2">Cap. I. </text:h>
      <text:p text:style-name="P12">Moderatum pulsum in quovis genere i<text:span text:style-name="Default_20_Paragraph_20_Font"><text:span text:style-name="T3">n-<text:line-break/></text:span></text:span>telligentia et dignotione priorem immoderatis esse atque ar-<text:line-break/>ferias in corporibus optime comparatis cum mediocritate<text:line-break/>quadam pulsare, .in superiore libro declaravimus. At quae<text:line-break/>respicienda sint indicia et quomodo pulsibus applicandi di-<text:line-break/>giti, ut tactum exerceas ad facile prompteque cum medio-<text:line-break/>critatem eorum dignoscendam, tum excessus et defectus,<text:line-break/>deinceps dicemus, luducto a genere motus exordio. Atque</text:p>
      <text:p text:style-name="P3">temporis quantitatem suium moderati motus et immoderati<text:line-break/>non idoneum signum esse, sed et per quae vectum intervalla<text:line-break/>sit; quod movetur, respiciendum esse, supra abunde ale-<text:line-break/>monstravimus, quo etiam loco illos confutabimus, qui dest-<text:line-break/>ultionem perperam celeris pulsus interpretantur, at nos ta-<text:line-break/>men ipsi, quemadmodum potissimum accipienda sit, non<text:line-break/>aperuimus, sed nunc id faciemus. Neque enim multis ver-<text:line-break/>bis opus erit, quod quae ad eam pertinent intelligendam<text:line-break/>jam ante exposuerimus; nam etiam interest ad rem praesunt<text:line-break/>tum haec narravisse. Quum ergo quis ter<text:span text:style-name="Default_20_Paragraph_20_Font"><text:span text:style-name="T8">mi</text:span></text:span><text:span text:style-name="Default_20_Paragraph_20_Font"><text:span text:style-name="T4">n</text:span></text:span>at pulsus pau-<text:line-break/>co tempore motum, nobis cele<text:span text:style-name="Default_20_Paragraph_20_Font"><text:span text:style-name="T3">r</text:span></text:span> vocetur, et tardus, qui<text:line-break/>multo. Ante horum nominum explicatas sig<text:span text:style-name="Default_20_Paragraph_20_Font"><text:span text:style-name="T4">n</text:span></text:span><text:span text:style-name="Default_20_Paragraph_20_Font"><text:span text:style-name="T8">ifi</text:span></text:span>cationes non .<text:line-break/>iniuria quidam sunt halluciuati, existimantes idem multum<text:line-break/>ac plus, paucum. et paucius significare. Nunc quia osten-<text:line-break/>ulmus haec quidem ad rem quamlibet semper referri, illa<text:line-break/>vero ad moderatum tantum sui generis, omnis jam sublata<text:line-break/>est difficultas:. intelligendi, quemadmodum. celeris pulsus<text:line-break/>pauco tempore motum dicamus terminari et multo motum</text:p>
      <text:p text:style-name="P3">tardi. Nam si h<text:span text:style-name="Default_20_Paragraph_20_Font"><text:span text:style-name="T3">o</text:span></text:span>c prius nobis constet m<text:span text:style-name="Default_20_Paragraph_20_Font"><text:span text:style-name="T3">o</text:span></text:span>deratus pulsus<text:line-break/>quanto tempore quantum coniecerit spatium , deinde alte-<text:line-break/>rius offendamus , qui per habuit tempus , minus interval-<text:line-break/>lum, multo hunc tempore dicemus motum esse. Atqui ne-<text:line-break/>mo mirari debet, si duorum motuum, quorum temporis<text:line-break/>quantitas par sit, alterum tantum multo tempore dicamus<text:line-break/>factum esse, non perinde utrumque. Etenim si duo pueri<text:line-break/>dimissi in diversa loca sint et simul reversi, alterum quod.<text:line-break/>iter pauco tempore absolverit, collaudamus , alterum culpa-<text:line-break/>mus,- quod multo. Nam ex riae l<text:span text:style-name="Default_20_Paragraph_20_Font"><text:span text:style-name="T3">o</text:span></text:span>ngitudine aestimamus,<text:line-break/>quurn paucum vel multum temporis dicamus , non absoluto<text:line-break/>fermone. Eodem etiam modo pulsum dicemus , qui pauco<text:line-break/>tempore fit, celerem esse, ac tardum qui multo, definitio-<text:line-break/>nesque probabimus illas ile interpretando, ut diximus. Quod<text:line-break/>si cui modus ille rideatur coactioni memoria repetat demou-<text:line-break/>strasse: nos, si altera significatione dictio accipiatur, dest-<text:line-break/>ultiones falsas esse, detque operam, -ut alias definitiones.</text:p>
      <text:p text:style-name="P3">fingat. Neque enim quomodo definiendum sit, hic institui-<text:line-break/>tuus disceptare , caeterum ut rerum diligenter atque acca-<text:line-break/>rate notiones constituamus, ut ne si in his offenderimus,<text:line-break/>simul lu dignoscendis p<text:span text:style-name="Default_20_Paragraph_20_Font"><text:span text:style-name="T3">a</text:span></text:span>ssibus offendamus. P<text:span text:style-name="Default_20_Paragraph_20_Font"><text:span text:style-name="T3">r</text:span></text:span>oinde quid<text:line-break/>requiratur ad dignoscendum, declaratum a nobis est. Jam<text:line-break/>si discere etiam cupias haec definire , non illa quidem for-<text:line-break/>tussis ingrata exercitatio fit, non ad. institutum tamen ne-<text:line-break/>cessaria. Quo nos minus de istorum pulsuum ratione dest-<text:line-break/>niendi agemus: etenim quum omnino non est necestarium<text:line-break/>tum etiam si cui necessarium ridetur , nihil cum hac iusti-<text:line-break/>tuta commentatione est coniunctum , verum in quarto libro<text:line-break/>de pulfuum differentiis sufficienter nos de his tractavimus.<text:line-break/>Notionis tantum in prae<text:span text:style-name="Default_20_Paragraph_20_Font"><text:span text:style-name="T3">t</text:span></text:span>enti, quando instituimus mentio-<text:line-break/>nem facere, Ieriem orationis persequamu<text:span text:style-name="Default_20_Paragraph_20_Font"><text:span text:style-name="T3">r, </text:span></text:span>nam nunc qui-<text:line-break/>dem, quod infis invenimus, locus esit dicendi, ad eum ii-<text:line-break/>guoscendum magnopere faciens , atque adeo , si verum di-<text:line-break/>cendum est, summam jam aperiam. Nec quantitatem tem-<text:line-break/>poris, nec intervalli <text:span text:style-name="Default_20_Paragraph_20_Font"><text:span text:style-name="T3">r</text:span></text:span>espiciendam censemus: imo ire pro-</text:p>
      <text:p text:style-name="P3">portiones quidem illorum , de quibus verba fecimus in supe-<text:line-break/>riore. libro , quum celerio<text:span text:style-name="Default_20_Paragraph_20_Font"><text:span text:style-name="T3">r</text:span></text:span>em pulsum et tardiorem docere-<text:line-break/>mus. Illic enim non potui illa praeterire, quo errorem<text:line-break/>praedicerem luis qui ex folius temporis quantitate de iis ex-<text:line-break/>estimant, quae ad dignoscendum laboriose misti et longa dif-<text:line-break/>ficilisque aestimationis et judicii adeoque impossibilia prope<text:line-break/>visa sunt. Nam celeritatem quidem et tarditatem , ut pri-<text:line-break/>mum occurrit arteria, noscimus; rationem vero temporis<text:line-break/>ad tempus et intervalli ad intervallum ut exploremus, opus<text:line-break/>nobis longo tumpore esu Itaque ista nihil nos morantur,<text:line-break/>ut expendamus ad pulsus in aegrotis dignoscendos. Sed<text:line-break/>ut si ante oculos .quempiam videamus, impetus motus<text:line-break/>celeritatem potest ostendere, ita usu venit in arteria, nam<text:line-break/>aut incitatum, aut remissum esus motum invenias. om-<text:line-break/>nia enim corpora quae moventur, ex locis, ubi moven-<text:line-break/>tm semper, dignoscimus quomodo moveantur; quae ubi<text:line-break/>in locis remorantur, tardum este- motum praedicamus,<text:line-break/>ubi facile discedunt, celerem. Hic scio futurum, ut</text:p>
      <text:p text:style-name="P3">quaestio <text:span text:style-name="Default_20_Paragraph_20_Font"><text:span text:style-name="T3">t</text:span></text:span>e physica offerat, an corpus, dum movetur, etiam<text:line-break/>maneat aliquo modo; atqui in commentariis de motu illud<text:line-break/>ita ut quod marine probatur verum esse. At a tantis in<text:line-break/>praefiens quaestionibus declinemus, ne implicemus nos.<text:line-break/>Quod informat tantum <text:span text:style-name="Default_20_Paragraph_20_Font"><text:span text:style-name="T3">t</text:span></text:span>ensus ad dignoscendos celeres et<text:line-break/>tardos pulsus, hoc fiatis est fi dicamus, nimirum unum nto-<text:line-break/>tum cedere videri loris facile , in quibus femper fit , alium<text:line-break/>diutius inibi commorari, itaque hunc tardum, illum celerem<text:line-break/>vocari. Num ex locorum transitu fenfus dignoscit, non<text:line-break/>ex totius motus tempore, nec separatim et foto, nec qua-<text:line-break/>tenus cum quantitate compa<text:span text:style-name="Default_20_Paragraph_20_Font"><text:span text:style-name="T3">r</text:span></text:span>atus. Itaque celeritatis et tar-<text:line-break/>ditatis facile notitiam consequimur, non perinde confecu-<text:line-break/>turi, si quantitate temporis et intervallorum aucupum , eo-<text:line-break/>rum sustineremus proportiones observare. Enimvero non<text:line-break/>sustinemus, nam ut primum amem intendimus, momento<text:line-break/>temporis moram nos corporis quod movetur, deprehendi-</text:p>
      <text:p text:style-name="P3">mus , ex qua coniicimus transitum. Quo fit ut quae emi-<text:line-break/>mus cernimus, haec nobis interim diutius videantur consi-<text:line-break/>stere , licet agitentur velocissime ; unde liquet ratione nos<text:line-break/>motum colligere, .non sensu deprehendere. Siquidem quum<text:line-break/>prima quaeque se<text:span text:style-name="Default_20_Paragraph_20_Font"><text:span text:style-name="T3">n</text:span></text:span>sibilis pars corporis quod movetur in<text:line-break/>primo. scnfibili loco subsistat primo sensibili tempore, tum<text:line-break/>immobile, quod cernimus , ridetur esse; at vero ubi prima<text:line-break/>sensibilis pars in primo sensibili loco quam primo feusibili<text:line-break/>tempore subsistat breviore tempore, tum videtur moveri.<text:line-break/>Slugula e<text:span text:style-name="Default_20_Paragraph_20_Font"><text:span text:style-name="T3">n</text:span></text:span>im quae diximus dissecari, quod ad naturum alli-<text:line-break/>net, in infinitum .possunt , sensu vero si aestimes, primas<text:line-break/>certas habent et indivisas partes. Quod planum facit, ra-<text:line-break/>tione omnem motum, non sensu dignosci. Quia vero sen-<text:line-break/>fui ratio conjuncta est et urentis est transcursus velocissimus,<text:line-break/>saepenumero non ratione, sed deprehendi sensu ridetur.<text:line-break/>Nam quorum primo sensibili tempore prima sensibilis pars<text:line-break/>inprimo sensi bui loco manet, horum tantum nos motus</text:p>
      <text:p text:style-name="P3">aperte fatemur non sensibus <text:span text:style-name="Default_20_Paragraph_20_Font"><text:span text:style-name="T10">, </text:span></text:span>sed ratione animadvertere, ut<text:line-break/>gnomouis umbrae, lunae, solis, omniumque siderum quae<text:line-break/>a nobis longissime remota sunt. Quorum autem , ut dixi,<text:line-break/>brevius est tempus primo sensibili, nullo tempore praedita<text:line-break/>horum mansio migratioque ridetur; quippe quod minus<text:line-break/>pruno sensibili tempus habet, omni mora hoc putatur ca-<text:line-break/>rere. Sed haec privatim praestiterit commentari eum , qui<text:line-break/>cum haec de quibus agimus aveat probe ediscere tum alia<text:line-break/>in medicina multa. Nobis vero satis haec eru<text:span text:style-name="Default_20_Paragraph_20_Font"><text:span text:style-name="T3">n</text:span></text:span>t ad demo<text:span text:style-name="Default_20_Paragraph_20_Font"><text:span text:style-name="T3">n-<text:line-break/></text:span></text:span>strandum non esse temporum et intervallorum respiciendam<text:line-break/>quantitatem, sed ipsam qualitatem motus; quae est explicatu<text:line-break/>quidem difficilis, sed horum quae docuimus ope, nisi sis<text:line-break/>prorsus stupidus et iners, no<text:span text:style-name="Default_20_Paragraph_20_Font"><text:span text:style-name="T3">n</text:span></text:span> magno negotio velum, ut<text:line-break/>homini licet, consequere. Multoque magis, si dignosce<text:span text:style-name="Default_20_Paragraph_20_Font"><text:span text:style-name="T3">n-<text:line-break/></text:span></text:span>dos luaequales celeritate et tarditate pulsus mediteris , ori-<text:line-break/>ginem ducere eos invenias ex qualitate motus. Ac unius<text:line-break/>quidem distentionis saepe initium motus pla<text:span text:style-name="Default_20_Paragraph_20_Font"><text:span text:style-name="T3">n</text:span></text:span>e celerius vide-</text:p>
      <text:p text:style-name="P3">tm, proximum tardius, iterum finis celerior, nec hic quan-<text:line-break/>titates quasdam aut temporum, aut intervallorum, sied ipsam<text:line-break/>unum motus qualitatem attendimus. Quo minus leviter<text:line-break/>palpandum est, ubi genus hoc perpendimus pulsuum, ni-<text:line-break/>mirum sic extremum motus finem sentiamus duntaxat, non<text:line-break/>integrum motum. Ex quibus jam liquet ejuscemodi pulsus<text:line-break/>prorsus non oportere parvos esse, nec languidos; neque<text:line-break/>enim trifariam possis motum dissecare, nec lu parvis inter-<text:line-break/>vallis, nec lu facultatibus imbecillis , quod obstet <text:span text:style-name="Default_20_Paragraph_20_Font"><text:span text:style-name="T8">illis</text:span></text:span> parvi -<text:line-break/>tas, quae dividi feusibiles paries non patitur, lue impediat<text:line-break/>facultatis infirmitas, quae concidit ad pressum. Quamobrem<text:line-break/>nec lu pulsibus lethargicis deprehenderis inaequalitatem,<text:line-break/>quae tamen adest forsitan , quia. omnino quo dignoscatur,<text:line-break/>vult comprimi; at hoc prae imbecillitate n<text:span text:style-name="Default_20_Paragraph_20_Font"><text:span text:style-name="T3">o</text:span></text:span>n sustinet. Qua-<text:line-break/>re qui cuique pulsui inventurus sit contrectationem appoti-<text:line-break/>tam , hunc singulari prudentia esse et expertum lu ligno-</text:p>
      <text:p text:style-name="P3">scendo oportet. Num si maximus pariter et vehementissi-<text:line-break/>m<text:span text:style-name="Default_20_Paragraph_20_Font"><text:span text:style-name="T3">n</text:span></text:span>s validam fert compressionem, atque alius quisque, quan-<text:line-break/>tum a vehementia vel magnitudine abest, tanto mino<text:span text:style-name="Default_20_Paragraph_20_Font"><text:span text:style-name="T3">r</text:span></text:span>em;<text:line-break/>primum quantum a maximo et vehementissimo recesserunt;<text:line-break/>ad unguem perspiciendum est; deinde ratio ineunda est<text:line-break/>quantum sufficiat compressionis id genus pulsibus imperti-.<text:line-break/>visse; utrobique enim offendamus necesse est, sive- exceda-<text:line-break/>mus proportionem, sive non assequamur; quod ubi mluns<text:line-break/>jam premamus, praeteritu<text:span text:style-name="Default_20_Paragraph_20_Font"><text:span text:style-name="T3">r</text:span></text:span>a nos fit interni pars motus, ubi<text:line-break/>vero amplius, externi. ltaque primum motum aliquando<text:line-break/>inaequalem esse non percipiemus, delude male .etiam de<text:line-break/>toto motu saepe judrcabimus, eo. quod male perpenderis<text:line-break/>mqs partes. Si enim vel pars ejus prima, vel altera cele-<text:line-break/>rior sit et nobis earum tantum altera fit exploratu, non pos-<text:line-break/><text:span text:style-name="Default_20_Paragraph_20_Font"><text:span text:style-name="T3">t</text:span></text:span>umus primum universum inaequalem motum esse ferre,<text:line-break/>deinde vel celerem , vel turdum arbitrabimur eum esse,<text:line-break/>quum neuter planum sit; siquidem cujus celeris erat pa<text:span text:style-name="Default_20_Paragraph_20_Font"><text:span text:style-name="T3">r</text:span></text:span>s<text:line-break/>prima et altera tarda , hunc nec celerem absolute , nec tar-</text:p>
      <text:p text:style-name="P3">dum jure vocaveris. Quere, ut oratione in summam col-<text:line-break/>lecta alio me conseram, lu optima constitutione moderatus<text:line-break/>motu pulsus erat, non ex intervalli nec temporum quantitate<text:line-break/>explorandus ; sed ex ipsa , ut luimus qualitate , quo pactu<text:line-break/>discedat ex locis, dicebamus animadvertendum esse; cujus<text:line-break/>memores, qui decedere celerius rideatur, celerem ; qui tar-<text:line-break/>dius , tardum appellemus ; repraesentari autem hoc, ut pri-<text:line-break/>mum est. admotus tactus, prius quam totunr arteria spatium<text:line-break/>confecerit. Proinde, si pulsus aequalis fit, non expectamus<text:line-break/>universam distentionem, sied ex parte ejus facere de tota<text:line-break/>coniecturam postumus ; qui si inaequalis fit, omnem assequi<text:line-break/>dicebamus oportere, tactumque pro magnitudine pulsus et<text:line-break/>vehementia varie explicare. Atque de genere motus haec<text:line-break/>in praesentia satis sunt: ejus enim nos iterum lu pulsibus di-<text:line-break/>gnoscendis mentionem necesse est faciamus.</text:p>
      <text:h text:style-name="Heading_20_2" text:outline-level="2">Cap. SI. </text:h>
      <text:p text:style-name="P12">Deinceps de quantitate distentionis agamus,<text:line-break/>nam quum corporis arteriae dimeusiones tres sint, longitudo,</text:p>
      <text:p text:style-name="P3">latitudo et profunditas, nullam possumus totam senti<text:span text:style-name="Default_20_Paragraph_20_Font"><text:span text:style-name="T3">r</text:span></text:span>e. De<text:line-break/>longitudine ape<text:span text:style-name="Default_20_Paragraph_20_Font"><text:span text:style-name="T3">r</text:span></text:span>tissimum est, utrinque enim a<text:span text:style-name="Default_20_Paragraph_20_Font"><text:span text:style-name="T3">r</text:span></text:span>teria usque<text:line-break/>ad terminum extremum pulsat. At pa<text:span text:style-name="Default_20_Paragraph_20_Font"><text:span text:style-name="T3">r</text:span></text:span>vae ejus parti inii-<text:line-break/>cimus tactum, quanta extat ex objecti co<text:span text:style-name="Default_20_Paragraph_20_Font"><text:span text:style-name="T3">r</text:span></text:span>poris mole; quae<text:line-break/>quidem ipsa efficit ut longus vel brevis pullus sit, eo quod<text:line-break/>non possit attingi omnis a<text:span text:style-name="Default_20_Paragraph_20_Font"><text:span text:style-name="T3">r</text:span></text:span>teriae longitudo. Sit tamen lue<text:line-break/>etiam aliquid in qualibet co<text:span text:style-name="Default_20_Paragraph_20_Font"><text:span text:style-name="T3">r</text:span></text:span>poris natu<text:span text:style-name="Default_20_Paragraph_20_Font"><text:span text:style-name="T3">r</text:span></text:span>a, quod elucescat<text:line-break/>sub cute, in optima natu<text:span text:style-name="Default_20_Paragraph_20_Font"><text:span text:style-name="T3">r</text:span></text:span>a moderatum; si quid supra hoc<text:line-break/>sit, longum; si quid infra, brevem reddit pulsum, qui non<text:line-break/>potest numero digitorum definiri ; sicuti quidam , si quatuor<text:line-break/>digitis obviet, esse dicunt longum; si tribus, medium; si<text:line-break/>duobus, brevem. Neque enim corporis optimae natu<text:span text:style-name="Default_20_Paragraph_20_Font"><text:span text:style-name="T3">r</text:span></text:span>ae<text:line-break/>una est mensura, sed in una qualibet facile quantitatem asse-<text:line-break/>quere, unius ope, modo colligere p<text:span text:style-name="Default_20_Paragraph_20_Font"><text:span text:style-name="T3">r</text:span></text:span>oportionem possis; cum<text:line-break/>qua postea fi alios homines confe<text:span text:style-name="Default_20_Paragraph_20_Font"><text:span text:style-name="T3">r</text:span></text:span>as pares totius corporis<text:line-break/>magnitudine, dices vel longos vel breves pulsus habere ; eo-</text:p>
      <text:p text:style-name="P3">dem modo latus, angustos, altos, humiles, ac in tribus simul<text:line-break/>dimeusiouibus, magnos, vel parvos, ubique enim ad mode-<text:line-break/>ratum referemus, quum alios aestimamus. At enim singulos<text:line-break/>esse in singulis aliis pulsuum generibus moderatos; sed in<text:line-break/>suda quantitate non plane unum , sini <text:span text:style-name="Default_20_Paragraph_20_Font"><text:span text:style-name="T3">t</text:span></text:span>uum cuique corporis<text:line-break/>parti, antea explicavimus. Hoc tamen .non est hujus lori,<text:line-break/>fed volui dicti vos admonere, itaque ad institutum jam per<text:line-break/>est reverti. lustitui vero, ut puto, docere, iensu nullius di-<text:line-break/>meusiouis exacte dignosci p<text:span text:style-name="Default_20_Paragraph_20_Font"><text:span text:style-name="T3">o</text:span></text:span>sse quantitatem ; cujus rei causa<text:line-break/>partim omnibus communis , partim <text:span text:style-name="Default_20_Paragraph_20_Font"><text:span text:style-name="T3">t</text:span></text:span>ua cuique esu Primo<text:line-break/>loco communem exponam. Num quandoquidem luter arte-<text:line-break/>rias , quae nuda sit nulla est , fed vestiunt eas multis loris<text:line-break/>pauciora et subtiliora corpora, multis etiam locis plura et<text:line-break/>crassiora, plane in aperto est, n<text:span text:style-name="Default_20_Paragraph_20_Font"><text:span text:style-name="T3">o</text:span></text:span>n perinde omnes arteria-<text:line-break/>rutu motus posse sentiri, fed illarum magis, quas pauclora<text:line-break/>temnoraque ; harum minus, .quas circumjiciunt plura ac cras-<text:line-break/>siora corpora. Atque haec communis esu Propria vero singu-</text:p>
      <text:p text:style-name="P3">lerum dimensionum, longitudinis quod permultum intersit<text:line-break/>inter veram et apparentem ; latitudinis quod parum ; pro-<text:line-break/>finalitatis, quod minimum. Nam quum saepe longa tres<text:line-break/>cubitos universa arteria sit , tres vel quatuor duntaxat digiti<text:line-break/>percipiunt arteriae motum, reliqua pars a corporum obje-<text:line-break/>ctorum munero occultatur. In latitudine quum prae cor-<text:line-break/>poribus , quae illam utrinque cingunt , multis illis et crassis,<text:line-break/>neque tactus ipsi corpori arteriae applicari possit, neque per<text:line-break/>crassitiem illorum et multitudinem foras m<text:span text:style-name="Default_20_Paragraph_20_Font"><text:span text:style-name="T3">o</text:span></text:span>tus perrumpat,<text:line-break/>multis loris omnino motus perit, multis etiam in m<text:span text:style-name="Default_20_Paragraph_20_Font"><text:span text:style-name="T8">axim</text:span></text:span>e<text:line-break/>angustum cogitur; totum vero, quod arteriam nullo loco<text:line-break/>videas nudam. At vero ne profunditas quidem usquam<text:line-break/>plane est <text:span text:style-name="Default_20_Paragraph_20_Font"><text:span text:style-name="T3">n</text:span></text:span>uda, ut possit saltem in ea elucere ejus univerfus .<text:line-break/>motus; sed si nihil aliud, cutis certe ambit eam, per quam<text:line-break/>pulsum sentimus ; itaque tecta suerit haec quoque certe ali-<text:line-break/>quatenus. Quae quum itu sint, dabimus operam ut opti-<text:line-break/>matn rationem monstremus dignoscendarum singularum dis</text:p>
      <text:p text:style-name="P3">mansionum; ac primo dicemus de longitudine. Atque esse<text:line-break/>hanc censendam <text:span text:style-name="Default_20_Paragraph_20_Font"><text:span text:style-name="T3">o</text:span></text:span>ptimam , quae motus maximam partem<text:line-break/>sentiat, clarissimum est; nam ut si <text:span text:style-name="Default_20_Paragraph_20_Font"><text:span text:style-name="T3">t</text:span></text:span>entare omnis valeat, pri-<text:line-break/>mum hoc sit, ita posteaquam h<text:span text:style-name="Default_20_Paragraph_20_Font"><text:span text:style-name="T3">o</text:span></text:span>c non potest, ubi nulla pars<text:line-break/>ejus, quae quidem animadverti possit, lateat, tactum exifti-<text:line-break/>rnamus optimum esse Quomodo autem eum possis msti-<text:line-break/>tuere , furium ut declarem ; si ob oculos prius proponam in<text:line-break/>tribus his omnes positas esse sensibilium cognitionum disse.<text:line-break/>sentias, in natura, exe<text:span text:style-name="Default_20_Paragraph_20_Font"><text:span text:style-name="T3">r</text:span></text:span>citatione et modo applicationis. Nam<text:line-break/>qui tactum natura appositissimum ad sentiendum et probe<text:line-break/>exercitatum habet, tum etiam sensibilibus decenter admo-<text:line-break/>vet, optimus hic explorato<text:span text:style-name="Default_20_Paragraph_20_Font"><text:span text:style-name="T3">r</text:span></text:span> sit eorum quae intus sunt c<text:span text:style-name="Default_20_Paragraph_20_Font"><text:span text:style-name="T3">o</text:span></text:span>n-<text:line-break/>dita; qui h<text:span text:style-name="Default_20_Paragraph_20_Font"><text:span text:style-name="T3">o</text:span></text:span>c est aliquatenus inferi<text:span text:style-name="Default_20_Paragraph_20_Font"><text:span text:style-name="T3">o</text:span></text:span>r, quam maxime ab<text:line-break/>ill<text:span text:style-name="Default_20_Paragraph_20_Font"><text:span text:style-name="T3">o</text:span></text:span> abest, tam. pessime absolutam cognitionem conseque-<text:line-break/>tur. Explicabo igitur huic, qui optime natura comparatus<text:line-break/>est et exercitatus non segniter, qua applicati<text:span text:style-name="Default_20_Paragraph_20_Font"><text:span text:style-name="T3">o</text:span></text:span>ne tactus ad<text:line-break/>unguem, ut homo p<text:span text:style-name="Default_20_Paragraph_20_Font"><text:span text:style-name="T3">o</text:span></text:span>test, motum sentiat arteriae. Et quia</text:p>
      <text:p text:style-name="P3">de prima dimenfione , videlicet longitudine , institui dicere,<text:line-break/>accommodatissimum huic modum tactus aperiam. omnino<text:line-break/>no<text:span text:style-name="Default_20_Paragraph_20_Font"><text:span text:style-name="T3">n</text:span></text:span> premat, imo saepe leniter palpet et veluti suspendat<text:line-break/>manum. Accommodatum est hic i<text:span text:style-name="Default_20_Paragraph_20_Font"><text:span text:style-name="T3">n</text:span></text:span> primis modus parvis<text:line-break/>pariter et imbecillis pulsibus; nam hos si aliquatenus pie-<text:line-break/>mas, motus pereat magna ex parte et saepe vero etiam uni-<text:line-break/>versus. Nam pro quantitate compressionis et qualitate prae- .<text:line-break/>turea arteriae contentionis modo multum imminuitur ejus<text:line-break/>motus, modo minus, est quum perit totus. Quocirca ad<text:line-break/>longitudinem dignoscendam summa cautio est, ut praeter<text:line-break/>omnem compressionem tactum admoveas. Etenim modicam<text:line-break/>comp<text:span text:style-name="Default_20_Paragraph_20_Font"><text:span text:style-name="T3">r</text:span></text:span>essio<text:span text:style-name="Default_20_Paragraph_20_Font"><text:span text:style-name="T3">n</text:span></text:span>em non graviter ferunt quidem pulsus vehemen-<text:line-break/>tes, non laedentur tamen ne lu quidem, fi in palpando nihil<text:line-break/>premas. Quandoquidem igitur hic modus attingendi opti-<text:line-break/>mus est languidis pulsibus, nec incommodus etiam vehemen-<text:line-break/>tibns , cave praeponas illi estum. Porro est illud etiam ex-<text:line-break/>plicandum, quod non obscure advertitur, ubi diversas par-<text:line-break/>tus premas longitudinis arteriae, motum non perinde videri</text:p>
      <text:p text:style-name="P3">in omnibus offensum : caeterum lu partibus altioribus major<text:line-break/>est noxa, minor in inferioribus. Et vero frequenter noxa<text:line-break/>non animadvertitur in vehementibus pulsibus , f<text:span text:style-name="Default_20_Paragraph_20_Font"><text:span text:style-name="T3">o</text:span></text:span>cus in lan-<text:line-break/>guidis : nam in his si insaniorem partem pressernnus , lucu-<text:line-break/>lenta superioribus noxa datur. Superiores autem et iisse-<text:line-break/>mores quomodo hoc loco accipiendae sunt, non est obscu-<text:line-break/>rum: ut remotissimae a corde partes inferiores, et vici-<text:line-break/>mores appellentur superiores : hoc in artubus quidem per-<text:line-break/>quam est solemne , non item in capitis partibus et cossi. Ile-<text:line-break/>que ad omnes pertinet, ut diximus, corni viciniores, si<text:line-break/>premantur, magnam iniuriam subjectis facere; remotiores<text:line-break/>saepenumero nullam, quae animadverti possit, si bene ve-<text:line-break/>hemens pulsus fit , interim tamen manifestam lu non vehe-<text:line-break/>mentibus. Atque de longitudine haec satis surt. Nunc de<text:line-break/>reliquis duabus agamus , quas non ita opo<text:span text:style-name="Default_20_Paragraph_20_Font"><text:span text:style-name="T3">r</text:span></text:span>tet duas numera-<text:line-break/>re, ut sicut in quadrangularibus et quadratis corporibus<text:line-break/>videas separatim latitutli<text:span text:style-name="Default_20_Paragraph_20_Font"><text:span text:style-name="T3">n</text:span></text:span>em, separatim profunditatem dr-</text:p>
      <text:p text:style-name="P3">structam: sied sicut iti circul<text:span text:style-name="Default_20_Paragraph_20_Font"><text:span text:style-name="T3">o</text:span></text:span> et globo c<text:span text:style-name="Default_20_Paragraph_20_Font"><text:span text:style-name="T3">o</text:span></text:span>nfusa sunt omnia,<text:line-break/>una vero quaedam, vel lineae, vel superficiei ridetur cir-<text:line-break/>cumferentia, sic esse lu arteria putes: cujus cernitur in<text:line-break/>dissectionibus figura multis locis cylindrum, multis etiam<text:line-break/>conum reserre. Qu<text:span text:style-name="Default_20_Paragraph_20_Font"><text:span text:style-name="T3">o</text:span></text:span>modo igitur medicis in mentem venit<text:line-break/>seotfum de latitudine, seorsum de prosunditate disserere,<text:line-break/>quum deberent, ut est et conspicitur ex partitionibus, unam<text:line-break/>longitudinem ejus appellere, alterum circulum, ut certe<text:line-break/>multi frequenter vocant? Non pe<text:span text:style-name="Default_20_Paragraph_20_Font"><text:span text:style-name="T3">r</text:span></text:span>petuo possunt tamen,<text:line-break/>nec hi, nec alius quisquam, quum de exemplis evidentibus<text:line-break/>narrant, longitudinem et circulum tantum appellare; fed<text:line-break/>exprimet faece necessitas, ut distentionem altam quandam<text:line-break/>v<text:span text:style-name="Default_20_Paragraph_20_Font"><text:span text:style-name="T3">o</text:span></text:span>cent et augustani, c<text:span text:style-name="Default_20_Paragraph_20_Font"><text:span text:style-name="T3">o</text:span></text:span>ntra etiam aliam humilem latamque,<text:line-break/>etenim hoc ita clerum est, ut ambigat nem<text:span text:style-name="Default_20_Paragraph_20_Font"><text:span text:style-name="T3">o. </text:span></text:span>Sic propter<text:line-break/>haec manllesta eventa habere diversas latitudinis et prosun-<text:line-break/>ditatis notiones coacti sumus. Porro sicut sensu peremimus<text:line-break/>eas differentias, ita circularem nos figuram stirpe aui<text:span text:style-name="Default_20_Paragraph_20_Font"><text:span text:style-name="T3">t</text:span></text:span>uad-</text:p>
      <text:p text:style-name="P3">vertere^ clare fatemur. Itaque de utraque jam diffe<text:span text:style-name="Default_20_Paragraph_20_Font"><text:span text:style-name="T3">r</text:span></text:span>entia<text:line-break/>dicemus lu communi, qua potissimum ratio<text:span text:style-name="Default_20_Paragraph_20_Font"><text:span text:style-name="T3">n</text:span></text:span>e applicandorum<text:line-break/>digitorum ad eas pervenire dignoscendas queas. Neque<text:line-break/>enim in iis dignoscendis mediocris inesse scrupulus rideatur,<text:line-break/>quod nulla admovendi laetus ratione valeamus sentire inter-<text:line-break/>vallum totum: neque quum leniter palpemus (nam ea ex-<text:line-break/>tremas tantum partes sentiat motus : quae p<text:span text:style-name="Default_20_Paragraph_20_Font"><text:span text:style-name="T3">r</text:span></text:span>aecedebat, iguo-<text:line-break/>ret universam) neque quum premimus multum. Ut enim<text:line-break/>omittam hoc lu vehementibus tantum pulsibus permissum<text:line-break/>esse, contra ac prior postremum partem ignorabit intervalli,<text:line-break/>tantum sentiet primam. Jam si esta utamur applicatione<text:line-break/>inter illas media, et prima parsj intervalli et postrema nos<text:line-break/>sugiet. Hoc verum esse quisque experientia discat. . Nam<text:line-break/>vehementes pulsus si premas (hos enim premere siclos fas est)<text:line-break/>nescies quanti flet, quod pereat fere in compressionibus, ut<text:line-break/>ante significavimus, aliquid etiam de ipfo motu, ac interval-<text:line-break/>lum non jam parva ex parte, sed prope cor<text:span text:style-name="Default_20_Paragraph_20_Font"><text:span text:style-name="T3">r</text:span></text:span>umpatur uni-</text:p>
      <text:p text:style-name="P3">ver<text:span text:style-name="Default_20_Paragraph_20_Font"><text:span text:style-name="T3">tum. </text:span></text:span>Contra si leniter palpes, per quantum intervalli<text:line-break/>sit motus delatus, non divines. Habes difficultatem quae sic<text:line-break/>explicatur, sint pr or<text:span text:style-name="Default_20_Paragraph_20_Font"><text:span text:style-name="T3">t</text:span></text:span>us distentionis quantitatem sensu dignos-<text:line-break/>camus, non laboremus, led et ratione quadam possimus nihil<text:line-break/>lae<text:span text:style-name="Default_20_Paragraph_20_Font"><text:span text:style-name="T3">t</text:span></text:span>am esse existimare. Neque enim hoc nos .quaerimus , ut<text:line-break/><text:span text:style-name="Default_20_Paragraph_20_Font"><text:span text:style-name="T3">t</text:span></text:span>ensu omnino , quae accidunt pulsibus , cognoscamus , fed ut<text:line-break/>simpliciter cognoscamus. Ergo sensum requirit quidem omnis<text:line-break/>talis notitia, attamen non hunc siclum, neque quasi fiemper va-<text:line-break/>leat quidlibet i<text:span text:style-name="Default_20_Paragraph_20_Font"><text:span text:style-name="T3">n</text:span></text:span>venire: <text:span text:style-name="Default_20_Paragraph_20_Font"><text:span text:style-name="T3">t</text:span></text:span>ed fatis est frequenter, filenfibilisafsc-<text:line-break/>otus unus totius rei denunciet essentiam. Eadem ratio eo-<text:line-break/>rum eft, de quibus nunc agimus. Nam si leniter palpes,<text:line-break/>aut pluribus in partibus occursum arteriae necesse est sen--<text:line-break/>fias , aut in paucioribus : quo cognito , ad sensum ratio ad-<text:line-break/>juncta, nobis magnam distentionem suggerit esse, quae mul-<text:line-break/>tis partibus movet tactum ; parvam , quae paucis. Age fac<text:line-break/>circularem ejus occursum esse, quid? nonne clarum est si<text:line-break/>infiunt fit circumferentia circuli magnitudine, tutam etiam</text:p>
      <text:p text:style-name="P3">crassam esse distentionem arteriae et universam distentionem<text:line-break/>gracilem; si .circum ferentia fit parva? Neque enim magnis<text:line-break/>circumscribi circulis gracilis distentio potest, nec crassiano-<text:line-break/>mutis; caeterum quantitati distentionis necessario respondet<text:line-break/>circuli circumscribentis eam quantitas. Haud aliter etiam<text:line-break/>si verus non sit et exactus circulus finis distentionis, sed<text:line-break/>quasi. mutilus partim, id quod in altis et angustis, verhu-<text:line-break/>milibus et latis usu venit, ratio similiter subducitur quanti-<text:line-break/>talis distentionis. Nam tum distentionis tum ascensus<text:line-break/>fines particulae prorsus erunt circuli; ltique prout appa-<text:line-break/>reaut majores, vel minores utrinque, vel concavi magis hac<text:line-break/>circumferentia , vel gibbosiores omnino , vel longiorem, vel<text:line-break/>angustiorem, vel latiorem, quam est exacte circularis , hanc<text:line-break/>lineam , quae in praesentia cernitur, ostendunt. Unde in-<text:line-break/>aequalitatem .nos latitudinis et prosunditatis totiusque quane<text:line-break/>litatum distentionis aestimabimus. ; Age enim rideantur gib-<text:line-break/>liosiores ac praeruptiores obliqui occursus arteriae, prae-<text:line-break/>terea cava magis . quodammodo et humilior in profunditate,</text:p>
      <text:p text:style-name="P3">adeo ut ne circuli quidem videatur rircumferentia manere,<text:line-break/>sed veluti recta linea esse, profecto apertum est, talem pul-<text:line-break/>sum latum fore et humilem. Nam motus in latum amplius<text:line-break/>exporrectus, latum merito efficiat, at motus ascensu pro-<text:line-break/>hibitus humilem. E diverso si motus . obliqui partes lo<text:span text:style-name="Default_20_Paragraph_20_Font"><text:span text:style-name="T3">n</text:span></text:span>ge<text:line-break/>citra menium constiterint, ac medium ipsum satis videatur<text:line-break/>gibbosum esse, pla<text:span text:style-name="Default_20_Paragraph_20_Font"><text:span text:style-name="T3">n</text:span></text:span>e is pulsus erit altus angusiusque, si sc-<text:line-break/>mel angustus ejus in latitudlue occursus evadat, ut non nto-<text:line-break/>do imminutus esse obliquus motus, sed et totus semel videa-<text:line-break/>tur periisse, difficilis cognitu est, vel potius cognosci non<text:line-break/>potest, quantum in his est, qualis sit pulsus. Nam nisi ni-<text:line-break/>stluctiones adhibeamus quasdam, non assequemur, altusne<text:line-break/>sit, an humilis, an moderatus profunditate : nam omnia esse<text:line-break/>potest. Etenim si humilis sit pariter et angustus, talis vi-<text:line-break/>debitur esse, et si altus simul et angustus, ejuscemodi appa-<text:line-break/>rebrt, denique si moderatus prosunditate una et angusius, ta-<text:line-break/>Iem dicas esse; nam angustiam is pulsus prorsus ex motu</text:p>
      <text:p text:style-name="P3">inhibito in lalifudinem c<text:span text:style-name="Default_20_Paragraph_20_Font"><text:span text:style-name="T3">o</text:span></text:span>ntraxit. Difficultas vero residet<text:line-break/>in profunditate, quae et si ex longo intervaHo et si ex brevi<text:line-break/>vel moderato motum ordiatur, eandem tamen tangentibus<text:line-break/>repraesentabit speciem, nam angustum motunr percipient.<text:line-break/>Qua ergo ratione explorabitur? frequenter quidem etiam<text:line-break/>tactus affectibus, perpetuo tamen ratione. Primum de ta-<text:line-break/>otus affectibus dicemus, in quibus possis per eum manifesti<text:line-break/>deprehendere aliquid : licet autem in vehementibus pulsibus,<text:line-break/>qui ut saepe monuimus, foli pressa arteria non labesactan-<text:line-break/>tur. Prompta ergo in illis quidem notitia profunditatis est<text:line-break/>pulsus. Nam si presseris, forsitan vel ip<text:span text:style-name="Default_20_Paragraph_20_Font"><text:span text:style-name="T3">s</text:span></text:span>o tactu, si exer-<text:line-break/>citatus sit et mollis <text:span text:style-name="Default_20_Paragraph_20_Font"><text:span text:style-name="T3">s</text:span></text:span>uaque <text:span text:style-name="Default_20_Paragraph_20_Font"><text:span text:style-name="T3">s</text:span></text:span>ponte exacte <text:span text:style-name="Default_20_Paragraph_20_Font"><text:span text:style-name="T3">s</text:span></text:span>entiat, in noti-<text:line-break/>tiam aliquam pervenies intervalli motus : sin minus, tempus<text:line-break/>certe motus quantitatem declarabit intervalli. Nam si<text:line-break/>discernere sigillatim motus qualitatem poteris, in qua disse-<text:line-break/>rentiam celeritatis et tarditatis reperimus, sigillatim etiam<text:line-break/>temporis quantitatem, ubi breves motus animadvertimus,</text:p>
      <text:p text:style-name="P3"><text:span text:style-name="Default_20_Paragraph_20_Font"><text:span text:style-name="T1">neutra te harum , si premas, fugiet. Quod si ambas assecu-<text:line-break/>tussis, facile de intervallo conjicies. Esto celer motus et<text:line-break/>diuturnus, sane apertissimum est maximo eum spatio delatum<text:line-break/>esse, contra tardus esto et brevis, sit utique .et hic minimo<text:line-break/>spatio devectus. Atque hoc pacto si vehemens sit pulsus,<text:line-break/>profunditatis quantitatem dignoscimus , qui si languidus sit,<text:line-break/>nihil jam nobis </text:span></text:span><text:span text:style-name="Default_20_Paragraph_20_Font"><text:span text:style-name="T6">s</text:span></text:span><text:span text:style-name="Default_20_Paragraph_20_Font"><text:span text:style-name="T1">en</text:span></text:span><text:span text:style-name="Default_20_Paragraph_20_Font"><text:span text:style-name="T6">s</text:span></text:span><text:span text:style-name="Default_20_Paragraph_20_Font"><text:span text:style-name="T1">us adiumenti adferre. poterit, quod mo-<text:line-break/>tus in ejuscemodi pulsibus compressione perditur univer</text:span></text:span><text:span text:style-name="Default_20_Paragraph_20_Font"><text:span text:style-name="T6">s</text:span></text:span><text:span text:style-name="Default_20_Paragraph_20_Font"><text:span text:style-name="T1">us,<text:line-break/>quare ratione hic tota res investiganda est. Dicemus autem<text:line-break/>de caulis pulsuum, non omnes cum omnibus differentiis<text:line-break/>posse confundi, distinguemusque</text:span></text:span><text:span text:style-name="Default_20_Paragraph_20_Font"><text:span text:style-name="T6">s</text:span></text:span><text:span text:style-name="Default_20_Paragraph_20_Font"><text:span text:style-name="T1">, quae illae sint et quando<text:line-break/>et quemadmodum. lta que ex aliis,. quae aperte </text:span></text:span><text:span text:style-name="Default_20_Paragraph_20_Font"><text:span text:style-name="T6">s</text:span></text:span><text:span text:style-name="Default_20_Paragraph_20_Font"><text:span text:style-name="T1">unt com<text:line-break/>spicua, quomodo etiam aliquid de obscuris deprehendas, in-<text:line-break/>ibi docebimus, ad haec cur angustus simul et languidus pul-<text:line-break/>sus altus nunquam sit. Sed de his hactenus.</text:span></text:span></text:p>
      <text:h text:style-name="Heading_20_2" text:outline-level="2"><text:span text:style-name="Default_20_Paragraph_20_Font">Cap. HI. </text:span></text:h>
      <text:p text:style-name="P12"><text:span text:style-name="Default_20_Paragraph_20_Font"><text:span text:style-name="T1">Posthac de rhythmis verba faciemus : quem<text:line-break/>ordinem fecuti sumus docendi,. quod. conjuncta ejus cum</text:span></text:span></text:p>
      <text:p text:style-name="P3">superioris est explorati<text:span text:style-name="Default_20_Paragraph_20_Font"><text:span text:style-name="T3">o. </text:span></text:span>. Nam natura quidem rerum fere-<text:line-break/>bat, ut quae una. lu partu pulsirs, maxime distentione, gene-:<text:line-break/>ra consistunt, prius exponeremus, quod in . commentariis de<text:line-break/>differentiis pulsuum fecimus ; verum quia genera in una per-<text:line-break/>te posita; quae de superioribus adhuc. reliqua funi, flagitant<text:line-break/>communem tractitunr,. rhythmorum autem genus adjunctam<text:line-break/>cum superioribus duobus generibus habet cognitionem, ut<text:line-break/>ipse de his sermo docebit, ideo posthac de rhythmis narrabr-<text:line-break/>mus , de duritie et vehementia recolemus in proximum li-<text:line-break/>brum, ut .absolutam complectantur. singuli commentarii ge-<text:line-break/>nerunt disciplinam, quae conjuncta cognitione sunt. Quia<text:line-break/>jam lu c<text:span text:style-name="Default_20_Paragraph_20_Font"><text:span text:style-name="T3">o</text:span></text:span>mparatione . temporis distentionis cum contractio-<text:line-break/>nis .tempore rhythmus consistit, prius paranda separatim no-<text:line-break/><text:span text:style-name="Default_20_Paragraph_20_Font"><text:span text:style-name="T1">bis. </text:span></text:span>.utriusque temporis notitia esu Hoc vero purum facile<text:line-break/><text:span text:style-name="Default_20_Paragraph_20_Font"><text:span text:style-name="T1">est, </text:span></text:span>nam (memoriam si conservarimus .eorum, quae primo<text:line-break/>in libro retulimus, ubi quaereremus, ecquid sentire totam<text:line-break/>dissentionem et contractionem possimus, an pars nos fugiat</text:p>
      <text:p text:style-name="P3">utriusque motus<text:span text:style-name="T18">)</text:span> sciemus, quam sit laboriosum, adeoque<text:line-break/>praeter omnem notham facultatem, ut notitiam comparare<text:line-break/>omnis herum temporis possimus. Quo loco principium dis-<text:line-break/>tentionis ostendimus et finem contractionis non cognosci<text:line-break/>posse. Jam quatenus aliquid nos motus latet, hactenus<text:line-break/>etiam tempus scilicet praeteribit. Primum id est ipsum re-<text:line-break/>petendum, declarandumque idem non esse, quod inprimo<text:line-break/>libr<text:span text:style-name="Default_20_Paragraph_20_Font"><text:span text:style-name="T3">o</text:span></text:span> quaereretur ac quod paulo superius , nam illic .de dis-<text:line-break/>tentione quaerebatur absolute, hic de temporis ejus quanti-,<text:line-break/>tale. P<text:span text:style-name="Default_20_Paragraph_20_Font"><text:span text:style-name="T3">r</text:span></text:span>oinde quum absolute quaeritur, an omnis. sentiri<text:line-break/>distentio possit; quae tactum sugit motus pars, hanc coufir-<text:line-break/>mavimus nondignosri; in exploranda autum ejus quantitate,<text:line-break/>quantum promota spatii sit, -advertimus; Ac non ita dudum<text:line-break/>diximus, modo. finis distentionis habeamus veram ^notitiam;<text:line-break/>rationem nobis cum spu<text:span text:style-name="Default_20_Paragraph_20_Font"><text:span text:style-name="T3">t</text:span></text:span>u conjunctam snbjecturamesse ejus<text:line-break/>quantitatem. Itaque possumus, -quamvis nisi- externum si-<text:line-break/>nem motus,. partem.aliam nullam sentiamus, qua<text:span text:style-name="Default_20_Paragraph_20_Font"><text:span text:style-name="T3">n</text:span></text:span>tum: is</text:p>
      <text:p text:style-name="P3">habeat temporis ignorare; attamen <text:span text:style-name="Default_20_Paragraph_20_Font"><text:span text:style-name="T3">t</text:span></text:span>erre, quantum inter-<text:line-break/>valli pervectus. siti. Horum alterum in primo libro discus—<text:line-break/>sum est, alterum non itu diu est quum explicavimus. Ergo<text:line-break/>iterum ad- .memoriam evocemus, quod in vehementibus pul-<text:line-break/>sibus , si modice arteriam. compresserimus , perspiciemus.<text:line-break/>quidem initlum.motus , sied quantitatem ignorabimus inter-<text:line-break/>valli. Nec vero hoc. praetereamus, quod initio statim se-.<text:line-break/>eundi libri. tradidimus , non idem esse quantitatem temporis<text:line-break/>examinare ac celeritatem. vel tarditatem dignoscere. Ilis<text:line-break/>enim nobis lu praesentia omnibus opus est, quo plane et dr-<text:line-break/>stincte perspiciamus, ecquid inter spatii dign<text:span text:style-name="Default_20_Paragraph_20_Font"><text:span text:style-name="T3">a</text:span></text:span>tionem, quo<text:line-break/>fertur arteris, et temporis intersit, et praeter utramque quan-<text:line-break/>dam esse aliam veI celeritatis. vel tarditatis aestimatricem.<text:line-break/>Siquidem prima .quam commemoravimus explorat inter-<text:line-break/>valli quantitatem, quantitatem altera motus temporis, tertia<text:line-break/>qualitatem. motus. Ad rhythmum igitur dignoscendum,<text:line-break/>nec .primam quaerimus, neo. etiam: tertiam,. fed rpfamtan-<text:line-break/>tummcdo fecundam- Quare in statuenda manus. ea. applica-</text:p>
      <text:p text:style-name="P3">tio est , quae arteriae motum accuratissime intuetur omnem.<text:line-break/>Itaque primo libro, quae exposita sunt, quum quaereremus,<text:line-break/>possitne sentiri universus motus, memoria repetenda fiunt,<text:line-break/>fciendumque unam virtute esse et eandem quaestionem illam<text:line-break/>atque hanc, licet diversis verbis ponatur. Quae omnia si<text:line-break/>cum animis nostris prius cogitemus, praesentis difficultatis<text:line-break/>assequemur explicationem. Sit enim pulsus quidam ma-<text:line-break/>gnus, fied languidus, hujus nequeas scilicet deprehende<text:span text:style-name="Default_20_Paragraph_20_Font"><text:span text:style-name="T3">r</text:span></text:span>e<text:line-break/>totius distentionis motum, caeterum externi finis tantum,<text:line-break/>sic etiam contractionis , si modo tantum possit, initium dun-<text:line-break/>taxat et recessum, praeterea nihil. Proinde leniter sunt<text:line-break/>istiusmodi pulsus, ut jam diri saepe, palpandi: qua tactus<text:line-break/>applicatione quantitatem animadvertere intervalli .distentio-<text:line-break/>uls poteris, temporis motus non poteris. At vero in con-<text:line-break/>tractione non tantum temporis motus non luveuias quanti-<text:line-break/>talem, <text:span text:style-name="Default_20_Paragraph_20_Font"><text:span text:style-name="T3">t</text:span></text:span>ed ne ipsius quidem intervalli, nam illa ubi insenfi-,<text:line-break/>bilis evadat, omnium fimul quae ei insunt necesse est fiat-</text:p>
      <text:p text:style-name="P3">j actura. Adeo non modo intervalli quantitas atque. tempe--<text:line-break/>ris motus, sied.et qualitas in qua celeritatis et tarditatis con-<text:line-break/>sinentur indicia, nulla ex parte a nobis sentietur. .Qui<text:line-break/>enim motus etiamnum qualitas dignoscatur, universo ficu-<text:line-break/>sum latente motu ? nimirum requiritur prius essentia rei<text:line-break/>quam ipsis qualitas., quae quando essentia prorsus sensum.<text:line-break/>praeterit, no<text:span text:style-name="Default_20_Paragraph_20_Font"><text:span text:style-name="T3">n</text:span></text:span> potest qualitatis parari notitia. Quae ergo<text:line-break/>jam est in his pulsibus ratio , qua consequi notitiam rhythmi<text:line-break/>possis , ubi funditus contractio periit et de distentione salvus<text:line-break/>et intege<text:span text:style-name="Default_20_Paragraph_20_Font"><text:span text:style-name="T3">r</text:span></text:span> solus externus finis est ? atqui nec sentire contra-<text:line-break/>dionem in usio languido. alio possis. Itaque quandoquidem.<text:line-break/>motum distentionis atque contractionis arteriae noscimus.<text:line-break/>tantum in sus qui languidi non sunt, in horum etiam solo-.<text:line-break/>rnin notitiam rhythmi veniemus, digitis ita moderateappli-<text:line-break/>cannis, uti diximus antea , ut externi motus ne quid inter-<text:line-break/>pellent. Nam si plus j usto arteriam compresserimus , con-<text:line-break/>sistere ejus motum. cogemus; nisi etiam in sus rhythmus non</text:p>
      <text:p text:style-name="P3">possit dignosci, siquidem perpetuo^ initium nos distentionis<text:line-break/>et. contractionis sinis latet, et nisi omnino parvum, quod<text:line-break/>praeterit, sit, magnopere rhythmus laedetur. Nam hoc<text:line-break/>quidem fortassis etiam admittas, distincta oratione tamen<text:line-break/>opus esu In vehentissimis enim pulsibus veta est oratio , in<text:line-break/>aliis secus habet, praesertim qui vehementiae parvam per-<text:line-break/>tem habent, quod fatis magna pars sensum lu sus effugiat,<text:line-break/>quae jam offe<text:span text:style-name="Default_20_Paragraph_20_Font"><text:span text:style-name="T3">n</text:span></text:span>dere rhythmum valeat. Ile hoc jam omnia,<text:line-break/>quae attulimus, secarunt planum, dignosci in solis vehe-<text:line-break/>mentissimis pulsibus rhythmos, in aliis vero omnibus aut<text:line-break/>prorsus incognitos esse, ut in languidis, aut longe ah absoluta<text:line-break/>notitia abesse, id quod usu venit in minus vehementibus,<text:line-break/>non jam languidis tamen. Atque scrupulus quidem hic est :<text:line-break/>hunc nos pro viriribus faciemus ut tollamus. Primum<text:line-break/>quia non cadit in pulsibus la<text:span text:style-name="Default_20_Paragraph_20_Font"><text:span text:style-name="T3">n</text:span></text:span>guidos et eos qui non fiu<text:span text:style-name="Default_20_Paragraph_20_Font"><text:span text:style-name="T3">n</text:span></text:span>t ve-<text:line-break/>hementes, simile distentionis et contractionis incommodum,<text:line-break/>lenit hoc difficultatem n<text:span text:style-name="Default_20_Paragraph_20_Font"><text:span text:style-name="T3">o</text:span></text:span>nnihil. Nam quam habet. rati<text:span text:style-name="Default_20_Paragraph_20_Font"><text:span text:style-name="T3">o-</text:span></text:span></text:p>
      <text:p text:style-name="P3">nem totum dissentionis tempus ad lotum contractionis , em-<text:line-break/>dem quum rationem habeant inter fe quidem partes, quae<text:line-break/>tactum latent, etiam quae salvae fiunt, eandem habebunt<text:line-break/>inter feste rationem. Itaque ex illis p<text:span text:style-name="Default_20_Paragraph_20_Font"><text:span text:style-name="T3">r</text:span></text:span>aesentire non mul-<text:line-break/>tum interpellabimur. Nam quum duplum sit, verni gratia,<text:line-break/>omne contractionis tempus cum omni distentionis compara-<text:line-break/>tum, duplum item sit quod est salvum, quum comparetur:<text:line-break/>per rhythmos praesieusionibus non aliter abundabimus, ex<text:line-break/>partibus motus, quae sentiuntur, ac si totus is salvus sit.<text:line-break/>At in languidis no<text:span text:style-name="Default_20_Paragraph_20_Font"><text:span text:style-name="T3">n</text:span></text:span> perinde difficultatem explices : quippe,<text:line-break/>quod investigant qui distentionis tempus cum toto reliquo<text:line-break/>conferu<text:span text:style-name="Default_20_Paragraph_20_Font"><text:span text:style-name="T3">n</text:span></text:span>t - remedium , adulterinum est, quod vobis prius<text:line-break/>famam ut declarem , deinde aperiam ubi culpem id. .Nani<text:line-break/>quum pulfus quatuor partes sint; distentio, contractio et<text:line-break/>duae quietes, una a distentione ante contractio<text:span text:style-name="Default_20_Paragraph_20_Font"><text:span text:style-name="T3">n</text:span></text:span>em, altera<text:line-break/>a contractione ante distentionem ; qui esse contendunt inco-<text:line-break/>guitam contractionem, privatim quidem distentionis tempus</text:p>
      <text:p text:style-name="P3">po<text:span text:style-name="Default_20_Paragraph_20_Font"><text:span text:style-name="T3">n</text:span></text:span>unt, quod sane motionis appellant, privatim vero tem-<text:line-break/>pus reliquarum duarum partium , quod quietem et contra-<text:line-break/>ctionem vocant, horum trium temporum mutuam propor-<text:line-break/>tionem rhythmum esse consumant. Qui vero contractionem<text:line-break/>dicunt sentiri , horum alii distentionis tantum tempore com-<text:line-break/>parato cum tempore contractionis, rhythmmn dicunt fieri,<text:line-break/>alii utrique motui tempus attribuunt quietis, quae ipfum sc-<text:line-break/>quitur. Atque quum tres hae sint de pulsuum rhythmis<text:line-break/>opiniones, qui a secunda stant, ad dubia illa aperte se salem.<text:line-break/>tur quid dicant non habere , qui a.prima et tertia, non de-<text:line-break/>fici consilio fortassis videantur: illi quia conspicui motus<text:line-break/>tempus reliquo omni comparant quietis, ut ipsi vocant, hi<text:line-break/>vero quod conspicui motus tempus una cum tempore con-<text:line-break/>seque<text:span text:style-name="Default_20_Paragraph_20_Font"><text:span text:style-name="T3">n</text:span></text:span>tis quietis reliquo , initium contractionis statuentes<text:line-break/>terminum coniunctionis priorum duorum temporum. ope-<text:line-break/>rae pretium autem est utrosque demirari: primos, si ea tan-<text:line-break/>tum meminerunt, quae de contractione sunt dicta, quae de</text:p>
      <text:p text:style-name="P3">dissentione , haec eos latuerunt ; nam quantum sit in distem.<text:line-break/>tione intervallum, in languistis pulsibus rati<text:span text:style-name="Default_20_Paragraph_20_Font"><text:span text:style-name="T3">o</text:span></text:span>ne demonstra-<text:line-break/>almus sitiri, tempus vero motus non p<text:span text:style-name="Default_20_Paragraph_20_Font"><text:span text:style-name="T3">o</text:span></text:span>sse cognosci, quod<text:line-break/>ejus tantum externi fines ad sen<text:span text:style-name="Default_20_Paragraph_20_Font"><text:span text:style-name="T3">t</text:span></text:span>um perveniant. Miror<text:line-break/>igitur quemadmodum comparare <text:span text:style-name="Default_20_Paragraph_20_Font"><text:span text:style-name="T3">t</text:span></text:span>e dicant tempus distentio-<text:line-break/>uis cum tempore omni reliquo, cujus tempus quod sentiri<text:line-break/>p<text:span text:style-name="Default_20_Paragraph_20_Font"><text:span text:style-name="T3">o</text:span></text:span>ssit, omnino sit paucum, nisi .quidem hoc sane ipsum tan-<text:line-break/>tum comparatum cum reliquo toto volunt. Itaque rhyth-<text:line-break/>mus illis proportio sit conspicui temporis motus in disten-<text:line-break/>tione ad reliquum omne. Quod fi dicunt, rem dicunt illam<text:line-break/>quidem, quae fieri possit, sed tamen inutilem, quod prae-<text:line-break/>cognosci ex tali rhythmo nisui possit, lu quo tempus muni-<text:line-break/>festae. partis distentionis cum restquo univerio comparatur,<text:line-break/>quod ex tempo<text:span text:style-name="Default_20_Paragraph_20_Font"><text:span text:style-name="T3">r</text:span></text:span>e constat externae quietis, contractionisque<text:line-break/>et tertio internae quietis, praeterea quarto partis dissentio-<text:line-break/>uis, quae conspicua nonest. Praeterquam vero quod ni-<text:line-break/>1111 omnino commodi ex istiusm<text:span text:style-name="Default_20_Paragraph_20_Font"><text:span text:style-name="T3">o</text:span></text:span>di doctrina percipi potest,</text:p>
      <text:p text:style-name="P3">notionem et rhythmi lu confundunt, ut h quis fe musicum<text:line-break/>esse simulans, non temporis elevationis ad positionis tempus<text:line-break/>proportionem esse diceret rhythmum , sed partis manifestae<text:line-break/>elevationis ad reliquum totum. Nec minus errant illi a<text:line-break/>tertia secta, qui eo duntaxat, quod tempus externae quietis<text:line-break/>tempo<text:span text:style-name="Default_20_Paragraph_20_Font"><text:span text:style-name="T3">r</text:span></text:span>i distentionis addunt, illis sunt sapientiores. Quod<text:line-break/>vero etiam ipsi obliti fuerint contractionis tempus sen<text:span text:style-name="Default_20_Paragraph_20_Font"><text:span text:style-name="T3">t</text:span></text:span>um<text:line-break/>m languidis pulsibus non dignoscere; aeque peccaverunt.<text:line-break/>P<text:span text:style-name="Default_20_Paragraph_20_Font"><text:span text:style-name="T3">o</text:span></text:span>rro tertium etiam hi insigne ponunt, c<text:span text:style-name="Default_20_Paragraph_20_Font"><text:span text:style-name="T3">o</text:span></text:span>ntractionis pri-<text:line-break/>tuum motum perpetuo sentiri; cum ne ille quidem in lan-<text:line-break/>guidis pulsibus sentiri possit. Itaque ex his omnibus dubi-<text:line-break/>tationes quam frequentes in sectis concurrunt in pulsibus<text:line-break/>dignoscendis necesse esu Quo factum puto ut non ag-<text:line-break/>gressi scribere quid sint Herophili successores in p<text:span text:style-name="Default_20_Paragraph_20_Font"><text:span text:style-name="T3">r</text:span></text:span>aesagitio-<text:line-break/>nem ex illis. Ipse Herophllus rhythmos frequenter ad<text:line-break/>p<text:span text:style-name="Default_20_Paragraph_20_Font"><text:span text:style-name="T3">r</text:span></text:span>aesagiendum adducit: verum quid interpretetur rhyth-<text:line-break/>mum, difficile est inventu, temporisne distenti<text:span text:style-name="Default_20_Paragraph_20_Font"><text:span text:style-name="T3">o</text:span></text:span>nis fusius</text:p>
      <text:p text:style-name="P3">ad tempus contractionis fidius proportionem, an ap<text:span text:style-name="Default_20_Paragraph_20_Font"><text:span text:style-name="T3">t</text:span></text:span>um<text:line-break/>etiam quietis tempus , quae comitetur utrumque motum, iis<text:line-break/>attribuat. U<text:span text:style-name="Default_20_Paragraph_20_Font"><text:span text:style-name="T3">n</text:span></text:span>de inter Herophilios, qui ab illo cognomen<text:line-break/>invenerunt, non convenit utrum de illis decenter sentiat,<text:line-break/>neutrum enim ejus oratio plane ostendit, neque confirmare<text:line-break/>rerum natura potest. Quod si jam alteram sententiam tue-<text:line-break/>amur instituto mulleorum , tempora quietum praecedentibus<text:line-break/>motibus adjiciemus: sin .quod facit ad praesagiendum, cum<text:line-break/>motu motum comparantes , separatim quietum tempus aesti-<text:line-break/>mabimus. Quum igitur alterutrum sit necesse, aut notio-<text:line-break/>nem nominis labefactare, aut pervertere usum, utrum fa-<text:line-break/>ciamus potius, implicati tenemur. Tamen quandoquidem<text:line-break/>alterum eligendum est, repudiato aulicorum nomine, quod<text:line-break/>conducit ad praesagiendum potius ducam, nam quid tan-<text:line-break/>dem faciemus damni, si quum motuum ex proportione tem-<text:line-break/>pus pr aestuamus, nomen nobis, quo id appellemus, deficiat?<text:line-break/>Etenim non eo, quod in <text:span text:style-name="Default_20_Paragraph_20_Font"><text:span text:style-name="T3">n</text:span></text:span>ominibus haereamus, scd quia<text:line-break/>praesagire nequeamus, ideo ara laedatur. Ergo laniamus</text:p>
      <text:p text:style-name="P3">utilitatis nomine consistere rhythmum in proportione tempo-<text:line-break/>ris motuum, ac expendamus fuo loco Herophili sententiam.<text:line-break/>Tamen et si hoc positum sit, manere adhuc dubitatio videbis<text:line-break/>tur, quod nisi in vehementissimis pulsibus nec .omne tenso<text:line-break/>pus possit distentionis innotescere, nec contractionis ubique<text:line-break/>principium sentiatur. Cur ergo tempus quoddam ad fien-<text:line-break/><text:span text:style-name="Default_20_Paragraph_20_Font"><text:span text:style-name="T3">t</text:span></text:span>um princeps Herophilus statuit, ad quod alia aestimans,<text:line-break/>duorum, trium , quatuor , vel plurium dicit esse , horumque<text:line-break/>aut integrorum et ut vocant illi, <text:span text:style-name="Default_20_Paragraph_20_Font"><text:span text:style-name="T12">άπαραύξων</text:span></text:span><text:span text:style-name="Default_20_Paragraph_20_Font"><text:span text:style-name="T10">, </text:span></text:span>aut diminu-<text:line-break/>torum etiam aliquantum, vel plus, vel plurimum? Quasi<text:line-break/>enim in omnibus pulsibus ad unguem tempora dignosceret<text:line-break/>sive motuum solorum, sive etiam comitantium illos quietum,<text:line-break/>nihil enim ad propositam dubilationem refert,- ita videtur<text:line-break/>haec scribere , nisi vero eum non de omnibus , fed in qui-<text:line-break/>bus possunt dignosci, de his tantummodo existimandum est<text:line-break/>ista fcribere. At hoc quidem inferius fortasse aliquando fuo<text:line-break/>loco considerabimus. Nunc, quia non instituimus quid<text:line-break/>Herophilus sentiat quaerere , sied quid verum sit simul et</text:p>
      <text:p text:style-name="P3">-utile indagare, hoc clare aggrediar ad explicandum, quern<text:span text:style-name="Default_20_Paragraph_20_Font"><text:span text:style-name="T3">o-<text:line-break/></text:span></text:span>do in ipsis rebus experiundo invenimus. Nam sic habeto,<text:line-break/>quum qualitatem motus distenti<text:span text:style-name="Default_20_Paragraph_20_Font"><text:span text:style-name="T3">o</text:span></text:span>nis cum qualitate c<text:span text:style-name="Default_20_Paragraph_20_Font"><text:span text:style-name="T3">o</text:span></text:span>nseri-<text:line-break/>unus c<text:span text:style-name="Default_20_Paragraph_20_Font"><text:span text:style-name="T3">o</text:span></text:span>ntractionis motus; novem invenimus primas diffe-<text:line-break/><text:span text:style-name="Default_20_Paragraph_20_Font"><text:span text:style-name="T3">s</text:span></text:span>entias, quas in tabella pr<text:span text:style-name="Default_20_Paragraph_20_Font"><text:span text:style-name="T3">o</text:span></text:span>posuimus, atque sigillatim mul-<text:line-break/>tas.alias, quas <text:span text:style-name="Default_20_Paragraph_20_Font"><text:span text:style-name="T3">o</text:span></text:span>rati<text:span text:style-name="Default_20_Paragraph_20_Font"><text:span text:style-name="T3">o</text:span></text:span>ne n<text:span text:style-name="Default_20_Paragraph_20_Font"><text:span text:style-name="T3">o</text:span></text:span>n exprimas, fed experiendo ex-<text:line-break/>cessum et defectum dig<text:span text:style-name="Default_20_Paragraph_20_Font"><text:span text:style-name="T3">no</text:span></text:span>scas. Quid vero <text:span text:style-name="Default_20_Paragraph_20_Font"><text:span text:style-name="T3">so</text:span></text:span>leat quaeque<text:line-break/>denuntiare differentia, dicemus lu commentariis De pransa-<text:line-break/>gitione. Sed nunc prunum tabellam praescribemus, quam<text:line-break/>intelligerent facile qui in pruno commentario fe de differen-<text:line-break/>tiis pulsuum .exercitaverint ; delude <text:span text:style-name="Default_20_Paragraph_20_Font"><text:span text:style-name="T3">o</text:span></text:span>stendemus, quemad-<text:line-break/>m<text:span text:style-name="Default_20_Paragraph_20_Font"><text:span text:style-name="T3">o</text:span></text:span>dum multas singulae differentias constituant quantitate<text:line-break/>dispares , tametsi ejusdem generis sint.</text:p>
      <text:p text:style-name="P15"><text:span text:style-name="Default_20_Paragraph_20_Font"><text:span text:style-name="T3"/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9"><text:span text:style-name="Default_20_Paragraph_20_Font"><text:span text:style-name="T23">Di</text:span></text:span><text:span text:style-name="T24">stenti</text:span><text:span text:style-name="T22">o</text:span></text:p>
          </table:table-cell>
          <table:table-cell table:style-name="Tableau1.A1" office:value-type="string">
            <text:p text:style-name="P19"><text:span text:style-name="T24">Distentio</text:span></text:p>
          </table:table-cell>
          <table:table-cell table:style-name="Tableau1.A1" office:value-type="string">
            <text:p text:style-name="P19"><text:span text:style-name="T24">D</text:span><text:span text:style-name="T22">i</text:span><text:span text:style-name="T24">stentio</text:span></text:p>
          </table:table-cell>
        </table:table-row>
        <table:table-row table:style-name="Tableau1.2">
          <table:table-cell table:style-name="Tableau1.A1" office:value-type="string">
            <text:p text:style-name="P19"><text:span text:style-name="T26">Celer</text:span></text:p>
          </table:table-cell>
          <table:table-cell table:style-name="Tableau1.A1" office:value-type="string">
            <text:p text:style-name="P19"><text:span text:style-name="T26">Moderata</text:span></text:p>
          </table:table-cell>
          <table:table-cell table:style-name="Tableau1.A1" office:value-type="string">
            <text:p text:style-name="P19"><text:span text:style-name="T26">Tarda</text:span></text:p>
          </table:table-cell>
        </table:table-row>
        <table:table-row table:style-name="Tableau1.3">
          <table:table-cell table:style-name="Tableau1.A3" office:value-type="string">
            <text:p text:style-name="P19"><text:span text:style-name="T27">Celer</text:span></text:p>
          </table:table-cell>
          <table:table-cell table:style-name="Tableau1.A3" office:value-type="string">
            <text:p text:style-name="P19"><text:span text:style-name="T26">Moderata</text:span></text:p>
          </table:table-cell>
          <table:table-cell table:style-name="Tableau1.A3" office:value-type="string">
            <text:p text:style-name="P19"><text:span text:style-name="T27">Tarda.</text:span></text:p>
          </table:table-cell>
        </table:table-row>
        <table:table-row table:style-name="Tableau1.4">
          <table:table-cell table:style-name="Tableau1.A3" office:value-type="string">
            <text:p text:style-name="P19"><text:span text:style-name="T27">Celer</text:span></text:p>
          </table:table-cell>
          <table:table-cell table:style-name="Tableau1.A3" office:value-type="string">
            <text:p text:style-name="P19"><text:span text:style-name="T27">Moderata</text:span></text:p>
          </table:table-cell>
          <table:table-cell table:style-name="Tableau1.A3" office:value-type="string">
            <text:p text:style-name="P19"><text:span text:style-name="T27">Tarda</text:span></text:p>
          </table:table-cell>
        </table:table-row>
      </table:table>
      <text:p text:style-name="P18"/>
      <text:p text:style-name="P22"><text:span text:style-name="Default_20_Paragraph_20_Font"><text:span text:style-name="T3"/></text:span></text:p>
      <text:p text:style-name="P16"><text:span text:style-name="Default_20_Paragraph_20_Font"><text:span text:style-name="T3"/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9"><text:span text:style-name="Default_20_Paragraph_20_Font"><text:span text:style-name="T25">Contractio</text:span></text:span></text:p>
          </table:table-cell>
          <table:table-cell table:style-name="Tableau2.A1" office:value-type="string">
            <text:p text:style-name="P21"><text:span text:style-name="T24">Contractio</text:span></text:p>
          </table:table-cell>
          <table:table-cell table:style-name="Tableau2.A1" office:value-type="string">
            <text:p text:style-name="P19"><text:span text:style-name="T24">Contractio</text:span></text:p>
          </table:table-cell>
        </table:table-row>
        <table:table-row table:style-name="Tableau2.2">
          <table:table-cell table:style-name="Tableau2.A2" office:value-type="string">
            <text:p text:style-name="P19"><text:span text:style-name="T26">Celer</text:span></text:p>
          </table:table-cell>
          <table:table-cell table:style-name="Tableau2.A2" office:value-type="string">
            <text:p text:style-name="P19"><text:span text:style-name="T26">Celer</text:span></text:p>
          </table:table-cell>
          <table:table-cell table:style-name="Tableau2.A2" office:value-type="string">
            <text:p text:style-name="P19"><text:span text:style-name="T27">Celer</text:span></text:p>
          </table:table-cell>
        </table:table-row>
        <table:table-row table:style-name="Tableau2.3">
          <table:table-cell table:style-name="Tableau2.A2" office:value-type="string">
            <text:p text:style-name="P19"><text:span text:style-name="T27">Moderata</text:span></text:p>
          </table:table-cell>
          <table:table-cell table:style-name="Tableau2.A2" office:value-type="string">
            <text:p text:style-name="P19"><text:span text:style-name="T26">Moderata</text:span></text:p>
          </table:table-cell>
          <table:table-cell table:style-name="Tableau2.A2" office:value-type="string">
            <text:p text:style-name="P19"><text:span text:style-name="T27">Moderata</text:span></text:p>
          </table:table-cell>
        </table:table-row>
        <table:table-row table:style-name="Tableau2.4">
          <table:table-cell table:style-name="Tableau2.A2" office:value-type="string">
            <text:p text:style-name="P19"><text:span text:style-name="T26">Tarda</text:span></text:p>
          </table:table-cell>
          <table:table-cell table:style-name="Tableau2.A2" office:value-type="string">
            <text:p text:style-name="P19"><text:span text:style-name="T26">Tarda</text:span></text:p>
          </table:table-cell>
          <table:table-cell table:style-name="Tableau2.A2" office:value-type="string">
            <text:p text:style-name="P19"><text:span text:style-name="T26">Tarda</text:span></text:p>
          </table:table-cell>
        </table:table-row>
      </table:table>
      <text:p text:style-name="P18"/>
      <text:p text:style-name="P23"><text:span text:style-name="Default_20_Paragraph_20_Font"><text:span text:style-name="T3"/></text:span></text:p>
      <text:p text:style-name="Normal">Ac quum primae quidem descriptae in tabella differen-<text:line-break/>tlae uterque celer motus est, potest motus distentionis ma-<text:line-break/><text:span text:style-name="Default_20_Paragraph_20_Font"><text:span text:style-name="T8">vi m</text:span></text:span> e concitatus esse, at motus contractionis paulo moderato<text:line-break/>et messio esse superior: aut contra, paulum^ motus distentionis<text:line-break/>eum superare, motus vero contractionis permultum, aut<text:line-break/>uterque paulum , aut uterque permultum , aut hic paulum,<text:line-break/>ille plus, aut paulo minus , aut multo, aut alio quoquo modo,<text:line-break/>nam varietas aperta esu Neque dicas. vel non hoc cerni<text:line-break/>fieri, vel sig<text:span text:style-name="Default_20_Paragraph_20_Font"><text:span text:style-name="T4">n</text:span></text:span><text:span text:style-name="Default_20_Paragraph_20_Font"><text:span text:style-name="T8">ifi</text:span></text:span>care nihil; imo et fit et denunciat res mari-<text:line-break/>mas. Ex qua nos notitia potuimus p<text:span text:style-name="Default_20_Paragraph_20_Font"><text:span text:style-name="T3">r</text:span></text:span>aesentire, neque<text:line-break/>quicquam nobis opus fuit primis temporibus integris et am-<text:line-break/>plificatis. Nam eam cognitionem totum non desiderare mo-</text:p>
      <text:p text:style-name="P7"><text:span text:style-name="Default_20_Paragraph_20_Font"><text:span text:style-name="T2">, </text:span></text:span><text:span text:style-name="Default_20_Paragraph_20_Font"><text:span text:style-name="T1">tum, sed parari ex qualibet ejus parte posse, nemini obscu-<text:line-break/>rum est, nisi si quando inaequalis sit, tum enim pars toto<text:line-break/>haudquaquam similis est. At neo in pulsibus ad summ</text:span></text:span><text:span text:style-name="Default_20_Paragraph_20_Font"><text:span text:style-name="T9">um<text:line-break/></text:span></text:span><text:span text:style-name="Default_20_Paragraph_20_Font"><text:span text:style-name="T1">languidis hae uti licet , in lus enim ne primum quidem ini-<text:line-break/>tium cognoscens contractionis , nedum insignem ejus ullam<text:line-break/>partem.</text:span></text:span></text:p>
      <text:h text:style-name="P10" text:outline-level="1"><text:bookmark-start text:name="bookmark7"/><text:span text:style-name="Default_20_Paragraph_20_Font">GALENI DE DIGNOSCENDIS PVLSIBVS<text:line-break/>LIBER IV</text:span><text:bookmark-end text:name="bookmark7"/></text:h>
      <text:h text:style-name="Heading_20_2" text:outline-level="2"><text:span text:style-name="Default_20_Paragraph_20_Font">Cap. I. </text:span></text:h>
      <text:p text:style-name="P17"><text:span text:style-name="Default_20_Paragraph_20_Font"><text:span text:style-name="T1">Quae pulsibus insunt pro s</text:span></text:span><text:span text:style-name="Default_20_Paragraph_20_Font"><text:span text:style-name="T6">u</text:span></text:span><text:span text:style-name="Default_20_Paragraph_20_Font"><text:span text:style-name="T1">bstantiae eorum<text:line-break/>propria rasione, antea omnia exposuimus: nunc de caete-<text:line-break/>ris , quae nec citra m</text:span></text:span><text:span text:style-name="Default_20_Paragraph_20_Font"><text:span text:style-name="T6">o</text:span></text:span><text:span text:style-name="Default_20_Paragraph_20_Font"><text:span text:style-name="T1">tum arteriarum possunt dignosci , ne-<text:line-break/>que ejus tamen sunt propria, narrabimus. Est quidam in<text:line-break/>distensione arteriae vetuli ictus, qui quum tangimus, tactum<text:line-break/>ferit, hunc ubi violentus sit, proprie existimabis ictum vo-<text:line-break/>cari: vocant ita tamen, etsi careat Adolentia. De hoc igitur<text:line-break/>vero ictu, quem violentum occursum dicimus esse, magna<text:line-break/>diligentia attendendum est, neque enim parum multarum</text:span></text:span></text:p>
      <text:p text:style-name="P3">pulsuum specierum ridetur. comes esse, duri, vehementis, magni,<text:line-break/>celeris, alti, convulsivi et vibrati. Ne ergo deceptus quis com-<text:line-break/>muni symptomata iniis dig<text:span text:style-name="Default_20_Paragraph_20_Font"><text:span text:style-name="T3">n</text:span></text:span>oscendis labatur, simulo omnes<text:line-break/>et accurate aestimandi sunt, nam si aliis illi notis discerni<text:line-break/>possint et has didicerimus, id quod t<text:span text:style-name="Default_20_Paragraph_20_Font"><text:span text:style-name="T3">o</text:span></text:span>tum est, assecuti fueri-<text:line-break/>mus, si n<text:span text:style-name="Default_20_Paragraph_20_Font"><text:span text:style-name="T3">o</text:span></text:span>n p<text:span text:style-name="Default_20_Paragraph_20_Font"><text:span text:style-name="T3">o</text:span></text:span>ssint, h<text:span text:style-name="Default_20_Paragraph_20_Font"><text:span text:style-name="T3">o</text:span></text:span>c certe satis erit nosse, c<text:span text:style-name="Default_20_Paragraph_20_Font"><text:span text:style-name="T3">o</text:span></text:span>mmune hoc<text:line-break/>compluribus pulsibus esse. Hujus commentationis princi-<text:line-break/>pium optimum sit, ut quamobrem unus tam multis pulsibus<text:line-break/>communis comitari affectus videatur, violentia ictus, cau-<text:line-break/>sum discamus, hoc modo. Quando impelli a pul<text:span text:style-name="Default_20_Paragraph_20_Font"><text:span text:style-name="T3">t</text:span></text:span>u tactum,<text:line-break/>modo fit ejus occursum sensurus, necesse est,: impellitur au-<text:line-break/>tem non perinde semper p sed nunc plus, nunc minus, in-<text:line-break/>terdum ut palpet tantum, quicunque motus eum protrudunt,<text:line-break/>et submovent longe; violenti hi speciem ictus repraesen-<text:line-break/>tant. Ac protrudere longe potest motus et durae arteriae<text:line-break/>veluti contundens tactum et qui robore moventis illam fa-<text:line-break/>anitatis veluti .evertit, praeterea qui magnitudine distenti<text:span text:style-name="Default_20_Paragraph_20_Font"><text:span text:style-name="T3">o-</text:span></text:span></text:p>
      <text:p text:style-name="P3">nis plurimum progreditur; jam etiam qui qua fertur celari-,<text:line-break/>tale, impellit valenter et qui -prae altitudine veluti subit ac<text:line-break/>intrat; ad haec qui quod tensus sit, aegre movetur ; deni-<text:line-break/>que qui ob vibrationem simul tensionis et duritiei celeris-<text:line-break/>que occursus speciem praebet. Quocirca incidas in multos<text:line-break/>quotidie medicos, qui illos omnes pulsus dicant vehementes<text:line-break/>este. Qui si quidem animadverterent,- quam hi distent,<text:line-break/>quomodocunque in communi omnes velint appellare, non<text:line-break/>laboraremus: sed quia sicut nomen attribuunt commune, sic<text:line-break/>naturam putant unam omnium esse , conabimur dolum illis<text:line-break/>.detegere, a clarissimis et apertissimis ingressi, exempli. gratia<text:line-break/>a veloci. Nam bine facile errorem deprehendat, qui certe<text:line-break/>intelligere potest, celeritatem occursus non eandem esse et<text:line-break/>violentiam ictus , - nam ut omittam alia , nec longius celer<text:line-break/>impellere valet tactum, ni simul magnus siti Unde liquet<text:line-break/>non hoc eum sua sponte obtinere symptoma, nam quod illi<text:line-break/>quum cele<text:span text:style-name="Default_20_Paragraph_20_Font"><text:span text:style-name="T3">r</text:span></text:span> tantum esset, non etiam magnus, non. aderat,<text:line-break/>sed praesentia magnitudinis ci accessit,- qua ratione ei pro-</text:p>
      <text:p text:style-name="P3">prium lices ? quippe celer simul et parvus non longe tactum<text:line-break/>impellit, sed longe impellere magis ad magnitudinem per .<text:line-break/>linet, ver etiam ad hanc per accidens. Nam si colligamus<text:line-break/>quae de dignoscenda magnitudine diximus, non eo, quod<text:line-break/>longius intret, fed quia multis in partibus longitudinis pari-<text:line-break/>ter et latitudinis et profunditatis attmgat tactum cognosceba-<text:line-break/>tur. Ut enim circularem pulsus.circumferentiam, quae fa-<text:line-break/>tis magna esu sensu perceperimus, ex illo deinceps ascen-<text:line-break/>sum, qui ex multa profunditate venit, co<text:span text:style-name="Default_20_Paragraph_20_Font"><text:span text:style-name="T3">n</text:span></text:span>jiciemus, ubi nun<text:line-break/>totum tactus intervallum assequitur, caeterum externum<text:line-break/>tantum fentit finem. Itaque si inde usque a primo impetu,<text:line-break/>quum distenditur arteria, velimus motum sentire, magnitu-<text:line-break/>dinem magna ex parte, uti ante diximus, interpellabimus, ut<text:line-break/>ne magnum quidem jam pulsum esse arbitremur. Id quod<text:line-break/>non in. omnibus tamen magnis facias, caeterum in his, qui<text:line-break/>cum magnitudine vehementiam aliqua ex parte coniunctam<text:line-break/>habent. Nam magnis quidem tantum, nec vehementibus<text:line-break/>tamen , ne occurrere quidem ascendentibus poturis , neque</text:p>
      <text:p text:style-name="P3">premere arteriam: pereunt enim mox toti. Unde planum<text:line-break/>est non hinc magnum, quo longissime intro tactum protru-<text:line-break/>dit, dignosci, fed quod multis partibus longitudinis et ci<text:span text:style-name="Default_20_Paragraph_20_Font"><text:span text:style-name="T3">r</text:span></text:span>culi<text:line-break/>a<text:span text:style-name="Default_20_Paragraph_20_Font"><text:span text:style-name="T3">r</text:span></text:span>teriae occurrat. Quid igitur, intimetis altus impellit? at-<text:line-break/>qui, quod in tribus dimensionibus magnus, hoc possidet luo<text:line-break/>in una, proinde si non ille, minime lue. At magnum osten-<text:line-break/>dimus , nisi vehemens quoque sit, tactum non posse protru-<text:line-break/>dere longius, quo minus altus. Quod sicum magno fre-<text:line-break/>quenter imbecillitas adjmrcta est et cum alto, qui magnus<text:line-break/>non sit, fere veheme<text:span text:style-name="Default_20_Paragraph_20_Font"><text:span text:style-name="T3">n</text:span></text:span>tia, imbecillitas nunquam, alia haec<text:line-break/>ratio esu Habebit enim , ut dixi, <text:span text:style-name="Default_20_Paragraph_20_Font"><text:span text:style-name="T3">s</text:span></text:span>emper hoc altus, ut lon-<text:line-break/>gius impellat, verum non sua tamen sponte, imo quod om-<text:line-break/>ui<text:span text:style-name="Default_20_Paragraph_20_Font"><text:span text:style-name="T3">n</text:span></text:span>o vehemens , aut non imbecillus certe sit. omnes ergo<text:line-break/>illi pulsus, ut longe tactum impellant, plane vehementiam<text:line-break/>requirunt. Unde etiam qui ex illis cum vehementia perpe-<text:line-break/>tuo coniuncti sunt, semper violenter feriunt,. qui vero non<text:line-break/>femper, sed frequenter, hi quia videntur <text:span text:style-name="Default_20_Paragraph_20_Font"><text:span text:style-name="T3">t</text:span></text:span>ere violenti este,</text:p>
      <text:p text:style-name="P3">qui haec expendunt negligentius adducuntur ut credant eos<text:line-break/>nunquam non tales esse. Jam alii putius ,. a quibus divelli<text:line-break/>durities non potest, violenter feriunt, ut vibratus et con-<text:line-break/>vulsivus: nec hi enim aliunde violentum ictum compararunt<text:line-break/>quam a perpetua fua duritie. Quamobrem duo haec tantum<text:line-break/>genera habentur pulsuum violentur ferientium, veheme<text:span text:style-name="Default_20_Paragraph_20_Font"><text:span text:style-name="T3">n-<text:line-break/></text:span></text:span>tinta atque durorum. Sunt tamen qui his etiam necessa-<text:line-break/>riam praeter duritiem dixerunt vehementiam esse : nec enim<text:line-break/>posse folam violentum efficere ictum , veluti nec si lapidem<text:line-break/>admoveas leniter , qui etiam ad valide feriendum aliquid de-<text:line-break/>siderat contentionis. Verum de sus aequum est ut quae-<text:line-break/>ramus, quid- tandem sibi velint, nullumne prorsus co<text:span text:style-name="Default_20_Paragraph_20_Font"><text:span text:style-name="T3">r</text:span></text:span>pus<text:line-break/>esse dutum, nomen vero hoc duri nequicquam ab homini-<text:line-break/>hus usurpatum,- cui nulla sit res suspecta, a<text:span text:style-name="Default_20_Paragraph_20_Font"><text:span text:style-name="T3">n</text:span></text:span> rem este cer-<text:line-break/>tam, cui tribuatur, at dignosci nequaquam <text:span text:style-name="Default_20_Paragraph_20_Font"><text:span text:style-name="T3">t</text:span></text:span>ensio posse, an<text:line-break/>esto illam sensu, non nosci tactu. Profect<text:span text:style-name="Default_20_Paragraph_20_Font"><text:span text:style-name="T3">o</text:span></text:span> funt absurda<text:line-break/>omina et corpus nullum durum esse et rati<text:span text:style-name="Default_20_Paragraph_20_Font"><text:span text:style-name="T3">o</text:span></text:span>ne potius quam</text:p>
      <text:p text:style-name="P3"><text:span text:style-name="Default_20_Paragraph_20_Font"><text:span text:style-name="T1">se</text:span></text:span><text:span text:style-name="Default_20_Paragraph_20_Font"><text:span text:style-name="T3">n</text:span></text:span>sir dignosci et sensu tamen alio quopiam potius quam<text:line-break/>tactu. Atqui si durum concedant esse et dignosci tactu,<text:line-break/>quid aliud posteaquam de nomine contendere invenientur<text:line-break/>qui sine contentione negant violentum ab illo ictum edi?<text:line-break/>nam si nec violentum appellare volent omnino, coutunden-<text:line-break/>tem certe, aut repellentem, aut subvertentem vocent necesse<text:line-break/>est; nam de contentione quidem controversia est. omnino<text:line-break/>enim quae infit in animantium corporibus contentio, non<text:line-break/>statuitur ab illis, qui in minima, vel individua, vel incom-<text:line-break/>pacta decerpunt totum substantiam: tantum convenit luter<text:line-break/>hos, qui unitam esse de<text:span text:style-name="Default_20_Paragraph_20_Font"><text:span text:style-name="T3">t</text:span></text:span>endunt eam. Unde nec <text:span text:style-name="Default_20_Paragraph_20_Font"><text:span text:style-name="T3">t</text:span></text:span>en<text:span text:style-name="Default_20_Paragraph_20_Font"><text:span text:style-name="T3">t</text:span></text:span>a di-<text:line-break/>gnosci contentio p<text:span text:style-name="Default_20_Paragraph_20_Font"><text:span text:style-name="T3">o</text:span></text:span>terit, Iedsi poterit, a signo quodam, vel<text:line-break/>a signis, vel ab indicatione, veh demonst<text:span text:style-name="Default_20_Paragraph_20_Font"><text:span text:style-name="T3">r</text:span></text:span>atione, fidem ca-<text:line-break/>piet.: at durum et molle corpus <text:span text:style-name="Default_20_Paragraph_20_Font"><text:span text:style-name="T3">s</text:span></text:span>ensu omnes nos homines<text:line-break/>dignoscimus. Itaque quaestio institui de esse<text:span text:style-name="Default_20_Paragraph_20_Font"><text:span text:style-name="T3">n</text:span></text:span>tia eorum non<text:line-break/>debet, fed de ratione dignoscendi, atque adeo non de hac,.<text:line-break/>imo de coqua potissimum ratione alteri interpretetur aliquis</text:p>
      <text:p text:style-name="P3">tactus sui affectum in occu<text:span text:style-name="Default_20_Paragraph_20_Font"><text:span text:style-name="T3">r</text:span></text:span>su durorum corporum , ac qua-<text:line-break/>tenus a vehementibus haec distent. Verum quia hoc negle-<text:line-break/>xerunt qui nos praecesserunt, id nos faciamus, orationem<text:line-break/>ex<text:span text:style-name="Default_20_Paragraph_20_Font"><text:span text:style-name="T3">o</text:span></text:span>rsi ab iis quae inter omnes mortales conflent. Quando<text:line-break/>vehementia quaedam non animalia m<text:span text:style-name="Default_20_Paragraph_20_Font"><text:span text:style-name="T3">o</text:span></text:span>do vocamus, ut leones<text:line-break/>et taur<text:span text:style-name="Default_20_Paragraph_20_Font"><text:span text:style-name="T3">o</text:span></text:span>s, sed et inanimata quaedam, ut fluviorum decursus<text:line-break/>ventosque magnos, alia porro dura; ut aes, serium, Japi-<text:line-break/>des, memorare oportet, cur ab utrisque his, ubi nos attin-<text:line-break/>gant, . diversi corporibus affectus inseruntur. Nam occurIus<text:line-break/>violentus communis utrisque est, tam vehementibus ventis<text:line-break/>quam duris c<text:span text:style-name="Default_20_Paragraph_20_Font"><text:span text:style-name="T3">o</text:span></text:span>rporibus. Sed habent hoc prae caeteris .sci-<text:line-break/>licet venti et fluviorum fluctus, ut evertamur ab iis, lapides<text:line-break/>et ligna, ut premamur et contundamur. Adversus illos enim<text:line-break/>etiam si magna vi contendamus ire contra, prorsus prohibe-<text:line-break/>mur atque evertimur, repellimurque violentur , sed praeter<text:line-break/>ullam c<text:span text:style-name="Default_20_Paragraph_20_Font"><text:span text:style-name="T3">o</text:span></text:span>mpressionem vel repressionem c<text:span text:style-name="Default_20_Paragraph_20_Font"><text:span text:style-name="T3">o</text:span></text:span>rp<text:span text:style-name="Default_20_Paragraph_20_Font"><text:span text:style-name="T3">o</text:span></text:span>ris partium : iir</text:p>
      <text:p text:style-name="P3">aliis vero pollet compressio et contusio et repressio. Perspicies<text:line-break/>maxime, si cui corporis parii lapidem imponas non ita gra-<text:line-break/>vem, quem si velimus, facile abjiciamus : cognosces prosectu<text:line-break/>quemadmodum impositus gravet, premat, contundat et vel-<text:line-break/>uti cutem subeat, dejectus autem reli<text:span text:style-name="Default_20_Paragraph_20_Font"><text:span text:style-name="T3">n</text:span></text:span>quat quoddam cor-<text:line-break/>pori vestigium et compressio<text:span text:style-name="Default_20_Paragraph_20_Font"><text:span text:style-name="T3">n</text:span></text:span>is signum ; nam aut cavam ma-<text:line-break/>gis reddet partem solito et ut vestigium diu servet, aut livi-<text:line-break/>dam praeterea. - At <text:span text:style-name="Default_20_Paragraph_20_Font"><text:span text:style-name="T3">n</text:span></text:span>on ventus, et si vehementissimus sit et<text:line-break/>si maritae evertat ac dejiciat, ullo modo comprimat aut<text:line-break/>excavet corpus , quippe qui messis sit, facile ciccum.corpus<text:line-break/>diffunditur et circumfluit. Quapropter maximas facile na-<text:line-break/>ves impellit et deturbat saepe , tamen nullum cavat in iis li-<text:line-break/>gnum, ut si lapis, veI ferrum impingatur, haec enim rum-<text:line-break/>pere possunt et comminuere, at repellere ut venti et ever-<text:line-break/>tere.non possint An igitur quibus cernis nostrae natura<text:line-break/>cedit, dura haec nuncupamus, quae ipsi carni, ut aqua,</text:p>
      <text:p text:style-name="P3">haec vocata mollia funi? Atque id est, quod Plato dice-<text:line-break/>bat, dura esse quibus caro nostra cedit, et mollia quae car-<text:line-break/>ni. Nam si incidat in humidam rem aliquam tactus noster,<text:line-break/>clarissimum est tactum eam elivifurum esse, humidam vero^<text:line-break/>cessuram et excepturum: at in duram si incurrat, omnino<text:line-break/>ille potius cedet cavabrturque. Atque ut orationem tandem<text:line-break/>concludamus, fingamus manum nostram nunc aquae rapido<text:line-break/>fluctui, vel vento vehementi ex adversio occurrere, nunc la-<text:line-break/>pidi, quem altera manus sensim admoveat, aperte a priori-<text:line-break/>bus perspicies everti, non pressam tamen; et lapidem ab <text:span text:style-name="Default_20_Paragraph_20_Font"><text:span text:style-name="T8">ha</text:span></text:span>c<text:line-break/>everti, fed pressa ab illo. Nam durum quidem, quominus<text:line-break/>progrediamur, obstare per fe non potest, fed aut per pon-<text:line-break/>dus, aut motum acquisititium impedire interdum poterit:<text:line-break/>vehementis vero notio hoc ipfum obstaculum, impedimen-<text:line-break/>tum, repulsionem, atque eversionem complectitur. Liquet<text:line-break/>ergo aliud nos, quum vehementia tangimus, aliud, quum<text:line-break/>dura, sientire: nam haec premunt carnem tantum , illa im-</text:p>
      <text:p text:style-name="P3">pediunt progressum. At quia saepe fit, ut ambo conve-<text:line-break/>niant, atque quod occurrit durum sit, pariterque vehemeu-<text:line-break/>ter moveatur, non potest saulus etiam non duplex n<text:span text:style-name="Default_20_Paragraph_20_Font"><text:span text:style-name="T3">o</text:span></text:span>bis<text:line-break/>offerri, unus veluti prementis, alter veluti evertentis. Quae<text:line-break/>si sint ite , ut sunt certe , duri pulsus in preme<text:span text:style-name="Default_20_Paragraph_20_Font"><text:span text:style-name="T3">n</text:span></text:span>do tactu di-<text:line-break/>gnotio ponenda est, ut vi<text:span text:style-name="Default_20_Paragraph_20_Font"><text:span text:style-name="T3">o</text:span></text:span>lentia utrisque conveniat: fed<text:line-break/>proprium duri sit premere, evertere vehementis. Hi<text:line-break/>sunt affectus tactus, haec etiam usitata Graecis ill<text:span text:style-name="Default_20_Paragraph_20_Font"><text:span text:style-name="T3">o</text:span></text:span>rum<text:line-break/>nomina.</text:p>
      <text:h text:style-name="Heading_20_2" text:outline-level="2">. Cap. ll.</text:h>
      <text:p text:style-name="P17"><text:s/>Atqui possis aliis qu<text:span text:style-name="Default_20_Paragraph_20_Font"><text:span text:style-name="T3">o</text:span></text:span>que haec nominibus<text:line-break/>interpretari ; quod facile illi facient certe, qui c<text:span text:style-name="Default_20_Paragraph_20_Font"><text:span text:style-name="T3">o</text:span></text:span>ntinuitatem<text:line-break/>totius substantiae interp<text:span text:style-name="Default_20_Paragraph_20_Font"><text:span text:style-name="T3">o</text:span></text:span>lant vacuo , id est omnes, qui c<text:span text:style-name="Default_20_Paragraph_20_Font"><text:span text:style-name="T3">o</text:span></text:span>r-<text:line-break/>pura ipfa parva et indivisa, individuaque et inc<text:span text:style-name="Default_20_Paragraph_20_Font"><text:span text:style-name="T3">o</text:span></text:span>mpacta,<text:line-break/>quod modo concrescant, .m<text:span text:style-name="Default_20_Paragraph_20_Font"><text:span text:style-name="T3">o</text:span></text:span>do divelluntur, ideo generati<text:span text:style-name="Default_20_Paragraph_20_Font"><text:span text:style-name="T3">o-<text:line-break/></text:span></text:span>nes et interitus contendunt efficere. Qui ut si nullam agn<text:span text:style-name="Default_20_Paragraph_20_Font"><text:span text:style-name="T3">o-<text:line-break/></text:span></text:span>aeant vitalem contenti<text:span text:style-name="Default_20_Paragraph_20_Font"><text:span text:style-name="T3">on</text:span></text:span>em, ubi confertim multa et velociter<text:line-break/>feruntur haec parva c<text:span text:style-name="Default_20_Paragraph_20_Font"><text:span text:style-name="T3">o</text:span></text:span>rp<text:span text:style-name="Default_20_Paragraph_20_Font"><text:span text:style-name="T3">o</text:span></text:span>ra, tum ictum creare haec .ri<text:span text:style-name="Default_20_Paragraph_20_Font"><text:span text:style-name="T3">o-</text:span></text:span></text:p>
      <text:p text:style-name="P3">lentum confirmant, quemadmodum in .ventis et fluctibus<text:line-break/>contingit decurrentibus. Conferta ulcere et mulsa densaqne,<text:line-break/>perinde esse dicunt, ac paucum immixtum esse vacui, quod<text:line-break/>tantum valere , quantum solidas substantias capacitatem im-<text:line-break/>plesse arteriarum : vacuitatem enim ejus , ut ipsum declarat<text:line-break/>nomen, esse a vacuo dictum , hoc enim in omnibus quidem<text:line-break/>concretionibus semper contineri; at prout id augetur vel<text:line-break/>imminuitur, ita nunc dura, nunc mollia corpora effici, ac<text:line-break/>.tunc plenos fieri eorum internos ventriculos, rursus forte<text:line-break/>vacuas. Ita tunicam quidem dicent arteriae duram, vel<text:line-break/>mollem fieri ex quantitate admixti concretioni vacui; in-<text:line-break/>ternanr capacitatem plenam et vacuam , ob quantitatem lue<text:line-break/>iterum commixti cum illa vacui. Magnum autem dicent<text:line-break/>quendam esse pulsum, sed innisum non habere in occursu,<text:line-break/>ubi multum in cavitate arteriae vacui sit, ipsaque pauca sint<text:line-break/>prima corpora; at vero magnum esse et evertere, quum<text:line-break/>parum vacui et mulsa corpora sint. Itaque jam apertum</text:p>
      <text:p text:style-name="P3">est, nihil apud illos inte<text:span text:style-name="Default_20_Paragraph_20_Font"><text:span text:style-name="T3">r</text:span></text:span>esse luter plenum pulsum et vehe-<text:line-break/>mentem, quippe tactus unum esse affectum et unam naturam<text:line-break/>pulsus. Nam quum purum ini capacitatibus arte<text:span text:style-name="Default_20_Paragraph_20_Font"><text:span text:style-name="T3">r</text:span></text:span>iarum lusit<text:line-break/>vacui, ob multitudinem tumorum plenum pulsum dici et<text:line-break/>ob ictus violentiam vehementem: prolude ex nominibus<text:line-break/>illis alterum essentiam denotare pulsus, alterum qualita-<text:line-break/>tetn occursus v non igitur diversos esse pulsus plenum et ve-<text:line-break/>frementem, duobus enim unam rem nominibus significari<text:line-break/>pro dive<text:span text:style-name="Default_20_Paragraph_20_Font"><text:span text:style-name="T3">r</text:span></text:span>tis notionibus. Nos vero qui contentionem quat.-<text:line-break/>dam statuimus vitalem, geminam non poterimus non fateri<text:line-break/>pulfirum naturam esse, si dignoscendi rationem <text:span text:style-name="Default_20_Paragraph_20_Font"><text:span text:style-name="T3">c</text:span></text:span>ornu<text:span text:style-name="Default_20_Paragraph_20_Font"><text:span text:style-name="T3">i</text:span></text:span> disi-<text:line-break/>gentius attendamus. Est autem plena difficultatis haec com-<text:line-break/>mentatio, quod nihil oratione dignum veteres de dignoscet-<text:line-break/>dis pulsibus scripserunt, sid alii prorfus praeterierunt, alli<text:line-break/>sime quam leviter attigerunt. Nam Herophllus ut qui asse-<text:line-break/>ctus <text:span text:style-name="Default_20_Paragraph_20_Font"><text:span text:style-name="T3">t</text:span></text:span>ensus conscriberet, nusquam plenitudinis, quam. fensit<text:line-break/>nunquam, meminit. Qui vero dicti ab illo He<text:span text:style-name="Default_20_Paragraph_20_Font"><text:span text:style-name="T3">r</text:span></text:span>ophilii fuirt,</text:p>
      <text:p text:style-name="P3">omnia potius concedentes quam id quod dici volunt, suphi-<text:line-break/>stae Iane et loquaces homines .pene omnes: et quum nullum<text:line-break/>aliud Herophili praeceptum in ipsis arsis operibus probare<text:line-break/>studuerunt, tum praeter alia quibus artem polluerunt, etiam<text:line-break/>plenum nobis pulsum invexerunt, ut, quasi parva sit ipsis<text:line-break/>ars, haberemus nunc quod ageremus. Neque. enim pulsum<text:line-break/>praeterire fas est, a viris constitutum tam claris : neque<text:line-break/>quem experiundo nunquam invenimus, posse prompte di-<text:line-break/>gnosci statuendum nobis est, alienas sequentibus asseveratio-<text:line-break/>nes. Verum ostendendum est primum ad notionem usque<text:line-break/>hunc pulsum progredi: delude ne Herophilum quidem in<text:line-break/>ejus notitiam <text:span text:style-name="Default_20_Paragraph_20_Font"><text:span text:style-name="T3">t</text:span></text:span>en<text:span text:style-name="Default_20_Paragraph_20_Font"><text:span text:style-name="T3">t</text:span></text:span>a unquam pervenisse. . Quod si jam nihil<text:line-break/>issi significationem consudissent nominis , haberem nunc ali-<text:line-break/>quid ulcere de illis , quae dicturum recipio : sid quando va-<text:line-break/>riis eam modis conturbarunt, nec lutor fe mutuo cousen-<text:line-break/>tientes, nec <text:span text:style-name="Default_20_Paragraph_20_Font"><text:span text:style-name="T3">t</text:span></text:span>ecum quisque: c<text:span text:style-name="Default_20_Paragraph_20_Font"><text:span text:style-name="T3">o</text:span></text:span>gimur primo loco dispicere .<text:line-break/>de significatione, ne quid imprudentes, ut corni et graculi,.</text:p>
      <text:p text:style-name="P3">dum voces edimus tantum, res ip fas, quibus attributae fun t,<text:line-break/>protius ignoremus. Et quum nomen pleni pulsus multi<text:line-break/>scripserint , cete<text:span text:style-name="Default_20_Paragraph_20_Font"><text:span text:style-name="T3">r</text:span></text:span>os certum mihi est praetermittere , nisi si<text:line-break/>quando, si ita feries orationis. ferat, strictim attingam : Ar-<text:line-break/>chigenis autem et Agathini mihi fatis erit scripta in manus<text:line-break/><text:span text:style-name="Default_20_Paragraph_20_Font"><text:span text:style-name="T3">t</text:span></text:span>umere examinanda. Ac de eo Archigenes in hunc modum<text:line-break/>loquitur . <text:span text:style-name="Default_20_Paragraph_20_Font"><text:span text:style-name="T12">Ἐστι</text:span></text:span><text:span text:style-name="Default_20_Paragraph_20_Font"><text:span text:style-name="T10"> </text:span></text:span><text:span text:style-name="Default_20_Paragraph_20_Font"><text:span text:style-name="T12">δὲ</text:span></text:span><text:span text:style-name="Default_20_Paragraph_20_Font"><text:span text:style-name="T10"> </text:span></text:span><text:span text:style-name="Default_20_Paragraph_20_Font"><text:span text:style-name="T12">πληρης</text:span></text:span><text:span text:style-name="Default_20_Paragraph_20_Font"><text:span text:style-name="T10"> </text:span></text:span><text:span text:style-name="Default_20_Paragraph_20_Font"><text:span text:style-name="T12">μὲν</text:span></text:span><text:span text:style-name="Default_20_Paragraph_20_Font"><text:span text:style-name="T10"> </text:span></text:span><text:span text:style-name="Default_20_Paragraph_20_Font"><text:span text:style-name="T12">σφυγμὸς</text:span></text:span><text:span text:style-name="Default_20_Paragraph_20_Font"><text:span text:style-name="T10"> </text:span></text:span><text:span text:style-name="Default_20_Paragraph_20_Font"><text:span text:style-name="T12">ο</text:span></text:span><text:span text:style-name="Default_20_Paragraph_20_Font"><text:span text:style-name="T10"> </text:span></text:span><text:span text:style-name="Default_20_Paragraph_20_Font"><text:span text:style-name="T12">ναστοτέραν</text:span></text:span><text:span text:style-name="Default_20_Paragraph_20_Font"><text:span text:style-name="T10"> </text:span></text:span><text:span text:style-name="Default_20_Paragraph_20_Font"><text:span text:style-name="T12">ἐπι</text:span></text:span><text:span text:style-name="Default_20_Paragraph_20_Font"><text:span text:style-name="T10">-<text:line-break/></text:span></text:span><text:span text:style-name="Default_20_Paragraph_20_Font"><text:span text:style-name="T12">δεικνύς</text:span></text:span><text:span text:style-name="Default_20_Paragraph_20_Font"><text:span text:style-name="T10"> </text:span></text:span><text:span text:style-name="Default_20_Paragraph_20_Font"><text:span text:style-name="T12">τήν</text:span></text:span><text:span text:style-name="Default_20_Paragraph_20_Font"><text:span text:style-name="T10"> </text:span></text:span><text:span text:style-name="Default_20_Paragraph_20_Font"><text:span text:style-name="T12">άρτηρἱαν</text:span></text:span><text:span text:style-name="Default_20_Paragraph_20_Font"><text:span text:style-name="T10"> </text:span></text:span><text:span text:style-name="Default_20_Paragraph_20_Font"><text:span text:style-name="T12">καὶ</text:span></text:span><text:span text:style-name="Default_20_Paragraph_20_Font"><text:span text:style-name="T10"> </text:span></text:span><text:span text:style-name="Default_20_Paragraph_20_Font"><text:span text:style-name="T12">την</text:span></text:span><text:span text:style-name="Default_20_Paragraph_20_Font"><text:span text:style-name="T10"> </text:span></text:span><text:span text:style-name="Default_20_Paragraph_20_Font"><text:span text:style-name="T12">ύπ</text:span></text:span><text:span text:style-name="Default_20_Paragraph_20_Font"><text:span text:style-name="T13">ο</text:span></text:span><text:span text:style-name="Default_20_Paragraph_20_Font"><text:span text:style-name="T12">πτωσιν</text:span></text:span><text:span text:style-name="Default_20_Paragraph_20_Font"><text:span text:style-name="T10"> </text:span></text:span><text:span text:style-name="Default_20_Paragraph_20_Font"><text:span text:style-name="T12">αύτῆς</text:span></text:span><text:span text:style-name="Default_20_Paragraph_20_Font"><text:span text:style-name="T10"> </text:span></text:span><text:span text:style-name="Default_20_Paragraph_20_Font"><text:span text:style-name="T12">διασεσαγμε</text:span></text:span><text:span text:style-name="Default_20_Paragraph_20_Font"><text:span text:style-name="T10">-<text:line-break/></text:span></text:span><text:span text:style-name="Default_20_Paragraph_20_Font"><text:span text:style-name="T12">νην</text:span></text:span><text:span text:style-name="Default_20_Paragraph_20_Font"><text:span text:style-name="T10"> </text:span></text:span><text:span text:style-name="Default_20_Paragraph_20_Font"><text:span text:style-name="T12">ἐγχ</text:span></text:span><text:span text:style-name="Default_20_Paragraph_20_Font"><text:span text:style-name="T13">ν</text:span></text:span><text:span text:style-name="Default_20_Paragraph_20_Font"><text:span text:style-name="T12">λως</text:span></text:span><text:span text:style-name="Default_20_Paragraph_20_Font"><text:span text:style-name="T10">, </text:span></text:span><text:span text:style-name="Default_20_Paragraph_20_Font"><text:span text:style-name="T12">κενος</text:span></text:span><text:span text:style-name="Default_20_Paragraph_20_Font"><text:span text:style-name="T10"> </text:span></text:span><text:span text:style-name="Default_20_Paragraph_20_Font"><text:span text:style-name="T12">δὲ</text:span></text:span><text:span text:style-name="Default_20_Paragraph_20_Font"><text:span text:style-name="T10"> </text:span></text:span><text:span text:style-name="Default_20_Paragraph_20_Font"><text:span text:style-name="T3">o</text:span></text:span> <text:span text:style-name="Default_20_Paragraph_20_Font"><text:span text:style-name="T12">πομφ</text:span></text:span><text:span text:style-name="Default_20_Paragraph_20_Font"><text:span text:style-name="T13">ο</text:span></text:span><text:span text:style-name="Default_20_Paragraph_20_Font"><text:span text:style-name="T12">λυγωδη</text:span></text:span><text:span text:style-name="Default_20_Paragraph_20_Font"><text:span text:style-name="T10"> </text:span></text:span><text:span text:style-name="Default_20_Paragraph_20_Font"><text:span text:style-name="T12">την</text:span></text:span><text:span text:style-name="Default_20_Paragraph_20_Font"><text:span text:style-name="T10"> </text:span></text:span><text:span text:style-name="Default_20_Paragraph_20_Font"><text:span text:style-name="T12">ἔγερσιν</text:span></text:span><text:span text:style-name="Default_20_Paragraph_20_Font"><text:span text:style-name="T10"> </text:span></text:span><text:span text:style-name="Default_20_Paragraph_20_Font"><text:span text:style-name="T12">τῆς</text:span></text:span><text:span text:style-name="Default_20_Paragraph_20_Font"><text:span text:style-name="T10"> </text:span></text:span><text:span text:style-name="Default_20_Paragraph_20_Font"><text:span text:style-name="T12">άρ</text:span></text:span><text:span text:style-name="Default_20_Paragraph_20_Font"><text:span text:style-name="T10">-<text:line-break/></text:span></text:span><text:span text:style-name="Default_20_Paragraph_20_Font"><text:span text:style-name="T12">τηρίας</text:span></text:span><text:span text:style-name="Default_20_Paragraph_20_Font"><text:span text:style-name="T10"> </text:span></text:span><text:span text:style-name="Default_20_Paragraph_20_Font"><text:span text:style-name="T12">ποι</text:span></text:span><text:span text:style-name="Default_20_Paragraph_20_Font"><text:span text:style-name="T13">ο</text:span></text:span><text:span text:style-name="Default_20_Paragraph_20_Font"><text:span text:style-name="T12">ύμενος</text:span></text:span><text:span text:style-name="Default_20_Paragraph_20_Font"><text:span text:style-name="T10">. </text:span></text:span><text:span text:style-name="Default_20_Paragraph_20_Font"><text:span text:style-name="T12">ῶστε</text:span></text:span><text:span text:style-name="Default_20_Paragraph_20_Font"><text:span text:style-name="T10"> </text:span></text:span><text:span text:style-name="Default_20_Paragraph_20_Font"><text:span text:style-name="T12">κατὰ</text:span></text:span><text:span text:style-name="Default_20_Paragraph_20_Font"><text:span text:style-name="T10"> </text:span></text:span><text:span text:style-name="Default_20_Paragraph_20_Font"><text:span text:style-name="T12">τὸν</text:span></text:span><text:span text:style-name="Default_20_Paragraph_20_Font"><text:span text:style-name="T10"> </text:span></text:span><text:span text:style-name="Default_20_Paragraph_20_Font"><text:span text:style-name="T12">ἐπιπιεσμον</text:span></text:span><text:span text:style-name="Default_20_Paragraph_20_Font"><text:span text:style-name="T10"> </text:span></text:span><text:span text:style-name="Default_20_Paragraph_20_Font"><text:span text:style-name="T12">τῶν</text:span></text:span><text:span text:style-name="Default_20_Paragraph_20_Font"><text:span text:style-name="T10"> </text:span></text:span><text:span text:style-name="Default_20_Paragraph_20_Font"><text:span text:style-name="T12">δακτύλιον</text:span></text:span><text:span text:style-name="Default_20_Paragraph_20_Font"><text:span text:style-name="T10"><text:line-break/></text:span></text:span><text:span text:style-name="Default_20_Paragraph_20_Font"><text:span text:style-name="T12">κενεμβατησιν</text:span></text:span><text:span text:style-name="Default_20_Paragraph_20_Font"><text:span text:style-name="T10"> </text:span></text:span><text:span text:style-name="Default_20_Paragraph_20_Font"><text:span text:style-name="T12">ποπίπτειν</text:span></text:span><text:span text:style-name="Default_20_Paragraph_20_Font"><text:span text:style-name="T10">. </text:span></text:span>In ea definitione primum quid<text:line-break/><text:span text:style-name="Default_20_Paragraph_20_Font"><text:span text:style-name="T12">το</text:span></text:span><text:span text:style-name="Default_20_Paragraph_20_Font"><text:span text:style-name="T10"> </text:span></text:span><text:span text:style-name="Default_20_Paragraph_20_Font"><text:span text:style-name="T12">ναστοτέραν</text:span></text:span><text:span text:style-name="Default_20_Paragraph_20_Font"><text:span text:style-name="T10"> </text:span></text:span>denotet, parum liquido novi, quod insolens<text:line-break/>apud Graecos sit ut ejuscemodi de re usurpetur. Nam ge-<text:line-break/>nus quoddam panis appellabant <text:span text:style-name="Default_20_Paragraph_20_Font"><text:span text:style-name="T12">ναστον</text:span></text:span><text:span text:style-name="Default_20_Paragraph_20_Font"><text:span text:style-name="T10">, </text:span></text:span>aliud corpus ab iis<text:line-break/>ita ullum appellari haud ficto. Ipfe Archigenes (nam decet.<text:line-break/>de illo nos ejus usum nominum discere] <text:span text:style-name="Default_20_Paragraph_20_Font"><text:span text:style-name="T12">το</text:span></text:span><text:span text:style-name="Default_20_Paragraph_20_Font"><text:span text:style-name="T10"> </text:span></text:span><text:span text:style-name="Default_20_Paragraph_20_Font"><text:span text:style-name="T12">ναστον</text:span></text:span><text:span text:style-name="Default_20_Paragraph_20_Font"><text:span text:style-name="T10"> </text:span></text:span>pro ple-<text:line-break/>uo misti ridetur usurpare : nam in libro De vehementia pulo</text:p>
      <text:p text:style-name="P3">sus, exponens Magni verba, sic ad verbum scribit: om-<text:line-break/>nino; inquit, vehemens ictus non fit, nisi <text:span text:style-name="Default_20_Paragraph_20_Font"><text:span text:style-name="T12">ναστὸν</text:span></text:span><text:span text:style-name="Default_20_Paragraph_20_Font"><text:span text:style-name="T17"> </text:span></text:span>fit quod<text:line-break/>occurrat et magnum et celere inferatur. A quibus paulo<text:line-break/>post in hunc modum scribit : Et vehementia pulsus ex ce-<text:line-break/>Ieritateet magnitudine, vehementia, plenitudnre, conflata<text:line-break/>est: nam quod supra <text:span text:style-name="Default_20_Paragraph_20_Font"><text:span text:style-name="T12">ναστὸν</text:span></text:span><text:span text:style-name="Default_20_Paragraph_20_Font"><text:span text:style-name="T10">, </text:span></text:span>id plenum hic vocarit, ut<text:line-break/>nihil disserat, h<text:span text:style-name="Default_20_Paragraph_20_Font"><text:span text:style-name="T3">o</text:span></text:span>c pactu, an illo dicas. Et vero ubique<text:line-break/>mihi ita ridetur nomine <text:span text:style-name="Default_20_Paragraph_20_Font"><text:span text:style-name="T12">το</text:span></text:span><text:span text:style-name="Default_20_Paragraph_20_Font"><text:span text:style-name="T13">ν</text:span></text:span><text:span text:style-name="Default_20_Paragraph_20_Font"><text:span text:style-name="T19"> </text:span></text:span><text:span text:style-name="Default_20_Paragraph_20_Font"><text:span text:style-name="T12">ναστού</text:span></text:span><text:span text:style-name="Default_20_Paragraph_20_Font"><text:span text:style-name="T19"> </text:span></text:span>uti. At mutemus jam<text:line-break/><text:span text:style-name="Default_20_Paragraph_20_Font"><text:span text:style-name="T12">τὸ</text:span></text:span><text:span text:style-name="Default_20_Paragraph_20_Font"><text:span text:style-name="T10"> </text:span></text:span><text:span text:style-name="Default_20_Paragraph_20_Font"><text:span text:style-name="T12">ναὸτοτέραν</text:span></text:span><text:span text:style-name="Default_20_Paragraph_20_Font"><text:span text:style-name="T10"> </text:span></text:span>lu pleniorem, ut quid dicat, intelligamus.<text:line-break/>Verba ejus haec sunt: Plenus pulsus est qui pleniorem<text:line-break/>ostendit arteriam. Atqui hoc vel sua sponte clarum est, nec<text:line-break/>nos novi quicquam docet. Praestat ergo totum hoc <text:span text:style-name="Default_20_Paragraph_20_Font"><text:span text:style-name="T12">ναστθ</text:span></text:span><text:span text:style-name="Default_20_Paragraph_20_Font"><text:span text:style-name="T10">-<text:line-break/></text:span></text:span><text:span text:style-name="Default_20_Paragraph_20_Font"><text:span text:style-name="T12">τέραν</text:span></text:span><text:span text:style-name="Default_20_Paragraph_20_Font"><text:span text:style-name="T10"> </text:span></text:span>relinquere , ac quod i<text:span text:style-name="Default_20_Paragraph_20_Font"><text:span text:style-name="T3">n</text:span></text:span> definitione sequitur considera-<text:line-break/>re. <text:span text:style-name="Default_20_Paragraph_20_Font"><text:span text:style-name="T12">Καὶ</text:span></text:span><text:span text:style-name="Default_20_Paragraph_20_Font"><text:span text:style-name="T10"> </text:span></text:span><text:span text:style-name="Default_20_Paragraph_20_Font"><text:span text:style-name="T12">τὴν</text:span></text:span><text:span text:style-name="Default_20_Paragraph_20_Font"><text:span text:style-name="T10"> </text:span></text:span><text:span text:style-name="Default_20_Paragraph_20_Font"><text:span text:style-name="T12">ύποπτωσιν</text:span></text:span><text:span text:style-name="Default_20_Paragraph_20_Font"><text:span text:style-name="T10"> </text:span></text:span><text:span text:style-name="Default_20_Paragraph_20_Font"><text:span text:style-name="T12">αυτού</text:span></text:span><text:span text:style-name="Default_20_Paragraph_20_Font"><text:span text:style-name="T10"> </text:span></text:span><text:span text:style-name="Default_20_Paragraph_20_Font"><text:span text:style-name="T12">διασεσαγμένην</text:span></text:span><text:span text:style-name="Default_20_Paragraph_20_Font"><text:span text:style-name="T10"> </text:span></text:span><text:span text:style-name="Default_20_Paragraph_20_Font"><text:span text:style-name="T12">ἐγχύλως</text:span></text:span><text:span text:style-name="Default_20_Paragraph_20_Font"><text:span text:style-name="T10">. </text:span></text:span>Ta-<text:line-break/>le quiddam significare haec clausula videtur, ple<text:span text:style-name="Default_20_Paragraph_20_Font"><text:span text:style-name="T3">n</text:span></text:span>um pulsum<text:line-break/>in occursu arteriam ostendere <text:span text:style-name="Default_20_Paragraph_20_Font"><text:span text:style-name="T12">διασεσαγμένην</text:span></text:span><text:span text:style-name="Default_20_Paragraph_20_Font"><text:span text:style-name="T10"> </text:span></text:span><text:span text:style-name="Default_20_Paragraph_20_Font"><text:span text:style-name="T12">ἐγχύλως</text:span></text:span><text:span text:style-name="Default_20_Paragraph_20_Font"><text:span text:style-name="T10">. </text:span></text:span>Hic<text:line-break/>iterum <text:span text:style-name="Default_20_Paragraph_20_Font"><text:span text:style-name="T12">τὸ</text:span></text:span><text:span text:style-name="Default_20_Paragraph_20_Font"><text:span text:style-name="T10"> </text:span></text:span><text:span text:style-name="Default_20_Paragraph_20_Font"><text:span text:style-name="T12">διασεσαγμένην</text:span></text:span><text:span text:style-name="Default_20_Paragraph_20_Font"><text:span text:style-name="T10"> </text:span></text:span>idemne sit ac plenum, an aliud</text:p>
      <text:p text:style-name="P3"><text:span text:style-name="Default_20_Paragraph_20_Font"><text:span text:style-name="T1">quid. indicet, plane non habeo conjicere. Quinetiam quum<text:line-break/>opponeret p</text:span></text:span><text:span text:style-name="Default_20_Paragraph_20_Font"><text:span text:style-name="T6">o</text:span></text:span><text:span text:style-name="Default_20_Paragraph_20_Font"><text:span text:style-name="T1">stea definitioni pleni et </text:span></text:span><text:span text:style-name="Default_20_Paragraph_20_Font"><text:span text:style-name="T14">τοῦ</text:span></text:span><text:span text:style-name="Default_20_Paragraph_20_Font"><text:span text:style-name="T2"> </text:span></text:span><text:span text:style-name="Default_20_Paragraph_20_Font"><text:span text:style-name="T14">ναστοτέραν</text:span></text:span><text:span text:style-name="Default_20_Paragraph_20_Font"><text:span text:style-name="T2"> </text:span></text:span><text:span text:style-name="Default_20_Paragraph_20_Font"><text:span text:style-name="T1">defini.<text:line-break/>dionem vacui, nec contrarium </text:span></text:span><text:span text:style-name="Default_20_Paragraph_20_Font"><text:span text:style-name="T14">τῷ</text:span></text:span><text:span text:style-name="Default_20_Paragraph_20_Font"><text:span text:style-name="T2"> </text:span></text:span><text:span text:style-name="Default_20_Paragraph_20_Font"><text:span text:style-name="T14">ναστοτέραν</text:span></text:span><text:span text:style-name="Default_20_Paragraph_20_Font"><text:span text:style-name="T2"> </text:span></text:span><text:span text:style-name="Default_20_Paragraph_20_Font"><text:span text:style-name="T1">sumpsit, neque<text:line-break/></text:span></text:span><text:span text:style-name="Default_20_Paragraph_20_Font"><text:span text:style-name="T14">τῷ</text:span></text:span><text:span text:style-name="Default_20_Paragraph_20_Font"><text:span text:style-name="T2"> </text:span></text:span><text:span text:style-name="Default_20_Paragraph_20_Font"><text:span text:style-name="T14">διασεσαγμένην</text:span></text:span><text:span text:style-name="Default_20_Paragraph_20_Font"><text:span text:style-name="T2"> </text:span></text:span><text:span text:style-name="Default_20_Paragraph_20_Font"><text:span text:style-name="T1">, quod quidem si rem contrariam deliniret,<text:line-break/>sumendum erat. At non </text:span></text:span><text:span text:style-name="Default_20_Paragraph_20_Font"><text:span text:style-name="T6">s</text:span></text:span><text:span text:style-name="Default_20_Paragraph_20_Font"><text:span text:style-name="T1">umpsit, sed quid ait? </text:span></text:span><text:span text:style-name="Default_20_Paragraph_20_Font"><text:span text:style-name="T14">κενὸς</text:span></text:span><text:span text:style-name="Default_20_Paragraph_20_Font"><text:span text:style-name="T2"> </text:span></text:span><text:span text:style-name="Default_20_Paragraph_20_Font"><text:span text:style-name="T14">δέ</text:span></text:span><text:span text:style-name="Default_20_Paragraph_20_Font"><text:span text:style-name="T2"><text:line-break/></text:span></text:span><text:span text:style-name="Default_20_Paragraph_20_Font"><text:span text:style-name="T14">ὁ</text:span></text:span><text:span text:style-name="Default_20_Paragraph_20_Font"><text:span text:style-name="T2"> </text:span></text:span><text:span text:style-name="Default_20_Paragraph_20_Font"><text:span text:style-name="T14">πομφολυγωδη</text:span></text:span><text:span text:style-name="Default_20_Paragraph_20_Font"><text:span text:style-name="T2"> </text:span></text:span><text:span text:style-name="Default_20_Paragraph_20_Font"><text:span text:style-name="T14">τὴν</text:span></text:span><text:span text:style-name="Default_20_Paragraph_20_Font"><text:span text:style-name="T2"> </text:span></text:span><text:span text:style-name="Default_20_Paragraph_20_Font"><text:span text:style-name="T14">ἔγερσιν</text:span></text:span><text:span text:style-name="Default_20_Paragraph_20_Font"><text:span text:style-name="T2"> </text:span></text:span><text:span text:style-name="Default_20_Paragraph_20_Font"><text:span text:style-name="T14">τῆς</text:span></text:span><text:span text:style-name="Default_20_Paragraph_20_Font"><text:span text:style-name="T2"> </text:span></text:span><text:span text:style-name="Default_20_Paragraph_20_Font"><text:span text:style-name="T14">ἀρτηρίας</text:span></text:span><text:span text:style-name="Default_20_Paragraph_20_Font"><text:span text:style-name="T2"> </text:span></text:span><text:span text:style-name="Default_20_Paragraph_20_Font"><text:span text:style-name="T14">ποιούμενος</text:span></text:span><text:span text:style-name="Default_20_Paragraph_20_Font"><text:span text:style-name="T2">. </text:span></text:span><text:span text:style-name="Default_20_Paragraph_20_Font"><text:span text:style-name="T1">Hoc<text:line-break/>enim </text:span></text:span><text:span text:style-name="Default_20_Paragraph_20_Font"><text:span text:style-name="T14">πομφολυγώδη</text:span></text:span><text:span text:style-name="Default_20_Paragraph_20_Font"><text:span text:style-name="T2"> </text:span></text:span><text:span text:style-name="Default_20_Paragraph_20_Font"><text:span text:style-name="T1">nec </text:span></text:span><text:span text:style-name="Default_20_Paragraph_20_Font"><text:span text:style-name="T14">τῷ</text:span></text:span><text:span text:style-name="Default_20_Paragraph_20_Font"><text:span text:style-name="T2"> </text:span></text:span><text:span text:style-name="Default_20_Paragraph_20_Font"><text:span text:style-name="T14">ναστοτέραν</text:span></text:span><text:span text:style-name="Default_20_Paragraph_20_Font"><text:span text:style-name="T2">, </text:span></text:span><text:span text:style-name="Default_20_Paragraph_20_Font"><text:span text:style-name="T1">nec </text:span></text:span><text:span text:style-name="Default_20_Paragraph_20_Font"><text:span text:style-name="T14">τῷ</text:span></text:span><text:span text:style-name="Default_20_Paragraph_20_Font"><text:span text:style-name="T2"> </text:span></text:span><text:span text:style-name="Default_20_Paragraph_20_Font"><text:span text:style-name="T14">διασεσαγ</text:span></text:span><text:span text:style-name="Default_20_Paragraph_20_Font"><text:span text:style-name="T2">-<text:line-break/></text:span></text:span><text:span text:style-name="Default_20_Paragraph_20_Font"><text:span text:style-name="T14">μένην</text:span></text:span><text:span text:style-name="Default_20_Paragraph_20_Font"><text:span text:style-name="T2"> </text:span></text:span><text:span text:style-name="Default_20_Paragraph_20_Font"><text:span text:style-name="T1">contrarium est, sed li cin alii, certe soli </text:span></text:span><text:span text:style-name="Default_20_Paragraph_20_Font"><text:span text:style-name="T14">τῷ</text:span></text:span><text:span text:style-name="Default_20_Paragraph_20_Font"><text:span text:style-name="T2"> </text:span></text:span><text:span text:style-name="Default_20_Paragraph_20_Font"><text:span text:style-name="T14">ἔγχύλῳ</text:span></text:span><text:span text:style-name="Default_20_Paragraph_20_Font"><text:span text:style-name="T2"><text:line-break/></text:span></text:span><text:span text:style-name="Default_20_Paragraph_20_Font"><text:span text:style-name="T1">contrarium est:, ut </text:span></text:span><text:span text:style-name="Default_20_Paragraph_20_Font"><text:span text:style-name="T14">τὸ</text:span></text:span><text:span text:style-name="Default_20_Paragraph_20_Font"><text:span text:style-name="T2"> </text:span></text:span><text:span text:style-name="Default_20_Paragraph_20_Font"><text:span text:style-name="T14">ἐγχυλον</text:span></text:span><text:span text:style-name="Default_20_Paragraph_20_Font"><text:span text:style-name="T2"> </text:span></text:span><text:span text:style-name="Default_20_Paragraph_20_Font"><text:span text:style-name="T1">velutihumidius quodammodo<text:line-break/>sit et </text:span></text:span><text:span text:style-name="Default_20_Paragraph_20_Font"><text:span text:style-name="T14">τοπομφολυγῶδες</text:span></text:span><text:span text:style-name="Default_20_Paragraph_20_Font"><text:span text:style-name="T2"> </text:span></text:span><text:span text:style-name="Default_20_Paragraph_20_Font"><text:span text:style-name="T1">magis aereum. Jam vacui etiam dest-<text:line-break/>ditioni additum est, </text:span></text:span><text:span text:style-name="Default_20_Paragraph_20_Font"><text:span text:style-name="T14">ὥστε</text:span></text:span><text:span text:style-name="Default_20_Paragraph_20_Font"><text:span text:style-name="T2"> </text:span></text:span><text:span text:style-name="Default_20_Paragraph_20_Font"><text:span text:style-name="T14">κατὰ</text:span></text:span><text:span text:style-name="Default_20_Paragraph_20_Font"><text:span text:style-name="T2"> </text:span></text:span><text:span text:style-name="Default_20_Paragraph_20_Font"><text:span text:style-name="T14">τὸν</text:span></text:span><text:span text:style-name="Default_20_Paragraph_20_Font"><text:span text:style-name="T2"> </text:span></text:span><text:span text:style-name="Default_20_Paragraph_20_Font"><text:span text:style-name="T14">ἐπιπιεσμὁν</text:span></text:span><text:span text:style-name="Default_20_Paragraph_20_Font"><text:span text:style-name="T2"> </text:span></text:span><text:span text:style-name="Default_20_Paragraph_20_Font"><text:span text:style-name="T14">τὥν</text:span></text:span><text:span text:style-name="Default_20_Paragraph_20_Font"><text:span text:style-name="T2"> </text:span></text:span><text:span text:style-name="Default_20_Paragraph_20_Font"><text:span text:style-name="T14">δακτύ</text:span></text:span><text:span text:style-name="Default_20_Paragraph_20_Font"><text:span text:style-name="T2">-<text:line-break/></text:span></text:span><text:span text:style-name="Default_20_Paragraph_20_Font"><text:span text:style-name="T14">λων</text:span></text:span><text:span text:style-name="Default_20_Paragraph_20_Font"><text:span text:style-name="T2"> </text:span></text:span><text:span text:style-name="Default_20_Paragraph_20_Font"><text:span text:style-name="T14">κενεμβἀτησιν</text:span></text:span><text:span text:style-name="Default_20_Paragraph_20_Font"><text:span text:style-name="T2"> </text:span></text:span><text:span text:style-name="Default_20_Paragraph_20_Font"><text:span text:style-name="T14">ὑποπίπτειν</text:span></text:span><text:span text:style-name="Default_20_Paragraph_20_Font"><text:span text:style-name="T2">, </text:span></text:span><text:span text:style-name="Default_20_Paragraph_20_Font"><text:span text:style-name="T1">cui verbo in desin</text:span></text:span><text:span text:style-name="Default_20_Paragraph_20_Font"><text:span text:style-name="T6">i</text:span></text:span><text:span text:style-name="Default_20_Paragraph_20_Font"><text:span text:style-name="T1">tione sum se<text:line-break/>quod contrarium sit, non reperias. Nam </text:span></text:span><text:span text:style-name="Default_20_Paragraph_20_Font"><text:span text:style-name="T14">τῆς</text:span></text:span><text:span text:style-name="Default_20_Paragraph_20_Font"><text:span text:style-name="T2"> </text:span></text:span><text:span text:style-name="Default_20_Paragraph_20_Font"><text:span text:style-name="T14">κενεμβατησεως</text:span></text:span><text:span text:style-name="Default_20_Paragraph_20_Font"><text:span text:style-name="T2"><text:line-break/></text:span></text:span><text:span text:style-name="Default_20_Paragraph_20_Font"><text:span text:style-name="T1">nomini rectissime </text:span></text:span><text:span text:style-name="Default_20_Paragraph_20_Font"><text:span text:style-name="T14">ἀντίβασιν</text:span></text:span><text:span text:style-name="Default_20_Paragraph_20_Font"><text:span text:style-name="T2"> </text:span></text:span><text:span text:style-name="Default_20_Paragraph_20_Font"><text:span text:style-name="T1">opponeret ; at hoc in pleni dest-<text:line-break/>ultione praetermissum est universum .:. idque quum in eun,-<text:line-break/>dem mod</text:span></text:span><text:span text:style-name="Default_20_Paragraph_20_Font"><text:span text:style-name="T6">u</text:span></text:span><text:span text:style-name="Default_20_Paragraph_20_Font"><text:span text:style-name="T1">m posset dici </text:span></text:span><text:span text:style-name="Default_20_Paragraph_20_Font"><text:span text:style-name="T2">, </text:span></text:span><text:span text:style-name="Default_20_Paragraph_20_Font"><text:span text:style-name="T14">ὥστε</text:span></text:span><text:span text:style-name="Default_20_Paragraph_20_Font"><text:span text:style-name="T2"> </text:span></text:span><text:span text:style-name="Default_20_Paragraph_20_Font"><text:span text:style-name="T14">κατὰ</text:span></text:span><text:span text:style-name="Default_20_Paragraph_20_Font"><text:span text:style-name="T2"> </text:span></text:span><text:span text:style-name="Default_20_Paragraph_20_Font"><text:span text:style-name="T14">τὸν</text:span></text:span><text:span text:style-name="Default_20_Paragraph_20_Font"><text:span text:style-name="T2"> </text:span></text:span><text:span text:style-name="Default_20_Paragraph_20_Font"><text:span text:style-name="T14">ἐπιπιεσμὁν</text:span></text:span><text:span text:style-name="Default_20_Paragraph_20_Font"><text:span text:style-name="T2"> </text:span></text:span><text:span text:style-name="Default_20_Paragraph_20_Font"><text:span text:style-name="T14">τῶν</text:span></text:span><text:span text:style-name="Default_20_Paragraph_20_Font"><text:span text:style-name="T2"> </text:span></text:span><text:span text:style-name="Default_20_Paragraph_20_Font"><text:span text:style-name="T14">δακ</text:span></text:span><text:span text:style-name="Default_20_Paragraph_20_Font"><text:span text:style-name="T2">-<text:line-break/></text:span></text:span><text:span text:style-name="Default_20_Paragraph_20_Font"><text:span text:style-name="T14">τύλων</text:span></text:span><text:span text:style-name="Default_20_Paragraph_20_Font"><text:span text:style-name="T2"> </text:span></text:span><text:span text:style-name="Default_20_Paragraph_20_Font"><text:span text:style-name="T14">ἀντίβασιν</text:span></text:span><text:span text:style-name="Default_20_Paragraph_20_Font"><text:span text:style-name="T2"> </text:span></text:span><text:span text:style-name="Default_20_Paragraph_20_Font"><text:span text:style-name="T14">ὑποπίπτειν</text:span></text:span><text:span text:style-name="Default_20_Paragraph_20_Font"><text:span text:style-name="T2">. </text:span></text:span><text:span text:style-name="Default_20_Paragraph_20_Font"><text:span text:style-name="T1">At non,dixit, nisi, id forte,,<text:line-break/>pleniorem ostendere arteriam, hoc .est, ut in utraque defini-.</text:span></text:span></text:p>
      <text:p text:style-name="P3">tione, non quid plenus pulsus sit, declaretur, sed quae sit<text:line-break/>ejus dignoscendi ratio.- Quod si est, assequamur fortassis.<text:line-break/>Nam ss affectuum tactus nostri haec definitio expolitio est,<text:line-break/>nec rei- ipfius usquam naturam attingit, meminisse omnium<text:line-break/>possum, quae i<text:span text:style-name="Default_20_Paragraph_20_Font"><text:span text:style-name="T3">n</text:span></text:span> distentione arteriae patitur tactus; fortasse<text:line-break/>itaque assequemur Archigenis mentem, nam quae patitur,<text:line-break/>haec sunt. occurrens sibi fentit aliquamdiu corpus motum :<text:line-break/>idque mode multis in partibus videtur Ubi occurrere, modo<text:line-break/>non, ac nunc premere, nunc non premere, ac quum nos<text:line-break/>premimus, reniti, vel vinci Hic primi assectus tactus sunt,<text:line-break/>veluti elementa totius de p<text:span text:style-name="Default_20_Paragraph_20_Font"><text:span text:style-name="T3">a</text:span></text:span>ssibus commentationis; nam re-<text:line-break/>siqua omnia, partim ex sus constant, partim in relatione<text:line-break/>intelliguntur, sive partes commemoratas mutuo compares,<text:line-break/>sive tota cum tutis. At de quonam horum pleni nomen di-<text:line-break/>citur; an de ipso m<text:span text:style-name="Default_20_Paragraph_20_Font"><text:span text:style-name="T3">o</text:span></text:span>tu? atqui celeritas in illo et tarditas<text:line-break/>erant <text:span text:style-name="Default_20_Paragraph_20_Font"><text:span text:style-name="T3">r</text:span></text:span>hythmique istic nascebuntur. An ubi in multis</text:p>
      <text:p text:style-name="P3">partibus distentionem tactus scuti t? lino longi hinc, lati,<text:line-break/>alti, maguique prodeunt pulsus. An quum in paucis? con-<text:line-break/>erarii vero tum commemoratorum. An quum premitur?<text:line-break/>durus. An quum su<text:span text:style-name="Default_20_Paragraph_20_Font"><text:span text:style-name="T8">mm</text:span></text:span>ovetur? vehemens. Quid enim de<text:line-break/>contrariis horum et mediis multa disputem? Quando ergo<text:line-break/>existet plenus, aut quem patietur pulsus affectum? tumne<text:line-break/>ubi calorem largiorem , vel acriorem lentis t? atqui non ex<text:line-break/>pulsuum differentiis id dignoscitur. An quum humiditatem,<text:line-break/>vel siccitatem ? sed nec hi sunt affectus differentiarum pul-<text:line-break/>suum, quum haec vel citra pulsus, li manum admoveas<text:line-break/>co<text:span text:style-name="Default_20_Paragraph_20_Font"><text:span text:style-name="T3">r</text:span></text:span>pori laborantis, explorare possis. Ecquod ergo renisus<text:line-break/>genus aliud in vehementibus , aliud in plenis appellant ?<text:line-break/>nam potest tale quid etiam Agathinus sentire ; verum si hoc<text:line-break/>sentiebat, aperire debebat nobis, non Sphingis proponere<text:line-break/>aenigmata. An vero non solum res volunt ut iuquira-<text:line-break/>mus tam difficiles, sed ut pro cumulo, quid dicant, ex- .</text:p>
      <text:p text:style-name="P3">pendamus, ac infinitum tempus in eo p<text:span text:style-name="Default_20_Paragraph_20_Font"><text:span text:style-name="T3">o</text:span></text:span>namus, au in rebus<text:line-break/>ipsis inveniendis ? At expendamus Agathini jam verba, at-.<text:line-break/>que h<text:span text:style-name="Default_20_Paragraph_20_Font"><text:span text:style-name="T3">o</text:span></text:span>c quaeramus, an renisus aliud in vehementibus .genus,<text:line-break/>aliud in plenis statuat. Adeoque haec ejus verba funt:<text:line-break/>Consequitur enim in c<text:span text:style-name="Default_20_Paragraph_20_Font"><text:span text:style-name="T3">o</text:span></text:span>nsideratione plenitudinis et vacui-<text:line-break/>tatis pulfus, plen<text:span text:style-name="Default_20_Paragraph_20_Font"><text:span text:style-name="T3">o</text:span></text:span> tensum et contentum perpetuo spiri-<text:line-break/>tum repraesentante, vacuo diflluentem, et lu renisu e va-<text:line-break/>n<text:span text:style-name="Default_20_Paragraph_20_Font"><text:span text:style-name="T3">o</text:span></text:span>scentem, ut instar sit aqu<text:span text:style-name="Default_20_Paragraph_20_Font"><text:span text:style-name="T3">o</text:span></text:span>sae bullae, quae rumpitur.<text:line-break/>Huic quidem eo .numine gratias habemus, quod Sphingis<text:line-break/>non ponat aenigmata, ut fecit Archigenes, aliique non pauci,<text:line-break/>nam recte, an sucus dixit, per otium expendamus licet<text:line-break/>Verba quidem certe ejus olera fonti Vult enim ten<text:span text:style-name="Default_20_Paragraph_20_Font"><text:span text:style-name="T3">t</text:span></text:span>um et<text:line-break/>contentum perpetuo spiritum^ in plenis apparere pulsibus, -<text:line-break/>infirmum et fractum, nec quicquam renitentum in vacuis,<text:line-break/>at nativusne spiritus, atque vitalis sit qui per corpora, ut<text:line-break/>illi contendunt, tensus est, an aereus et materialis, qui</text:p>
      <text:p text:style-name="P3">c<text:span text:style-name="Default_20_Paragraph_20_Font"><text:span text:style-name="T3">o</text:span></text:span>ntinetur in capacitatibus , parum verba dederant , tamen<text:line-break/>ex tota illorum sententia ipsimi vitalem c<text:span text:style-name="Default_20_Paragraph_20_Font"><text:span text:style-name="T3">o</text:span></text:span>niicias dici. Sed<text:line-break/>sive hic sit, sive ille, tantum lu praesenti adm<text:span text:style-name="Default_20_Paragraph_20_Font"><text:span text:style-name="T3">o</text:span></text:span>nebimus il-<text:line-break/>lum ejusque asseclas, ne placita cum <text:span text:style-name="Default_20_Paragraph_20_Font"><text:span text:style-name="T3">t</text:span></text:span>ensus affectibus c<text:span text:style-name="Default_20_Paragraph_20_Font"><text:span text:style-name="T3">o</text:span></text:span>m-<text:line-break/>mifceant, fed ut decet empiricum. Neque enim experientiae<text:line-break/>imminuerint dignitatem, si explicaverint prius n<text:span text:style-name="Default_20_Paragraph_20_Font"><text:span text:style-name="T3">o</text:span></text:span>bis haec<text:line-break/>quae de tactu attulerunt ipsi, ac deinde qu<text:span text:style-name="Default_20_Paragraph_20_Font"><text:span text:style-name="T3">o</text:span></text:span>modo ab iis <text:span text:style-name="Default_20_Paragraph_20_Font"><text:span text:style-name="T3">o</text:span></text:span>ra-<text:line-break/>tione ad placitu pr<text:span text:style-name="Default_20_Paragraph_20_Font"><text:span text:style-name="T3">o</text:span></text:span>ficisci <text:span text:style-name="Default_20_Paragraph_20_Font"><text:span text:style-name="T3">o</text:span></text:span>p<text:span text:style-name="Default_20_Paragraph_20_Font"><text:span text:style-name="T3">o</text:span></text:span>rteat docuerint. Qui igitur<text:line-break/><text:span text:style-name="Default_20_Paragraph_20_Font"><text:span text:style-name="T3">t</text:span></text:span>ensus assectus in ea erunt, si n<text:span text:style-name="Default_20_Paragraph_20_Font"><text:span text:style-name="T3">o</text:span></text:span>men spiritus immutemus,<text:line-break/>et ictum appellemus ? erit enim haec <text:span text:style-name="Default_20_Paragraph_20_Font"><text:span text:style-name="T3">o</text:span></text:span>rati<text:span text:style-name="Default_20_Paragraph_20_Font"><text:span text:style-name="T3">o</text:span></text:span> : Plenus pulsus<text:line-break/>tensum et contentum perpetuo ictum repraesentat, vacuus<text:line-break/>veru diffluentem et in renisu evanescentem , ut instar sit<text:line-break/>aqu<text:span text:style-name="Default_20_Paragraph_20_Font"><text:span text:style-name="T3">o</text:span></text:span>sae bullae, quae. rumpitur. His tam bene mutatis,<text:line-break/>proferamus hic parvum ejus librum , ut quid de vehemente<text:line-break/>et languido pulsu dicat rideamus. . Verba ejus sic habent;<text:line-break/><text:span text:style-name="Default_20_Paragraph_20_Font"><text:span text:style-name="T3">Nam quod vehemen</text:span></text:span>s <text:span text:style-name="Default_20_Paragraph_20_Font"><text:span text:style-name="T3">etiam puiset</text:span></text:span>s <text:span text:style-name="Default_20_Paragraph_20_Font"><text:span text:style-name="T3">sit qui vi</text:span></text:span>o<text:span text:style-name="Default_20_Paragraph_20_Font"><text:span text:style-name="T3">lenter sarit<text:line-break/>tactum, et in occursu scruter evertit eu</text:span></text:span>m, <text:span text:style-name="Default_20_Paragraph_20_Font"><text:span text:style-name="T3">constat hinc,</text:span></text:span></text:p>
      <text:p text:style-name="P3"><text:span text:style-name="Default_20_Paragraph_20_Font"><text:span text:style-name="T3">et convenit inter mult</text:span></text:span>os. Mox subficit : <text:span text:style-name="Default_20_Paragraph_20_Font"><text:span text:style-name="T3">Contraria intelli-<text:line-break/>guntur de languid</text:span></text:span>e, <text:span text:style-name="Default_20_Paragraph_20_Font"><text:span text:style-name="T3">nam debiliter et languide</text:span></text:span> o<text:span text:style-name="Default_20_Paragraph_20_Font"><text:span text:style-name="T3">ccurrit<text:line-break/>tactu; </text:span></text:span>Haec recte quidem Agathinus, sed nihil ab iis,<text:line-break/>quae de pleno et vacuo sunt dieta differunt, nam contentum<text:line-break/>perpetuo ictum esse, nihil est aliud,. ac violenter ferire<text:line-break/>tactum et fortiter evertere; quorum illud quidem de pleno,<text:line-break/>hoc vero vehemente, dictum est. Jam etiam in renifu eva-<text:line-break/>n<text:span text:style-name="Default_20_Paragraph_20_Font"><text:span text:style-name="T3">o</text:span></text:span>scere, idem est, quod debiliter et languide occurrere ta-<text:line-break/>clui : quorum etiam illud de vacuo , hoc de languido est di-<text:line-break/>ctum. Atque Agathinus in hu<text:span text:style-name="Default_20_Paragraph_20_Font"><text:span text:style-name="T3">n</text:span></text:span>c modum exposuit affectus<text:line-break/>tactus in vehementibus pulsibus et languidis. Archige<text:span text:style-name="Default_20_Paragraph_20_Font"><text:span text:style-name="T3">n</text:span></text:span>es<text:line-break/>alio m<text:span text:style-name="Default_20_Paragraph_20_Font"><text:span text:style-name="T3">o</text:span></text:span>do, nam sic finibit: <text:span text:style-name="Default_20_Paragraph_20_Font"><text:span text:style-name="T3">Jtaque si per sc aestimetur,<text:line-break/>manifeste apparet sua sp</text:span></text:span>o<text:span text:style-name="Default_20_Paragraph_20_Font"><text:span text:style-name="T3">nte vehementiam contentionem<text:line-break/>esse, ut diximu</text:span></text:span>s<text:span text:style-name="Default_20_Paragraph_20_Font"><text:span text:style-name="T3">, arteriarum m</text:span></text:span>o<text:span text:style-name="Default_20_Paragraph_20_Font"><text:span text:style-name="T3">tu</text:span></text:span>s. Inde addit: Appa-<text:line-break/>ret porro per totam distentionem firmitas impetus , ex qua,<text:line-break/>arteriam si comprimamus digitis , firmior occurrit ictus.<text:line-break/>Haec quidem sic sunt ape<text:span text:style-name="Default_20_Paragraph_20_Font"><text:span text:style-name="T3">r</text:span></text:span>ta, quae dixit de affectibus tactus :<text:line-break/>in quibus nullum habebimus proprium allectum monstrare</text:p>
      <text:p text:style-name="P3">plenitudluis, nisi sane, ut quidam dixerunt hujus aetatis<text:line-break/>homines , quum plurimum pulsus elevatus renitatur. Atqui<text:line-break/>hae duae sunt species pulsuum , non una, nam quum pluri-<text:line-break/>mum attollitu<text:span text:style-name="Default_20_Paragraph_20_Font"><text:span text:style-name="T3">r</text:span></text:span>, si quidem ru tribus dimensionibus fiat, ma-<text:line-break/>gnum efficit pulsum, in una duntaxat, vel longum, vel la-<text:line-break/>tum, vel altum; nam reniti idem est quod vehementem<text:line-break/>esse. Quod fi quis magnum finrul et vehementem volet uno<text:line-break/>nomine vocari, plene vocet, licet, de nomine enim non con-<text:line-break/>tendimus, tantum sciat, nihil se novae differentiae alicunde<text:line-break/>p<text:span text:style-name="Default_20_Paragraph_20_Font"><text:span text:style-name="T3">r</text:span></text:span>aeter commemoratas in praesenti adducere. Nam fi duas,<text:line-break/>aut tres earum aeripiat differentias, quas peculiaribus nomi-<text:line-break/>nibus appellet, nulla i<text:span text:style-name="Default_20_Paragraph_20_Font"><text:span text:style-name="T3">n</text:span></text:span>vidia est: verum de nominibus non<text:line-break/>agimus, sed de rebus ; de quibus, si quis habeat, quod prae-<text:line-break/>ter quae nos diximus asserat, libenter didicerimus. Exeo-<text:line-break/>gitare vero differentiam quandam pulsuum ex arteriae insu-<text:line-break/>sione (sic enim quod in ea continetur humoris appellant]<text:line-break/>equidem comprobo: ac intelligere eam possum modo crassio-</text:p>
      <text:p text:style-name="P3">rem , modo tenuiorem et hercle etiam lentiorem , veI aquo-<text:line-break/>fiam, vel copiosiorem, veI pauciorem, vel aeream, vel aliam,<text:line-break/>qualisqualis .sit : siquidem spiritum cogito tantum eas conti-<text:line-break/>nere , atque hunc interim purum et serenum , interim cali-<text:line-break/>giuofum uebulosumque. Sed hoc non est instituti nostri, ut<text:line-break/>animo concipiamus, quae esse possunt, loro de essentia agi-<text:line-break/>mus eorum , quum vel c<text:span text:style-name="Default_20_Paragraph_20_Font"><text:span text:style-name="T3">o</text:span></text:span>ntraria liceat concipere ; ut simul<text:line-break/>sint, fieri non potest; ut sanguinem cogitemus continere ar-<text:line-break/>ferias et non continere, neque enim quaeremus de eo , quod<text:line-break/>nequaquam c<text:span text:style-name="Default_20_Paragraph_20_Font"><text:span text:style-name="T3">o</text:span></text:span>ncipimus anim<text:span text:style-name="Default_20_Paragraph_20_Font"><text:span text:style-name="T3">o. </text:span></text:span>At non est huic quaestioni<text:line-break/>propositum, ut lu notionem eorum veniamus, <text:span text:style-name="Default_20_Paragraph_20_Font"><text:span text:style-name="T3">t</text:span></text:span>ed esse mou-<text:line-break/>strenuus: neque enim est quisquam, quin in arteriis possit<text:line-break/>intelligere sanguinem conthreri ; sied an re vera et quum na-<text:line-break/>turae lege dispensatur animal, sanguinem contineant, hoc<text:line-break/>quaerimus. Ac multa de eo siclo Archigenis sectatores ver-<text:line-break/>ha facere; verum fi id potest deprehendere sensus, nequid-<text:line-break/>quam multa nugantur, quum aperte mentiri dicere liceat<text:line-break/>Erafistratum, qui id agit, ut quae sensu didicimus, haec</text:p>
      <text:p text:style-name="P3">suadeat oratione aliter habere , verum nemo ausus est con-<text:line-break/>firmare pervenire ad tactum humorem, qui in arteriis est.<text:line-break/>Sane nihil malim quam ut hoc obticere possem, ne, quum<text:line-break/>investigo ratione veritatem, negotium mihi exhiberetur; at<text:line-break/>quid tandem dicant, plane non intelligo. Plenus est pulsus,<text:line-break/>qui occursum arteriae humidae tumidum ostendit. Utrum<text:line-break/>ceu ipsis hoc tactus possit cognoscere , an ceu hic patiatur<text:line-break/>quod patitur, assectus aperire riam possit status arteriae ce-<text:line-break/>gnosce<text:span text:style-name="Default_20_Paragraph_20_Font"><text:span text:style-name="T3">n</text:span></text:span>di? At hoc si dicat, ex affectibus tactus conjicere<text:line-break/>aliquid de fletu arteriae licere, ego non contradico : etenim<text:line-break/>Praxagoras hoc et Herophllus facit, ac prope omnes partim<text:line-break/>pIus, partim minus, partim etiam deterius, partim melius.<text:line-break/>Praxagoram autem forsitan etiam mireris, qui quum humo-<text:line-break/>res neget contineri in arteriis, ex pulsibus tamen colligere<text:line-break/>quasdam eorum species molitur, at affectum sensus haud-<text:line-break/>quaquam communem adducit. Ea enim ratione aenigma</text:p>
      <text:p text:style-name="P3">faciat orationem <text:span text:style-name="Default_20_Paragraph_20_Font"><text:span text:style-name="T3">t</text:span></text:span>uam, ut qui legat nec intelligat, profundi<text:line-break/>aliquid verbis et miramli arbitretur subesse, inique aetatem<text:line-break/>conterat, nimirum . perpetuo quaerendo, nec tamen quic-<text:line-break/>quam inveniendo : nam quomodo inveniatur quod nus-<text:line-break/>quam existit? Quin tu no<text:span text:style-name="Default_20_Paragraph_20_Font"><text:span text:style-name="T3">n</text:span></text:span> tantum humorum species cedo<text:line-break/>ex pulsuum differentiis discerne , sed animi etiam mores, ut<text:line-break/>Hippocrates conatur ; tantum quae sensus patitur mihi ser-<text:line-break/>va; nec quae haudquaquam patitur, salso aude ei tribuere,<text:line-break/>neque ex uno affectu diversus pulsus jacta te cognoscere.<text:line-break/>Est quidam pulsus , qui multum renititur ; adeo ut si premas<text:line-break/>etiam arteriam, non vincatur a manu: hunc retina, ac quo-<text:line-break/>vis voca .nomine , nam si modo vehementem , modo ple-<text:line-break/>num vocas , interdum alio nomine , existimasque numero<text:line-break/>nominum multas te res efficere, quis te feret? Habeo ligna<text:line-break/>ego etiam ex pulsibus de specie humorum et de affectibus<text:line-break/>animi, tamen ex sensibilibus, quos nuper commemorari,<text:line-break/>affectibus omnia conor dignoscere: nec dico usquam pul-</text:p>
      <text:p text:style-name="P3">sum praeruptum , gravem , lenem , aquosae speciei , statuo-<text:line-break/><text:span text:style-name="Default_20_Paragraph_20_Font"><text:span text:style-name="T3">t</text:span></text:span>um, <text:span text:style-name="Default_20_Paragraph_20_Font"><text:span text:style-name="T12">διηγκωνισμένον</text:span></text:span><text:span text:style-name="Default_20_Paragraph_20_Font"><text:span text:style-name="T10">, </text:span></text:span>distentum, <text:span text:style-name="Default_20_Paragraph_20_Font"><text:span text:style-name="T12">ῥιογυλον</text:span></text:span><text:span text:style-name="Default_20_Paragraph_20_Font"><text:span text:style-name="T10">, </text:span></text:span>strictum,. <text:span text:style-name="Default_20_Paragraph_20_Font"><text:span text:style-name="T12">καταΐ</text:span></text:span><text:span text:style-name="Default_20_Paragraph_20_Font"><text:span text:style-name="T10"><text:line-break/></text:span></text:span><text:span text:style-name="Default_20_Paragraph_20_Font"><text:span text:style-name="T12">νενυγμένον</text:span></text:span><text:span text:style-name="Default_20_Paragraph_20_Font"><text:span text:style-name="T10">, </text:span></text:span><text:span text:style-name="Default_20_Paragraph_20_Font"><text:span text:style-name="T12">περιλελωσμένον</text:span></text:span><text:span text:style-name="Default_20_Paragraph_20_Font"><text:span text:style-name="T10">, </text:span></text:span><text:span text:style-name="Default_20_Paragraph_20_Font"><text:span text:style-name="T12">ῥοπαλώδη</text:span></text:span><text:span text:style-name="Default_20_Paragraph_20_Font"><text:span text:style-name="T10">, </text:span></text:span>neque quicquam<text:line-break/>aliud, quae isti ratione excogitant, <text:span text:style-name="Default_20_Paragraph_20_Font"><text:span text:style-name="T3">n</text:span></text:span>ec pereipiunt affectibus<text:line-break/>sensibilibus. Adeo jam etiam quae <text:span text:style-name="Default_20_Paragraph_20_Font"><text:span text:style-name="T3">t</text:span></text:span>entat auditus tantum<text:line-break/>ad tactum traducunt: nam quid aliud , quum stridentes di-<text:line-break/>caut et strepentes et resonantes pulsus, quam i de tactu; ceu<text:line-break/>de auditu : disputant? itaque efficiunt denique ut. fides<text:line-break/>etiam veris detrahatur. Ac vir quidam hujusjaetatis muri-<text:line-break/>me malus verbositatem dixit esse commentationem pulsuum,<text:line-break/>qui hercle dixit rectissime, quod multa verba funditent, nec<text:line-break/>quicquam doceant commodi Qui hoc fi non in disputatio-<text:line-break/>nibtts, in scriptis certe debebant ritere, quod dixit Ce-<text:line-break/>uncus,</text:p>
      <text:p text:style-name="P1"><text:span text:style-name="Default_20_Paragraph_20_Font"><text:span text:style-name="T7">Carrire doctus, i .erum ineptiis dicere.</text:span></text:span></text:p>
      <text:p text:style-name="Normal">Et mihi plenum pulsum scribis, nec tantillum milii potes,<text:line-break/>ut exponas mentem tuam , tunrcaene arteriae significes qua-</text:p>
      <text:p text:style-name="P3">litatum, an quantitatem infulae in eas substantiae, an qua-<text:line-break/>litatum spiritus, a<text:span text:style-name="Default_20_Paragraph_20_Font"><text:span text:style-name="T3">n</text:span></text:span> denique caloris facultatem quandam,<text:line-break/>vel qualitatum,. nam omnia mihi rideris dicere non distribute<text:line-break/>et confuse. Aut quo plenitudinis missi vici mentionem fa-<text:line-break/>cis pro exemplo ? Quid etiam in tractatu de plenitudine in<text:line-break/>haec verba loqueris? <text:span text:style-name="Default_20_Paragraph_20_Font"><text:span text:style-name="T3">Jtaque si plenum non substantia,<text:line-break/>sed facultate veli</text:span></text:span>s <text:span text:style-name="Default_20_Paragraph_20_Font"><text:span text:style-name="T3">aestimare. </text:span></text:span>Et paulo post : <text:span text:style-name="Default_20_Paragraph_20_Font"><text:span text:style-name="T3">s</text:span></text:span>o<text:span text:style-name="Default_20_Paragraph_20_Font"><text:span text:style-name="T3">por fu-<text:line-break/>cultatis in talibus plenum pusam designat, quae nomina<text:line-break/>junt intemperiei spiritus. Et quemadmodum, ut gnsta-<text:line-break/>runt vinum gustat</text:span></text:span>u<text:span text:style-name="Default_20_Paragraph_20_Font"><text:span text:style-name="T3">r</text:span></text:span>o<text:span text:style-name="Default_20_Paragraph_20_Font"><text:span text:style-name="T3">s vini, plenum dign</text:span></text:span>os<text:span text:style-name="Default_20_Paragraph_20_Font"><text:span text:style-name="T3">cunt, ita pat-<text:line-break/>suum periti plenum -ex facultatis sapore, etiam si semiva-<text:line-break/>cuus sit, animadvertunt. </text:span></text:span>In his ad facultatem referre mr-<text:line-break/>hi pleni pulsus notionem videtur : tamen ubi de plenitudine<text:line-break/>agit, universa mihi ridetur consundere et miscere. Id adeo<text:line-break/>ex ejus verbis intelliges , quae haec sinit: <text:span text:style-name="Default_20_Paragraph_20_Font"><text:span text:style-name="T3">Quemadm</text:span></text:span>o<text:span text:style-name="Default_20_Paragraph_20_Font"><text:span text:style-name="T3">dum<text:line-break/>au</text:span></text:span>t<text:span text:style-name="Default_20_Paragraph_20_Font"><text:span text:style-name="T3">em lanarum contextu</text:span></text:span>s <text:span text:style-name="Default_20_Paragraph_20_Font"><text:span text:style-name="T3">inde perceptibili</text:span></text:span>s <text:span text:style-name="Default_20_Paragraph_20_Font"><text:span text:style-name="T3">est, ex qu</text:span></text:span>o <text:span text:style-name="Default_20_Paragraph_20_Font"><text:span text:style-name="T3">va-</text:span></text:span></text:p>
      <text:p text:style-name="P3"><text:span text:style-name="Default_20_Paragraph_20_Font"><text:span text:style-name="T3">cuae et plenae dicuntur et vini qualitas non pungens, sed<text:line-break/>illinc admota lingua d</text:span></text:span>i<text:span text:style-name="Default_20_Paragraph_20_Font"><text:span text:style-name="T3">gnoscitur, qua plena et vacua vina<text:line-break/>d</text:span></text:span>i<text:span text:style-name="Default_20_Paragraph_20_Font"><text:span text:style-name="T3">stingu</text:span></text:span>i<text:span text:style-name="Default_20_Paragraph_20_Font"><text:span text:style-name="T3">mus et ipsum etiam corpus apprehendimu</text:span></text:span>s, <text:span text:style-name="Default_20_Paragraph_20_Font"><text:span text:style-name="T3">tum<text:line-break/>vacuum, tum plenum, tam in e</text:span></text:span>o, <text:span text:style-name="Default_20_Paragraph_20_Font"><text:span text:style-name="T3">qu</text:span></text:span>o<text:span text:style-name="Default_20_Paragraph_20_Font"><text:span text:style-name="T3">d naturaliter alius<text:line-break/>aliud habeat , quam in m</text:span></text:span>o<text:span text:style-name="Default_20_Paragraph_20_Font"><text:span text:style-name="T3">rbosis</text:span></text:span> q<text:span text:style-name="Default_20_Paragraph_20_Font"><text:span text:style-name="T3">isiectibus , ut in insiam-<text:line-break/>mati</text:span></text:span>o<text:span text:style-name="Default_20_Paragraph_20_Font"><text:span text:style-name="T3">ne, oedemate, instat ione, ita etiam inexercitatus<text:line-break/>carnes discernimus ab exercitatis. </text:span></text:span>Rursus in hac oratione<text:line-break/>quae de .vino dicuntur convenire cum plenitudlue facultatis<text:line-break/>videantur et quae de iusiammatione et oedemate eunt<text:line-break/>plenitudine, quae in ipso est corpore arteriae. At vero<text:line-break/>exemplum lanarum omnino non intelligo , neminem enim<text:line-break/>ego unquam audiri plenam et vacuam lanam qui diceret, ut<text:line-break/>rogarem, quemadmodum diceret, imo nec de inflammatio-<text:line-break/>ne et oedemate ex quoquam audiri nisi ex Archigene.<text:line-break/>famen ex his intessigere possum, quid significare velit no-<text:line-break/>men , plenum ; nam quod contrarium laxo est vocatur ple-<text:line-break/>num. V acna vero quaedam et plena corpora mangones et</text:p>
      <text:p text:style-name="P3">paedotribas annixi dicere ; verum .no<text:span text:style-name="Default_20_Paragraph_20_Font"><text:span text:style-name="T3">n</text:span></text:span> in modum oedema-<text:line-break/>tum et inflammationum, fed ut in primis proprie et usitate<text:line-break/>dicuntur, perinde ac vnsa plena vacuaque appestabant, ac<text:line-break/>cutem prehendentes revellebaut, ut videre<text:span text:style-name="Default_20_Paragraph_20_Font"><text:span text:style-name="T3">n</text:span></text:span>t, remissa esset,<text:line-break/>an contenta: itaque ex laxa vacuum, ex contenta plenum<text:line-break/>coniiciebant, et vero eum esium, qui gracilior crassiore esset,<text:line-break/>ex iis indiciis pleniorem vocabant. Has nugas cogimur<text:line-break/>agere propter eos , qui primi ea quae nihil ad rem sariunt,<text:line-break/>funt nugati. Quasi e<text:span text:style-name="Default_20_Paragraph_20_Font"><text:span text:style-name="T3">n</text:span></text:span>im nomi<text:span text:style-name="Default_20_Paragraph_20_Font"><text:span text:style-name="T3">n</text:span></text:span>a Archigenes interpretare-<text:line-break/>turi et non declarare res institueret, multa coegit in unum<text:line-break/>exempla et nomina, quae nec uni rei omnia congrua sunt,<text:line-break/>nec ex u<text:span text:style-name="Default_20_Paragraph_20_Font"><text:span text:style-name="T3">t</text:span></text:span>u Graecorum appellata , nam apud quos Graecos<text:line-break/>aut vinum, aut lanas plenas et vacuas invenias scriptum?<text:line-break/>Restat ergo ut cauponas mulieresque adeamus et ab iis<text:line-break/>quaeramus , quomodo interpretentur et quonam hoc coudu-<text:line-break/>cat. Certe si uti pleni nomine gestiebat, modo rem deda-</text:p>
      <text:p text:style-name="P3">rasset aperte, cui nomen tribueret, non essent necessaria<text:line-break/>exempla. Caeterum de nominis usu etiam tertio in libro<text:line-break/>De pulsuum diflerenthis abunde tractavimus, ac nunc etiam<text:line-break/>meminimus, ut Archigenis i<text:span text:style-name="Default_20_Paragraph_20_Font"><text:span text:style-name="T3">n</text:span></text:span> docendo confusionem aperire-<text:line-break/>mus. Neque enim multa complicare et infinita garrire<text:line-break/>oportebat, quum paucis versiculis totum tradi facillime posset<text:line-break/>in hunc modum, nam quod obscure ille multis ve<text:span text:style-name="Default_20_Paragraph_20_Font"><text:span text:style-name="T3">r</text:span></text:span>bis con-<text:line-break/>scripsit, brevibus faciam ut plan e explicem.</text:p>
      <text:h text:style-name="Heading_20_2" text:outline-level="2">Cap. III. </text:h>
      <text:p text:style-name="P17">Genus est pulsuum, quod ipsum arteriae<text:line-break/>corpus quo fletu sit, declarat, alte<text:span text:style-name="Default_20_Paragraph_20_Font"><text:span text:style-name="T3">r</text:span></text:span>um quod qualitatem<text:line-break/>substantiae, quam contineat, ac tertium nativi spiritus ejus-<text:line-break/>ostendit facultatem. His tribus generibus plenitudo nomen -<text:line-break/>esu Haec si scripsisset, et aperte scripsisset et compendiose,<text:line-break/>nec hic nos enecaret, dum inquirimus, primum quid dicat,<text:line-break/>deinde ecquid erret : sed mentem ejus assecuti plane, adin-<text:line-break/>vestigandum nos, ecquid erret, couserremus, iterum in hunc</text:p>
      <text:p text:style-name="P3">modum rationem instituentes. Horum trium ge<text:span text:style-name="Default_20_Paragraph_20_Font"><text:span text:style-name="T3">n</text:span></text:span>erum, Ar-<text:line-break/>chigenes, prunum, quod in statu positum est arteriae, tum est,<text:line-break/>tuor cognoscitur, verumtamen plenitudo a Graecis non ap-<text:line-break/>pellatur: quod in tertio commentario de differentiis pulsuum<text:line-break/>demonstravimus. Illic enim egimus de nominibus , non de<text:line-break/>nominibus hoc loco, at de ipsis pulsibus dignoscendis., dis-<text:line-break/>ceptanms , tu id pro tuo arbitrio voca. Dabis autem nobis,<text:line-break/>ut vocibus utamur Graecis , ac durum quendam pulsum ap-<text:line-break/>pellemus, atque mollem alterum ei contrarium, praeterea<text:line-break/>tertium in medio utriusque positum, moderatum et nati-<text:line-break/>vum in flatu corporis arteriae. Ergo quem plenum tu, ego<text:line-break/>durum voco, quibusnam affectibus tactus, qui sentiri possint,<text:line-break/>deprehe<text:span text:style-name="Default_20_Paragraph_20_Font"><text:span text:style-name="T3">n</text:span></text:span>demus? nam arteriae tunicam nemo ambigit quin<text:line-break/>necesse sit vel contentam esse, vel remissam, verum hoc<text:line-break/>non quaerimus , imo vero , quae ejus fit ratio dignoscendi.<text:line-break/>Hoc nos clare fac doceas millis involucris utens. Atqui<text:line-break/>non saris, neque vero te eo accusamus, neque quia affici</text:p>
      <text:p text:style-name="P3">aperte tactum explicarimus, aliter in vehementibus , aliter<text:line-break/>lusce in pulsibus, ideo jaclamus. Nam vobis lenioribus,<text:line-break/>qui haec magna cura iuvestigastis, referimus acceptum, si<text:line-break/>quid nos invenimus boni, non inventuri certe, nisi ab iis,<text:line-break/>qui ante nos in iis operam posuerunt et insudarunt, fuisse-<text:line-break/>mus exercitati. Quere hoc <text:span text:style-name="Default_20_Paragraph_20_Font"><text:span text:style-name="T3">r</text:span></text:span>elinquamus, quod affectu ta-<text:line-break/>ctus , puta compressio<text:span text:style-name="Default_20_Paragraph_20_Font"><text:span text:style-name="T3">n</text:span></text:span>e , discernitur et secluditur a vehe-<text:line-break/>mente: subvertendi enim vim illi et renisum tribuimus.<text:line-break/>Jam quae<text:span text:style-name="Default_20_Paragraph_20_Font"><text:span text:style-name="T3">r</text:span></text:span>amus fecundum illud de duobus plenitudinis resi-<text:line-break/>quis generibus, quorum prius , quod de ipfo spiritu, ut vul-<text:line-break/>tis, intelligitur, quidnam sit, nec hoc possumus intelligere,<text:line-break/>ut etiam te<text:span text:style-name="Default_20_Paragraph_20_Font"><text:span text:style-name="T3">r</text:span></text:span>tio in libro De pulsuum differentiis demonstra—<text:line-break/>limus. Verum (quia illic quae fumus latius prolocuti , hic<text:line-break/>brevibus volo perstringere) aut caloris ardo<text:span text:style-name="Default_20_Paragraph_20_Font"><text:span text:style-name="T3">r</text:span></text:span>em, aut conteu-<text:line-break/>tionem ejus dicitis : haec enim ex verbis vestris ut ex am-<text:line-break/>biguis Apollinis oraculis eruere potuimus : jam horum resi-<text:line-break/>quum est ut signa tradamus Contentionis quidem jam in-</text:p>
      <text:p text:style-name="P3">dicia didicimus, gratiasque agimus, scilicet renititur pre-<text:line-break/>mentibus , ut confi<text:span text:style-name="Default_20_Paragraph_20_Font"><text:span text:style-name="T3">r</text:span></text:span>matis , tactumque summovet. Ardorem<text:line-break/>autem hunc caloris nihil requirimus, ursi ut doceamur, quo-<text:line-break/>usque tactus noster animadvertat, neque sane usia tactum<text:line-break/>nostrum latebit differentia .caloris. At non possumus hic<text:line-break/>nos non mirari , si in pulsuum differentia ea et non in fe-<text:line-break/>brium aggeratis. At hoc mittamus in praesentia, nec de eo<text:line-break/>contendamus. Reliquum genus quemadmodum dignosco,<text:line-break/>tm.. attendamus plenitudinis,.... Hic tactu non habeo quid<text:line-break/>coniiciam, nec an spiritus arteriis solus, nec au etiam qui-<text:line-break/>dam humores contineantur, imo non valetis, ut demonstrari<text:line-break/>antea, si.quando Erafistratum refellitis, vel Praxagoram,<text:line-break/>quum asseritis. sanguinem. in arteriis esse, <text:span text:style-name="Default_20_Paragraph_20_Font"><text:span text:style-name="T3">t</text:span></text:span>ensum appellere<text:line-break/>testem: haudquaquam id -prae temrissuri, si. conspicuum sit.<text:line-break/>Nec: vero illorum etiam. ad len<text:span text:style-name="Default_20_Paragraph_20_Font"><text:span text:style-name="T3">t</text:span></text:span>um quisquam cousugit testem,<text:line-break/>ut confirmaret .arterias esse humoribus vacuas, fpiritusque<text:line-break/>tantum instrumenta : et recte sane, quippe tactus spiritus ne<text:line-break/>in -arteriis tantum- sit, an simul humores aliqui, non valet</text:p>
      <text:p text:style-name="P3">declarare. Itaque inanibus nugis horum repudiatis, ipsi di-<text:line-break/>camus apud nos foli, nullum prorsus <text:span text:style-name="Default_20_Paragraph_20_Font"><text:span text:style-name="T3">t</text:span></text:span>ensum esse, quo di-<text:line-break/>guoscas, in arteriis contentus sanguis quam sit multus et<text:line-break/>qualis.. Ac primo loco nobiscum repetemus non posse in<text:line-break/>hydrope nos, humor sit, an spiritus, qui in regionibus ven-<text:line-break/>tris continetur, tactu explorare, nisi cavata compressione<text:line-break/>cute.. Et vero frequenter non cavari conspicias lu loceris<text:line-break/>ascitis et iis quos tympanites vocant: fed ad veram notitiam<text:line-break/>comparandam pulsare cogimur abdomen, ut attendamus, si<text:line-break/>veluti. tympanum re<text:span text:style-name="Default_20_Paragraph_20_Font"><text:span text:style-name="T3">t</text:span></text:span>enet, secundo loco aliter componere<text:line-break/>hominem et in latera convertere, quo fluctuationem aliquam<text:line-break/>exaudiamus. Ac nobis strepitus in modum tympani <text:span text:style-name="Default_20_Paragraph_20_Font"><text:span text:style-name="T3">t</text:span></text:span>piri-<text:line-break/>tum annuntiat, fluctuatio humorem, uno vero admoto tactu<text:line-break/>disteutmn abdomen non deprehendas, ex aere sit,. an ex<text:line-break/>aqua,: tametsi cutis his.. et quicquid carnu<text:span text:style-name="Default_20_Paragraph_20_Font"><text:span text:style-name="T3">t</text:span></text:span>um erat fecundum</text:p>
      <text:p text:style-name="P3">peritonaeum contabuit, ac multo fuisset facilius, tum ob<text:line-break/>circum jectarum persium extenuationem, tum ob materiae<text:line-break/>contentae copiam, coniectari tactu , utrum humor,. an fpi-<text:line-break/>ritus sit id, quod in eis continetur: attamen hic etiam foli<text:line-break/>tactui parum tuto fidem habeas. Quomodo igitur in arteria<text:line-break/>tam crassa munita tunica, ut peritunaci fit sextupla, et quam<text:line-break/>cutis saepe tegat bene crassa ?- nec enim aegroti , qu<text:span text:style-name="Default_20_Paragraph_20_Font"><text:span text:style-name="T3">o</text:span></text:span>s visi-<text:line-break/>mus , semper tabidi sunt. Quum praeterea tertius accedat<text:line-break/>motus, qui etiam non parum ad confu<text:span text:style-name="Default_20_Paragraph_20_Font"><text:span text:style-name="T3">n</text:span></text:span>de<text:span text:style-name="Default_20_Paragraph_20_Font"><text:span text:style-name="T3">n</text:span></text:span>dam notitiam<text:line-break/>valeat , quid tandem tactu comperire exacte poterimus ? et<text:line-break/>si ad conturbandam notitiam ejus, quod conti<text:span text:style-name="Default_20_Paragraph_20_Font"><text:span text:style-name="T3">n</text:span></text:span>etur, fatis<text:line-break/>erat arteriae perpetuus motus , quo ergo licebit signo , aut<text:line-break/>quantitatem contenti in arteriis humoris, aut qualitatem<text:line-break/>cognoscere ? nam magnitudine quidem pulsus contenti hu-<text:line-break/>moris cognoscimus copiam, sed non perpetuo lune nobis<text:line-break/>humidum esse ipsum humorem constat, duritie vero statum</text:p>
      <text:p text:style-name="P3">arteriae corporis renisus ictus non crassitiem substantiae<text:line-break/>significat, sed robur vitalis contentionis. Nam ridiculum<text:line-break/>sit, si adeo continere unquam massum adducaris humorem<text:line-break/>arteriarum capacitatem, ut renitatur compressioni, imo si vel<text:line-break/>fit lutum , facile cedat prementi , nisi lapides in arteriis et<text:line-break/>arenam putamus contineri , nam ita renitetur denique mate-<text:line-break/>riae crassities prementibus, usitor nullo modo. Equidem li-<text:line-break/>benter utrem repletum humida materia his, qui ita elima-.<text:line-break/>tum metum jactabant, ut verbis veritatem superent, explo-<text:line-break/>rendum offerrem, quae infit in illo materia, nam ne<text:line-break/>aquam quidem tenuem a crasso rino discernant. Neque<text:line-break/>vero si unus uter piris humidae sit plenus , alter abre , sic<text:line-break/>etiam deprehendant: solae enim fluctuationes et strepitus<text:line-break/>facultatem habent discernendi, quid sit, quod contineatur;<text:line-break/>sensus autem tactus usquequaque manet similis. Quin qua-<text:line-break/>litates humorum ne fluctuationes quidem annunciant, verum</text:p>
      <text:p text:style-name="P3">hoc ipsimi duntaxat commune., humorem qui c<text:span text:style-name="Default_20_Paragraph_20_Font"><text:span text:style-name="T3">o</text:span></text:span>ntinetur,<text:line-break/>non fpiritum esse. Et quomodo eredas, qui nec valent per<text:line-break/>u<text:span text:style-name="Default_20_Paragraph_20_Font"><text:span text:style-name="T3">n</text:span></text:span>icam utris tunicam dignoscere contenti qualitatem, per<text:line-break/>cutem posse non minus utre crassam membranasque mini-<text:line-break/>mum binas ac per tunicas . necessario . duas humorem , qui<text:line-break/>in arteria est, dignoscere? Atque haec quidem issi dicant,<text:line-break/>nec Herophilum onerent mendaciis: neque grani nomine ru-<text:line-break/>des territent Herophili librorum., neque lu<text:span text:style-name="Default_20_Paragraph_20_Font"><text:span text:style-name="T3">n</text:span></text:span>e fidem verbis<text:line-break/>parent, turpe enim est, quasi ad subsellia testibus certare.<text:line-break/>Si demonstrati<text:span text:style-name="Default_20_Paragraph_20_Font"><text:span text:style-name="T3">o</text:span></text:span>nem afferre p<text:span text:style-name="Default_20_Paragraph_20_Font"><text:span text:style-name="T3">o</text:span></text:span>tes, audiemus te libenter, He-<text:line-break/>rophilum vero ejusque asseclas proferte testes declinantis<text:line-break/>est rectum certamen et caulas, exceptiones artesque com-<text:line-break/>mentantis, ne detegaris. Constat non jam inquirendae rei<text:line-break/>gratia, fed historiae supponi falso citatus testes. Haecne<text:line-break/>dicit Herophilus? minime vero. At an ne mentiris tu?<text:line-break/>o flendo quemadmodum mentiar, ostende qu<text:span text:style-name="Default_20_Paragraph_20_Font"><text:span text:style-name="T3">o</text:span></text:span>mod<text:span text:style-name="Default_20_Paragraph_20_Font"><text:span text:style-name="T3">o</text:span></text:span> dicat,</text:p>
      <text:p text:style-name="P3">delude dictio forte ambigua profertur, e<text:span text:style-name="Default_20_Paragraph_20_Font"><text:span text:style-name="T3">o</text:span></text:span>que bellum con-<text:line-break/>vertitur , quidnam significet dictio et quid velit. Ibique in<text:line-break/>dicto et <text:span text:style-name="Default_20_Paragraph_20_Font"><text:span text:style-name="T3">s</text:span></text:span>ententia vertuntur epicheremata quaedam rhetori-<text:line-break/>ca, in amphibolologia itum alia et hercle in syllogismis etiam<text:line-break/>alia,. imo omnem sic rhetoricam huc tra<text:span text:style-name="Default_20_Paragraph_20_Font"><text:span text:style-name="T3">n</text:span></text:span>sferunt, ullius-<text:line-break/>gumentum aliquod meditarentur, nec propositum studerent<text:line-break/>efficere. Quid enim non adduxerunt recentiores medici-ad<text:line-break/>quaestionem, quum. quidam sitire Herophilum defendant et<text:line-break/>hanc pulsus differentiam , contra quidam nescire conentur<text:line-break/>probare? Miseri certo utrique et misericordia digni, <text:span text:style-name="Default_20_Paragraph_20_Font"><text:span text:style-name="T3">r</text:span></text:span> illi<text:line-break/>quod imperiti <text:span text:style-name="Default_20_Paragraph_20_Font"><text:span text:style-name="T3">r</text:span></text:span> lu quodEunt coutentiusi. Non minus nos<text:line-break/>tamen lusclices,.quibus, si artiscolamus commentationem,<text:line-break/>non est fatis, fed et quid Herophilus; quid Heraclides et<text:line-break/>Chryfermus et Regetur non probe exposuit, quid porro<text:line-break/>Apollonius dixit et Bacchius, Aristoxenusque volumus frire;<text:line-break/>etisi deprecamur, compellimur plane, duohusque exercita-<text:line-break/>mur malis, tum quod abs re u<text:span text:style-name="Default_20_Paragraph_20_Font"><text:span text:style-name="T3">n</text:span></text:span>gamur, tum.quod inviti hoc</text:p>
      <text:p text:style-name="P3">faciamus, qu<text:span text:style-name="Default_20_Paragraph_20_Font"><text:span text:style-name="T3">o</text:span></text:span>d illu Nunc quidem certe alterutrum milii<text:line-break/>necesse est , aut ut Archigeni videar et He<text:span text:style-name="Default_20_Paragraph_20_Font"><text:span text:style-name="T3">r</text:span></text:span>ophilo , fexcen-<text:line-break/>tisque aliis refragari, aut dem<text:span text:style-name="Default_20_Paragraph_20_Font"><text:span text:style-name="T3">o</text:span></text:span>nstrem , nullum de Herophili<text:line-break/><text:span text:style-name="Default_20_Paragraph_20_Font"><text:span text:style-name="T3">s</text:span></text:span>ententia .plenum pulsum esse. . Ac si id ut operaepretium<text:line-break/>tractem, n<text:span text:style-name="Default_20_Paragraph_20_Font"><text:span text:style-name="T3">o</text:span></text:span>n aliter ac illi de mani sedulitate reprehenden-<text:line-break/>dus- sim. Nunc quando ex ipsa rerum veritate illorum sen-<text:line-break/>tentiam coargui, qui ad ipsa artis <text:span text:style-name="Default_20_Paragraph_20_Font"><text:span text:style-name="T3">o</text:span></text:span>pera pr<text:span text:style-name="Default_20_Paragraph_20_Font"><text:span text:style-name="T3">o</text:span></text:span>perant, ad ea<text:line-break/>dimittam, quia jam propositam quaestionem absolvimus.<text:line-break/>Quodsi qui avent etiam veterum scripta cognoscere, tempo-<text:line-break/>reque ad. id abundant; omnia adliciam, ac declarabo nus-.<text:line-break/>quam Her<text:span text:style-name="Default_20_Paragraph_20_Font"><text:span text:style-name="T3">o</text:span></text:span>philum ad usiam rem uti pleno pulsu. Et pri-<text:line-break/>mum ab ipso capite exordiar; quod illi proferunt: qu<text:span text:style-name="Default_20_Paragraph_20_Font"><text:span text:style-name="T3">o</text:span></text:span>d ab<text:line-break/>Herophilo libro prim<text:span text:style-name="Default_20_Paragraph_20_Font"><text:span text:style-name="T3">o</text:span></text:span>. De pulsibus est scriptum , <text:span text:style-name="Default_20_Paragraph_20_Font"><text:span text:style-name="T3">r</text:span></text:span> quod mihi<text:line-break/>salum videntur legisse.: Atque sic habet:. <text:span text:style-name="Default_20_Paragraph_20_Font"><text:span text:style-name="T3">Jn summa, disu<text:line-break/>scrre mihi videtur pagus .a puise</text:span></text:span>i, <text:span text:style-name="Default_20_Paragraph_20_Font"><text:span text:style-name="T3">magnitudine, celeritate,<text:line-break/>vehementia, rh</text:span></text:span>y<text:span text:style-name="Default_20_Paragraph_20_Font"><text:span text:style-name="T3">thm</text:span></text:span>o. Hoc in multis pr<text:span text:style-name="Default_20_Paragraph_20_Font"><text:span text:style-name="T3">o</text:span></text:span>lato ,. quid <text:span text:style-name="Default_20_Paragraph_20_Font"><text:span text:style-name="T12">πλῆ</text:span></text:span><text:span text:style-name="Default_20_Paragraph_20_Font"><text:span text:style-name="T10">-</text:span></text:span></text:p>
      <text:p text:style-name="P3"><text:span text:style-name="Default_20_Paragraph_20_Font"><text:span text:style-name="T12">θος</text:span></text:span><text:span text:style-name="Default_20_Paragraph_20_Font"><text:span text:style-name="T10"> </text:span></text:span>sit, quaerunt, quasi vero si nesciamus, quid <text:span text:style-name="Default_20_Paragraph_20_Font"><text:span text:style-name="T12">πλήθει</text:span></text:span><text:span text:style-name="Default_20_Paragraph_20_Font"><text:span text:style-name="T10"><text:line-break/></text:span></text:span>significetur , quum necessario <text:span text:style-name="Default_20_Paragraph_20_Font"><text:span text:style-name="T12">πληρότης</text:span></text:span><text:span text:style-name="Default_20_Paragraph_20_Font"><text:span text:style-name="T10"> </text:span></text:span>ab eo , id est pleni-<text:line-break/>tudo, significetur. Itaque ego ipsis lepide, ni fallor, re-<text:line-break/>spondeo : nam <text:span text:style-name="Default_20_Paragraph_20_Font"><text:span text:style-name="T12">τω</text:span></text:span><text:span text:style-name="Default_20_Paragraph_20_Font"><text:span text:style-name="T10"> </text:span></text:span><text:span text:style-name="Default_20_Paragraph_20_Font"><text:span text:style-name="T12">πλήθει</text:span></text:span><text:span text:style-name="Default_20_Paragraph_20_Font"><text:span text:style-name="T10"> </text:span></text:span>crebritatem illum affirmo designare.<text:line-break/>Rursus utique assis respondeam <text:span text:style-name="Default_20_Paragraph_20_Font"><text:span text:style-name="T10">, </text:span></text:span><text:span text:style-name="Default_20_Paragraph_20_Font"><text:span text:style-name="T12">τῶ</text:span></text:span><text:span text:style-name="Default_20_Paragraph_20_Font"><text:span text:style-name="T10"> </text:span></text:span><text:span text:style-name="Default_20_Paragraph_20_Font"><text:span text:style-name="T12">πλήθει</text:span></text:span><text:span text:style-name="Default_20_Paragraph_20_Font"><text:span text:style-name="T10">. </text:span></text:span>vehementiam<text:line-break/>denotare, ac quiduis potius quam plenitudinem dicam,<text:line-break/>ut videant, nugari volentibus quanta licentia sit. Nam<text:line-break/>cur plenitudinem potius quam crebritatem <text:span text:style-name="Default_20_Paragraph_20_Font"><text:span text:style-name="T12">τό</text:span></text:span><text:span text:style-name="Default_20_Paragraph_20_Font"><text:span text:style-name="T10"> </text:span></text:span><text:span text:style-name="Default_20_Paragraph_20_Font"><text:span text:style-name="T12">πλῆθ</text:span></text:span><text:span text:style-name="Default_20_Paragraph_20_Font"><text:span text:style-name="T13">ο</text:span></text:span><text:span text:style-name="Default_20_Paragraph_20_Font"><text:span text:style-name="T12">ς</text:span></text:span><text:span text:style-name="Default_20_Paragraph_20_Font"><text:span text:style-name="T10"> </text:span></text:span>de-<text:line-break/>notabit? num quia primam <text:span text:style-name="Default_20_Paragraph_20_Font"><text:span text:style-name="T3">s</text:span></text:span>yllabam <text:span text:style-name="Default_20_Paragraph_20_Font"><text:span text:style-name="T12">τῆς</text:span></text:span><text:span text:style-name="Default_20_Paragraph_20_Font"><text:span text:style-name="T10"> </text:span></text:span><text:span text:style-name="Default_20_Paragraph_20_Font"><text:span text:style-name="T12">πὶ</text:span></text:span><text:span text:style-name="Default_20_Paragraph_20_Font"><text:span text:style-name="T10">.</text:span></text:span><text:span text:style-name="Default_20_Paragraph_20_Font"><text:span text:style-name="T12">ηρότητος</text:span></text:span><text:span text:style-name="Default_20_Paragraph_20_Font"><text:span text:style-name="T10"> </text:span></text:span>et<text:line-break/><text:span text:style-name="Default_20_Paragraph_20_Font"><text:span text:style-name="T12">πλήθοις</text:span></text:span><text:span text:style-name="Default_20_Paragraph_20_Font"><text:span text:style-name="T10"> </text:span></text:span>iisdem elementis proferimus? Quod si est:, etiam<text:line-break/><text:span text:style-name="Default_20_Paragraph_20_Font"><text:span text:style-name="T12">η</text:span></text:span><text:span text:style-name="Default_20_Paragraph_20_Font"><text:span text:style-name="T10"> </text:span></text:span><text:span text:style-name="Default_20_Paragraph_20_Font"><text:span text:style-name="T12">πληγη</text:span></text:span><text:span text:style-name="Default_20_Paragraph_20_Font"><text:span text:style-name="T10">, </text:span></text:span><text:span text:style-name="Default_20_Paragraph_20_Font"><text:span text:style-name="T12">τ</text:span></text:span><text:span text:style-name="Default_20_Paragraph_20_Font"><text:span text:style-name="T13">ο</text:span></text:span><text:span text:style-name="Default_20_Paragraph_20_Font"><text:span text:style-name="T10"> </text:span></text:span><text:span text:style-name="Default_20_Paragraph_20_Font"><text:span text:style-name="T12">πλησίον</text:span></text:span><text:span text:style-name="Default_20_Paragraph_20_Font"><text:span text:style-name="T10">, </text:span></text:span><text:span text:style-name="Default_20_Paragraph_20_Font"><text:span text:style-name="T12">ηπλησμονη</text:span></text:span><text:span text:style-name="Default_20_Paragraph_20_Font"><text:span text:style-name="T10">, </text:span></text:span><text:span text:style-name="Default_20_Paragraph_20_Font"><text:span text:style-name="T12">τ</text:span></text:span><text:span text:style-name="Default_20_Paragraph_20_Font"><text:span text:style-name="T13">ο</text:span></text:span><text:span text:style-name="Default_20_Paragraph_20_Font"><text:span text:style-name="T10"> </text:span></text:span><text:span text:style-name="Default_20_Paragraph_20_Font"><text:span text:style-name="T12">πλῆκτρον</text:span></text:span><text:span text:style-name="Default_20_Paragraph_20_Font"><text:span text:style-name="T10">, </text:span></text:span><text:span text:style-name="Default_20_Paragraph_20_Font"><text:span text:style-name="T12">τὸ</text:span></text:span><text:span text:style-name="Default_20_Paragraph_20_Font"><text:span text:style-name="T10"> </text:span></text:span><text:span text:style-name="Default_20_Paragraph_20_Font"><text:span text:style-name="T12">πλημ</text:span></text:span><text:span text:style-name="Default_20_Paragraph_20_Font"><text:span text:style-name="T10">-<text:line-break/></text:span></text:span><text:span text:style-name="Default_20_Paragraph_20_Font"><text:span text:style-name="T12">μυρεῖν</text:span></text:span><text:span text:style-name="Default_20_Paragraph_20_Font"><text:span text:style-name="T10">, </text:span></text:span>sexcentaque iunt alia, quorum ex iisdem elementis<text:line-break/>prima syllaba conflet At enim longe, inquiunt, remotae<text:line-break/>horum significationes fiunt a <text:span text:style-name="Default_20_Paragraph_20_Font"><text:span text:style-name="T12">το</text:span></text:span><text:span text:style-name="Default_20_Paragraph_20_Font"><text:span text:style-name="T13">ν</text:span></text:span><text:span text:style-name="Default_20_Paragraph_20_Font"><text:span text:style-name="T10"> </text:span></text:span><text:span text:style-name="Default_20_Paragraph_20_Font"><text:span text:style-name="T12">πλήθ</text:span></text:span><text:span text:style-name="Default_20_Paragraph_20_Font"><text:span text:style-name="T13">ο</text:span></text:span><text:span text:style-name="Default_20_Paragraph_20_Font"><text:span text:style-name="T12">υς</text:span></text:span><text:span text:style-name="Default_20_Paragraph_20_Font"><text:span text:style-name="T10">. </text:span></text:span>Qui autem mi-<text:line-break/>nus plenitudinis fignificatio a <text:span text:style-name="Default_20_Paragraph_20_Font"><text:span text:style-name="T12">τ</text:span></text:span><text:span text:style-name="Default_20_Paragraph_20_Font"><text:span text:style-name="T13">ον</text:span></text:span><text:span text:style-name="Default_20_Paragraph_20_Font"><text:span text:style-name="T10"> </text:span></text:span><text:span text:style-name="Default_20_Paragraph_20_Font"><text:span text:style-name="T12">πλήθους</text:span></text:span><text:span text:style-name="Default_20_Paragraph_20_Font"><text:span text:style-name="T10"> </text:span></text:span>fignisieatione<text:line-break/>procul abest? Imo probabile est, inquiunt, differentiam<text:line-break/>plenitudinis , quae est in p<text:span text:style-name="Default_20_Paragraph_20_Font"><text:span text:style-name="T3">a</text:span></text:span>ssibus , commemorari nunc at-</text:p>
      <text:p text:style-name="P3">eque ab Herophilo cognosci. Quin potius verisimile est du-<text:line-break/>ritiem cognosci et appellari , quum et hae pulsuum dllleren-<text:line-break/>tiae sint, casque pro<text:span text:style-name="Default_20_Paragraph_20_Font"><text:span text:style-name="T3">t</text:span></text:span>ius Herophilus cognosceret. Unde<text:line-break/>igitur differentiam plenitudinis dicat, multo praestabat mea<text:line-break/>sententia, revolvisse antea omnes ejus de pulsibus libros.<text:line-break/>Missi quidem hanc legem statui, ut uuumquemque scripto-<text:line-break/>rem ex <text:span text:style-name="Default_20_Paragraph_20_Font"><text:span text:style-name="T3">t</text:span></text:span>e ipso declarem , nec inanibus suspicionibus et affir-<text:line-break/>mationibus demonstratione vacuis delirent, quid aliquis di-<text:line-break/>cat. Atque quo invenisti apud Herophilum alio loco no-<text:line-break/>nren pleni , quum crebri invenias millies ? Proinde quum<text:line-break/>differentia plenitudinis et incognita fit, ut demonstravimus,<text:line-break/>nec ejus alibi Herophilus memluerit : differentia porro ere-<text:line-break/>britatis, quum apud omnes lu confesso sit, tum eam Hero-<text:line-break/>philus scribere millies comperiatur: probabilius multo sit<text:line-break/>crebritatem appellare putere illum, quam plenitudinem.<text:line-break/>Neque hoc dico <text:span text:style-name="Default_20_Paragraph_20_Font"><text:span text:style-name="T12">το</text:span></text:span><text:span text:style-name="Default_20_Paragraph_20_Font"><text:span text:style-name="T10">, </text:span></text:span><text:span text:style-name="Default_20_Paragraph_20_Font"><text:span text:style-name="T12">πλήθει</text:span></text:span><text:span text:style-name="Default_20_Paragraph_20_Font"><text:span text:style-name="T10"> </text:span></text:span>Herophilum pro crebritatefcri-<text:line-break/>pfisse (hoc enim fi dicam, ridiculus sun non fecus ac ille</text:p>
      <text:p text:style-name="P3">interpres) verum esse longe p<text:span text:style-name="Default_20_Paragraph_20_Font"><text:span text:style-name="T3">r</text:span></text:span>oclivius declaratu crebritatem<text:line-break/>et duritiem, adeoque quiduis potius quam plenitudinem<text:line-break/>significari. Equidem , quid Herophilo <text:span text:style-name="Default_20_Paragraph_20_Font"><text:span text:style-name="T12">τψ</text:span></text:span><text:span text:style-name="Default_20_Paragraph_20_Font"><text:span text:style-name="T10"> </text:span></text:span><text:span text:style-name="Default_20_Paragraph_20_Font"><text:span text:style-name="T12">πλήθει</text:span></text:span><text:span text:style-name="Default_20_Paragraph_20_Font"><text:span text:style-name="T10"> </text:span></text:span>significet,<text:line-break/>alias puto aperte declaratum esse, nunc non denotare ple-<text:line-break/>nitudinem, quonam pacto demonstramus hoc? Primum<text:line-break/>statim haec subdit, nam quo mireris magis hominum de-<text:line-break/>mentiam, qui pro plenitudine <text:span text:style-name="Default_20_Paragraph_20_Font"><text:span text:style-name="T12">πλήθει</text:span></text:span><text:span text:style-name="Default_20_Paragraph_20_Font"><text:span text:style-name="T10"> </text:span></text:span>accipiunt, apponam<text:line-break/>totum caput. <text:span text:style-name="Default_20_Paragraph_20_Font"><text:span text:style-name="T3">Atque in summa disserte mihi videtur pui-<text:line-break/>Ju</text:span></text:span>s <text:span text:style-name="Default_20_Paragraph_20_Font"><text:span text:style-name="T3">a pulsu</text:span></text:span> <text:span text:style-name="Default_20_Paragraph_20_Font"><text:span text:style-name="T12">πληθει</text:span></text:span><text:span text:style-name="Default_20_Paragraph_20_Font"><text:span text:style-name="T19">, </text:span></text:span><text:span text:style-name="Default_20_Paragraph_20_Font"><text:span text:style-name="T3">magnitudine, celeritate, vehe</text:span></text:span>m<text:span text:style-name="Default_20_Paragraph_20_Font"><text:span text:style-name="T3">en-<text:line-break/>tia, rh</text:span></text:span>y<text:span text:style-name="Default_20_Paragraph_20_Font"><text:span text:style-name="T3">thm</text:span></text:span>o. <text:span text:style-name="Default_20_Paragraph_20_Font"><text:span text:style-name="T3">Quid in his disserunt, conspicuus interim<text:line-break/>fit et propr</text:span></text:span>i<text:span text:style-name="Default_20_Paragraph_20_Font"><text:span text:style-name="T3">us et n</text:span></text:span>o<text:span text:style-name="Default_20_Paragraph_20_Font"><text:span text:style-name="T3">n proprius, ridetur porr</text:span></text:span>o <text:span text:style-name="Default_20_Paragraph_20_Font"><text:span text:style-name="T3">disterre<text:line-break/>et di</text:span></text:span>s<text:span text:style-name="Default_20_Paragraph_20_Font"><text:span text:style-name="T3">cern</text:span></text:span>i <text:span text:style-name="Default_20_Paragraph_20_Font"><text:span text:style-name="T3">universa pulsus alter ab alter</text:span></text:span>o, <text:span text:style-name="Default_20_Paragraph_20_Font"><text:span text:style-name="T3">ut dictum</text:span></text:span> est,<text:line-break/><text:span text:style-name="Default_20_Paragraph_20_Font"><text:span text:style-name="T3">cel</text:span></text:span>e<text:span text:style-name="Default_20_Paragraph_20_Font"><text:span text:style-name="T3">ritate, magnitudine, vehe</text:span></text:span>m<text:span text:style-name="Default_20_Paragraph_20_Font"><text:span text:style-name="T3">entia:</text:span></text:span> quem possis locuple-<text:line-break/>tiorem adducere Herophilo testem Herophili sententiae ? Vi-<text:line-break/>detur, inquit, alter pulsus differre ab altero, ut est de-<text:line-break/>duratum, rhythmo, magnitudine, celeritale, vehementia</text:p>
      <text:p text:style-name="P3">Quanam igitur ratione, si omnino pulsuum certam disse-<text:line-break/>renisam Tui <text:span text:style-name="Default_20_Paragraph_20_Font"><text:span text:style-name="T12">πληθει</text:span></text:span><text:span text:style-name="Default_20_Paragraph_20_Font"><text:span text:style-name="T10"> </text:span></text:span>indicat, eam hoc loco praeteriit, quum<text:line-break/>orationem repetat non obiter, aut negligenter, sed addat,<text:line-break/>ut dictum est? Qui autem fit, ut ejusdem rhythmi pulsus<text:line-break/>dicat celeritate, magnitudine vehementiaque distare?<text:line-break/>Quomodo postea quum exponat differentias pro aetatibus,<text:line-break/>reliquas differentias pulsus distinguit, omisse autem pleuitu-<text:line-break/>tlinem? Praeterea pro affectibus, temporibus auni, vitae<text:line-break/>institutis et pro ratione aliorum omnium quando discernit<text:line-break/>pulsus, caeteras ubique omnes memorat differentias, ple-<text:line-break/>nitudinem nusquam. Et quod majus est, qui hanc ipsam<text:line-break/>singulis iis fere adscribit orationem , nusquam addit ni <text:span text:style-name="Default_20_Paragraph_20_Font"><text:span text:style-name="T12">πλή</text:span></text:span><text:span text:style-name="Default_20_Paragraph_20_Font"><text:span text:style-name="T10">-<text:line-break/></text:span></text:span><text:span text:style-name="Default_20_Paragraph_20_Font"><text:span text:style-name="T12">θει</text:span></text:span><text:span text:style-name="Default_20_Paragraph_20_Font"><text:span text:style-name="T10">, </text:span></text:span>sed in primo tantum libro, non in omnibus libris, cer-<text:line-break/>te non praetermissurus, siquidem nomen disserentiae fit<text:line-break/>pulsuum. Haec pro compendio habeto eorum, quae in li-<text:line-break/>bris de differentiis pulsuum secundum Herophllum disse-<text:line-break/>ruimus, in illis enim datius Herophiii usum nominum pul-</text:p>
      <text:p text:style-name="P3">suum explicavimus. Jam igitur finem faciam serm<text:span text:style-name="Default_20_Paragraph_20_Font"><text:span text:style-name="T3">o</text:span></text:span>nis de<text:line-break/>pulsibus dignoscendis ; nam si quae de arteriarum perversi,<text:line-break/>situ, aut de qua alia .singulari re ad. hanc disputationem re-<text:line-break/>jeci , haec in proximis duabus lucubrationibus declarabo , de<text:line-break/>pulsuum causis et de praesagitione ex illis: quarum com-<text:line-break/>plectetur utraque quatuor libr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creation-date>2023-01-12T14:04:00Z</meta:creation-date>
    <dc:date>2023-01-12T15:18:53.065000000</dc:date>
    <meta:editing-cycles>3</meta:editing-cycles>
    <meta:editing-duration>PT3M37S</meta:editing-duration>
    <meta:document-statistic meta:table-count="2" meta:image-count="0" meta:object-count="0" meta:page-count="196" meta:paragraph-count="262" meta:word-count="28176" meta:character-count="187995" meta:non-whitespace-character-count="160060"/>
    <meta:template xlink:type="simple" xlink:actuate="onRequest" xlink:title="" xlink:href="Normal.dotm"/>
  </office:meta>
</office:document-meta>
</file>